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AF000001DC24F177A3A15801CA.png" manifest:media-type="image/png"/>
  <manifest:file-entry manifest:full-path="Pictures/100000000000026600000342DCB40102CAA360C0.png" manifest:media-type="image/png"/>
  <manifest:file-entry manifest:full-path="Pictures/100000000000024A000002FE0D80C88644622728.png" manifest:media-type="image/png"/>
  <manifest:file-entry manifest:full-path="Pictures/10000000000002FE000003245440CEE04A37A4D1.png" manifest:media-type="image/png"/>
  <manifest:file-entry manifest:full-path="Pictures/1000000000000187000000DBF6210B78895A471E.png" manifest:media-type="image/png"/>
  <manifest:file-entry manifest:full-path="Pictures/100000000000006400000082422DCF383AFE7B55.png" manifest:media-type="image/png"/>
  <manifest:file-entry manifest:full-path="Pictures/10000201000000F00000011658B80CED629604F7.png" manifest:media-type="image/png"/>
  <manifest:file-entry manifest:full-path="Pictures/10000000000000780000006D6752CF8CE58CE3CC.png" manifest:media-type="image/png"/>
  <manifest:file-entry manifest:full-path="Pictures/10000000000002F7000002326774A9197BF79F3A.png" manifest:media-type="image/png"/>
  <manifest:file-entry manifest:full-path="Pictures/10000000000002B4000000B56DDD1A6A1FDE6907.png" manifest:media-type="image/png"/>
  <manifest:file-entry manifest:full-path="Pictures/10000000000002DE00000104E863841DAE3F536B.png" manifest:media-type="image/png"/>
  <manifest:file-entry manifest:full-path="Pictures/100000000000053F0000035B7449C14A8B08520B.png" manifest:media-type="image/png"/>
  <manifest:file-entry manifest:full-path="Pictures/10000000000004AF000003576E80CF5E51AE5637.png" manifest:media-type="image/png"/>
  <manifest:file-entry manifest:full-path="Pictures/100000000000029B0000025B0E10E02FEEBF86AD.png" manifest:media-type="image/png"/>
  <manifest:file-entry manifest:full-path="Pictures/10000000000001A90000010FAFD7DB2A89C3B600.png" manifest:media-type="image/png"/>
  <manifest:file-entry manifest:full-path="Pictures/100000000000004500000039488177A8135815D9.png" manifest:media-type="image/png"/>
  <manifest:file-entry manifest:full-path="Pictures/100000000000024C0000004629258554BBEA88FC.png" manifest:media-type="image/png"/>
  <manifest:file-entry manifest:full-path="Pictures/100000000000024C00000045511BF61DF4493B66.png" manifest:media-type="image/png"/>
  <manifest:file-entry manifest:full-path="Pictures/100000000000024B00000273A6D2653F669C1D63.png" manifest:media-type="image/png"/>
  <manifest:file-entry manifest:full-path="Pictures/10000000000001360000006AAF2238EC95967694.png" manifest:media-type="image/png"/>
  <manifest:file-entry manifest:full-path="Pictures/100000000000024E0000003FF691C105D53754E6.png" manifest:media-type="image/png"/>
  <manifest:file-entry manifest:full-path="Pictures/100000000000025600000040A58C331C1B0F48DA.png" manifest:media-type="image/png"/>
  <manifest:file-entry manifest:full-path="Pictures/100000000000023B00000040753E14E0E9D97700.png" manifest:media-type="image/png"/>
  <manifest:file-entry manifest:full-path="Pictures/10000000000001F80000003A3B234AA6A9498828.png" manifest:media-type="image/png"/>
  <manifest:file-entry manifest:full-path="Pictures/100000000000025000000040008B4CE7F2931CD6.png" manifest:media-type="image/png"/>
  <manifest:file-entry manifest:full-path="Pictures/10000000000002BC0000030281B074CA7D94DFA8.png" manifest:media-type="image/png"/>
  <manifest:file-entry manifest:full-path="Pictures/100000000000004E000000528CC691F2A892DCC0.png" manifest:media-type="image/png"/>
  <manifest:file-entry manifest:full-path="Pictures/100002000000004F0000004E774A278EE061A318.png" manifest:media-type="image/png"/>
  <manifest:file-entry manifest:full-path="Pictures/10000000000002C100000351E3D0F38327CF48D1.png" manifest:media-type="image/png"/>
  <manifest:file-entry manifest:full-path="Pictures/1000000000000061000000743F25FCA7F6C95366.png" manifest:media-type="image/png"/>
  <manifest:file-entry manifest:full-path="Pictures/100000000000002400000022BF288C41544BF85C.png" manifest:media-type="image/png"/>
  <manifest:file-entry manifest:full-path="Pictures/10000000000002840000037A79ADB170D1F19049.png" manifest:media-type="image/png"/>
  <manifest:file-entry manifest:full-path="Pictures/10000000000000A00000001A1090AA8CD5A9DC03.png" manifest:media-type="image/png"/>
  <manifest:file-entry manifest:full-path="Pictures/100000000000005C0000005CCECA90B29A9498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inherit1" svg:font-family="inherit"/>
    <style:font-face style:name="Open Sans" svg:font-family="'Open Sans'" style:font-family-generic="roman"/>
    <style:font-face style:name="Arial1" svg:font-family="Arial, 'Helvetica Neue', Helvet" style:font-family-generic="system"/>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au1" style:family="table" style:master-page-name="MPF0">
      <style:table-properties style:width="15.198cm" style:rel-width="95%" fo:margin-left="0cm" style:page-number="auto" table:align="left"/>
    </style:style>
    <style:style style:name="Tableau1.A" style:family="table-column">
      <style:table-column-properties style:column-width="15.198cm" style:rel-column-width="8602*"/>
    </style:style>
    <style:style style:name="Tableau1.1" style:family="table-row">
      <style:table-row-properties style:min-row-height="0.445cm" style:use-optimal-row-height="false"/>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2" style:family="table-row">
      <style:table-row-properties style:min-row-height="4.325cm" style:use-optimal-row-height="false"/>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5.998cm" style:rel-width="100%" fo:margin-left="0cm" table:align="left"/>
    </style:style>
    <style:style style:name="Tableau2.A" style:family="table-column">
      <style:table-column-properties style:column-width="3.999cm" style:rel-column-width="2267*"/>
    </style:style>
    <style:style style:name="Tableau2.B" style:family="table-column">
      <style:table-column-properties style:column-width="3.997cm" style:rel-column-width="2266*"/>
    </style:style>
    <style:style style:name="Tableau2.C" style:family="table-column">
      <style:table-column-properties style:column-width="8.003cm" style:rel-column-width="4537*"/>
    </style:style>
    <style:style style:name="Tableau2.A1"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1" style:family="table-cell">
      <style:table-cell-properties fo:padding-left="0.191cm" fo:padding-right="0.191cm" fo:padding-top="0cm" fo:padding-bottom="0cm" fo:border-left="none" fo:border-right="none" fo:border-top="1pt solid #4472c4" fo:border-bottom="1pt solid #4472c4" style:writing-mode="lr-tb"/>
    </style:style>
    <style:style style:name="Tableau2.C1" style:family="table-cell">
      <style:table-cell-properties fo:padding-left="0.191cm" fo:padding-right="0.191cm" fo:padding-top="0cm" fo:padding-bottom="0cm" fo:border-left="none" fo:border-right="none" fo:border-top="1pt solid #4472c4" fo:border-bottom="1pt solid #4472c4" style:writing-mode="lr-tb"/>
    </style:style>
    <style:style style:name="Tableau2.A2" style:family="table-cell">
      <style:table-cell-properties fo:padding-left="0.191cm" fo:padding-right="0.191cm" fo:padding-top="0cm" fo:padding-bottom="0cm" fo:border="none" fo:wrap-option="no-wrap" style:writing-mode="lr-tb"/>
    </style:style>
    <style:style style:name="Tableau2.B2" style:family="table-cell">
      <style:table-cell-properties fo:padding-left="0.191cm" fo:padding-right="0.191cm" fo:padding-top="0cm" fo:padding-bottom="0cm" fo:border="none" style:writing-mode="lr-tb"/>
    </style:style>
    <style:style style:name="Tableau2.C2" style:family="table-cell">
      <style:table-cell-properties fo:padding-left="0.191cm" fo:padding-right="0.191cm" fo:padding-top="0cm" fo:padding-bottom="0cm" fo:border="none" style:writing-mode="lr-tb"/>
    </style:style>
    <style:style style:name="Tableau2.A3" style:family="table-cell">
      <style:table-cell-properties fo:padding-left="0.191cm" fo:padding-right="0.191cm" fo:padding-top="0cm" fo:padding-bottom="0cm" fo:border="none" fo:wrap-option="no-wrap" style:writing-mode="lr-tb"/>
    </style:style>
    <style:style style:name="Tableau2.B3" style:family="table-cell">
      <style:table-cell-properties fo:padding-left="0.191cm" fo:padding-right="0.191cm" fo:padding-top="0cm" fo:padding-bottom="0cm" fo:border="none" style:writing-mode="lr-tb"/>
    </style:style>
    <style:style style:name="Tableau2.C3" style:family="table-cell">
      <style:table-cell-properties fo:padding-left="0.191cm" fo:padding-right="0.191cm" fo:padding-top="0cm" fo:padding-bottom="0cm" fo:border="none" style:writing-mode="lr-tb"/>
    </style:style>
    <style:style style:name="Tableau2.A4" style:family="table-cell">
      <style:table-cell-properties fo:padding-left="0.191cm" fo:padding-right="0.191cm" fo:padding-top="0cm" fo:padding-bottom="0cm" fo:border="none" fo:wrap-option="no-wrap" style:writing-mode="lr-tb"/>
    </style:style>
    <style:style style:name="Tableau2.B4" style:family="table-cell">
      <style:table-cell-properties fo:padding-left="0.191cm" fo:padding-right="0.191cm" fo:padding-top="0cm" fo:padding-bottom="0cm" fo:border="none" style:writing-mode="lr-tb"/>
    </style:style>
    <style:style style:name="Tableau2.C4" style:family="table-cell">
      <style:table-cell-properties fo:padding-left="0.191cm" fo:padding-right="0.191cm" fo:padding-top="0cm" fo:padding-bottom="0cm" fo:border="none" style:writing-mode="lr-tb"/>
    </style:style>
    <style:style style:name="Tableau2.A5" style:family="table-cell">
      <style:table-cell-properties fo:padding-left="0.191cm" fo:padding-right="0.191cm" fo:padding-top="0cm" fo:padding-bottom="0cm" fo:border="none" fo:wrap-option="no-wrap" style:writing-mode="lr-tb"/>
    </style:style>
    <style:style style:name="Tableau2.B5" style:family="table-cell">
      <style:table-cell-properties fo:padding-left="0.191cm" fo:padding-right="0.191cm" fo:padding-top="0cm" fo:padding-bottom="0cm" fo:border="none" style:writing-mode="lr-tb"/>
    </style:style>
    <style:style style:name="Tableau2.C5" style:family="table-cell">
      <style:table-cell-properties fo:padding-left="0.191cm" fo:padding-right="0.191cm" fo:padding-top="0cm" fo:padding-bottom="0cm" fo:border="none" style:writing-mode="lr-tb"/>
    </style:style>
    <style:style style:name="Tableau2.A6" style:family="table-cell">
      <style:table-cell-properties fo:padding-left="0.191cm" fo:padding-right="0.191cm" fo:padding-top="0cm" fo:padding-bottom="0cm" fo:border="none" fo:wrap-option="no-wrap"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none" style:writing-mode="lr-tb"/>
    </style:style>
    <style:style style:name="Tableau2.7" style:family="table-row">
      <style:table-row-properties style:min-row-height="0.106cm"/>
    </style:style>
    <style:style style:name="Tableau2.A7"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7" style:family="table-cell">
      <style:table-cell-properties fo:padding-left="0.191cm" fo:padding-right="0.191cm" fo:padding-top="0cm" fo:padding-bottom="0cm" fo:border-left="none" fo:border-right="none" fo:border-top="1pt solid #4472c4" fo:border-bottom="1pt solid #4472c4" style:writing-mode="lr-tb"/>
    </style:style>
    <style:style style:name="Tableau2.C7" style:family="table-cell">
      <style:table-cell-properties fo:padding-left="0.191cm" fo:padding-right="0.191cm" fo:padding-top="0cm" fo:padding-bottom="0cm" fo:border-left="none" fo:border-right="none" fo:border-top="1pt solid #4472c4" fo:border-bottom="1pt solid #4472c4"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931cm"/>
        </style:tab-stops>
      </style:paragraph-properties>
    </style:style>
    <style:style style:name="P3" style:family="paragraph" style:parent-style-name="Footer">
      <style:paragraph-properties>
        <style:tab-stops>
          <style:tab-stop style:position="2.752cm"/>
        </style:tab-stops>
      </style:paragraph-properties>
    </style:style>
    <style:style style:name="P4" style:family="paragraph" style:parent-style-name="Footer">
      <style:paragraph-properties>
        <style:tab-stops>
          <style:tab-stop style:position="8.55cm" style:type="center"/>
        </style:tab-stops>
      </style:paragraph-properties>
    </style:style>
    <style:style style:name="P5" style:family="paragraph" style:parent-style-name="Sans_20_interligne">
      <style:paragraph-properties fo:line-height="90%" fo:text-align="center" style:justify-single-word="false"/>
    </style:style>
    <style:style style:name="P6" style:family="paragraph" style:parent-style-name="Normal">
      <style:paragraph-properties fo:text-align="center" style:justify-single-word="false"/>
    </style:style>
    <style:style style:name="P7" style:family="paragraph" style:parent-style-name="Normal">
      <style:paragraph-properties fo:line-height="107%" fo:hyphenation-ladder-count="no-limit" style:vertical-align="auto"/>
      <style:text-properties fo:hyphenate="false"/>
    </style:style>
    <style:style style:name="P8" style:family="paragraph" style:parent-style-name="Normal">
      <style:paragraph-properties fo:text-align="center" style:justify-single-word="false"/>
      <style:text-properties fo:color="#00b050" fo:font-weight="bold" style:font-weight-asian="bold"/>
    </style:style>
    <style:style style:name="P9" style:family="paragraph" style:parent-style-name="Normal">
      <style:paragraph-properties fo:text-align="center" style:justify-single-word="false"/>
      <style:text-properties fo:color="#bf8f00" fo:font-weight="bold" style:font-weight-asian="bold"/>
    </style:style>
    <style:style style:name="P10" style:family="paragraph" style:parent-style-name="Normal">
      <style:paragraph-properties fo:text-align="center" style:justify-single-word="false"/>
      <style:text-properties fo:color="#ff0000" fo:font-weight="bold" style:font-weight-asian="bold"/>
    </style:style>
    <style:style style:name="P11" style:family="paragraph" style:parent-style-name="Normal">
      <style:text-properties fo:font-weight="bold" style:font-weight-asian="bold"/>
    </style:style>
    <style:style style:name="P12" style:family="paragraph" style:parent-style-name="Normal">
      <style:text-properties fo:font-size="9pt" style:font-size-asian="9pt" style:font-size-complex="9pt"/>
    </style:style>
    <style:style style:name="P13" style:family="paragraph" style:parent-style-name="Normal">
      <style:paragraph-properties fo:text-align="center" style:justify-single-word="false"/>
      <style:text-properties fo:font-size="9pt" fo:font-style="italic" style:font-size-asian="9pt" style:font-style-asian="italic" style:font-size-complex="9pt"/>
    </style:style>
    <style:style style:name="P14" style:family="paragraph" style:parent-style-name="Normal">
      <style:paragraph-properties fo:hyphenation-ladder-count="no-limit"/>
      <style:text-properties fo:hyphenate="false"/>
    </style:style>
    <style:style style:name="P15" style:family="paragraph" style:parent-style-name="Normal">
      <style:text-properties fo:font-style="italic" style:font-style-asian="italic"/>
    </style:style>
    <style:style style:name="P16" style:family="paragraph" style:parent-style-name="Normal">
      <style:paragraph-properties fo:text-align="center" style:justify-single-word="false"/>
      <style:text-properties fo:color="#ffffff" fo:font-weight="bold" style:font-weight-asian="bold"/>
    </style:style>
    <style:style style:name="P17" style:family="paragraph" style:parent-style-name="Normal">
      <style:paragraph-properties fo:text-align="center" style:justify-single-word="false"/>
      <style:text-properties fo:color="#ffffff" fo:font-size="10pt" fo:font-weight="bold" style:font-size-asian="10pt" style:font-weight-asian="bold" style:font-size-complex="10pt"/>
    </style:style>
    <style:style style:name="P18" style:family="paragraph" style:parent-style-name="Normal">
      <style:paragraph-properties fo:text-align="center" style:justify-single-word="false"/>
      <style:text-properties fo:font-size="10pt" style:font-size-asian="10pt" style:font-size-complex="10pt"/>
    </style:style>
    <style:style style:name="P19" style:family="paragraph" style:parent-style-name="Normal">
      <style:paragraph-properties>
        <style:tab-stops>
          <style:tab-stop style:position="1.27cm"/>
        </style:tab-stops>
      </style:paragraph-properties>
    </style:style>
    <style:style style:name="P20" style:family="paragraph" style:parent-style-name="Normal">
      <style:paragraph-properties fo:text-align="center" style:justify-single-word="false"/>
      <style:text-properties fo:color="#44546a" fo:font-size="9pt" fo:font-style="italic" style:font-size-asian="9pt" style:font-style-asian="italic" style:font-size-complex="9pt"/>
    </style:style>
    <style:style style:name="P21" style:family="paragraph" style:parent-style-name="Normal">
      <style:text-properties fo:color="#000000" style:font-name="Arial" fo:background-color="#ffffff" style:font-name-complex="Arial"/>
    </style:style>
    <style:style style:name="P22" style:family="paragraph" style:parent-style-name="Normal">
      <style:paragraph-properties fo:line-height="107%" fo:hyphenation-ladder-count="no-limit" style:vertical-align="auto"/>
      <style:text-properties fo:color="#000000" style:font-name="Arial" fo:background-color="#ffffff" style:font-name-complex="Arial" fo:hyphenate="false"/>
    </style:style>
    <style:style style:name="P23" style:family="paragraph" style:parent-style-name="Normal">
      <style:text-properties fo:color="#000000" style:font-name="Arial" fo:background-color="#ffffff" style:language-asian="fr" style:country-asian="FR" style:font-name-complex="Arial"/>
    </style:style>
    <style:style style:name="P24" style:family="paragraph" style:parent-style-name="Normal">
      <style:paragraph-properties fo:line-height="107%" fo:hyphenation-ladder-count="no-limit" style:vertical-align="auto"/>
      <style:text-properties fo:color="#000000" style:font-name="Arial" fo:background-color="#ffffff" style:language-asian="fr" style:country-asian="FR" style:font-name-complex="Arial" fo:hyphenate="false"/>
    </style:style>
    <style:style style:name="P25" style:family="paragraph" style:parent-style-name="Normal">
      <style:paragraph-properties fo:text-align="center" style:justify-single-word="false"/>
      <style:text-properties fo:font-size="18pt" style:font-size-asian="18pt" style:font-size-complex="18pt"/>
    </style:style>
    <style:style style:name="P26" style:family="paragraph" style:parent-style-name="Normal">
      <style:text-properties fo:font-size="28pt" style:font-size-asian="28pt" style:font-size-complex="28pt"/>
    </style:style>
    <style:style style:name="P27" style:family="paragraph" style:parent-style-name="Normal">
      <style:text-properties fo:background-color="#ffffff" style:language-asian="fr" style:country-asian="FR"/>
    </style:style>
    <style:style style:name="P28" style:family="paragraph" style:parent-style-name="Normal">
      <style:text-properties style:language-asian="fr" style:country-asian="FR"/>
    </style:style>
    <style:style style:name="P29" style:family="paragraph" style:parent-style-name="Normal">
      <style:text-properties style:font-name="Arial" style:font-name-complex="Arial"/>
    </style:style>
    <style:style style:name="P30" style:family="paragraph" style:parent-style-name="En-tête_20_de_20_table_20_des_20_matières">
      <style:paragraph-properties fo:break-before="page"/>
    </style:style>
    <style:style style:name="P31" style:family="paragraph" style:parent-style-name="Normal">
      <style:paragraph-properties fo:break-before="page"/>
    </style:style>
    <style:style style:name="P32" style:family="paragraph" style:parent-style-name="Normal">
      <style:paragraph-properties fo:line-height="107%" fo:hyphenation-ladder-count="no-limit" fo:break-before="page" style:vertical-align="auto"/>
      <style:text-properties fo:hyphenate="false"/>
    </style:style>
    <style:style style:name="P33" style:family="paragraph" style:parent-style-name="TM_20_1">
      <style:paragraph-properties>
        <style:tab-stops>
          <style:tab-stop style:position="15.984cm" style:type="right" style:leader-style="dotted" style:leader-text="."/>
        </style:tab-stops>
      </style:paragraph-properties>
    </style:style>
    <style:style style:name="P34" style:family="paragraph" style:parent-style-name="TM_20_1">
      <style:paragraph-properties>
        <style:tab-stops>
          <style:tab-stop style:position="15.984cm" style:type="right" style:leader-style="dotted" style:leader-text="."/>
        </style:tab-stops>
      </style:paragraph-properties>
      <style:text-properties style:font-name="Calibri" style:font-name-asian="Times New Roman" style:language-asian="fr" style:country-asian="FR" style:font-name-complex="Times New Roman"/>
    </style:style>
    <style:style style:name="P35" style:family="paragraph" style:parent-style-name="TM_20_2">
      <style:paragraph-properties>
        <style:tab-stops>
          <style:tab-stop style:position="15.596cm" style:type="right" style:leader-style="dotted" style:leader-text="."/>
        </style:tab-stops>
      </style:paragraph-properties>
    </style:style>
    <style:style style:name="P36" style:family="paragraph" style:parent-style-name="TM_20_2">
      <style:paragraph-properties>
        <style:tab-stops>
          <style:tab-stop style:position="1.164cm"/>
          <style:tab-stop style:position="15.596cm" style:type="right" style:leader-style="dotted" style:leader-text="."/>
        </style:tab-stops>
      </style:paragraph-properties>
    </style:style>
    <style:style style:name="P37" style:family="paragraph" style:parent-style-name="TM_20_3">
      <style:paragraph-properties>
        <style:tab-stops>
          <style:tab-stop style:position="15.208cm" style:type="right" style:leader-style="dotted" style:leader-text="."/>
        </style:tab-stops>
      </style:paragraph-properties>
    </style:style>
    <style:style style:name="P38" style:family="paragraph" style:parent-style-name="TM_20_3">
      <style:paragraph-properties>
        <style:tab-stops>
          <style:tab-stop style:position="1.552cm"/>
          <style:tab-stop style:position="15.208cm" style:type="right" style:leader-style="dotted" style:leader-text="."/>
        </style:tab-stops>
      </style:paragraph-properties>
    </style:style>
    <style:style style:name="P39" style:family="paragraph" style:parent-style-name="Normal">
      <style:paragraph-properties fo:margin-left="0cm" fo:margin-right="0cm" fo:text-indent="0.762cm" style:auto-text-indent="false"/>
    </style:style>
    <style:style style:name="P40" style:family="paragraph" style:parent-style-name="Caption">
      <style:text-properties fo:color="#ffffff" fo:font-weight="bold" style:font-weight-asian="bold"/>
    </style:style>
    <style:style style:name="P41" style:family="paragraph" style:parent-style-name="Paragraphe_20_de_20_liste">
      <style:paragraph-properties fo:margin-left="0cm" fo:margin-right="0cm" fo:text-indent="0.614cm" style:auto-text-indent="false"/>
    </style:style>
    <style:style style:name="P42" style:family="paragraph" style:parent-style-name="Normal">
      <style:paragraph-properties fo:margin-left="0cm" fo:margin-right="0cm" fo:text-indent="0.635cm" style:auto-text-indent="false"/>
    </style:style>
    <style:style style:name="P43" style:family="paragraph" style:parent-style-name="Normal">
      <style:paragraph-properties fo:margin-left="0.63cm" fo:margin-right="0cm" fo:text-indent="0.619cm" style:auto-text-indent="false">
        <style:tab-stops/>
      </style:paragraph-properties>
    </style:style>
    <style:style style:name="P44" style:family="paragraph" style:parent-style-name="Normal">
      <style:paragraph-properties fo:margin-top="0cm" fo:margin-bottom="0cm" loext:contextual-spacing="false"/>
    </style:style>
    <style:style style:name="P45" style:family="paragraph" style:parent-style-name="Normal">
      <style:paragraph-properties fo:margin-top="0cm" fo:margin-bottom="0cm" loext:contextual-spacing="false" fo:line-height="100%" fo:text-align="center" style:justify-single-word="false"/>
    </style:style>
    <style:style style:name="P46" style:family="paragraph" style:parent-style-name="Normal">
      <loext:graphic-properties draw:fill="solid" draw:fill-color="#ffffff" draw:opacity="100%"/>
      <style:paragraph-properties fo:margin-top="0cm" fo:margin-bottom="0cm" loext:contextual-spacing="false" fo:line-height="100%" fo:hyphenation-ladder-count="no-limit" fo:background-color="#ffffff"/>
      <style:text-properties fo:hyphenate="false"/>
    </style:style>
    <style:style style:name="P47" style:family="paragraph" style:parent-style-name="Normal">
      <loext:graphic-properties draw:fill="solid" draw:fill-color="#ffffff" draw:opacity="100%"/>
      <style:paragraph-properties fo:margin-top="0cm" fo:margin-bottom="0cm" loext:contextual-spacing="false" fo:line-height="100%" fo:background-color="#ffffff"/>
    </style:style>
    <style:style style:name="P48" style:family="paragraph" style:parent-style-name="Normal">
      <style:paragraph-properties fo:margin-top="0cm" fo:margin-bottom="0cm" loext:contextual-spacing="false" fo:line-height="100%" fo:text-align="center" style:justify-single-word="false"/>
      <style:text-properties fo:font-size="8pt" style:font-size-asian="8pt" style:font-size-complex="8pt"/>
    </style:style>
    <style:style style:name="P49" style:family="paragraph" style:parent-style-name="Normal">
      <style:paragraph-properties fo:margin-top="0cm" fo:margin-bottom="0cm" loext:contextual-spacing="false"/>
      <style:text-properties fo:color="#2f5496" fo:font-weight="bold" style:language-asian="fr" style:country-asian="FR" style:font-weight-asian="bold" style:font-weight-complex="bold"/>
    </style:style>
    <style:style style:name="P50" style:family="paragraph" style:parent-style-name="Normal">
      <style:paragraph-properties fo:margin-top="0cm" fo:margin-bottom="0cm" loext:contextual-spacing="false"/>
      <style:text-properties fo:color="#2f5496" fo:font-style="italic" style:language-asian="fr" style:country-asian="FR" style:font-style-asian="italic"/>
    </style:style>
    <style:style style:name="P51" style:family="paragraph" style:parent-style-name="Normal">
      <style:paragraph-properties fo:margin-top="0cm" fo:margin-bottom="0cm" loext:contextual-spacing="false"/>
      <style:text-properties fo:color="#2f5496" style:language-asian="fr" style:country-asian="FR"/>
    </style:style>
    <style:style style:name="P52" style:family="paragraph" style:parent-style-name="Decimal_20_Aligned">
      <style:paragraph-properties fo:margin-top="0cm" fo:margin-bottom="0cm" loext:contextual-spacing="false" fo:line-height="100%"/>
      <style:text-properties fo:color="#2f5496"/>
    </style:style>
    <style:style style:name="P53" style:family="paragraph" style:parent-style-name="Text_20_body">
      <style:paragraph-properties fo:margin-top="0cm" fo:margin-bottom="0cm" loext:contextual-spacing="false"/>
      <style:text-properties fo:color="#242729" style:font-name="Arial1"/>
    </style:style>
    <style:style style:name="P54" style:family="paragraph" style:parent-style-name="Standard">
      <style:paragraph-properties fo:margin-top="0cm" fo:margin-bottom="0cm" loext:contextual-spacing="false" fo:line-height="100%"/>
    </style:style>
    <style:style style:name="P55" style:family="paragraph" style:parent-style-name="Normal">
      <style:paragraph-properties fo:margin-left="0cm" fo:margin-right="0cm" fo:hyphenation-ladder-count="no-limit" fo:text-indent="0.63cm" style:auto-text-indent="false"/>
      <style:text-properties fo:hyphenate="false"/>
    </style:style>
    <style:style style:name="P56" style:family="paragraph" style:parent-style-name="Normal">
      <style:paragraph-properties fo:margin-left="0cm" fo:margin-right="0cm" fo:margin-top="0cm" fo:margin-bottom="0cm" loext:contextual-spacing="false" fo:line-height="100%" fo:hyphenation-ladder-count="no-limit" fo:text-indent="0.63cm" style:auto-text-indent="false"/>
      <style:text-properties fo:hyphenate="false"/>
    </style:style>
    <style:style style:name="P57"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Normal">
      <style:paragraph-properties fo:margin-left="0.635cm" fo:margin-right="0cm" fo:text-indent="0cm" style:auto-text-indent="false">
        <style:tab-stops/>
      </style:paragraph-properties>
    </style:style>
    <style:style style:name="P59" style:family="paragraph" style:parent-style-name="Paragraphe_20_de_20_liste">
      <style:paragraph-properties fo:margin-left="2.54cm" fo:margin-right="0cm" fo:text-indent="0cm" style:auto-text-indent="false">
        <style:tab-stops/>
      </style:paragraph-properties>
    </style:style>
    <style:style style:name="P60" style:family="paragraph" style:parent-style-name="Paragraphe_20_de_20_liste">
      <style:paragraph-properties fo:margin-left="0.635cm" fo:margin-right="0cm" fo:text-indent="0.614cm" style:auto-text-indent="false">
        <style:tab-stops/>
      </style:paragraph-properties>
    </style:style>
    <style:style style:name="P61" style:family="paragraph" style:parent-style-name="Normal">
      <style:paragraph-properties fo:margin-left="0cm" fo:margin-right="0cm" fo:text-indent="1.249cm" style:auto-text-indent="false"/>
    </style:style>
    <style:style style:name="P62" style:family="paragraph" style:parent-style-name="Normal">
      <style:paragraph-properties fo:margin-left="0cm" fo:margin-right="0cm" fo:text-indent="1.249cm" style:auto-text-indent="false"/>
      <style:text-properties fo:color="#ffffff" fo:font-weight="bold" style:font-weight-asian="bold"/>
    </style:style>
    <style:style style:name="P63" style:family="paragraph" style:parent-style-name="Normal">
      <style:paragraph-properties fo:margin-left="0cm" fo:margin-right="0cm" fo:line-height="107%" fo:hyphenation-ladder-count="no-limit" fo:text-indent="1.249cm" style:auto-text-indent="false" style:vertical-align="auto"/>
      <style:text-properties fo:hyphenate="false"/>
    </style:style>
    <style:style style:name="P64" style:family="paragraph" style:parent-style-name="Normal">
      <style:paragraph-properties fo:margin-left="0cm" fo:margin-right="0cm" fo:text-indent="1.249cm" style:auto-text-indent="false"/>
      <style:text-properties fo:color="#000000" style:font-name="Arial" fo:background-color="#ffffff" style:language-asian="fr" style:country-asian="FR" style:font-name-complex="Arial"/>
    </style:style>
    <style:style style:name="P65" style:family="paragraph" style:parent-style-name="Normal">
      <style:paragraph-properties fo:margin-left="0cm" fo:margin-right="0cm" fo:line-height="107%" fo:hyphenation-ladder-count="no-limit" fo:text-indent="1.249cm" style:auto-text-indent="false" style:vertical-align="auto"/>
      <style:text-properties fo:color="#000000" style:font-name="Arial" fo:background-color="#ffffff" style:language-asian="fr" style:country-asian="FR" style:font-name-complex="Arial" fo:hyphenate="false"/>
    </style:style>
    <style:style style:name="P66" style:family="paragraph" style:parent-style-name="Standard">
      <style:paragraph-properties fo:margin-left="0cm" fo:margin-right="0cm" fo:text-indent="1.249cm" style:auto-text-indent="false"/>
    </style:style>
    <style:style style:name="P67" style:family="paragraph" style:parent-style-name="Decimal_20_Aligned">
      <style:text-properties fo:color="#2f5496"/>
    </style:style>
    <style:style style:name="P68" style:family="paragraph" style:parent-style-name="Decimal_20_Aligned">
      <style:text-properties fo:color="#2f5496" fo:font-weight="bold" style:font-weight-asian="bold" style:font-weight-complex="bold"/>
    </style:style>
    <style:style style:name="P69" style:family="paragraph" style:parent-style-name="Decimal_20_Aligned">
      <style:paragraph-properties fo:margin-left="1.259cm" fo:margin-right="0cm" fo:margin-top="0cm" fo:margin-bottom="0cm" loext:contextual-spacing="false" fo:line-height="100%" fo:text-indent="0cm" style:auto-text-indent="false">
        <style:tab-stops>
          <style:tab-stop style:position="-0.624cm" style:type="char" style:char=","/>
        </style:tab-stops>
      </style:paragraph-properties>
      <style:text-properties fo:color="#2f5496"/>
    </style:style>
    <style:style style:name="P70" style:family="paragraph" style:parent-style-name="Decimal_20_Aligned">
      <style:paragraph-properties fo:margin-left="1.27cm" fo:margin-right="0cm" fo:text-indent="0cm" style:auto-text-indent="false">
        <style:tab-stops>
          <style:tab-stop style:position="-0.635cm" style:type="char" style:char=","/>
        </style:tab-stops>
      </style:paragraph-properties>
      <style:text-properties fo:color="#2f5496"/>
    </style:style>
    <style:style style:name="P71" style:family="paragraph" style:parent-style-name="Normal">
      <loext:graphic-properties draw:fill="solid" draw:fill-color="#ffffff" draw:opacity="100%"/>
      <style:paragraph-properties fo:margin-left="1.27cm" fo:margin-right="0cm" fo:margin-top="0cm" fo:margin-bottom="0cm" loext:contextual-spacing="false" fo:line-height="100%" fo:hyphenation-ladder-count="no-limit" fo:text-indent="0cm" style:auto-text-indent="false" fo:background-color="#ffffff">
        <style:tab-stops/>
      </style:paragraph-properties>
      <style:text-properties fo:hyphenate="false"/>
    </style:style>
    <style:style style:name="P72" style:family="paragraph" style:parent-style-name="Normal">
      <style:paragraph-properties fo:margin-left="1.249cm" fo:margin-right="0cm" fo:text-indent="1.249cm" style:auto-text-indent="false">
        <style:tab-stops/>
      </style:paragraph-properties>
    </style:style>
    <style:style style:name="P73" style:family="paragraph" style:parent-style-name="Normal">
      <style:paragraph-properties fo:margin-left="1.249cm" fo:margin-right="0cm" fo:text-indent="0cm" style:auto-text-indent="false">
        <style:tab-stops/>
      </style:paragraph-properties>
    </style:style>
    <style:style style:name="P74" style:family="paragraph" style:parent-style-name="Normal">
      <loext:graphic-properties draw:fill="solid" draw:fill-color="#f2f2f2" draw:opacity="100%"/>
      <style:paragraph-properties fo:margin-top="0.265cm" fo:margin-bottom="0.397cm" loext:contextual-spacing="false" fo:line-height="100%" fo:hyphenation-ladder-count="no-limit" fo:background-color="#f2f2f2"/>
      <style:text-properties fo:hyphenate="false"/>
    </style:style>
    <style:style style:name="P75" style:family="paragraph" style:parent-style-name="Preformatted_20_Text">
      <loext:graphic-properties draw:fill="solid" draw:fill-color="#eff0f1" draw:opacity="100%"/>
      <style:paragraph-properties fo:background-color="#eff0f1"/>
    </style:style>
    <style:style style:name="P76" style:family="paragraph" style:parent-style-name="Normal">
      <style:paragraph-properties fo:margin-left="0cm" fo:margin-right="0cm" fo:margin-top="0cm" fo:margin-bottom="0cm" loext:contextual-spacing="false" fo:line-height="100%" fo:text-indent="1.251cm" style:auto-text-indent="false"/>
      <style:text-properties fo:color="#000000" style:font-name="Arial" fo:background-color="#ffffff" style:language-asian="fr" style:country-asian="FR" style:font-name-complex="Arial"/>
    </style:style>
    <style:style style:name="P77" style:family="paragraph" style:parent-style-name="Standard">
      <style:paragraph-properties fo:margin-left="0cm" fo:margin-right="0cm" fo:margin-top="0cm" fo:margin-bottom="0cm" loext:contextual-spacing="false" fo:line-height="100%" fo:text-indent="1.251cm" style:auto-text-indent="false"/>
    </style:style>
    <style:style style:name="P78" style:family="paragraph" style:parent-style-name="Standard">
      <style:text-properties fo:color="#000000" style:font-name="Courier New" fo:font-size="10pt" style:font-size-asian="10pt" style:font-name-complex="Courier New"/>
    </style:style>
    <style:style style:name="P79" style:family="paragraph" style:parent-style-name="Standard">
      <style:text-properties style:font-name="Courier New" fo:font-size="10pt" style:font-size-asian="10pt" style:font-name-complex="Courier New"/>
    </style:style>
    <style:style style:name="P80" style:family="paragraph" style:parent-style-name="Standard">
      <style:text-properties officeooo:paragraph-rsid="001371a0"/>
    </style:style>
    <style:style style:name="P81" style:family="paragraph" style:parent-style-name="Standard" style:list-style-name="L9">
      <style:paragraph-properties style:vertical-align="auto"/>
    </style:style>
    <style:style style:name="P82" style:family="paragraph" style:parent-style-name="Standard">
      <style:paragraph-properties style:vertical-align="auto"/>
      <style:text-properties officeooo:paragraph-rsid="0015f9d3"/>
    </style:style>
    <style:style style:name="P83" style:family="paragraph" style:parent-style-name="Standard">
      <style:paragraph-properties fo:margin-top="0cm" fo:margin-bottom="0cm" loext:contextual-spacing="false" style:line-height-at-least="0.503cm"/>
      <style:text-properties fo:color="#d4d4d4" style:font-name="Droid Sans Mono" fo:font-size="10.5pt" fo:font-weight="normal" fo:background-color="#1e1e1e"/>
    </style:style>
    <style:style style:name="P84" style:family="paragraph" style:parent-style-name="Standard">
      <style:paragraph-properties fo:margin-top="0cm" fo:margin-bottom="0cm" loext:contextual-spacing="false" style:line-height-at-least="0.503cm"/>
    </style:style>
    <style:style style:name="P85" style:family="paragraph" style:parent-style-name="Standard">
      <style:paragraph-properties fo:margin-left="0cm" fo:margin-right="0cm" fo:text-align="start" style:justify-single-word="false" fo:text-indent="0cm" style:auto-text-indent="false"/>
    </style:style>
    <style:style style:name="P8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7" style:family="paragraph" style:parent-style-name="Heading_20_1">
      <style:paragraph-properties fo:text-align="justify" style:justify-single-word="false"/>
    </style:style>
    <style:style style:name="P88" style:family="paragraph" style:parent-style-name="Heading_20_1">
      <style:text-properties fo:background-color="#ffffff"/>
    </style:style>
    <style:style style:name="P89" style:family="paragraph" style:parent-style-name="Heading_20_1" style:master-page-name="MPF25">
      <style:paragraph-properties style:page-number="auto" fo:break-before="page"/>
    </style:style>
    <style:style style:name="P90" style:family="paragraph" style:parent-style-name="Normal">
      <style:paragraph-properties fo:line-height="107%" fo:hyphenation-ladder-count="no-limit" style:vertical-align="auto"/>
      <style:text-properties fo:hyphenate="false"/>
    </style:style>
    <style:style style:name="P91" style:family="paragraph" style:parent-style-name="Normal" style:list-style-name="L8">
      <style:paragraph-properties fo:line-height="103%" style:vertical-align="auto"/>
    </style:style>
    <style:style style:name="P92" style:family="paragraph" style:parent-style-name="Normal" style:list-style-name="L9">
      <style:paragraph-properties style:vertical-align="auto"/>
    </style:style>
    <style:style style:name="P93" style:family="paragraph" style:parent-style-name="Normal">
      <style:text-properties officeooo:paragraph-rsid="0011b74f"/>
    </style:style>
    <style:style style:name="P94" style:family="paragraph" style:parent-style-name="Normal">
      <style:text-properties officeooo:paragraph-rsid="001371a0"/>
    </style:style>
    <style:style style:name="P95" style:family="paragraph" style:parent-style-name="Normal">
      <style:paragraph-properties style:vertical-align="auto"/>
    </style:style>
    <style:style style:name="P96" style:family="paragraph" style:parent-style-name="Normal">
      <style:paragraph-properties style:vertical-align="auto"/>
      <style:text-properties officeooo:paragraph-rsid="0015f9d3"/>
    </style:style>
    <style:style style:name="P97" style:family="paragraph" style:parent-style-name="Normal" style:list-style-name="L7">
      <loext:graphic-properties draw:fill="solid" draw:fill-color="#f2f2f2" draw:opacity="100%"/>
      <style:paragraph-properties fo:margin-left="0cm" fo:margin-right="0cm" fo:margin-top="0cm" fo:margin-bottom="0cm" loext:contextual-spacing="false" fo:line-height="100%" fo:hyphenation-ladder-count="no-limit" fo:text-indent="0cm" style:auto-text-indent="false" fo:background-color="#f2f2f2">
        <style:tab-stops>
          <style:tab-stop style:position="1.27cm"/>
        </style:tab-stops>
      </style:paragraph-properties>
      <style:text-properties fo:hyphenate="false"/>
    </style:style>
    <style:style style:name="P98" style:family="paragraph" style:parent-style-name="Normal" style:master-page-name="MPF29">
      <style:paragraph-properties fo:line-height="107%" fo:hyphenation-ladder-count="no-limit" style:page-number="auto" fo:break-before="page" style:vertical-align="auto"/>
      <style:text-properties fo:color="#000000" style:font-name="Arial" fo:background-color="#ffffff" style:language-asian="fr" style:country-asian="FR" style:font-name-complex="Arial" fo:hyphenate="false"/>
    </style:style>
    <style:style style:name="P99" style:family="paragraph" style:parent-style-name="Normal" style:master-page-name="MPF31">
      <style:paragraph-properties style:page-number="auto" fo:break-before="page"/>
    </style:style>
    <style:style style:name="P100" style:family="paragraph" style:parent-style-name="Normal" style:master-page-name="MPF33">
      <style:paragraph-properties style:page-number="auto" fo:break-before="page"/>
      <style:text-properties fo:color="#000000" style:font-name="Arial" fo:background-color="#ffffff" style:language-asian="fr" style:country-asian="FR" style:font-name-complex="Arial"/>
    </style:style>
    <style:style style:name="P101" style:family="paragraph" style:parent-style-name="Normal" style:list-style-name="L10" style:master-page-name="MPF37">
      <loext:graphic-properties draw:fill="solid" draw:fill-color="#ffffff" draw:opacity="100%"/>
      <style:paragraph-properties fo:margin-top="0cm" fo:margin-bottom="0cm" loext:contextual-spacing="false" fo:line-height="100%" fo:hyphenation-ladder-count="no-limit" style:page-number="auto" fo:break-before="page" fo:background-color="#ffffff"/>
      <style:text-properties fo:hyphenate="false"/>
    </style:style>
    <style:style style:name="P102" style:family="paragraph" style:parent-style-name="Normal" style:list-style-name="L10">
      <loext:graphic-properties draw:fill="solid" draw:fill-color="#ffffff" draw:opacity="100%"/>
      <style:paragraph-properties fo:margin-top="0cm" fo:margin-bottom="0cm" loext:contextual-spacing="false" fo:line-height="100%" fo:hyphenation-ladder-count="no-limit" fo:background-color="#ffffff"/>
      <style:text-properties fo:hyphenate="false"/>
    </style:style>
    <style:style style:name="P103" style:family="paragraph" style:parent-style-name="Normal" style:master-page-name="MPF38">
      <style:paragraph-properties fo:line-height="107%" fo:hyphenation-ladder-count="no-limit" style:page-number="auto" fo:break-before="page" style:vertical-align="auto"/>
      <style:text-properties fo:hyphenate="false"/>
    </style:style>
    <style:style style:name="P104" style:family="paragraph" style:parent-style-name="Normal">
      <style:paragraph-properties fo:break-before="page"/>
      <style:text-properties officeooo:paragraph-rsid="0011b74f"/>
    </style:style>
    <style:style style:name="P105" style:family="paragraph" style:parent-style-name="Normal">
      <style:paragraph-properties fo:margin-left="0cm" fo:margin-right="0cm" fo:text-indent="1.249cm" style:auto-text-indent="false"/>
    </style:style>
    <style:style style:name="P106" style:family="paragraph" style:parent-style-name="Text_20_body" style:list-style-name="L9">
      <style:paragraph-properties style:vertical-align="auto"/>
    </style:style>
    <style:style style:name="P107" style:family="paragraph" style:parent-style-name="Heading_20_2" style:list-style-name="L4"/>
    <style:style style:name="P108" style:family="paragraph" style:parent-style-name="Heading_20_2">
      <style:text-properties style:language-asian="fr" style:country-asian="FR"/>
    </style:style>
    <style:style style:name="P109" style:family="paragraph" style:parent-style-name="Heading_20_2">
      <style:paragraph-properties fo:break-before="page"/>
    </style:style>
    <style:style style:name="P110" style:family="paragraph" style:parent-style-name="Heading_20_2" style:master-page-name="MPF21">
      <style:paragraph-properties style:page-number="auto" fo:break-before="page"/>
    </style:style>
    <style:style style:name="P111" style:family="paragraph" style:parent-style-name="Heading_20_2" style:master-page-name="MPF23">
      <style:paragraph-properties style:page-number="auto" fo:break-before="page"/>
    </style:style>
    <style:style style:name="P112" style:family="paragraph" style:parent-style-name="Heading_20_2" style:master-page-name="MPF24">
      <style:paragraph-properties style:page-number="auto" fo:break-before="page"/>
    </style:style>
    <style:style style:name="P113" style:family="paragraph" style:parent-style-name="Heading_20_2" style:master-page-name="MPF32">
      <style:paragraph-properties style:page-number="auto" fo:break-before="page"/>
      <style:text-properties fo:background-color="#ffffff" style:language-asian="fr" style:country-asian="FR"/>
    </style:style>
    <style:style style:name="P114" style:family="paragraph" style:parent-style-name="Heading_20_3" style:list-style-name="L6"/>
    <style:style style:name="P115" style:family="paragraph" style:parent-style-name="Heading_20_3">
      <style:text-properties fo:background-color="#ffffff" style:language-asian="fr" style:country-asian="FR"/>
    </style:style>
    <style:style style:name="P116" style:family="paragraph" style:parent-style-name="Heading_20_3">
      <style:paragraph-properties fo:break-before="page"/>
    </style:style>
    <style:style style:name="P117" style:family="paragraph" style:parent-style-name="Heading_20_3" style:master-page-name="MPF17">
      <style:paragraph-properties style:page-number="auto" fo:break-before="page"/>
    </style:style>
    <style:style style:name="P118" style:family="paragraph" style:parent-style-name="Heading_20_3" style:master-page-name="MPF22">
      <style:paragraph-properties style:page-number="auto" fo:break-before="page"/>
    </style:style>
    <style:style style:name="P119" style:family="paragraph" style:parent-style-name="Heading_20_3">
      <style:paragraph-properties fo:margin-left="0cm" fo:margin-right="0cm" fo:text-indent="1.249cm" style:auto-text-indent="false"/>
      <style:text-properties fo:background-color="#ffffff" style:language-asian="fr" style:country-asian="FR"/>
    </style:style>
    <style:style style:name="P120" style:family="paragraph" style:parent-style-name="Paragraphe_20_de_20_liste" style:list-style-name="L1"/>
    <style:style style:name="P121" style:family="paragraph" style:parent-style-name="Paragraphe_20_de_20_liste" style:list-style-name="L2"/>
    <style:style style:name="P122" style:family="paragraph" style:parent-style-name="Paragraphe_20_de_20_liste" style:list-style-name="L5"/>
    <style:style style:name="P123" style:family="paragraph" style:parent-style-name="Paragraphe_20_de_20_liste" style:list-style-name="L5">
      <style:text-properties fo:font-style="italic" style:font-style-asian="italic"/>
    </style:style>
    <style:style style:name="P124" style:family="paragraph" style:parent-style-name="Paragraphe_20_de_20_liste" style:list-style-name="L2">
      <style:paragraph-properties fo:margin-left="0cm" fo:margin-right="0cm" fo:line-height="107%" fo:hyphenation-ladder-count="no-limit" fo:text-indent="0.762cm" style:auto-text-indent="false" style:vertical-align="auto"/>
      <style:text-properties fo:hyphenate="false"/>
    </style:style>
    <style:style style:name="P125" style:family="paragraph" style:parent-style-name="Paragraphe_20_de_20_liste" style:list-style-name="L3">
      <style:paragraph-properties fo:margin-top="0cm" fo:margin-bottom="0cm" loext:contextual-spacing="false" fo:line-height="100%" fo:hyphenation-ladder-count="no-limit"/>
      <style:text-properties fo:hyphenate="false"/>
    </style:style>
    <style:style style:name="P126" style:family="paragraph" style:parent-style-name="Paragraphe_20_de_20_liste" style:list-style-name="L5">
      <style:paragraph-properties fo:break-before="page"/>
    </style:style>
    <style:style style:name="P127" style:family="paragraph" style:parent-style-name="Decimal_20_Aligned" style:list-style-name="L5">
      <style:text-properties fo:color="#2f5496"/>
    </style:style>
    <style:style style:name="P128" style:family="paragraph" style:parent-style-name="Decimal_20_Aligned" style:list-style-name="L5">
      <style:paragraph-properties fo:margin-left="1.259cm" fo:margin-right="0cm" fo:margin-top="0cm" fo:margin-bottom="0cm" loext:contextual-spacing="false" fo:line-height="100%" fo:text-indent="-0.63cm" style:auto-text-indent="false">
        <style:tab-stops>
          <style:tab-stop style:position="-0.624cm" style:type="char" style:char=","/>
        </style:tab-stops>
      </style:paragraph-properties>
      <style:text-properties fo:color="#2f5496"/>
    </style:style>
    <style:style style:name="P129" style:family="paragraph">
      <loext:graphic-properties draw:fill="solid" draw:fill-color="#ffffff" draw:opacity="100%"/>
    </style:style>
    <style:style style:name="P130" style:family="paragraph">
      <loext:graphic-properties draw:fill="solid" draw:fill-color="#bf9000" draw:opacity="24%"/>
    </style:style>
    <style:style style:name="P131" style:family="paragraph">
      <loext:graphic-properties draw:fill="solid" draw:fill-color="#ff0000" draw:opacity="24%"/>
    </style:style>
    <style:style style:name="P132" style:family="paragraph">
      <loext:graphic-properties draw:fill="solid" draw:fill-color="#00b050" draw:opacity="24%"/>
    </style:style>
    <style:style style:name="P133" style:family="paragraph">
      <loext:graphic-properties draw:fill="solid" draw:fill-color="#4472c4" draw:opacity="100%"/>
    </style:style>
    <style:style style:name="P134" style:family="paragraph">
      <loext:graphic-properties draw:fill="none"/>
    </style:style>
    <style:style style:name="P135" style:family="paragraph">
      <loext:graphic-properties draw:fill="solid" draw:fill-color="#a6a6a6" draw:opacity="24%"/>
    </style:style>
    <style:style style:name="P136" style:family="paragraph">
      <loext:graphic-properties draw:fill="solid" draw:fill-color="#ffc000" draw:opacity="100%"/>
    </style:style>
    <style:style style:name="P137" style:family="paragraph">
      <loext:graphic-properties draw:fill="solid" draw:fill-color="#00b0f0" draw:opacity="100%"/>
    </style:style>
    <style:style style:name="P138" style:family="paragraph">
      <loext:graphic-properties draw:fill="solid" draw:fill-color="#4472c4" draw:opacity="24%"/>
    </style:style>
    <style:style style:name="P139" style:family="paragraph">
      <loext:graphic-properties draw:fill="solid" draw:fill-color="#4472c4" draw:opacity="59%"/>
    </style:style>
    <style:style style:name="P140" style:family="paragraph">
      <style:paragraph-properties fo:text-align="center" style:writing-mode="lr-tb"/>
    </style:style>
    <style:style style:name="P141" style:family="paragraph">
      <loext:graphic-properties draw:fill="solid" draw:fill-color="#4472c4" draw:opacity="100%"/>
      <style:paragraph-properties style:writing-mode="lr-tb" style:font-independent-line-spacing="true"/>
    </style:style>
    <style:style style:name="P142" style:family="paragraph">
      <loext:graphic-properties draw:fill="none"/>
      <style:paragraph-properties style:writing-mode="lr-tb" style:font-independent-line-spacing="true"/>
    </style:style>
    <style:style style:name="P143" style:family="paragraph">
      <loext:graphic-properties draw:fill="solid" draw:fill-color="#bf9000" draw:opacity="1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fr" style:country-asian="FR"/>
    </style:style>
    <style:style style:name="T4" style:family="text">
      <style:text-properties officeooo:rsid="00145517" style:language-asian="fr" style:country-asian="FR"/>
    </style:style>
    <style:style style:name="T5" style:family="text">
      <style:text-properties officeooo:rsid="0015551b" style:language-asian="fr" style:country-asian="FR"/>
    </style:style>
    <style:style style:name="T6" style:family="text">
      <style:text-properties officeooo:rsid="00159565" style:language-asian="fr" style:country-asian="FR"/>
    </style:style>
    <style:style style:name="T7" style:family="text">
      <style:text-properties officeooo:rsid="0015d5b6" style:language-asian="fr" style:country-asian="FR"/>
    </style:style>
    <style:style style:name="T8" style:family="text">
      <style:text-properties officeooo:rsid="0015f9d3" style:language-asian="fr" style:country-asian="FR"/>
    </style:style>
    <style:style style:name="T9" style:family="text">
      <style:text-properties fo:color="#2f5496" fo:font-size="12pt" style:font-size-asian="12pt" style:font-size-complex="12pt"/>
    </style:style>
    <style:style style:name="T10" style:family="text">
      <style:text-properties fo:color="#4472c4" style:font-name="Calibri Light" fo:font-size="44pt" style:font-size-asian="44pt" style:font-size-complex="44pt"/>
    </style:style>
    <style:style style:name="T11" style:family="text">
      <style:text-properties fo:color="#4472c4" fo:font-size="14pt" style:font-size-asian="14pt" style:font-size-complex="14pt"/>
    </style:style>
    <style:style style:name="T12" style:family="text">
      <style:text-properties fo:color="#767171" style:font-name="Candara" fo:font-size="14pt" style:font-size-asian="14pt" style:font-size-complex="14pt"/>
    </style:style>
    <style:style style:name="T13" style:family="text">
      <style:text-properties style:font-name="Calibri" style:font-name-asian="Times New Roman" style:language-asian="fr" style:country-asian="FR" style:font-name-complex="Times New Roman"/>
    </style:style>
    <style:style style:name="T14" style:family="text">
      <style:text-properties fo:letter-spacing="0.009cm" style:font-style-complex="italic" style:font-weight-complex="bold"/>
    </style:style>
    <style:style style:name="T15" style:family="text">
      <style:text-properties fo:background-color="#ffffff" loext:char-shading-value="0"/>
    </style:style>
    <style:style style:name="T16" style:family="text">
      <style:text-properties fo:background-color="#ffffff" loext:char-shading-value="0" style:language-asian="fr" style:country-asian="FR"/>
    </style:style>
    <style:style style:name="T17" style:family="text">
      <style:text-properties fo:color="#44546a" fo:font-size="9pt" fo:font-style="italic" style:font-size-asian="9pt" style:font-style-asian="italic" style:font-size-complex="9pt"/>
    </style:style>
    <style:style style:name="T18" style:family="text">
      <style:text-properties fo:font-size="16pt" fo:font-style="normal" style:font-size-asian="16pt" style:font-style-asian="normal" style:font-size-complex="16pt"/>
    </style:style>
    <style:style style:name="T19" style:family="text">
      <style:text-properties fo:font-size="16pt" fo:letter-spacing="0.009cm" fo:font-weight="bold" style:font-size-asian="16pt" style:font-weight-asian="bold" style:font-size-complex="16pt" style:font-style-complex="italic" style:font-weight-complex="bold"/>
    </style:style>
    <style:style style:name="T20" style:family="text">
      <style:text-properties fo:letter-spacing="normal" fo:font-style="normal" fo:font-weight="normal" style:font-style-asian="normal" style:font-weight-asian="normal" style:font-style-complex="normal" style:font-weight-complex="normal"/>
    </style:style>
    <style:style style:name="T21" style:family="text">
      <style:text-properties fo:color="#df770e" style:font-name="Helvetica" fo:font-size="10.5pt" fo:background-color="#ffffff" loext:char-shading-value="0" style:font-size-asian="10.5pt" style:font-size-complex="10.5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style>
    <style:style style:name="T25" style:family="text">
      <style:text-properties fo:color="#538135" fo:font-weight="bold" style:font-weight-asian="bold"/>
    </style:style>
    <style:style style:name="T26" style:family="text">
      <style:text-properties fo:font-size="9pt" style:font-size-asian="9pt" style:font-size-complex="9pt"/>
    </style:style>
    <style:style style:name="T27" style:family="text">
      <style:text-properties fo:font-size="9pt" fo:font-style="italic" style:font-size-asian="9pt" style:font-style-asian="italic" style:font-size-complex="9pt"/>
    </style:style>
    <style:style style:name="T28" style:family="text">
      <style:text-properties style:text-underline-style="solid" style:text-underline-width="auto" style:text-underline-color="font-color" style:text-underline-mode="continuous" style:text-overline-mode="continuous" style:text-line-through-mode="continuous"/>
    </style:style>
    <style:style style:name="T29" style:family="text">
      <style:text-properties style:text-underline-style="solid" style:text-underline-width="auto" style:text-underline-color="font-color" style:text-underline-mode="continuous" style:text-overline-mode="continuous" style:text-line-through-mode="continuous" style:language-asian="fr" style:country-asian="FR"/>
    </style:style>
    <style:style style:name="T30" style:family="text">
      <style:text-properties fo:font-size="8pt" style:font-size-asian="8pt" style:font-size-complex="8pt"/>
    </style:style>
    <style:style style:name="T31" style:family="text">
      <style:text-properties fo:font-size="10pt" style:font-size-asian="10pt" style:font-size-complex="10pt"/>
    </style:style>
    <style:style style:name="T32" style:family="text">
      <style:text-properties fo:font-style="normal" fo:font-weight="normal" style:font-style-asian="normal" style:font-weight-asian="normal"/>
    </style:style>
    <style:style style:name="T33" style:family="text">
      <style:text-properties fo:font-style="normal" fo:font-weight="normal" style:language-asian="fr" style:country-asian="FR" style:font-style-asian="normal" style:font-weight-asian="normal"/>
    </style:style>
    <style:style style:name="T34" style:family="text">
      <style:text-properties fo:color="#000000" style:font-name="Arial" fo:background-color="#ffffff" loext:char-shading-value="0" style:font-name-complex="Arial"/>
    </style:style>
    <style:style style:name="T35" style:family="text">
      <style:text-properties fo:color="#000000" style:font-name="Arial" officeooo:rsid="00118b88" fo:background-color="#ffffff" loext:char-shading-value="0" style:font-name-complex="Arial"/>
    </style:style>
    <style:style style:name="T36" style:family="text">
      <style:text-properties fo:color="#000000" style:font-name="Arial" officeooo:rsid="0011aa45" fo:background-color="#ffffff" loext:char-shading-value="0" style:font-name-complex="Arial"/>
    </style:style>
    <style:style style:name="T37" style:family="text">
      <style:text-properties fo:color="#000000" style:font-name="Arial" officeooo:rsid="0011b74f" fo:background-color="#ffffff" loext:char-shading-value="0" style:font-name-complex="Arial"/>
    </style:style>
    <style:style style:name="T38" style:family="text">
      <style:text-properties fo:color="#000000" style:font-name="Arial" officeooo:rsid="001371a0" fo:background-color="#ffffff" loext:char-shading-value="0" style:font-name-complex="Arial"/>
    </style:style>
    <style:style style:name="T39" style:family="text">
      <style:text-properties fo:color="#000000" style:font-name="Arial" fo:background-color="#ffffff" loext:char-shading-value="0" style:language-asian="fr" style:country-asian="FR" style:font-name-complex="Arial"/>
    </style:style>
    <style:style style:name="T40"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complex="Arial"/>
    </style:style>
    <style:style style:name="T41" style:family="text">
      <style:text-properties fo:color="#000000" style:font-name="Arial" fo:font-style="italic" fo:background-color="#ffffff" loext:char-shading-value="0" style:font-style-asian="italic" style:font-name-complex="Arial"/>
    </style:style>
    <style:style style:name="T42" style:family="text">
      <style:text-properties fo:color="#000000" style:font-name="Arial" fo:font-style="italic" fo:background-color="#ffffff" loext:char-shading-value="0" style:language-asian="fr" style:country-asian="FR" style:font-style-asian="italic" style:font-name-complex="Arial"/>
    </style:style>
    <style:style style:name="T43" style:family="text">
      <style:text-properties fo:color="#000000" style:font-name="Arial" fo:font-style="italic" style:text-underline-style="solid" style:text-underline-width="auto" style:text-underline-color="font-color" style:text-underline-mode="continuous" style:text-overline-mode="continuous" style:text-line-through-mode="continuous" fo:background-color="#ffffff" loext:char-shading-value="0" style:language-asian="fr" style:country-asian="FR" style:font-style-asian="italic" style:font-name-complex="Arial"/>
    </style:style>
    <style:style style:name="T44" style:family="text">
      <style:text-properties fo:color="#000000" style:font-name="Arial" style:language-asian="fr" style:country-asian="FR" style:font-name-complex="Arial"/>
    </style:style>
    <style:style style:name="T45" style:family="text">
      <style:text-properties fo:color="#000000" style:font-name="Arial" fo:font-weight="bold" fo:background-color="#ffffff" loext:char-shading-value="0" style:language-asian="fr" style:country-asian="FR" style:font-weight-asian="bold" style:font-name-complex="Arial"/>
    </style:style>
    <style:style style:name="T46" style:family="text">
      <style:text-properties fo:color="#000000" style:font-name="Arial" fo:font-size="10pt" style:text-underline-style="solid" style:text-underline-width="auto" style:text-underline-color="font-color" style:text-underline-mode="continuous" style:text-overline-mode="continuous" style:text-line-through-mode="continuous" fo:background-color="#ffffff" loext:char-shading-value="0" style:font-size-asian="10pt" style:font-name-complex="Arial"/>
    </style:style>
    <style:style style:name="T47" style:family="text">
      <style:text-properties fo:color="#000000" style:font-name="Arial" fo:font-size="10pt" style:text-underline-style="none" style:font-size-asian="10pt"/>
    </style:style>
    <style:style style:name="T48" style:family="text">
      <style:text-properties fo:color="#000000" style:font-name="Courier New" fo:font-size="10pt" fo:background-color="#ffffff" loext:char-shading-value="0" style:font-size-asian="10pt" style:language-asian="fr" style:country-asian="FR" style:font-name-complex="Courier New"/>
    </style:style>
    <style:style style:name="T49" style:family="text">
      <style:text-properties fo:color="#000000" style:font-name="Courier New" fo:font-size="10pt" fo:background-color="#ffffff" loext:char-shading-value="0" style:font-size-asian="10pt" style:font-name-complex="Arial"/>
    </style:style>
    <style:style style:name="T50" style:family="text">
      <style:text-properties fo:color="#000000" style:font-name="Courier New" fo:font-size="10pt" style:font-size-asian="10pt"/>
    </style:style>
    <style:style style:name="T51" style:family="text">
      <style:text-properties fo:color="#000000" style:font-name="Courier New" fo:font-size="10pt" style:font-size-asian="10pt" style:font-name-complex="Courier New"/>
    </style:style>
    <style:style style:name="T52" style:family="text">
      <style:text-properties fo:color="#000000" style:font-name="Courier New" fo:font-size="10pt" fo:background-color="#e8f2fe" loext:char-shading-value="0" style:font-size-asian="10pt" style:language-asian="fr" style:country-asian="FR" style:font-name-complex="Courier New"/>
    </style:style>
    <style:style style:name="T53" style:family="text">
      <style:text-properties fo:color="#000000" style:font-name="Courier New" fo:font-size="10pt" fo:font-weight="bold" style:font-size-asian="10pt" style:font-weight-asian="bold" style:font-name-complex="Courier New"/>
    </style:style>
    <style:style style:name="T54" style:family="text">
      <style:text-properties fo:color="#000000" style:font-name="Courier New" fo:font-size="10pt" fo:font-weight="bold" style:font-size-asian="10pt" style:font-weight-asian="bold" style:font-name-complex="Courier New" style:font-size-complex="10pt"/>
    </style:style>
    <style:style style:name="T55" style:family="text">
      <style:text-properties fo:color="#000000" style:font-name="Courier New" fo:font-size="10pt" fo:font-style="italic" style:font-size-asian="10pt" style:font-style-asian="italic" style:font-name-complex="Courier New"/>
    </style:style>
    <style:style style:name="T56" style:family="text">
      <style:text-properties fo:color="#000000" style:font-name="Monospace" fo:font-size="10pt" officeooo:rsid="0015d5b6" fo:background-color="#e8f2fe" loext:char-shading-value="0" style:font-size-asian="10pt" style:language-asian="fr" style:country-asian="FR"/>
    </style:style>
    <style:style style:name="T57" style:family="text">
      <style:text-properties fo:color="#000000" style:font-name="Monospace" fo:font-size="10pt" officeooo:rsid="0015f9d3" fo:background-color="#e8f2fe" loext:char-shading-value="0" style:font-size-asian="10pt" style:language-asian="fr" style:country-asian="FR"/>
    </style:style>
    <style:style style:name="T58" style:family="text">
      <style:text-properties fo:color="#000000" style:font-name="Monospace" fo:font-size="10pt" style:font-size-asian="10pt"/>
    </style:style>
    <style:style style:name="T59" style:family="text">
      <style:text-properties fo:color="#ffffff" style:font-name="Arial" fo:font-weight="bold" fo:background-color="#0000ff" loext:char-shading-value="0" style:language-asian="fr" style:country-asian="FR" style:font-weight-asian="bold" style:font-name-complex="Arial"/>
    </style:style>
    <style:style style:name="T60" style:family="text">
      <style:text-properties fo:color="#7030a0" style:font-name="Arial" fo:font-weight="bold" fo:background-color="#ffffff" loext:char-shading-value="0" style:language-asian="fr" style:country-asian="FR" style:font-weight-asian="bold" style:font-name-complex="Arial"/>
    </style:style>
    <style:style style:name="T61" style:family="text">
      <style:text-properties fo:color="#7030a0" style:font-name="Arial" fo:background-color="#ffffff" loext:char-shading-value="0" style:language-asian="fr" style:country-asian="FR" style:font-name-complex="Arial"/>
    </style:style>
    <style:style style:name="T62" style:family="text">
      <style:text-properties fo:color="#2a00ff" style:font-name="Courier New" fo:font-size="10pt" style:font-size-asian="10pt" style:font-name-complex="Courier New"/>
    </style:style>
    <style:style style:name="T63" style:family="text">
      <style:text-properties fo:color="#2a00f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64" style:family="text">
      <style:text-properties fo:color="#2a00ff" style:font-name="Monospace" fo:font-size="10pt" fo:background-color="#e8f2fe" loext:char-shading-value="0" style:font-size-asian="10pt"/>
    </style:style>
    <style:style style:name="T65" style:family="text">
      <style:text-properties fo:color="#242729" style:font-name="Arial1" fo:background-color="#ffffff" loext:char-shading-value="0" style:language-asian="fr" style:country-asian="FR"/>
    </style:style>
    <style:style style:name="T66" style:family="text">
      <style:text-properties fo:color="#303336" style:font-name="inherit" fo:font-size="9.5pt" fo:background-color="#eff0f1" loext:char-shading-value="0" style:font-size-asian="9.5pt"/>
    </style:style>
    <style:style style:name="T67" style:family="text">
      <style:text-properties fo:color="#858c93" style:font-name="inherit" fo:font-size="9.5pt" fo:background-color="#eff0f1" loext:char-shading-value="0" style:font-size-asian="9.5pt"/>
    </style:style>
    <style:style style:name="T68" style:family="text">
      <style:text-properties fo:color="#7d2727" style:font-name="inherit" fo:font-size="9.5pt" fo:background-color="#eff0f1" loext:char-shading-value="0" style:font-size-asian="9.5pt"/>
    </style:style>
    <style:style style:name="T69" style:family="text">
      <style:text-properties fo:color="#7f0055" style:font-name="Courier New" fo:font-size="10pt" fo:font-weight="bold" style:font-size-asian="10pt" style:font-weight-asian="bold" style:font-name-complex="Courier New"/>
    </style:style>
    <style:style style:name="T70" style:family="text">
      <style:text-properties fo:color="#7f0055" style:font-name="Courier New" fo:font-size="10pt" fo:font-weight="bold" fo:background-color="#ffffff" loext:char-shading-value="0" style:font-size-asian="10pt" style:font-weight-asian="bold" style:font-name-complex="Arial"/>
    </style:style>
    <style:style style:name="T71" style:family="text">
      <style:text-properties fo:color="#7f0055" style:font-name="Monospace" fo:font-size="10pt" fo:font-weight="bold" style:font-size-asian="10pt" style:font-weight-asian="bold"/>
    </style:style>
    <style:style style:name="T72" style:family="text">
      <style:text-properties fo:color="#7f0055" style:font-name="Monospace" fo:font-size="10pt" fo:font-weight="bold" officeooo:rsid="0015f9d3" fo:background-color="#e8f2fe" loext:char-shading-value="0" style:font-size-asian="10pt" style:language-asian="fr" style:country-asian="FR" style:font-weight-asian="bold"/>
    </style:style>
    <style:style style:name="T73" style:family="text">
      <style:text-properties fo:color="#4a4a4a" style:font-name="Courier New" fo:font-size="10pt" style:text-underline-style="solid" style:text-underline-width="auto" style:text-underline-color="font-color" style:text-underline-mode="continuous" style:text-overline-mode="continuous" style:text-line-through-mode="continuous" fo:background-color="#e8f2fe" loext:char-shading-value="0" style:font-size-asian="10pt" style:font-name-complex="Courier New"/>
    </style:style>
    <style:style style:name="T74" style:family="text">
      <style:text-properties fo:color="#4a4a4a" style:font-name="Monospace" fo:font-size="10pt" style:font-size-asian="10pt"/>
    </style:style>
    <style:style style:name="T75" style:family="text">
      <style:text-properties style:font-name="Arial" fo:background-color="#ffffff" loext:char-shading-value="0" style:language-asian="fr" style:country-asian="FR" style:font-name-complex="Arial"/>
    </style:style>
    <style:style style:name="T76" style:family="text">
      <style:text-properties fo:color="#999999"/>
    </style:style>
    <style:style style:name="T77" style:family="text">
      <style:text-properties fo:color="#646464" style:font-name="Courier New" fo:font-size="10pt" style:font-size-asian="10pt" style:font-name-complex="Courier New"/>
    </style:style>
    <style:style style:name="T78" style:family="text">
      <style:text-properties fo:color="#0000c0" style:font-name="Courier New" fo:font-size="10pt" fo:font-style="italic" fo:font-weight="bold" style:font-size-asian="10pt" style:font-style-asian="italic" style:font-weight-asian="bold" style:font-name-complex="Courier New"/>
    </style:style>
    <style:style style:name="T79" style:family="text">
      <style:text-properties fo:color="#0000c0" style:font-name="Courier New" fo:font-size="10pt" style:font-size-asian="10pt" style:font-name-complex="Courier New"/>
    </style:style>
    <style:style style:name="T80" style:family="text">
      <style:text-properties fo:color="#0000c0" style:font-name="Courier New" fo:font-size="10pt" fo:font-weight="bold" style:font-size-asian="10pt" style:font-weight-asian="bold" style:font-name-complex="Courier New"/>
    </style:style>
    <style:style style:name="T81" style:family="text">
      <style:text-properties fo:color="#6a3e3e" style:font-name="Courier New" fo:font-size="10pt" fo:font-weight="bold" style:font-size-asian="10pt" style:font-weight-asian="bold" style:font-name-complex="Courier New"/>
    </style:style>
    <style:style style:name="T82" style:family="text">
      <style:text-properties fo:color="#6a3e3e" style:font-name="Courier New" fo:font-size="10pt" fo:font-weight="bold" style:font-size-asian="10pt" style:font-weight-asian="bold" style:font-name-complex="Courier New" style:font-size-complex="10pt"/>
    </style:style>
    <style:style style:name="T83" style:family="text">
      <style:text-properties fo:color="#6a3e3e" style:font-name="Courier New" fo:font-size="10pt" style:font-size-asian="10pt" style:font-name-complex="Courier New"/>
    </style:style>
    <style:style style:name="T84" style:family="text">
      <style:text-properties fo:color="#6a3e3e" style:font-name="Courier New" fo:font-size="10pt" fo:background-color="#ffffff" loext:char-shading-value="0" style:font-size-asian="10pt" style:font-name-complex="Arial"/>
    </style:style>
    <style:style style:name="T85" style:family="text">
      <style:text-properties fo:color="#404852" style:font-name="Open Sans" fo:font-size="13.5pt" style:font-size-asian="13.5pt" style:font-size-complex="13.5pt"/>
    </style:style>
    <style:style style:name="T86" style:family="text">
      <style:text-properties fo:color="#3f5fbf" style:font-name="Courier New" fo:font-size="10pt" style:font-size-asian="10pt" style:font-name-complex="Courier New"/>
    </style:style>
    <style:style style:name="T87" style:family="text">
      <style:text-properties fo:color="#3f5fb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88" style:family="text">
      <style:text-properties fo:color="#7f9fbf" style:font-name="Courier New" fo:font-size="10pt" fo:font-weight="bold" style:font-size-asian="10pt" style:font-weight-asian="bold" style:font-name-complex="Courier New"/>
    </style:style>
    <style:style style:name="T89" style:family="text">
      <style:text-properties fo:color="#3f7f5f" style:font-name="Courier New" fo:font-size="10pt" style:font-size-asian="10pt" style:font-name-complex="Courier New"/>
    </style:style>
    <style:style style:name="T90" style:family="text">
      <style:text-properties fo:color="#3f7f5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91" style:family="text">
      <style:text-properties fo:color="#d4d4d4" style:font-name="Droid Sans Mono" fo:font-size="10.5pt" fo:font-weight="normal" officeooo:rsid="001371a0" fo:background-color="#1e1e1e" loext:char-shading-value="0" style:font-name-complex="Arial"/>
    </style:style>
    <style:style style:name="T92" style:family="text">
      <style:text-properties fo:color="#c586c0"/>
    </style:style>
    <style:style style:name="T93" style:family="text">
      <style:text-properties fo:color="#c586c0" style:font-name="Droid Sans Mono" fo:font-size="10.5pt" fo:font-weight="normal" officeooo:rsid="001371a0" fo:background-color="#1e1e1e" loext:char-shading-value="0" style:font-name-complex="Arial"/>
    </style:style>
    <style:style style:name="T94" style:family="text">
      <style:text-properties fo:color="#569cd6"/>
    </style:style>
    <style:style style:name="T95" style:family="text">
      <style:text-properties fo:color="#569cd6" style:font-name="Droid Sans Mono" fo:font-size="10.5pt" fo:font-weight="normal" officeooo:rsid="001371a0" fo:background-color="#1e1e1e" loext:char-shading-value="0" style:font-name-complex="Arial"/>
    </style:style>
    <style:style style:name="T96" style:family="text">
      <style:text-properties fo:color="#4ec9b0"/>
    </style:style>
    <style:style style:name="T97" style:family="text">
      <style:text-properties fo:color="#4ec9b0" style:font-name="Droid Sans Mono" fo:font-size="10.5pt" fo:font-weight="normal" officeooo:rsid="001371a0" fo:background-color="#1e1e1e" loext:char-shading-value="0" style:font-name-complex="Arial"/>
    </style:style>
    <style:style style:name="T98" style:family="text">
      <style:text-properties fo:color="#9cdcfe"/>
    </style:style>
    <style:style style:name="T99" style:family="text">
      <style:text-properties fo:color="#dcdcaa"/>
    </style:style>
    <style:style style:name="T100" style:family="text">
      <style:text-properties fo:color="#ce9178"/>
    </style:style>
    <style:style style:name="T101" style:family="text">
      <style:text-properties fo:font-variant="normal" fo:text-transform="none" fo:color="#242729" style:font-name="Arial2" fo:font-size="11.25pt" fo:letter-spacing="normal" fo:font-style="normal" fo:font-weight="normal" officeooo:rsid="00159565" style:language-asian="fr" style:country-asian="FR"/>
    </style:style>
    <style:style style:name="T102" style:family="text">
      <style:text-properties fo:font-variant="normal" fo:text-transform="none" fo:color="#000000" style:text-line-through-style="none" style:text-line-through-type="none" style:font-name="Arial" fo:letter-spacing="normal" fo:font-style="normal" style:text-underline-style="none" fo:font-weight="normal" style:text-blinking="false" fo:background-color="#ffffff" loext:char-shading-value="0" style:language-asian="fr" style:country-asian="FR" style:font-name-complex="Arial" loext:padding="0cm" loext:border="none"/>
    </style:style>
    <style:style style:name="T103" style:family="text">
      <style:text-properties fo:color="#008000" style:font-name="Monospace" fo:font-size="10pt" style:font-size-asian="10pt"/>
    </style:style>
    <style:style style:name="T104" style:family="text">
      <style:text-properties fo:color="#4000c8" style:font-name="Monospace" fo:font-size="10pt" fo:font-weight="bold" style:font-size-asian="10pt" style:font-weight-asian="bold"/>
    </style:style>
    <style:style style:name="T105" style:family="text">
      <style:text-properties fo:color="#000080" style:font-name="Monospace" fo:font-size="10pt" style:font-size-asian="10pt"/>
    </style:style>
    <style:style style:name="T106" style:family="text">
      <style:text-properties fo:color="#0000ff" style:font-name="Monospace" fo:font-size="10pt" style:font-size-asian="10pt"/>
    </style:style>
    <style:style style:name="T107" style:family="text">
      <style:text-properties fo:color="#ffffff" style:font-name="Calibri Light" fo:font-size="12pt" fo:font-weight="bold" style:font-name-asian="Times New Roman" style:font-size-asian="12pt" style:font-weight-asian="bold" style:font-name-complex="Times New Roman" style:font-size-complex="12pt"/>
    </style:style>
    <style:style style:name="T108" style:family="text">
      <style:text-properties fo:color="#ffffff" fo:font-size="13pt" style:font-size-asian="13pt" style:font-size-complex="13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0.74pt solid #000000" style:writing-mode="lr-tb" draw:textarea-vertical-align="top"/>
    </style:style>
    <style:style style:name="fr10"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4472c4" style:writing-mode="lr-tb" draw:textarea-vertical-align="top"/>
    </style:style>
    <style:style style:name="fr1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2f528f" style:writing-mode="lr-tb" draw:textarea-vertical-align="top"/>
    </style:style>
    <style:style style:name="fr1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3"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dashed #000000" style:writing-mode="lr-tb" draw:textarea-vertical-align="top"/>
    </style:style>
    <style:style style:name="fr16"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7"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9"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0000" draw:opacity="24%" fo:padding-left="0.254cm" fo:padding-right="0.254cm" fo:padding-top="0.127cm" fo:padding-bottom="0.127cm" fo:border="none" style:writing-mode="lr-tb" draw:textarea-vertical-align="top"/>
    </style:style>
    <style:style style:name="fr20"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c000" draw:opacity="100%" fo:padding-left="0.254cm" fo:padding-right="0.254cm" fo:padding-top="0.127cm" fo:padding-bottom="0.127cm" fo:border="none" style:writing-mode="lr-tb" draw:textarea-vertical-align="top"/>
    </style:style>
    <style:style style:name="fr2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true" style:wrap-contour-mode="full"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6LVL1" text:bullet-char="o">
        <style:list-level-properties text:list-level-position-and-space-mode="label-alignment">
          <style:list-level-label-alignment text:label-followed-by="listtab" fo:text-indent="-0.635cm" fo:margin-left="1.9cm"/>
        </style:list-level-properties>
        <style:text-properties style:font-name="Courier New"/>
      </text:list-level-style-bullet>
      <text:list-level-style-bullet text:level="2" text:style-name="WW_5f_CharLFO16LVL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5" style:family="graphic">
      <style:graphic-properties draw:stroke="solid" svg:stroke-width="0.035cm" svg:stroke-color="#2f528f" svg:stroke-opacity="100%" draw:stroke-linejoin="miter" svg:stroke-linecap="butt" draw:fill="solid" draw:fill-color="#4472c4"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2f528f"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stroke="solid" svg:stroke-width="0.035cm" svg:stroke-color="#2f528f" svg:stroke-opacity="100%" draw:stroke-linejoin="miter" svg:stroke-linecap="butt" draw:fill="solid" draw:fill-color="#ffffff" draw:opacity="100%" fo:min-height="0cm" fo:min-width="0cm" style:run-through="background"/>
    </style:style>
    <style:style style:name="gr10" style:family="graphic">
      <style:graphic-properties draw:stroke="solid" svg:stroke-width="0.018cm" svg:stroke-color="#4472c4" svg:stroke-opacity="100%" draw:stroke-linejoin="miter" svg:stroke-linecap="butt" draw:fill="none" fo:padding-top="-0.008cm" fo:padding-bottom="-0.008cm" fo:padding-left="-0.008cm" fo:padding-right="-0.008cm" style:run-through="background"/>
    </style:style>
    <style:style style:name="gr11"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8cm" svg:stroke-color="#4472c4" draw:marker-end="a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62" svg:stroke-width="0.018cm" svg:stroke-color="#4472c4" draw:marker-end="a6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73" svg:stroke-width="0.018cm" svg:stroke-color="#4472c4" draw:marker-end="a7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17" style:family="graphic">
      <style:graphic-properties draw:stroke="dash" draw:stroke-dash="Dashed_20__28_var_29_" svg:stroke-width="0.018cm" svg:stroke-color="#4472c4" draw:marker-end="a13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Dashed_20__28_var_29_" svg:stroke-width="0.018cm" svg:stroke-color="#4472c4" draw:marker-end="a14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 svg:stroke-width="0.018cm" svg:stroke-color="#4472c4" draw:marker-end="a15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4472c4"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8cm" svg:stroke-color="#4472c4" draw:marker-end="a2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8cm" svg:stroke-color="#4472c4" draw:marker-start="a21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 svg:stroke-width="0.026cm" svg:stroke-color="#4472c4"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8cm" svg:stroke-color="#4472c4" draw:marker-end="a22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8cm" svg:stroke-color="#4472c4" draw:marker-start="a22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8cm" svg:stroke-color="#4472c4" draw:marker-end="a22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draw:marker-start="a23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8cm" svg:stroke-color="#4472c4" draw:marker-end="a23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4472c4" draw:marker-end="a23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3" style:family="graphic">
      <style:graphic-properties draw:stroke="solid" svg:stroke-width="0.018cm" svg:stroke-color="#4472c4" draw:marker-end="a24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8cm" svg:stroke-color="#4472c4" draw:marker-end="a2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4472c4" draw:marker-end="a27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8cm" svg:stroke-color="#4472c4" draw:marker-end="a26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2f528f" svg:stroke-opacity="100%" draw:stroke-linejoin="miter" svg:stroke-linecap="butt" draw:fill="solid" draw:fill-color="#4472c4"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bfbfbf" svg:stroke-opacity="100%" draw:stroke-linejoin="miter" svg:stroke-linecap="butt" draw:fill="solid" draw:fill-color="#a6a6a6" draw:opacity="2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bc8c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0" style:family="graphic">
      <style:graphic-properties draw:stroke="solid" svg:stroke-width="0.035cm" svg:stroke-color="#4472c4" svg:stroke-opacity="100%" draw:stroke-linejoin="miter" svg:stroke-linecap="butt" draw:fill="solid" draw:fill-color="#00b0f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8cm" svg:stroke-color="#4472c4" draw:marker-end="a7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44" style:family="graphic">
      <style:graphic-properties draw:stroke="solid" svg:stroke-width="0.018cm" svg:stroke-color="#4472c4" draw:marker-end="a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5" style:family="graphic">
      <style:graphic-properties draw:stroke="dash" draw:stroke-dash="Dashed_20__28_var_29_" svg:stroke-width="0.018cm" svg:stroke-color="#4472c4" draw:marker-end="a9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Dashed_20__28_var_29_" svg:stroke-width="0.018cm" svg:stroke-color="#4472c4" draw:marker-end="a9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Dashed_20__28_var_29_" svg:stroke-width="0.018cm" svg:stroke-color="#4472c4" draw:marker-end="a11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18cm" svg:stroke-color="#4472c4" draw:marker-end="a2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18cm" svg:stroke-color="#4472c4" draw:marker-end="a25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18cm" svg:stroke-color="#4472c4" draw:marker-end="a27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018cm" svg:stroke-color="#4472c4" draw:marker-end="a26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18cm" svg:stroke-color="#4472c4" draw:marker-end="a32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18cm" svg:stroke-color="#4472c4" draw:marker-end="a3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8cm" svg:stroke-color="#4472c4" draw:marker-end="a38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8cm" svg:stroke-color="#4472c4" draw:marker-end="a38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57" style:family="graphic">
      <style:graphic-properties draw:stroke="dash" draw:stroke-dash="Dashed_20__28_var_29_" svg:stroke-width="0.018cm" svg:stroke-color="#4472c4" draw:marker-end="a46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2f528f" draw:marker-end="a443"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35cm" svg:stroke-color="#2f528f" draw:marker-end="a441"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dash" draw:stroke-dash="Dashed_20__28_var_29_" svg:stroke-width="0.018cm" svg:stroke-color="#4472c4" draw:marker-end="a44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35cm" svg:stroke-color="#2f528f" svg:stroke-opacity="100%" draw:stroke-linejoin="miter" svg:stroke-linecap="butt" draw:fill="solid" draw:fill-color="#4472c4" draw:opacity="24%"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62" style:family="graphic">
      <style:graphic-properties draw:stroke="solid" svg:stroke-width="0.035cm" svg:stroke-color="#2f528f" svg:stroke-opacity="100%" draw:stroke-linejoin="miter" svg:stroke-linecap="butt" draw:fill="solid" draw:fill-color="#4472c4"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64"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65"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66"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67" style:family="graphic">
      <style:graphic-properties draw:stroke="solid" svg:stroke-width="0.018cm" svg:stroke-color="#4472c4" draw:marker-end="a47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018cm" svg:stroke-color="#4472c4" draw:marker-end="a4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18cm" svg:stroke-color="#4472c4" draw:marker-start="a492" draw:marker-end="a49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18cm" svg:stroke-color="#4472c4" draw:marker-start="a484" draw:marker-end="a4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018cm" svg:stroke-color="#4472c4" draw:marker-start="a503" draw:marker-end="a50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18cm" svg:stroke-color="#4472c4" draw:marker-end="a50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18cm" svg:stroke-color="#4472c4" draw:marker-end="a48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018cm" svg:stroke-color="#4472c4" draw:marker-end="a5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76"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right" style:horizontal-rel="page-content" draw:wrap-influence-on-position="once-concurrent" style:flow-with-text="false"/>
    </style:style>
    <style:style style:name="gr77" style:family="graphic">
      <style:graphic-properties draw:stroke="solid" svg:stroke-width="0.035cm" svg:stroke-color="#00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8" style:family="graphic">
      <style:graphic-properties draw:stroke="dash" draw:stroke-dash="Dashed_20__28_var_29_" svg:stroke-width="0.018cm" svg:stroke-color="#4472c4" draw:marker-end="a17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35cm" svg:stroke-color="#bf9000" svg:stroke-opacity="100%" draw:stroke-linejoin="miter" svg:stroke-linecap="butt"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35cm" svg:stroke-color="#ff0000" svg:stroke-opacity="100%" draw:stroke-linejoin="miter" svg:stroke-linecap="butt"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35cm" svg:stroke-color="#2f528f" svg:stroke-opacity="100%" draw:stroke-linejoin="miter" svg:stroke-linecap="butt" draw:fill="none" fo:min-height="0cm" fo:min-width="0cm" style:run-through="background"/>
    </style:style>
    <style:style style:name="gr82" style:family="graphic">
      <style:graphic-properties draw:stroke="solid" svg:stroke-width="0.035cm" svg:stroke-color="#ff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35cm" svg:stroke-color="#bf9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35cm" svg:stroke-color="#00b05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Sans_20_interligne"><text:span text:style-name="Police_20_par_20_défaut"><text:span text:style-name="T9">SMART FITNESS</text:span></text:span></text:p>
          </table:table-cell>
        </table:table-row>
        <table:table-row table:style-name="Tableau1.2">
          <table:table-cell table:style-name="Tableau1.A2" office:value-type="string">
            <text:p text:style-name="P5"><text:span text:style-name="Police_20_par_20_défaut"><text:span text:style-name="T10">Présentation du projet « Smart fitness »</text:span></text:span></text:p>
          </table:table-cell>
        </table:table-row>
        <table:table-row table:style-name="Tableau1.1">
          <table:table-cell table:style-name="Tableau1.A1" office:value-type="string">
            <text:p text:style-name="Sans_20_interligne"><text:span text:style-name="Police_20_par_20_défaut"><text:span text:style-name="T9">« Manage your fitness center »</text:span></text:span></text:p>
          </table:table-cell>
        </table:table-row>
      </table:table>
      <text:p text:style-name="Sans_20_interligne"><text:span text:style-name="Police_20_par_20_défaut"><text:span text:style-name="T11">Laurent Picard</text:span></text:span></text:p>
      <text:p text:style-name="Sans_20_interligne"><text:span text:style-name="Police_20_par_20_défaut"><text:span text:style-name="T11">Juin 2019</text:span></text:span></text:p>
      <text:p text:style-name="Normal"/>
      <text:p text:style-name="Normal"/>
      <text:p text:style-name="Normal"/>
      <text:p text:style-name="Normal"><draw:frame draw:style-name="fr24" draw:name="Image 11" text:anchor-type="paragraph" svg:y="0.545cm" svg:width="11.245cm" style:rel-width="scale" svg:height="7.17cm" style:rel-height="scale" draw:z-index="154"><draw:image xlink:href="Pictures/10000000000001A90000010FAFD7DB2A89C3B600.png" xlink:type="simple" xlink:show="embed" xlink:actuate="onLoad" loext:mime-type="image/png"/></draw:frame><text:span text:style-name="Police_20_par_20_défaut"><text:span text:style-name="T3"/></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Zone de texte 2" text:anchor-type="paragraph" svg:x="3.11cm" svg:y="0.023cm" svg:width="8.758cm" style:rel-width="scale" svg:height="0.873cm" style:rel-height="scale" draw:z-index="155"><draw:text-box><text:p text:style-name="P6"><text:span text:style-name="Police_20_par_20_défaut"><text:span text:style-name="T12">More connected, more advantageous</text:span></text:span></text:p></draw:text-box></draw:frame><text:span text:style-name="Police_20_par_20_défaut"><text:span text:style-name="T3"/></text:span></text:p>
      <text:p text:style-name="Normal"/>
      <text:p text:style-name="Normal"/>
      <text:p text:style-name="Normal"><draw:frame draw:style-name="fr25" draw:name="Image 34" text:anchor-type="paragraph" svg:x="1.519cm" svg:y="0.042cm" svg:width="13.335cm" style:rel-width="scale" svg:height="1.535cm" style:rel-height="scale" draw:z-index="156"><draw:image xlink:href="Pictures/10000000000001F80000003A3B234AA6A9498828.png" xlink:type="simple" xlink:show="embed" xlink:actuate="onLoad" loext:mime-type="image/png"/></draw:frame><text:span text:style-name="Police_20_par_20_défaut"><text:span text:style-name="T3"/></text:span></text:p>
      <text:p text:style-name="Normal"/>
      <text:p text:style-name="Normal"/>
      <text:section text:style-name="Sect1" text:name="Sect1">
        <text:p text:style-name="P30">Table des matières</text:p>
        <text:table-of-content text:style-name="Sect2"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Toc8328497" office:target-frame-name="_top" xlink:show="replace" text:style-name="Internet_20_link" text:visited-style-name="Visited_20_Internet_20_Link"><text:span text:style-name="Lien_20_hypertexte">Introduction</text:span></text:a><text:a xlink:type="simple" xlink:href="#_Toc8328497" office:target-frame-name="_top" xlink:show="replace" text:style-name="Internet_20_link" text:visited-style-name="Visited_20_Internet_20_Link"><text:tab/></text:a><text:a xlink:type="simple" xlink:href="#_Toc8328497" office:target-frame-name="_top" xlink:show="replace" text:style-name="Internet_20_link" text:visited-style-name="Visited_20_Internet_20_Link"><text:span text:style-name="Police_20_par_20_défaut"><text:span text:style-name="T2">Erreur ! Signet non défini.</text:span></text:span></text:a></text:p>
            <text:p text:style-name="P33"><text:a xlink:type="simple" xlink:href="#_Toc8328498" office:target-frame-name="_top" xlink:show="replace" text:style-name="Internet_20_link" text:visited-style-name="Visited_20_Internet_20_Link"><text:span text:style-name="Lien_20_hypertexte">1 – Genèse du projet</text:span></text:a><text:a xlink:type="simple" xlink:href="#_Toc8328498" office:target-frame-name="_top" xlink:show="replace" text:style-name="Internet_20_link" text:visited-style-name="Visited_20_Internet_20_Link"><text:tab/></text:a><text:a xlink:type="simple" xlink:href="#_Toc8328498"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499" office:target-frame-name="_top" xlink:show="replace" text:style-name="Internet_20_link" text:visited-style-name="Visited_20_Internet_20_Link"><text:span text:style-name="Lien_20_hypertexte">1.1 Analyse de la concurrence</text:span></text:a><text:a xlink:type="simple" xlink:href="#_Toc8328499" office:target-frame-name="_top" xlink:show="replace" text:style-name="Internet_20_link" text:visited-style-name="Visited_20_Internet_20_Link"><text:tab/></text:a><text:a xlink:type="simple" xlink:href="#_Toc8328499"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00" office:target-frame-name="_top" xlink:show="replace" text:style-name="Internet_20_link" text:visited-style-name="Visited_20_Internet_20_Link"><text:span text:style-name="Lien_20_hypertexte">1.1.1 Le marché</text:span></text:a><text:a xlink:type="simple" xlink:href="#_Toc8328500" office:target-frame-name="_top" xlink:show="replace" text:style-name="Internet_20_link" text:visited-style-name="Visited_20_Internet_20_Link"><text:tab/></text:a><text:a xlink:type="simple" xlink:href="#_Toc8328500"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01" office:target-frame-name="_top" xlink:show="replace" text:style-name="Internet_20_link" text:visited-style-name="Visited_20_Internet_20_Link"><text:span text:style-name="Lien_20_hypertexte">1.1.2 Le modèle connecté</text:span></text:a><text:a xlink:type="simple" xlink:href="#_Toc8328501" office:target-frame-name="_top" xlink:show="replace" text:style-name="Internet_20_link" text:visited-style-name="Visited_20_Internet_20_Link"><text:tab/></text:a><text:a xlink:type="simple" xlink:href="#_Toc8328501"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502" office:target-frame-name="_top" xlink:show="replace" text:style-name="Internet_20_link" text:visited-style-name="Visited_20_Internet_20_Link"><text:span text:style-name="Lien_20_hypertexte">1.2 Les motivations du projet</text:span></text:a><text:a xlink:type="simple" xlink:href="#_Toc8328502" office:target-frame-name="_top" xlink:show="replace" text:style-name="Internet_20_link" text:visited-style-name="Visited_20_Internet_20_Link"><text:tab/></text:a><text:a xlink:type="simple" xlink:href="#_Toc8328502"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503" office:target-frame-name="_top" xlink:show="replace" text:style-name="Internet_20_link" text:visited-style-name="Visited_20_Internet_20_Link"><text:span text:style-name="Lien_20_hypertexte">1.3 Les utilisateurs de l’application</text:span></text:a><text:a xlink:type="simple" xlink:href="#_Toc8328503" office:target-frame-name="_top" xlink:show="replace" text:style-name="Internet_20_link" text:visited-style-name="Visited_20_Internet_20_Link"><text:tab/>6</text:a></text:p>
            <text:p text:style-name="P37"><text:a xlink:type="simple" xlink:href="#_Toc8328504" office:target-frame-name="_top" xlink:show="replace" text:style-name="Internet_20_link" text:visited-style-name="Visited_20_Internet_20_Link"><text:span text:style-name="Lien_20_hypertexte">1.3.1 L’axe clientèle</text:span></text:a><text:a xlink:type="simple" xlink:href="#_Toc8328504" office:target-frame-name="_top" xlink:show="replace" text:style-name="Internet_20_link" text:visited-style-name="Visited_20_Internet_20_Link"><text:tab/>6</text:a></text:p>
            <text:p text:style-name="P37"><text:a xlink:type="simple" xlink:href="#_Toc8328505" office:target-frame-name="_top" xlink:show="replace" text:style-name="Internet_20_link" text:visited-style-name="Visited_20_Internet_20_Link"><text:span text:style-name="Lien_20_hypertexte">1.3.2 L’axe gérance</text:span></text:a><text:a xlink:type="simple" xlink:href="#_Toc8328505" office:target-frame-name="_top" xlink:show="replace" text:style-name="Internet_20_link" text:visited-style-name="Visited_20_Internet_20_Link"><text:tab/>6</text:a></text:p>
            <text:p text:style-name="P35"><text:a xlink:type="simple" xlink:href="#_Toc8328506" office:target-frame-name="_top" xlink:show="replace" text:style-name="Internet_20_link" text:visited-style-name="Visited_20_Internet_20_Link"><text:span text:style-name="Lien_20_hypertexte">1.4 Contextualisation de l’application</text:span></text:a><text:a xlink:type="simple" xlink:href="#_Toc8328506" office:target-frame-name="_top" xlink:show="replace" text:style-name="Internet_20_link" text:visited-style-name="Visited_20_Internet_20_Link"><text:tab/></text:a><text:a xlink:type="simple" xlink:href="#_Toc8328506" office:target-frame-name="_top" xlink:show="replace" text:style-name="Internet_20_link" text:visited-style-name="Visited_20_Internet_20_Link"><text:span text:style-name="Police_20_par_20_défaut"><text:span text:style-name="T2">Erreur ! Signet non défini.</text:span></text:span></text:a></text:p>
            <text:p text:style-name="P33"><text:a xlink:type="simple" xlink:href="#_Toc8328507" office:target-frame-name="_top" xlink:show="replace" text:style-name="Internet_20_link" text:visited-style-name="Visited_20_Internet_20_Link"><text:span text:style-name="Lien_20_hypertexte">2.Modélisation</text:span></text:a><text:a xlink:type="simple" xlink:href="#_Toc8328507" office:target-frame-name="_top" xlink:show="replace" text:style-name="Internet_20_link" text:visited-style-name="Visited_20_Internet_20_Link"><text:tab/>8</text:a></text:p>
            <text:p text:style-name="P35"><text:a xlink:type="simple" xlink:href="#_Toc8328508" office:target-frame-name="_top" xlink:show="replace" text:style-name="Internet_20_link" text:visited-style-name="Visited_20_Internet_20_Link"><text:span text:style-name="Lien_20_hypertexte">2.1 Analyse des besoins utilisateurs</text:span></text:a><text:a xlink:type="simple" xlink:href="#_Toc8328508" office:target-frame-name="_top" xlink:show="replace" text:style-name="Internet_20_link" text:visited-style-name="Visited_20_Internet_20_Link"><text:tab/>8</text:a></text:p>
            <text:p text:style-name="P37"><text:a xlink:type="simple" xlink:href="#_Toc8328509" office:target-frame-name="_top" xlink:show="replace" text:style-name="Internet_20_link" text:visited-style-name="Visited_20_Internet_20_Link"><text:span text:style-name="Lien_20_hypertexte">2.1.1 Diagramme package</text:span></text:a><text:a xlink:type="simple" xlink:href="#_Toc8328509" office:target-frame-name="_top" xlink:show="replace" text:style-name="Internet_20_link" text:visited-style-name="Visited_20_Internet_20_Link"><text:tab/>8</text:a></text:p>
            <text:p text:style-name="P36"><text:a xlink:type="simple" xlink:href="#_Toc8328510" office:target-frame-name="_top" xlink:show="replace" text:style-name="Internet_20_link" text:visited-style-name="Visited_20_Internet_20_Link"><text:span text:style-name="Lien_20_hypertexte">2.2</text:span></text:a><text:a xlink:type="simple" xlink:href="#_Toc8328510" office:target-frame-name="_top" xlink:show="replace" text:style-name="Internet_20_link" text:visited-style-name="Visited_20_Internet_20_Link"><text:span text:style-name="Police_20_par_20_défaut"><text:span text:style-name="T13"><text:tab/></text:span></text:span></text:a><text:a xlink:type="simple" xlink:href="#_Toc8328510" office:target-frame-name="_top" xlink:show="replace" text:style-name="Internet_20_link" text:visited-style-name="Visited_20_Internet_20_Link"><text:span text:style-name="Lien_20_hypertexte">Réservation en ligne d’une séance (fonctionnalité « réservation »)</text:span></text:a><text:a xlink:type="simple" xlink:href="#_Toc8328510" office:target-frame-name="_top" xlink:show="replace" text:style-name="Internet_20_link" text:visited-style-name="Visited_20_Internet_20_Link"><text:tab/>9</text:a></text:p>
            <text:p text:style-name="P37"><text:a xlink:type="simple" xlink:href="#_Toc8328511" office:target-frame-name="_top" xlink:show="replace" text:style-name="Internet_20_link" text:visited-style-name="Visited_20_Internet_20_Link"><text:span text:style-name="Lien_20_hypertexte">2.2.1 Diagramme de cas d’utilisation</text:span></text:a><text:a xlink:type="simple" xlink:href="#_Toc8328511" office:target-frame-name="_top" xlink:show="replace" text:style-name="Internet_20_link" text:visited-style-name="Visited_20_Internet_20_Link"><text:tab/>9</text:a></text:p>
            <text:p text:style-name="P37"><text:a xlink:type="simple" xlink:href="#_Toc8328512" office:target-frame-name="_top" xlink:show="replace" text:style-name="Internet_20_link" text:visited-style-name="Visited_20_Internet_20_Link"><text:span text:style-name="Lien_20_hypertexte">2.2.2 User Story « Service d’inscription »</text:span></text:a><text:a xlink:type="simple" xlink:href="#_Toc8328512" office:target-frame-name="_top" xlink:show="replace" text:style-name="Internet_20_link" text:visited-style-name="Visited_20_Internet_20_Link"><text:tab/></text:a><text:a xlink:type="simple" xlink:href="#_Toc8328512"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13" office:target-frame-name="_top" xlink:show="replace" text:style-name="Internet_20_link" text:visited-style-name="Visited_20_Internet_20_Link"><text:span text:style-name="Lien_20_hypertexte">2.2.3 User Story « Service d’inscription »</text:span></text:a><text:a xlink:type="simple" xlink:href="#_Toc8328513" office:target-frame-name="_top" xlink:show="replace" text:style-name="Internet_20_link" text:visited-style-name="Visited_20_Internet_20_Link"><text:tab/></text:a><text:a xlink:type="simple" xlink:href="#_Toc8328513"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14" office:target-frame-name="_top" xlink:show="replace" text:style-name="Internet_20_link" text:visited-style-name="Visited_20_Internet_20_Link"><text:span text:style-name="Lien_20_hypertexte">2.2.4 User Story « Constituer une séance en réservant un ou plusieurs équipements »</text:span></text:a><text:a xlink:type="simple" xlink:href="#_Toc8328514" office:target-frame-name="_top" xlink:show="replace" text:style-name="Internet_20_link" text:visited-style-name="Visited_20_Internet_20_Link"><text:tab/></text:a><text:a xlink:type="simple" xlink:href="#_Toc8328514"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15" office:target-frame-name="_top" xlink:show="replace" text:style-name="Internet_20_link" text:visited-style-name="Visited_20_Internet_20_Link"><text:span text:style-name="Lien_20_hypertexte">2.2.3 Diagramme de séquence</text:span></text:a><text:a xlink:type="simple" xlink:href="#_Toc8328515" office:target-frame-name="_top" xlink:show="replace" text:style-name="Internet_20_link" text:visited-style-name="Visited_20_Internet_20_Link"><text:tab/>12</text:a></text:p>
            <text:p text:style-name="P35"><text:a xlink:type="simple" xlink:href="#_Toc8328516" office:target-frame-name="_top" xlink:show="replace" text:style-name="Internet_20_link" text:visited-style-name="Visited_20_Internet_20_Link"><text:span text:style-name="Lien_20_hypertexte">2.3 Package manager</text:span></text:a><text:a xlink:type="simple" xlink:href="#_Toc8328516" office:target-frame-name="_top" xlink:show="replace" text:style-name="Internet_20_link" text:visited-style-name="Visited_20_Internet_20_Link"><text:tab/>13</text:a></text:p>
            <text:p text:style-name="P37"><text:a xlink:type="simple" xlink:href="#_Toc8328517" office:target-frame-name="_top" xlink:show="replace" text:style-name="Internet_20_link" text:visited-style-name="Visited_20_Internet_20_Link"><text:span text:style-name="Lien_20_hypertexte">2.3.1 La gestion du parc des équipements</text:span></text:a><text:a xlink:type="simple" xlink:href="#_Toc8328517" office:target-frame-name="_top" xlink:show="replace" text:style-name="Internet_20_link" text:visited-style-name="Visited_20_Internet_20_Link"><text:tab/>13</text:a></text:p>
            <text:p text:style-name="P37"><text:a xlink:type="simple" xlink:href="#_Toc8328518" office:target-frame-name="_top" xlink:show="replace" text:style-name="Internet_20_link" text:visited-style-name="Visited_20_Internet_20_Link"><text:span text:style-name="Lien_20_hypertexte">2.3.2 La gestion des offres</text:span></text:a><text:a xlink:type="simple" xlink:href="#_Toc8328518" office:target-frame-name="_top" xlink:show="replace" text:style-name="Internet_20_link" text:visited-style-name="Visited_20_Internet_20_Link"><text:tab/>13</text:a></text:p>
            <text:p text:style-name="P38"><text:a xlink:type="simple" xlink:href="#_Toc8328519" office:target-frame-name="_top" xlink:show="replace" text:style-name="Internet_20_link" text:visited-style-name="Visited_20_Internet_20_Link"><text:span text:style-name="Lien_20_hypertexte">2.3.3</text:span></text:a><text:a xlink:type="simple" xlink:href="#_Toc8328519" office:target-frame-name="_top" xlink:show="replace" text:style-name="Internet_20_link" text:visited-style-name="Visited_20_Internet_20_Link"><text:span text:style-name="Police_20_par_20_défaut"><text:span text:style-name="T13"><text:tab/></text:span></text:span></text:a><text:a xlink:type="simple" xlink:href="#_Toc8328519" office:target-frame-name="_top" xlink:show="replace" text:style-name="Internet_20_link" text:visited-style-name="Visited_20_Internet_20_Link"><text:span text:style-name="Lien_20_hypertexte">Le pilotage opérationnel de l’activité</text:span></text:a><text:a xlink:type="simple" xlink:href="#_Toc8328519" office:target-frame-name="_top" xlink:show="replace" text:style-name="Internet_20_link" text:visited-style-name="Visited_20_Internet_20_Link"><text:tab/>13</text:a></text:p>
            <text:p text:style-name="P35"><text:a xlink:type="simple" xlink:href="#_Toc8328520" office:target-frame-name="_top" xlink:show="replace" text:style-name="Internet_20_link" text:visited-style-name="Visited_20_Internet_20_Link"><text:span text:style-name="Lien_20_hypertexte">2.4 Package Admin</text:span></text:a><text:a xlink:type="simple" xlink:href="#_Toc8328520" office:target-frame-name="_top" xlink:show="replace" text:style-name="Internet_20_link" text:visited-style-name="Visited_20_Internet_20_Link"><text:tab/>13</text:a></text:p>
            <text:p text:style-name="P35"><text:a xlink:type="simple" xlink:href="#_Toc8328521" office:target-frame-name="_top" xlink:show="replace" text:style-name="Internet_20_link" text:visited-style-name="Visited_20_Internet_20_Link"><text:span text:style-name="Lien_20_hypertexte">2.5 Prototypes d’interfaces (« Wireframes »)</text:span></text:a><text:a xlink:type="simple" xlink:href="#_Toc8328521" office:target-frame-name="_top" xlink:show="replace" text:style-name="Internet_20_link" text:visited-style-name="Visited_20_Internet_20_Link"><text:tab/>14</text:a></text:p>
            <text:p text:style-name="P37"><text:a xlink:type="simple" xlink:href="#_Toc8328522" office:target-frame-name="_top" xlink:show="replace" text:style-name="Internet_20_link" text:visited-style-name="Visited_20_Internet_20_Link"><text:span text:style-name="Lien_20_hypertexte">2.5.1 Wireframe « Liste des équipements disponibles » (User case « Réserver une séance »)</text:span></text:a><text:a xlink:type="simple" xlink:href="#_Toc8328522" office:target-frame-name="_top" xlink:show="replace" text:style-name="Internet_20_link" text:visited-style-name="Visited_20_Internet_20_Link"><text:tab/>14</text:a></text:p>
            <text:p text:style-name="P37"><text:a xlink:type="simple" xlink:href="#_Toc8328523" office:target-frame-name="_top" xlink:show="replace" text:style-name="Internet_20_link" text:visited-style-name="Visited_20_Internet_20_Link"><text:span text:style-name="Lien_20_hypertexte">2.5.2 Wireframe « Tableaux évolution du taux de réservation &amp; rendement par équipement » (fonctionnalité pilotage opérationnel de l’activité)</text:span></text:a><text:a xlink:type="simple" xlink:href="#_Toc8328523" office:target-frame-name="_top" xlink:show="replace" text:style-name="Internet_20_link" text:visited-style-name="Visited_20_Internet_20_Link"><text:tab/>15</text:a></text:p>
            <text:p text:style-name="P35"><text:a xlink:type="simple" xlink:href="#_Toc8328524" office:target-frame-name="_top" xlink:show="replace" text:style-name="Internet_20_link" text:visited-style-name="Visited_20_Internet_20_Link"><text:span text:style-name="Lien_20_hypertexte">2.6 Gestion des utilisateurs et des accès</text:span></text:a><text:a xlink:type="simple" xlink:href="#_Toc8328524" office:target-frame-name="_top" xlink:show="replace" text:style-name="Internet_20_link" text:visited-style-name="Visited_20_Internet_20_Link"><text:tab/>16</text:a></text:p>
            <text:p text:style-name="P35"><text:a xlink:type="simple" xlink:href="#_Toc8328525" office:target-frame-name="_top" xlink:show="replace" text:style-name="Internet_20_link" text:visited-style-name="Visited_20_Internet_20_Link"><text:span text:style-name="Lien_20_hypertexte"><text:span text:style-name="T14">2.7 Diagramme de classes (MOO, Modèle Orientée Objet)</text:span></text:span></text:a><text:a xlink:type="simple" xlink:href="#_Toc8328525" office:target-frame-name="_top" xlink:show="replace" text:style-name="Internet_20_link" text:visited-style-name="Visited_20_Internet_20_Link"><text:tab/>17</text:a></text:p>
            <text:p text:style-name="P37"><text:a xlink:type="simple" xlink:href="#_Toc8328526" office:target-frame-name="_top" xlink:show="replace" text:style-name="Internet_20_link" text:visited-style-name="Visited_20_Internet_20_Link"><text:span text:style-name="Lien_20_hypertexte"><text:span text:style-name="T14">2.7.1 Diagrammes de classes – commentaires</text:span></text:span></text:a><text:a xlink:type="simple" xlink:href="#_Toc8328526" office:target-frame-name="_top" xlink:show="replace" text:style-name="Internet_20_link" text:visited-style-name="Visited_20_Internet_20_Link"><text:tab/>18</text:a></text:p>
            <text:p text:style-name="P35"><text:a xlink:type="simple" xlink:href="#_Toc8328527" office:target-frame-name="_top" xlink:show="replace" text:style-name="Internet_20_link" text:visited-style-name="Visited_20_Internet_20_Link"><text:span text:style-name="Lien_20_hypertexte"><text:span text:style-name="T14">2.8 Le Modèle Logique de Données (MLD)</text:span></text:span></text:a><text:a xlink:type="simple" xlink:href="#_Toc8328527" office:target-frame-name="_top" xlink:show="replace" text:style-name="Internet_20_link" text:visited-style-name="Visited_20_Internet_20_Link"><text:tab/>19</text:a></text:p>
            <text:p text:style-name="P35"><text:a xlink:type="simple" xlink:href="#_Toc8328528" office:target-frame-name="_top" xlink:show="replace" text:style-name="Internet_20_link" text:visited-style-name="Visited_20_Internet_20_Link"><text:tab/>19</text:a></text:p>
            <text:p text:style-name="P35"><text:a xlink:type="simple" xlink:href="#_Toc8328529" office:target-frame-name="_top" xlink:show="replace" text:style-name="Internet_20_link" text:visited-style-name="Visited_20_Internet_20_Link"><text:span text:style-name="Lien_20_hypertexte"><text:span text:style-name="T14">2.9 Le Modèle Physique de Données (MPD)</text:span></text:span></text:a><text:a xlink:type="simple" xlink:href="#_Toc8328529" office:target-frame-name="_top" xlink:show="replace" text:style-name="Internet_20_link" text:visited-style-name="Visited_20_Internet_20_Link"><text:tab/>20</text:a></text:p>
            <text:p text:style-name="P33"><text:a xlink:type="simple" xlink:href="#_Toc8328530" office:target-frame-name="_top" xlink:show="replace" text:style-name="Internet_20_link" text:visited-style-name="Visited_20_Internet_20_Link"><text:span text:style-name="Lien_20_hypertexte">3 – Développement</text:span></text:a><text:a xlink:type="simple" xlink:href="#_Toc8328530" office:target-frame-name="_top" xlink:show="replace" text:style-name="Internet_20_link" text:visited-style-name="Visited_20_Internet_20_Link"><text:tab/>21</text:a></text:p>
            <text:p text:style-name="P35"><text:a xlink:type="simple" xlink:href="#_Toc8328531" office:target-frame-name="_top" xlink:show="replace" text:style-name="Internet_20_link" text:visited-style-name="Visited_20_Internet_20_Link"><text:span text:style-name="Lien_20_hypertexte">3.1 Architecture de l’application</text:span></text:a><text:a xlink:type="simple" xlink:href="#_Toc8328531" office:target-frame-name="_top" xlink:show="replace" text:style-name="Internet_20_link" text:visited-style-name="Visited_20_Internet_20_Link"><text:tab/>21</text:a></text:p>
            <text:p text:style-name="P37"><text:a xlink:type="simple" xlink:href="#_Toc8328532" office:target-frame-name="_top" xlink:show="replace" text:style-name="Internet_20_link" text:visited-style-name="Visited_20_Internet_20_Link"><text:span text:style-name="Lien_20_hypertexte">3.1.1 Le serveur de présentation</text:span></text:a><text:a xlink:type="simple" xlink:href="#_Toc8328532" office:target-frame-name="_top" xlink:show="replace" text:style-name="Internet_20_link" text:visited-style-name="Visited_20_Internet_20_Link"><text:tab/>21</text:a></text:p>
            <text:p text:style-name="P37"><text:soft-page-break/><text:a xlink:type="simple" xlink:href="#_Toc8328533" office:target-frame-name="_top" xlink:show="replace" text:style-name="Internet_20_link" text:visited-style-name="Visited_20_Internet_20_Link"><text:span text:style-name="Lien_20_hypertexte">3.1.2 Le serveur d’application</text:span></text:a><text:a xlink:type="simple" xlink:href="#_Toc8328533" office:target-frame-name="_top" xlink:show="replace" text:style-name="Internet_20_link" text:visited-style-name="Visited_20_Internet_20_Link"><text:tab/>23</text:a></text:p>
            <text:p text:style-name="P37"><text:a xlink:type="simple" xlink:href="#_Toc8328534" office:target-frame-name="_top" xlink:show="replace" text:style-name="Internet_20_link" text:visited-style-name="Visited_20_Internet_20_Link"><text:span text:style-name="Lien_20_hypertexte">3.1.2 Le serveur de base de données</text:span></text:a><text:a xlink:type="simple" xlink:href="#_Toc8328534" office:target-frame-name="_top" xlink:show="replace" text:style-name="Internet_20_link" text:visited-style-name="Visited_20_Internet_20_Link"><text:tab/>24</text:a></text:p>
            <text:p text:style-name="P37"><text:a xlink:type="simple" xlink:href="#_Toc8328535" office:target-frame-name="_top" xlink:show="replace" text:style-name="Internet_20_link" text:visited-style-name="Visited_20_Internet_20_Link"><text:span text:style-name="Lien_20_hypertexte"><text:span text:style-name="T16">3.1.3 Le fichier application.properties</text:span></text:span></text:a><text:a xlink:type="simple" xlink:href="#_Toc8328535" office:target-frame-name="_top" xlink:show="replace" text:style-name="Internet_20_link" text:visited-style-name="Visited_20_Internet_20_Link"><text:tab/>24</text:a></text:p>
            <text:p text:style-name="P35"><text:a xlink:type="simple" xlink:href="#_Toc8328536" office:target-frame-name="_top" xlink:show="replace" text:style-name="Internet_20_link" text:visited-style-name="Visited_20_Internet_20_Link"><text:span text:style-name="Lien_20_hypertexte"><text:span text:style-name="T16">3.2 Mise en place de l’environnement de développement</text:span></text:span></text:a><text:a xlink:type="simple" xlink:href="#_Toc8328536" office:target-frame-name="_top" xlink:show="replace" text:style-name="Internet_20_link" text:visited-style-name="Visited_20_Internet_20_Link"><text:tab/>26</text:a></text:p>
            <text:p text:style-name="P37"><text:a xlink:type="simple" xlink:href="#_Toc8328537" office:target-frame-name="_top" xlink:show="replace" text:style-name="Internet_20_link" text:visited-style-name="Visited_20_Internet_20_Link"><text:span text:style-name="Lien_20_hypertexte"><text:span text:style-name="T16">3.2.1 Les outils de développement</text:span></text:span></text:a><text:a xlink:type="simple" xlink:href="#_Toc8328537" office:target-frame-name="_top" xlink:show="replace" text:style-name="Internet_20_link" text:visited-style-name="Visited_20_Internet_20_Link"><text:tab/>26</text:a></text:p>
            <text:p text:style-name="P37"><text:a xlink:type="simple" xlink:href="#_Toc8328538" office:target-frame-name="_top" xlink:show="replace" text:style-name="Internet_20_link" text:visited-style-name="Visited_20_Internet_20_Link"><text:span text:style-name="Lien_20_hypertexte"><text:span text:style-name="T16">3.2.2 Le jeu des annotations</text:span></text:span></text:a><text:a xlink:type="simple" xlink:href="#_Toc8328538" office:target-frame-name="_top" xlink:show="replace" text:style-name="Internet_20_link" text:visited-style-name="Visited_20_Internet_20_Link"><text:tab/>26</text:a></text:p>
            <text:p text:style-name="P33"><text:a xlink:type="simple" xlink:href="#_Toc8328539" office:target-frame-name="_top" xlink:show="replace" text:style-name="Internet_20_link" text:visited-style-name="Visited_20_Internet_20_Link"><text:span text:style-name="Lien_20_hypertexte"><text:span text:style-name="T15">4. Module d’authentification</text:span></text:span></text:a><text:a xlink:type="simple" xlink:href="#_Toc8328539" office:target-frame-name="_top" xlink:show="replace" text:style-name="Internet_20_link" text:visited-style-name="Visited_20_Internet_20_Link"><text:tab/>28</text:a></text:p>
            <text:p text:style-name="P35"><text:a xlink:type="simple" xlink:href="#_Toc8328540" office:target-frame-name="_top" xlink:show="replace" text:style-name="Internet_20_link" text:visited-style-name="Visited_20_Internet_20_Link"><text:span text:style-name="Lien_20_hypertexte">4.1 Mise en base des données utilisateurs</text:span></text:a><text:a xlink:type="simple" xlink:href="#_Toc8328540" office:target-frame-name="_top" xlink:show="replace" text:style-name="Internet_20_link" text:visited-style-name="Visited_20_Internet_20_Link"><text:tab/>28</text:a></text:p>
            <text:p text:style-name="P35"><text:a xlink:type="simple" xlink:href="#_Toc8328541" office:target-frame-name="_top" xlink:show="replace" text:style-name="Internet_20_link" text:visited-style-name="Visited_20_Internet_20_Link"><text:span text:style-name="Lien_20_hypertexte">4.2 Mise en place de la politique de sécurité</text:span></text:a><text:a xlink:type="simple" xlink:href="#_Toc8328541" office:target-frame-name="_top" xlink:show="replace" text:style-name="Internet_20_link" text:visited-style-name="Visited_20_Internet_20_Link"><text:tab/></text:a><text:a xlink:type="simple" xlink:href="#_Toc8328541"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42" office:target-frame-name="_top" xlink:show="replace" text:style-name="Internet_20_link" text:visited-style-name="Visited_20_Internet_20_Link"><text:span text:style-name="Lien_20_hypertexte">4.2.1 La gestion de l’authentification</text:span></text:a><text:a xlink:type="simple" xlink:href="#_Toc8328542" office:target-frame-name="_top" xlink:show="replace" text:style-name="Internet_20_link" text:visited-style-name="Visited_20_Internet_20_Link"><text:tab/></text:a><text:a xlink:type="simple" xlink:href="#_Toc8328542"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43" office:target-frame-name="_top" xlink:show="replace" text:style-name="Internet_20_link" text:visited-style-name="Visited_20_Internet_20_Link"><text:span text:style-name="Lien_20_hypertexte">4.2.2 La gestion des tokens</text:span></text:a><text:a xlink:type="simple" xlink:href="#_Toc8328543" office:target-frame-name="_top" xlink:show="replace" text:style-name="Internet_20_link" text:visited-style-name="Visited_20_Internet_20_Link"><text:tab/></text:a><text:a xlink:type="simple" xlink:href="#_Toc8328543"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44" office:target-frame-name="_top" xlink:show="replace" text:style-name="Internet_20_link" text:visited-style-name="Visited_20_Internet_20_Link"><text:span text:style-name="Lien_20_hypertexte">4.2.3 La gestion des autorisations</text:span></text:a><text:a xlink:type="simple" xlink:href="#_Toc8328544" office:target-frame-name="_top" xlink:show="replace" text:style-name="Internet_20_link" text:visited-style-name="Visited_20_Internet_20_Link"><text:tab/></text:a><text:a xlink:type="simple" xlink:href="#_Toc8328544"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545" office:target-frame-name="_top" xlink:show="replace" text:style-name="Internet_20_link" text:visited-style-name="Visited_20_Internet_20_Link"><text:span text:style-name="Lien_20_hypertexte">3.2 Authentification</text:span></text:a><text:a xlink:type="simple" xlink:href="#_Toc8328545" office:target-frame-name="_top" xlink:show="replace" text:style-name="Internet_20_link" text:visited-style-name="Visited_20_Internet_20_Link"><text:tab/></text:a><text:a xlink:type="simple" xlink:href="#_Toc8328545" office:target-frame-name="_top" xlink:show="replace" text:style-name="Internet_20_link" text:visited-style-name="Visited_20_Internet_20_Link"><text:span text:style-name="Police_20_par_20_défaut"><text:span text:style-name="T2">Erreur ! Signet non défini.</text:span></text:span></text:a></text:p>
            <text:p text:style-name="P34"/>
          </text:index-body>
        </text:table-of-content>
      </text:section>
      <text:section text:style-name="Sect1" text:name="Sect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section text:style-name="Sect1" text:name="Sect4">
        <text:h text:style-name="Heading_20_1" text:outline-level="1">Introduction</text:h>
        <text:p text:style-name="Normal"/>
        <text:p text:style-name="P39">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text:soft-page-break/>cost », et d’autre part à aider le staff dans ce qui relève de l’organisation du centre.</text:p>
        <text:p text:style-name="P39">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 </text:p>
        <text:p text:style-name="P39"/>
        <text:p text:style-name="P39"><draw:frame draw:style-name="fr2" draw:name="Zone de texte 21" text:anchor-type="paragraph" svg:x="12.314cm" svg:y="0.624cm" svg:width="2.274cm" style:rel-width="scale" svg:height="0.767cm" style:rel-height="scale" draw:z-index="439"><draw:text-box><text:p text:style-name="P6"><text:span text:style-name="Police_20_par_20_défaut"><text:span text:style-name="T17">Pilotage</text:span></text:span></text:p></draw:text-box></draw:frame><draw:frame draw:style-name="fr2" draw:name="Zone de texte 22" text:anchor-type="paragraph" svg:x="10.134cm" svg:y="0.624cm" svg:width="2.274cm" style:rel-width="scale" svg:height="0.767cm" style:rel-height="scale" draw:z-index="440"><draw:text-box><text:p text:style-name="P6"><text:span text:style-name="Police_20_par_20_défaut"><text:span text:style-name="T17">Gestion parc</text:span></text:span></text:p></draw:text-box></draw:frame><draw:frame draw:style-name="fr2" draw:name="Zone de texte 23" text:anchor-type="paragraph" svg:x="7.779cm" svg:y="0.651cm" svg:width="2.274cm" style:rel-width="scale" svg:height="0.767cm" style:rel-height="scale" draw:z-index="441"><draw:text-box><text:p text:style-name="P6"><text:span text:style-name="Police_20_par_20_défaut"><text:span text:style-name="T17">Réservation</text:span></text:span></text:p></draw:text-box></draw:frame><draw:frame draw:style-name="fr2" draw:name="Zone de texte 24" text:anchor-type="paragraph" svg:x="5.292cm" svg:y="0.651cm" svg:width="2.715cm" style:rel-width="scale" svg:height="0.854cm" style:rel-height="scale" draw:z-index="442"><draw:text-box><text:p text:style-name="P6"><text:span text:style-name="Police_20_par_20_défaut"><text:span text:style-name="T17">Authentification</text:span></text:span></text:p></draw:text-box></draw:frame><draw:frame draw:style-name="fr3" draw:name="Zone de texte 570" text:anchor-type="paragraph" svg:x="1.005cm" svg:y="0.709cm" svg:width="1.446cm" style:rel-width="scale" svg:height="0.473cm" style:rel-height="scale" draw:z-index="444"><draw:text-box><text:p text:style-name="Caption">Genèse</text:p></draw:text-box></draw:frame><draw:frame draw:style-name="fr3" draw:name="Zone de texte 571" text:anchor-type="paragraph" svg:x="3.295cm" svg:y="0.739cm" svg:width="1.889cm" style:rel-width="scale" svg:height="0.445cm" style:rel-height="scale" draw:z-index="445"><draw:text-box><text:p text:style-name="Caption">Modélisation</text:p></draw:text-box></draw:frame><draw:g text:anchor-type="paragraph" draw:z-index="443" draw:name="Groupe 573" draw:style-name="gr43"><draw:custom-shape draw:name="Flèche : chevron 574" draw:style-name="gr81" draw:text-style-name="P134" svg:width="3.107cm" svg:height="1.475cm" svg:x="0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5" draw:style-name="gr81" draw:text-style-name="P134" svg:width="3.105cm" svg:height="1.475cm" svg:x="2.364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6" draw:style-name="gr81" draw:text-style-name="P134" svg:width="3.105cm" svg:height="1.475cm" svg:x="4.725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7" draw:style-name="gr81" draw:text-style-name="P134" svg:width="3.105cm" svg:height="1.475cm" svg:x="7.087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8" draw:style-name="gr81" draw:text-style-name="P134" svg:width="3.105cm" svg:height="1.475cm" svg:x="9.421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9" draw:style-name="gr81" draw:text-style-name="P134" svg:width="3.105cm" svg:height="1.475cm" svg:x="11.783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Police_20_par_20_défaut"><text:span text:style-name="T3"/></text:span></text:p>
        <text:p text:style-name="Normal"/>
        <text:p text:style-name="Normal"/>
        <text:p text:style-name="P39">Nous matérialiserons l’état de l’avancée de chaque module par le code couleur suivante :</text:p>
        <text:p text:style-name="P39"/>
        <text:p text:style-name="P39"><draw:frame draw:style-name="fr4" draw:name="Zone de texte 25" text:anchor-type="paragraph" svg:x="10.557cm" svg:y="0.377cm" svg:width="2.3cm" style:rel-width="scale" svg:height="0.914cm" style:rel-height="scale" draw:z-index="437"><draw:text-box><text:p text:style-name="P8">DONE</text:p></draw:text-box></draw:frame><draw:frame draw:style-name="fr4" draw:name="Zone de texte 26" text:anchor-type="paragraph" svg:x="6.692cm" svg:y="0.367cm" svg:width="2.775cm" style:rel-width="scale" svg:height="0.914cm" style:rel-height="scale" draw:z-index="438"><draw:text-box><text:p text:style-name="P9">In Progress</text:p></draw:text-box></draw:frame><draw:frame draw:style-name="fr2" draw:name="Zone de texte 27" text:anchor-type="paragraph" svg:x="3.464cm" svg:y="0.298cm" svg:width="1.827cm" style:rel-width="scale" svg:height="0.797cm" style:rel-height="scale" draw:z-index="449"><draw:text-box><text:p text:style-name="P10">TO DO</text:p></draw:text-box></draw:frame><draw:custom-shape text:anchor-type="paragraph" draw:z-index="446" draw:name="Flèche : chevron 583" draw:style-name="gr82" draw:text-style-name="P134" svg:width="3.633cm" svg:height="1.475cm" svg:x="2.54cm" svg:y="0.03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7" draw:name="Flèche : chevron 584" draw:style-name="gr83" draw:text-style-name="P134" svg:width="3.633cm" svg:height="1.475cm" svg:x="6.165cm" svg:y="0.04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8" draw:name="Flèche : chevron 585" draw:style-name="gr84" draw:text-style-name="P134" svg:width="3.633cm" svg:height="1.475cm" svg:x="9.777cm" svg:y="0.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P39"/>
        <text:p text:style-name="P39"/>
        <text:p text:style-name="P6"><text:span text:style-name="Titre_20_du_20_livre"><text:span text:style-name="T18">*</text:span></text:span></text:p>
        <text:p text:style-name="P6"><text:span text:style-name="Titre_20_du_20_livre"><text:span text:style-name="T18">*<text:tab/>*</text:span></text:span></text:p>
        <text:p text:style-name="Normal">La section qui suit présente la genèse du projet.</text:p>
        <text:p text:style-name="Normal"><draw:frame draw:style-name="fr2" draw:name="Zone de texte 28" text:anchor-type="paragraph" svg:x="12.264cm" svg:y="1.401cm" svg:width="2.274cm" style:rel-width="scale" svg:height="0.741cm" style:rel-height="scale" draw:z-index="432"><draw:text-box><text:p text:style-name="P6"><text:span text:style-name="Police_20_par_20_défaut"><text:span text:style-name="T17">Pilotage</text:span></text:span></text:p></draw:text-box></draw:frame><draw:frame draw:style-name="fr2" draw:name="Zone de texte 29" text:anchor-type="paragraph" svg:x="10.121cm" svg:y="1.401cm" svg:width="2.274cm" style:rel-width="scale" svg:height="0.635cm" style:rel-height="scale" draw:z-index="433"><draw:text-box><text:p text:style-name="P6"><text:span text:style-name="Police_20_par_20_défaut"><text:span text:style-name="T17">Gestion parc</text:span></text:span></text:p></draw:text-box></draw:frame><draw:frame draw:style-name="fr2" draw:name="Zone de texte 210" text:anchor-type="paragraph" svg:x="7.9cm" svg:y="1.401cm" svg:width="2.274cm" style:rel-width="scale" svg:height="0.635cm" style:rel-height="scale" draw:z-index="434"><draw:text-box><text:p text:style-name="P6"><text:span text:style-name="Police_20_par_20_défaut"><text:span text:style-name="T17">Réservation</text:span></text:span></text:p></draw:text-box></draw:frame><draw:frame draw:style-name="fr2" draw:name="Zone de texte 211" text:anchor-type="paragraph" svg:x="5.412cm" svg:y="1.427cm" svg:width="2.715cm" style:rel-width="scale" svg:height="0.609cm" style:rel-height="scale" draw:z-index="435"><draw:text-box><text:p text:style-name="P6"><text:span text:style-name="Police_20_par_20_défaut"><text:span text:style-name="T17">Authentification</text:span></text:span></text:p></draw:text-box></draw:frame><draw:frame draw:style-name="fr2" draw:name="Zone de texte 212" text:anchor-type="paragraph" svg:x="5.517cm" svg:y="0.792cm" svg:width="9.412cm" style:rel-width="scale" svg:height="0.767cm" style:rel-height="scale" draw:z-index="431"><draw:text-box><text:p text:style-name="P6"><text:span text:style-name="Police_20_par_20_défaut"><text:span text:style-name="T17">Développement</text:span></text:span></text:p></draw:text-box></draw:frame><draw:custom-shape text:anchor-type="paragraph" draw:z-index="452" draw:name="Flèche : chevron 586" draw:style-name="gr80" draw:text-style-name="P131" svg:width="10.635cm" svg:height="1.475cm" svg:x="4.777cm" svg:y="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51" draw:name="Flèche : chevron 592" draw:style-name="gr80" draw:text-style-name="P131" svg:width="3.105cm" svg:height="1.475cm" svg:x="2.417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50" draw:name="Flèche : chevron 593" draw:style-name="gr79" draw:text-style-name="P143" svg:width="3.105cm" svg:height="1.475cm" svg:x="0.053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Normal"><draw:frame draw:style-name="fr5" draw:name="Zone de texte 598" text:anchor-type="paragraph" svg:x="3.348cm" svg:y="0.173cm" svg:width="1.889cm" style:rel-width="scale" svg:height="0.445cm" style:rel-height="scale" draw:z-index="436"><draw:text-box><text:p text:style-name="Caption">Modélisation</text:p></draw:text-box></draw:frame><draw:custom-shape text:anchor-type="paragraph" draw:z-index="454" draw:name="Rectangle 594" draw:style-name="gr3" draw:text-style-name="P131" svg:width="2.25cm" svg:height="0.578cm" svg:x="5.646cm" svg:y="0.616cm"><text:p/><draw:enhanced-geometry svg:viewBox="0 0 21600 21600" draw:type="non-primitive" draw:enhanced-path="M 0 0 L 21600 0 21600 21600 0 21600 Z N"/></draw:custom-shape><draw:custom-shape text:anchor-type="paragraph" draw:z-index="456" draw:name="Rectangle 595" draw:style-name="gr3" draw:text-style-name="P131" svg:width="2.25cm" svg:height="0.578cm" svg:x="10.156cm" svg:y="0.616cm"><text:p/><draw:enhanced-geometry svg:viewBox="0 0 21600 21600" draw:type="non-primitive" draw:enhanced-path="M 0 0 L 21600 0 21600 21600 0 21600 Z N"/></draw:custom-shape><draw:custom-shape text:anchor-type="paragraph" draw:z-index="455" draw:name="Rectangle 596" draw:style-name="gr3" draw:text-style-name="P131" svg:width="2.25cm" svg:height="0.578cm" svg:x="7.897cm" svg:y="0.616cm"><text:p/><draw:enhanced-geometry svg:viewBox="0 0 21600 21600" draw:type="non-primitive" draw:enhanced-path="M 0 0 L 21600 0 21600 21600 0 21600 Z N"/></draw:custom-shape><draw:custom-shape text:anchor-type="paragraph" draw:z-index="457" draw:name="Rectangle 597" draw:style-name="gr3" draw:text-style-name="P131" svg:width="2.25cm" svg:height="0.578cm" svg:x="12.397cm" svg:y="0.614cm"><text:p/><draw:enhanced-geometry svg:viewBox="0 0 21600 21600" draw:type="non-primitive" draw:enhanced-path="M 0 0 L 21600 0 21600 21600 0 21600 Z N"/></draw:custom-shape><draw:frame draw:style-name="fr6" draw:name="Zone de texte 599" text:anchor-type="paragraph" svg:x="1.164cm" svg:y="0.143cm" svg:width="1.446cm" style:rel-width="scale" svg:height="0.473cm" style:rel-height="scale" draw:z-index="453"><draw:text-box><text:p text:style-name="P40">Genèse</text:p></draw:text-box></draw:frame><text:span text:style-name="Police_20_par_20_défaut"><text:span text:style-name="T3"/></text:span></text:p>
        <text:p text:style-name="Normal"/>
        <text:p text:style-name="P7"/>
        <text:p text:style-name="P7"/>
        <text:p text:style-name="P7"/>
        <text:p text:style-name="P7"/>
        <text:p text:style-name="P7"/>
      </text:section>
      <text:section text:style-name="Sect1" text:name="Sect5">
        <text:p text:style-name="P7"/>
      </text:section>
      <text:section text:style-name="Sect1" text:name="Sect6">
        <text:p text:style-name="Normal"/>
      </text:section>
      <text:section text:style-name="Sect1" text:name="Sect7">
        <text:h text:style-name="Heading_20_1" text:outline-level="1"><text:span text:style-name="Titre_20_du_20_livre"><text:span text:style-name="T20">1 – Genèse du projet</text:span></text:span></text:h>
        <text:h text:style-name="Heading_20_2" text:outline-level="2">1.1 Analyse de la concurrence</text:h>
        <text:p text:style-name="Normal"/>
        <text:h text:style-name="Heading_20_3" text:outline-level="3"><text:s/>1.1.1 Le marché</text:h>
        <text:p text:style-name="P39">Une étude sur le marché du fitness publiée en 2018 par <text:a xlink:type="simple" xlink:href="http://www.europeactive.eu/" office:target-frame-name="_top" xlink:show="replace" text:style-name="Internet_20_link" text:visited-style-name="Visited_20_Internet_20_Link"><text:span text:style-name="Lien_20_hypertexte"><text:span text:style-name="T21">Europe Active</text:span></text:span></text:a> <text:s/>nous révèle que le chiffre d’affaire pour l’exercice 2017 a été de 26,6 milliard d’euros <text:soft-page-break/>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 </text:p>
        <text:p text:style-name="P39">Aujourd’hui, avec l’aménagement de réseaux de salles de sport, les activités ne se limitent plus à la musculation et au cardio-training mais proposent tout un éventail d’activités avec le support de coachs diplômés. En réponse au low-cost et à la standardisation, le concept de <text:span text:style-name="Police_20_par_20_défaut"><text:span text:style-name="T22">Boutiques Gyms</text:span></text:span> propose lui aussi la pratique d’une seule activité de façon très « immersive » à des prix plutôt élevés. Dans le cadre de notre projet, nous reprendrons pour notre modèle le principe du « pay as you go » (<text:span text:style-name="Police_20_par_20_défaut"><text:span text:style-name="T22">je ne paye que ce que je consomme sans m’engager</text:span></text:span>) qui a fait le succès de ces <text:span text:style-name="Police_20_par_20_défaut"><text:span text:style-name="T22">Boutiques Gyms</text:span></text:span>.</text:p>
        <text:p text:style-name="P39"/>
        <text:h text:style-name="Heading_20_3" text:outline-level="3">1.1.2 Le modèle connecté</text:h>
        <text:p text:style-name="P39">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 <text:span text:style-name="Police_20_par_20_défaut"><text:span text:style-name="T22">Course à pied</text:span></text:span> permettant de suivre ses trajets et ses temps directement sur son smartphone. Ces données sont sauvegardées de façon à pouvoir analyser ensuite les courses.</text:p>
        <text:p text:style-name="P39">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 </text:p>
      </text:section>
      <text:section text:style-name="Sect1" text:name="Sect8">
        <text:p text:style-name="P39"/>
        <text:p text:style-name="P39"/>
        <text:p text:style-name="P39"/>
        <text:p text:style-name="P39"><draw:frame draw:style-name="fr21" draw:name="Image 604" text:anchor-type="paragraph" svg:x="-1.363cm" svg:y="0.766cm" svg:width="14.949cm" style:rel-width="scale" svg:height="1.693cm" style:rel-height="scale" draw:z-index="458"><draw:image xlink:href="Pictures/100000000000025000000040008B4CE7F2931CD6.png" xlink:type="simple" xlink:show="embed" xlink:actuate="onLoad" loext:mime-type="image/png"/><draw:contour-polygon svg:width="15.449cm" svg:height="1.587cm" svg:viewBox="0 0 15449 1587" draw:points="79,26 79,52 79,79 79,105 132,132 158,158 185,185 211,211 238,238 264,264 290,290 317,317 343,343 370,370 396,396 423,423 449,449 476,476 502,502 529,529 555,555 581,581 608,608 634,634 661,661 687,687 714,714 740,740 767,767 793,793 820,820 846,846 820,872 793,899 767,925 740,952 714,978 687,1005 661,1031 634,1058 608,1084 581,1111 555,1137 529,1163 502,1190 476,1216 449,1243 423,1269 396,1296 370,1322 343,1349 317,1375 290,1402 264,1428 238,1454 211,1481 185,1507 158,1534 132,1560 132,1587 132,1613 14788,1613 14814,1587 14840,1560 14867,1534 14893,1507 14920,1481 14946,1454 14973,1428 14999,1402 15026,1375 15052,1349 15079,1322 15105,1296 15131,1269 15158,1243 15184,1216 15211,1190 15237,1163 15264,1137 15290,1111 15317,1084 15343,1058 15370,1031 15396,1005 15422,978 15449,952 15475,925 15502,899 15528,872 15528,846 15528,820 15502,793 15475,767 15449,740 15422,714 15396,687 15370,661 15343,634 15317,608 15290,581 15264,555 15237,529 15211,502 15184,476 15158,449 15131,423 15105,396 15079,370 15052,343 15026,317 14999,290 14973,264 14946,238 14920,211 14893,185 14867,158 14840,132 14814,105 14788,79 132,52 132,26" draw:recreate-on-edit="true"/></draw:frame></text:p>
        <text:p text:style-name="P39"/>
        <text:p text:style-name="P39"/>
      </text:section>
      <text:section text:style-name="Sect1" text:name="Sect9">
        <text:h text:style-name="Heading_20_2" text:outline-level="2">1.2 Les motivations du projet</text:h>
        <text:list xml:id="list2495997271" text:style-name="L1">
          <text:list-item>
            <text:p text:style-name="P120">Sur le plan fonctionnel : le sujet du projet doit pouvoir s’appuyer sur un cas d’étude dont la mise en œuvre réside dans sa capacité à répondre à un besoin réel. Un autre critère relève de la diversité des <text:soft-page-break/>problématiques organisationnelles, comme la gestion des commandes ou la planification de la réservation d’équipements.</text:p>
          </text:list-item>
          <text:list-item>
            <text:p text:style-name="P120">Sur le plan technique : le projet doit permettre de couvrir les différentes couches techniques d’une application web tant sur le plan du backend que celui du frontend, le tout adossé à une base de données relationnelle</text:p>
          </text:list-item>
          <text:list-item>
            <text:p text:style-name="P120">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41">C’est pourquoi le choix d’un centre de fitness semble bien se prêter pour aborder ces différentes thématiques. </text:p>
        <text:p text:style-name="P41"/>
        <text:h text:style-name="Heading_20_2" text:outline-level="2"><text:bookmark-start text:name="_Toc8328503"/>1.3 Les utilisateurs de l’application<text:bookmark-end text:name="_Toc8328503"/></text:h>
        <text:p text:style-name="P42">Cette partie va nous permettre de définir qui utilisera l’application, de quelle manière et quelles seront les fonctionnalités implémentées. Pour ce faire, nous allons procéder à une analyse des besoins.</text:p>
        <text:p text:style-name="P42">Les fonctionnalités générales du site peuvent être réparties autour de deux axes : celui de la clientèle et celui de la gérance.</text:p>
        <text:h text:style-name="Heading_20_3" text:outline-level="3"><text:bookmark-start text:name="_Toc8328504"/>1.3.1 L’axe clientèle<text:bookmark-end text:name="_Toc8328504"/></text:h>
        <text:p text:style-name="P43">Les clients auront la possibilité de créer un compte utilisateur afin d’avoir accès aux différents services proposés par le site :</text:p>
        <text:list xml:id="list3075110949" text:style-name="L2">
          <text:list-item>
            <text:p text:style-name="P121">Constituer une ou plusieurs séances en sélectionnant pour chacune d’entre elles un ou plusieurs équipements.</text:p>
          </text:list-item>
          <text:list-item>
            <text:p text:style-name="P121">Visualiser sous forme de feuille de route le contenu de chaque séance réservée.</text:p>
          </text:list-item>
          <text:list-item>
            <text:p text:style-name="P121">Souscrire à un abonnement afin de bénéficier des séances à moitié prix.</text:p>
          </text:list-item>
          <text:list-item>
            <text:p text:style-name="P121">Visualiser le catalogue de la boutique en ligne et acheter des produits. </text:p>
          </text:list-item>
          <text:list-item>
            <text:p text:style-name="P121">Accéder à l’historique des commandes.</text:p>
          </text:list-item>
        </text:list>
        <text:h text:style-name="Heading_20_3" text:outline-level="3"><text:bookmark-start text:name="_Toc8328505"/>1.3.2 L’axe gérance<text:bookmark-end text:name="_Toc8328505"/></text:h>
        <text:p text:style-name="P42">Le staff de « Your smart fitness » disposeront des fonctionnalités suivantes :</text:p>
        <text:list xml:id="list143255723143336" text:continue-numbering="true" text:style-name="L2">
          <text:list-item>
            <text:p text:style-name="P121">La gestion des infrastructures du site (ajout et paramétrage des équipements).</text:p>
          </text:list-item>
          <text:list-item>
            <text:p text:style-name="P121">La gestion des offres (création de formules d’abonnements et mise en ligne d’un catalogue)</text:p>
          </text:list-item>
          <text:list-item>
            <text:p text:style-name="P121">La balance des revenus et dépenses pour chaque équipement.</text:p>
          </text:list-item>
          <text:list-item>
            <text:p text:style-name="P121">La synthèse annuelle glissante de l’évolution du taux de réservation.</text:p>
          </text:list-item>
          <text:list-item>
            <text:p text:style-name="P121">La gestion des comptes utilisateurs du staff.</text:p>
          </text:list-item>
          <text:list-item>
            <text:p text:style-name="P121">La gestion de diffusion d’information</text:p>
          </text:list-item>
        </text:list>
        <text:p text:style-name="Paragraphe_20_de_20_liste"/>
        <text:p text:style-name="Paragraphe_20_de_20_liste"><text:soft-page-break/></text:p>
        <text:p text:style-name="P39"><draw:frame draw:style-name="fr21" draw:name="Image 605" text:anchor-type="paragraph" svg:x="-1.39cm" svg:y="-0.716cm" svg:width="14.949cm" style:rel-width="scale" svg:height="1.693cm" style:rel-height="scale" draw:z-index="80"><draw:image xlink:href="Pictures/100000000000025000000040008B4CE7F2931CD6.png" xlink:type="simple" xlink:show="embed" xlink:actuate="onLoad" loext:mime-type="image/png"/><draw:contour-polygon svg:width="15.449cm" svg:height="1.587cm" svg:viewBox="0 0 15449 1587" draw:points="79,26 79,52 79,79 79,105 132,132 158,158 185,185 211,211 238,238 264,264 290,290 317,317 343,343 370,370 396,396 423,423 449,449 476,476 502,502 529,529 555,555 581,581 608,608 634,634 661,661 687,687 714,714 740,740 767,767 793,793 820,820 846,846 820,872 793,899 767,925 740,952 714,978 687,1005 661,1031 634,1058 608,1084 581,1111 555,1137 529,1163 502,1190 476,1216 449,1243 423,1269 396,1296 370,1322 343,1349 317,1375 290,1402 264,1428 238,1454 211,1481 185,1507 158,1534 132,1560 132,1587 132,1613 14788,1613 14814,1587 14840,1560 14867,1534 14893,1507 14920,1481 14946,1454 14973,1428 14999,1402 15026,1375 15052,1349 15079,1322 15105,1296 15131,1269 15158,1243 15184,1216 15211,1190 15237,1163 15264,1137 15290,1111 15317,1084 15343,1058 15370,1031 15396,1005 15422,978 15449,952 15475,925 15502,899 15528,872 15528,846 15528,820 15502,793 15475,767 15449,740 15422,714 15396,687 15370,661 15343,634 15317,608 15290,581 15264,555 15237,529 15211,502 15184,476 15158,449 15131,423 15105,396 15079,370 15052,343 15026,317 14999,290 14973,264 14946,238 14920,211 14893,185 14867,158 14840,132 14814,105 14788,79 132,52 132,26" draw:recreate-on-edit="true"/></draw:frame></text:p>
      </text:section>
      <text:section text:style-name="Sect1" text:name="Sect10">
        <text:h text:style-name="Heading_20_2" text:outline-level="2">1.4 Contextualisation de l’application</text:h>
        <text:p text:style-name="Normal"/>
        <text:p text:style-name="Normal">Le périmètre contextuel de l’application nous permet d’en fixer ses modalités d’usage :</text:p>
        <text:list xml:id="list143255931325294" text:continue-numbering="true" text:style-name="L2">
          <text:list-item>
            <text:p text:style-name="P121">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121">Chaque équipement est affecté à une catégorie et est localisée dans une salle. On appelle catégorie, une famille d’équipement.</text:p>
          </text:list-item>
          <text:list-item>
            <text:p text:style-name="P121">Une séance est constituée d’au moins une réservation d’un équipement (donc 10’) et au plus d’un ensemble de réservations limitées à une même journée. Un client peut se créer plusieurs séances dans une journée.</text:p>
          </text:list-item>
          <text:list-item>
            <text:p text:style-name="P121">Le staff saisit l’ensemble des offres (types d’abonnements et articles du catalogue) qui seront proposées aux clients disposant d’un compte « Smart Fitness ».</text:p>
          </text:list-item>
          <text:list-item>
            <text:p text:style-name="P121">Chaque client devra donc créer un compte utilisateur pour pouvoir accéder aux différents services proposés par le site.</text:p>
          </text:list-item>
          <text:list-item>
            <text:p text:style-name="P124">L’abonnement permet aux clients de bénéficier de la réservation des équipements à moitié prix.</text:p>
          </text:list-item>
        </text:list>
      </text:section>
      <text:section text:style-name="Sect1" text:name="Sect11">
        <text:p text:style-name="Normal"><draw:frame draw:style-name="fr2" draw:name="Zone de texte 213" text:anchor-type="paragraph" svg:x="5.371cm" svg:y="0.781cm" svg:width="9.412cm" style:rel-width="scale" svg:height="0.767cm" style:rel-height="scale" draw:z-index="422"><draw:text-box><text:p text:style-name="P6"><text:span text:style-name="Police_20_par_20_défaut"><text:span text:style-name="T17">Développement</text:span></text:span></text:p></draw:text-box></draw:frame><draw:frame draw:style-name="fr2" draw:name="Zone de texte 214" text:anchor-type="paragraph" svg:x="5.517cm" svg:y="1.453cm" svg:width="2.715cm" style:rel-width="scale" svg:height="0.609cm" style:rel-height="scale" draw:z-index="420"><draw:text-box><text:p text:style-name="P6"><text:span text:style-name="Police_20_par_20_défaut"><text:span text:style-name="T17">Authentification</text:span></text:span></text:p></draw:text-box></draw:frame><draw:frame draw:style-name="fr2" draw:name="Zone de texte 215" text:anchor-type="paragraph" svg:x="7.978cm" svg:y="1.48cm" svg:width="2.274cm" style:rel-width="scale" svg:height="0.635cm" style:rel-height="scale" draw:z-index="419"><draw:text-box><text:p text:style-name="P6"><text:span text:style-name="Police_20_par_20_défaut"><text:span text:style-name="T17">Réservation</text:span></text:span></text:p></draw:text-box></draw:frame><draw:frame draw:style-name="fr2" draw:name="Zone de texte 216" text:anchor-type="paragraph" svg:x="10.095cm" svg:y="1.459cm" svg:width="2.274cm" style:rel-width="scale" svg:height="0.635cm" style:rel-height="scale" draw:z-index="418"><draw:text-box><text:p text:style-name="P6"><text:span text:style-name="Police_20_par_20_défaut"><text:span text:style-name="T17">Gestion parc</text:span></text:span></text:p></draw:text-box></draw:frame><draw:frame draw:style-name="fr2" draw:name="Zone de texte 217" text:anchor-type="paragraph" svg:x="12.317cm" svg:y="1.459cm" svg:width="2.274cm" style:rel-width="scale" svg:height="0.741cm" style:rel-height="scale" draw:z-index="417"><draw:text-box><text:p text:style-name="P6"><text:span text:style-name="Police_20_par_20_défaut"><text:span text:style-name="T17">Pilotage</text:span></text:span></text:p></draw:text-box></draw:frame><draw:custom-shape text:anchor-type="paragraph" draw:z-index="427" draw:name="Rectangle 432" draw:style-name="gr3" draw:text-style-name="P131" svg:width="2.25cm" svg:height="0.578cm" svg:x="5.666cm" svg:y="1.513cm"><text:p/><draw:enhanced-geometry svg:viewBox="0 0 21600 21600" draw:type="non-primitive" draw:enhanced-path="M 0 0 L 21600 0 21600 21600 0 21600 Z N"/></draw:custom-shape><draw:custom-shape text:anchor-type="paragraph" draw:z-index="426" draw:name="Rectangle 433" draw:style-name="gr3" draw:text-style-name="P131" svg:width="2.25cm" svg:height="0.578cm" svg:x="7.92cm" svg:y="1.519cm"><text:p/><draw:enhanced-geometry svg:viewBox="0 0 21600 21600" draw:type="non-primitive" draw:enhanced-path="M 0 0 L 21600 0 21600 21600 0 21600 Z N"/></draw:custom-shape><draw:frame draw:style-name="fr6" draw:name="Zone de texte 434" text:anchor-type="paragraph" svg:x="3.242cm" svg:y="1.108cm" svg:width="1.967cm" style:rel-width="scale" svg:height="0.411cm" style:rel-height="scale" draw:z-index="430"><draw:text-box><text:p text:style-name="P40">Modélisation</text:p></draw:text-box></draw:frame><draw:frame draw:style-name="fr6" draw:name="Zone de texte 435" text:anchor-type="paragraph" svg:x="0.995cm" svg:y="1.048cm" svg:width="1.446cm" style:rel-width="scale" svg:height="0.473cm" style:rel-height="scale" draw:z-index="423"><draw:text-box><text:p text:style-name="Caption"><text:span text:style-name="Police_20_par_20_défaut"><text:span text:style-name="T25">Genèse</text:span></text:span></text:p></draw:text-box></draw:frame><draw:custom-shape text:anchor-type="paragraph" draw:z-index="425" draw:name="Flèche : chevron 441" draw:style-name="gr80" draw:text-style-name="P131" svg:width="10.635cm" svg:height="1.475cm" svg:x="4.75cm" svg:y="0.5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4" draw:name="Flèche : chevron 442" draw:style-name="gr79" draw:text-style-name="P143" svg:width="3.105cm" svg:height="1.475cm" svg:x="2.381cm" svg:y="0.59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1" draw:name="Flèche : chevron 443" draw:style-name="gr41" draw:text-style-name="P132" svg:width="3.105cm" svg:height="1.475cm" svg:x="0cm" svg:y="0.584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9" draw:name="Rectangle 444" draw:style-name="gr3" draw:text-style-name="P131" svg:width="2.25cm" svg:height="0.578cm" svg:x="12.397cm" svg:y="1.513cm"><text:p/><draw:enhanced-geometry svg:viewBox="0 0 21600 21600" draw:type="non-primitive" draw:enhanced-path="M 0 0 L 21600 0 21600 21600 0 21600 Z N"/></draw:custom-shape><draw:custom-shape text:anchor-type="paragraph" draw:z-index="428" draw:name="Rectangle 445" draw:style-name="gr3" draw:text-style-name="P131" svg:width="2.25cm" svg:height="0.578cm" svg:x="10.148cm" svg:y="1.513cm"><text:p/><draw:enhanced-geometry svg:viewBox="0 0 21600 21600" draw:type="non-primitive" draw:enhanced-path="M 0 0 L 21600 0 21600 21600 0 21600 Z N"/></draw:custom-shape><text:span text:style-name="Police_20_par_20_défaut"><text:span text:style-name="T3"/></text:span></text:p>
      </text:section>
      <text:section text:style-name="Sect1" text:name="Sect12">
        <text:p text:style-name="P32"/>
        <text:p text:style-name="P7"><text:bookmark-start text:name="_Toc8328507"/></text:p>
      </text:section>
      <text:section text:style-name="Sect1" text:name="Sect13">
        <text:h text:style-name="P87" text:outline-level="1"><text:span text:style-name="Titre_20_du_20_livre"><text:span text:style-name="T20">2.Modélisation</text:span></text:span><text:bookmark-end text:name="_Toc8328507"/></text:h>
        <text:h text:style-name="Heading_20_2" text:outline-level="2"><text:s/><text:bookmark-start text:name="_Toc8328508"/>2.1 Analyse des besoins utilisateurs<text:bookmark-end text:name="_Toc8328508"/></text:h>
        <text:p text:style-name="Normal">Cette section a pour but de dresser les différents scénarios d’utilisation de l’application.</text:p>
        <text:h text:style-name="Heading_20_3" text:outline-level="3"><text:bookmark-start text:name="_Toc8328509"/>2.1.1 Diagramme package<text:bookmark-end text:name="_Toc8328509"/> </text:h>
        <text:p text:style-name="Normal">Le diagramme de package va nous permettre de décomposer le système en modules et d’indiquer quels sont les acteurs et à quel niveau ils interagissent avec l’application. Pour notre projet, l’application sera divisée en trois packages. Au sein de chaque package, nous pouvons répertorier les fonctionnalités suivantes :</text:p>
        <text:p text:style-name="Normal"/>
        <text:p text:style-name="Normal"><draw:frame draw:style-name="fr1" draw:name="Zone de texte 218" text:anchor-type="paragraph" svg:x="5.41cm" svg:y="0.732cm" svg:width="4.124cm" style:rel-width="scale" svg:height="0.771cm" style:rel-height="scale" draw:z-index="274"><draw:text-box><text:p text:style-name="P11">Package client</text:p></draw:text-box></draw:frame><draw:custom-shape text:anchor-type="paragraph" draw:z-index="165" draw:name="Rectangle : coins arrondis 54" draw:style-name="gr14" draw:text-style-name="P134" svg:width="6.772cm" svg:height="14.765cm" svg:x="4.643cm" svg:y="0.056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text:anchor-type="paragraph" draw:z-index="157" draw:name="Groupe 14" draw:style-name="gr7"><draw:g draw:name="Groupe 21" draw:style-name="gr8"><draw:custom-shape draw:name="Ellipse 5" draw:style-name="gr9" draw:text-style-name="P129" svg:width="0.618cm" svg:height="0.618cm" svg:x="1.372cm" svg:y="0.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34" draw:type="line" svg:x1="1.697cm" svg:y1="1.109cm" svg:x2="1.697cm" svg:y2="2.143cm" svg:d="M1697 1109v1034" svg:viewBox="0 0 2 1035"><text:p/></draw:connector><draw:connector draw:name="Connecteur droit 7" draw:style-name="gr10" draw:text-style-name="P134" draw:type="line" svg:x1="1.314cm" svg:y1="1.494cm" svg:x2="2.11cm" svg:y2="1.494cm" svg:d="M1314 1494h796" svg:viewBox="0 0 797 2"><text:p/></draw:connector></draw:g><draw:connector draw:name="Connecteur droit 8" draw:style-name="gr10" draw:text-style-name="P134" draw:type="line" svg:x1="1.697cm" svg:y1="2.143cm" svg:x2="1.284cm" svg:y2="2.35cm" svg:d="M1697 2143l-413 207" svg:viewBox="0 0 415 208"><text:p/></draw:connector><draw:connector draw:name="Connecteur droit 9" draw:style-name="gr10" draw:text-style-name="P134" draw:type="line" svg:x1="1.697cm" svg:y1="2.143cm" svg:x2="2.051cm" svg:y2="2.379cm" svg:d="M1697 2143l354 236" svg:viewBox="0 0 356 238"><text:p/></draw:connector></draw:g><draw:connector text:anchor-type="paragraph" draw:z-index="164" draw:name="Connecteur droit avec flèche 51" draw:style-name="gr13" draw:text-style-name="P134" draw:type="line" svg:x1="2.272cm" svg:y1="2.027cm" svg:x2="5.226cm" svg:y2="2.027cm" svg:d="M2272 2027h2954" svg:viewBox="0 0 2956 2"><text:p/></draw:connector><draw:g text:anchor-type="paragraph" draw:z-index="166" draw:name="Groupe 55" draw:style-name="gr7"><draw:g draw:name="Groupe 56" draw:style-name="gr8"><draw:custom-shape draw:name="Ellipse 57" draw:style-name="gr9" draw:text-style-name="P129" svg:width="0.618cm" svg:height="0.618cm" svg:x="14.282cm" svg:y="3.614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0" draw:text-style-name="P134" draw:type="line" svg:x1="14.607cm" svg:y1="4.263cm" svg:x2="14.607cm" svg:y2="5.295cm" svg:d="M14607 4263v1032" svg:viewBox="0 0 2 1034"><text:p/></draw:connector><draw:connector draw:name="Connecteur droit 59" draw:style-name="gr10" draw:text-style-name="P134" draw:type="line" svg:x1="14.224cm" svg:y1="4.648cm" svg:x2="15.02cm" svg:y2="4.648cm" svg:d="M14224 4648h796" svg:viewBox="0 0 797 2"><text:p/></draw:connector></draw:g><draw:connector draw:name="Connecteur droit 60" draw:style-name="gr10" draw:text-style-name="P134" draw:type="line" svg:x1="14.607cm" svg:y1="5.295cm" svg:x2="14.194cm" svg:y2="5.502cm" svg:d="M14607 5295l-413 207" svg:viewBox="0 0 415 208"><text:p/></draw:connector><draw:connector draw:name="Connecteur droit 61" draw:style-name="gr10" draw:text-style-name="P134" draw:type="line" svg:x1="14.607cm" svg:y1="5.295cm" svg:x2="14.961cm" svg:y2="5.532cm" svg:d="M14607 5295l354 237" svg:viewBox="0 0 356 238"><text:p/></draw:connector></draw:g><text:span text:style-name="Police_20_par_20_défaut"><text:span text:style-name="T3"/></text:span></text:p>
        <text:p text:style-name="Normal"><draw:frame draw:style-name="fr7" draw:name="Zone de texte 219" text:anchor-type="paragraph" svg:x="5.279cm" svg:y="0.665cm" svg:width="5.445cm" style:rel-width="scale" svg:height="3.149cm" style:rel-height="scale" draw:z-index="158"><draw:text-box><text:p text:style-name="Normal"><text:span text:style-name="Police_20_par_20_défaut"><text:span text:style-name="T1">Inscription </text:span></text:span><text:span text:style-name="Police_20_par_20_défaut"><text:span text:style-name="T26">(fonctionnalité </text:span></text:span><text:span text:style-name="Police_20_par_20_défaut"><text:span text:style-name="T27">signup</text:span></text:span><text:span text:style-name="Police_20_par_20_défaut"><text:span text:style-name="T26">) </text:span></text:span></text:p><text:p text:style-name="Normal"><text:span text:style-name="Police_20_par_20_défaut"><text:span text:style-name="T1">Commandes</text:span></text:span><text:span text:style-name="Police_20_par_20_défaut"><text:span text:style-name="T26"> (réservation séances, souscription abonnement, achat montre connectée)</text:span></text:span></text:p><text:p text:style-name="Normal"><text:span text:style-name="Police_20_par_20_défaut"><text:span text:style-name="T1">Suivi</text:span></text:span><text:span text:style-name="Police_20_par_20_défaut"><text:span text:style-name="T26"> (historique commandes)</text:span></text:span></text:p><text:p text:style-name="P12"/></draw:text-box></draw:frame><draw:custom-shape text:anchor-type="paragraph" draw:z-index="159" draw:name="Rectangle 26" draw:style-name="gr11" draw:text-style-name="P134" svg:width="3.758cm" svg:height="0.609cm" svg:x="5.278cm" svg:y="0.058cm"><text:p/><draw:enhanced-geometry svg:viewBox="0 0 21600 21600" draw:type="non-primitive" draw:enhanced-path="M 0 0 L 21600 0 21600 21600 0 21600 Z N"/></draw:custom-shape><text:span text:style-name="Police_20_par_20_défaut"><text:span text:style-name="T3"/></text:span></text:p>
        <text:p text:style-name="Normal"/>
        <text:p text:style-name="Normal"><draw:connector text:anchor-type="paragraph" draw:z-index="167" draw:name="Connecteur droit avec flèche 193" draw:style-name="gr15" draw:text-style-name="P134" draw:type="line" svg:x1="10.747cm" svg:y1="0.7cm" svg:x2="13.878cm" svg:y2="1.949cm" svg:d="M10747 700l3131 1249" svg:viewBox="0 0 3133 1251"><text:p/></draw:connector><draw:connector text:anchor-type="paragraph" draw:z-index="276" draw:name="Connecteur droit avec flèche 406" draw:style-name="gr42" draw:text-style-name="P134" draw:type="line" svg:x1="1.732cm" svg:y1="1.03cm" svg:x2="1.732cm" svg:y2="0.104cm" svg:d="M1732 1030v-926" svg:viewBox="0 0 2 928"><text:p/></draw:connector><text:span text:style-name="Police_20_par_20_défaut"><text:span text:style-name="T3"/></text:span></text:p>
        <text:p text:style-name="Normal"><draw:frame draw:style-name="fr4" draw:name="Zone de texte 220" text:anchor-type="paragraph" svg:x="0.358cm" svg:y="0.24cm" svg:width="2.683cm" style:rel-width="scale" svg:height="0.847cm" style:rel-height="scale" draw:z-index="168"><draw:text-box><text:p text:style-name="P45">Client </text:p></draw:text-box></draw:frame><text:span text:style-name="Police_20_par_20_défaut"><text:span text:style-name="T3"/></text:span></text:p>
        <text:p text:style-name="Normal"/>
        <text:p text:style-name="Normal"><draw:frame draw:style-name="fr8" draw:name="Zone de texte 221" text:anchor-type="paragraph" svg:x="5.385cm" svg:y="0.605cm" svg:width="4.124cm" style:rel-width="scale" svg:height="0.771cm" style:rel-height="scale" draw:z-index="275"><draw:text-box><text:p text:style-name="P11">Package manager</text:p></draw:text-box></draw:frame><draw:custom-shape text:anchor-type="paragraph" draw:z-index="161" draw:name="Rectangle 35" draw:style-name="gr11" draw:text-style-name="P134" svg:width="3.731cm" svg:height="0.503cm" svg:x="5.403cm" svg:y="0.757cm"><text:p/><draw:enhanced-geometry svg:viewBox="0 0 21600 21600" draw:type="non-primitive" draw:enhanced-path="M 0 0 L 21600 0 21600 21600 0 21600 Z N"/></draw:custom-shape><draw:g text:anchor-type="paragraph" draw:z-index="162" draw:name="Groupe 39" draw:style-name="gr7"><draw:g draw:name="Groupe 40" draw:style-name="gr8"><draw:custom-shape draw:name="Ellipse 41" draw:style-name="gr9" draw:text-style-name="P129" svg:width="0.618cm" svg:height="0.618cm" svg:x="0.55cm" svg:y="0.307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34" draw:type="line" svg:x1="0.875cm" svg:y1="0.956cm" svg:x2="0.875cm" svg:y2="1.99cm" svg:d="M875 956v1034" svg:viewBox="0 0 2 1035"><text:p/></draw:connector><draw:connector draw:name="Connecteur droit 43" draw:style-name="gr10" draw:text-style-name="P134" draw:type="line" svg:x1="0.492cm" svg:y1="1.341cm" svg:x2="1.288cm" svg:y2="1.341cm" svg:d="M492 1341h796" svg:viewBox="0 0 797 2"><text:p/></draw:connector></draw:g><draw:connector draw:name="Connecteur droit 44" draw:style-name="gr10" draw:text-style-name="P134" draw:type="line" svg:x1="0.875cm" svg:y1="1.99cm" svg:x2="0.462cm" svg:y2="2.198cm" svg:d="M875 1990l-413 208" svg:viewBox="0 0 415 210"><text:p/></draw:connector><draw:connector draw:name="Connecteur droit 45" draw:style-name="gr10" draw:text-style-name="P134" draw:type="line" svg:x1="0.875cm" svg:y1="1.99cm" svg:x2="1.229cm" svg:y2="2.226cm" svg:d="M875 1990l354 236" svg:viewBox="0 0 356 238"><text:p/></draw:connector></draw:g><text:span text:style-name="Police_20_par_20_défaut"><text:span text:style-name="T3"/></text:span></text:p>
        <text:p text:style-name="Normal"><draw:frame draw:style-name="fr4" draw:name="Zone de texte 223" text:anchor-type="paragraph" svg:x="12.7cm" svg:y="0.245cm" svg:width="3.69cm" style:rel-width="scale" svg:height="1.296cm" style:rel-height="scale" draw:z-index="171"><draw:text-box><text:p text:style-name="P45">&lt;&lt; system &gt;&gt;</text:p><text:p text:style-name="P45">(Service paiement)</text:p></draw:text-box></draw:frame><draw:frame draw:style-name="fr7" draw:name="Zone de texte 222" text:anchor-type="paragraph" svg:x="5.392cm" svg:y="0.453cm" svg:width="5.537cm" style:rel-width="scale" svg:height="4.05cm" style:rel-height="scale" draw:z-index="160"><draw:text-box><text:p text:style-name="Normal"><text:span text:style-name="Police_20_par_20_défaut"><text:span text:style-name="T1">Gestion équipements </text:span></text:span><text:span text:style-name="Police_20_par_20_défaut"><text:span text:style-name="T26">(ajout et paramétrage d’équipements)</text:span></text:span></text:p><text:p text:style-name="Normal"><text:span text:style-name="Police_20_par_20_défaut"><text:span text:style-name="T1">Gestion offres </text:span></text:span><text:span text:style-name="Police_20_par_20_défaut"><text:span text:style-name="T26">(abonnements et produits)</text:span></text:span></text:p><text:p text:style-name="Normal"><text:span text:style-name="Police_20_par_20_défaut"><text:span text:style-name="T1">Pilotage </text:span></text:span><text:span text:style-name="Police_20_par_20_défaut"><text:span text:style-name="T26">(synthèses graphiques : <text:s text:c="7"/>- taux réservation <text:s text:c="39"/>- valorisation économique)</text:span></text:span></text:p><text:p text:style-name="P11"/></draw:text-box></draw:frame><text:span text:style-name="Police_20_par_20_défaut"><text:span text:style-name="T3"/></text:span></text:p>
        <text:p text:style-name="Normal"/>
        <text:p text:style-name="Normal"><draw:frame draw:style-name="fr4" draw:name="Zone de texte 224" text:anchor-type="paragraph" svg:x="-1.064cm" svg:y="0.034cm" svg:width="3.836cm" style:rel-width="scale" svg:height="0.635cm" style:rel-height="scale" draw:z-index="277"><draw:text-box><text:p text:style-name="P45">Staff</text:p></draw:text-box></draw:frame><draw:connector text:anchor-type="paragraph" draw:z-index="279" draw:name="Connecteur droit avec flèche 415" draw:style-name="gr44" draw:text-style-name="P134" draw:type="line" svg:x1="0.199cm" svg:y1="4.441cm" svg:x2="0.723cm" svg:y2="0.736cm" svg:d="M199 4441l524-3705" svg:viewBox="0 0 526 3708"><text:p/></draw:connector><draw:connector text:anchor-type="paragraph" draw:z-index="163" draw:name="Connecteur droit avec flèche 50" draw:style-name="gr12" draw:text-style-name="P134" draw:type="line" svg:x1="1.639cm" svg:y1="1.558cm" svg:x2="1.007cm" svg:y2="0.69cm" svg:d="M1639 1558l-632-868" svg:viewBox="0 0 633 870"><text:p/></draw:connector><text:span text:style-name="Police_20_par_20_défaut"><text:span text:style-name="T3"/></text:span></text:p>
        <text:p text:style-name="Normal"><draw:connector text:anchor-type="paragraph" draw:z-index="281" draw:name="Connecteur droit avec flèche 423" draw:style-name="gr45" draw:text-style-name="P134" draw:type="line" svg:x1="2.418cm" svg:y1="1.277cm" svg:x2="5.392cm" svg:y2="0.134cm" svg:d="M2418 1277l2974-1143" svg:viewBox="0 0 2976 1145"><text:p/></draw:connector><text:span text:style-name="Police_20_par_20_défaut"><text:span text:style-name="T3"/></text:span></text:p>
        <text:p text:style-name="Normal"><draw:connector text:anchor-type="paragraph" draw:z-index="284" draw:name="Connecteur droit avec flèche 46" draw:style-name="gr46" draw:text-style-name="P134" draw:type="line" svg:x1="0.794cm" svg:y1="3.261cm" svg:x2="5.346cm" svg:y2="0.129cm" svg:d="M794 3261l4552-3132" svg:viewBox="0 0 4554 3134"><text:p/></draw:connector><draw:g text:anchor-type="paragraph" draw:z-index="280" draw:name="Groupe 39" draw:style-name="gr16"><draw:g draw:name="Groupe 40" draw:style-name="gr8"><draw:custom-shape draw:name="Ellipse 41" draw:style-name="gr9" draw:text-style-name="P129" svg:width="0.308cm" svg:height="0.251cm" svg:x="1.527cm" svg:y="0.18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34" draw:type="line" svg:x1="1.689cm" svg:y1="0.445cm" svg:x2="1.689cm" svg:y2="0.864cm" svg:d="M1689 445v419" svg:viewBox="0 0 2 422"><text:p/></draw:connector><draw:connector draw:name="Connecteur droit 43" draw:style-name="gr10" draw:text-style-name="P134" draw:type="line" svg:x1="1.497cm" svg:y1="0.602cm" svg:x2="1.893cm" svg:y2="0.602cm" svg:d="M1497 602h396" svg:viewBox="0 0 399 2"><text:p/></draw:connector></draw:g><draw:connector draw:name="Connecteur droit 44" draw:style-name="gr10" draw:text-style-name="P134" draw:type="line" svg:x1="1.69cm" svg:y1="0.864cm" svg:x2="1.483cm" svg:y2="0.949cm" svg:d="M1690 864l-207 85" svg:viewBox="0 0 208 86"><text:p/></draw:connector><draw:connector draw:name="Connecteur droit 45" draw:style-name="gr10" draw:text-style-name="P134" draw:type="line" svg:x1="1.689cm" svg:y1="0.864cm" svg:x2="1.863cm" svg:y2="0.961cm" svg:d="M1689 864l174 97" svg:viewBox="0 0 176 99"><text:p/></draw:connector></draw:g><text:span text:style-name="Police_20_par_20_défaut"><text:span text:style-name="T3"/></text:span></text:p>
        <text:p text:style-name="Normal"><draw:frame draw:style-name="fr4" draw:name="Zone de texte 225" text:anchor-type="paragraph" svg:x="0.404cm" svg:y="0.099cm" svg:width="2.692cm" style:rel-width="scale" svg:height="0.811cm" style:rel-height="scale" draw:z-index="170"><draw:text-box><text:p text:style-name="P45">Manager</text:p></draw:text-box></draw:frame><text:span text:style-name="Police_20_par_20_défaut"><text:span text:style-name="T3"/></text:span></text:p>
        <text:p text:style-name="Normal"><draw:frame draw:style-name="fr8" draw:name="Zone de texte 226" text:anchor-type="paragraph" svg:x="5.2cm" svg:y="0.773cm" svg:width="4.124cm" style:rel-width="scale" svg:height="0.771cm" style:rel-height="scale" draw:z-index="283"><draw:text-box><text:p text:style-name="P11">Package admin</text:p></draw:text-box></draw:frame><text:span text:style-name="Police_20_par_20_défaut"><text:span text:style-name="T3"/></text:span></text:p>
        <text:p text:style-name="Normal"><draw:custom-shape text:anchor-type="paragraph" draw:z-index="286" draw:name="Rectangle 35" draw:style-name="gr11" draw:text-style-name="P134" svg:width="3.731cm" svg:height="0.503cm" svg:x="5.209cm" svg:y="0.169cm"><text:p/><draw:enhanced-geometry svg:viewBox="0 0 21600 21600" draw:type="non-primitive" draw:enhanced-path="M 0 0 L 21600 0 21600 21600 0 21600 Z N"/></draw:custom-shape><draw:frame draw:style-name="fr9" draw:name="Zone de texte 227" text:anchor-type="paragraph" svg:x="5.186cm" svg:y="0.67cm" svg:width="5.812cm" style:rel-width="scale" svg:height="1.372cm" style:rel-height="scale" draw:z-index="282"><draw:text-box><text:p text:style-name="Normal"><text:span text:style-name="Police_20_par_20_défaut"><text:span text:style-name="T1">Gestion comptes collaborateurs </text:span></text:span><text:span text:style-name="Police_20_par_20_défaut"><text:span text:style-name="T26">(comptes staff « Smart Fitness »)</text:span></text:span></text:p><text:p text:style-name="P12"/><text:p text:style-name="P11"/></draw:text-box></draw:frame><draw:connector text:anchor-type="paragraph" draw:z-index="285" draw:name="Connecteur droit avec flèche 47" draw:style-name="gr47" draw:text-style-name="P134" draw:type="line" svg:x1="0.954cm" svg:y1="1.254cm" svg:x2="5.235cm" svg:y2="0.478cm" svg:d="M954 1254l4281-776" svg:viewBox="0 0 4283 778"><text:p/></draw:connector><text:span text:style-name="Police_20_par_20_défaut"><text:span text:style-name="T3"/></text:span></text:p>
        <text:p text:style-name="Normal"><draw:frame draw:style-name="fr2" draw:name="Zone de texte 228" text:anchor-type="paragraph" svg:x="-1.005cm" svg:y="0.907cm" svg:width="2.477cm" style:rel-width="scale" svg:height="0.755cm" style:rel-height="scale" draw:z-index="169"><draw:text-box><text:p text:style-name="P45">Admin</text:p></draw:text-box></draw:frame><draw:g text:anchor-type="paragraph" draw:z-index="278" draw:name="Groupe 39" draw:style-name="gr43"><draw:g draw:name="Groupe 40" draw:style-name="gr8"><draw:custom-shape draw:name="Ellipse 41" draw:style-name="gr9" draw:text-style-name="P129" svg:width="0.309cm" svg:height="0.251cm" svg:x="0.044cm" svg:y="0.035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34" draw:type="line" svg:x1="0.206cm" svg:y1="0.3cm" svg:x2="0.206cm" svg:y2="0.72cm" svg:d="M206 300v420" svg:viewBox="0 0 2 422"><text:p/></draw:connector><draw:connector draw:name="Connecteur droit 43" draw:style-name="gr10" draw:text-style-name="P134" draw:type="line" svg:x1="0.016cm" svg:y1="0.457cm" svg:x2="0.413cm" svg:y2="0.457cm" svg:d="M16 457h397" svg:viewBox="0 0 399 2"><text:p/></draw:connector></draw:g><draw:connector draw:name="Connecteur droit 44" draw:style-name="gr10" draw:text-style-name="P134" draw:type="line" svg:x1="0.206cm" svg:y1="0.719cm" svg:x2="0cm" svg:y2="0.803cm" svg:d="M206 719l-206 84" svg:viewBox="0 0 208 86"><text:p/></draw:connector><draw:connector draw:name="Connecteur droit 45" draw:style-name="gr10" draw:text-style-name="P134" draw:type="line" svg:x1="0.206cm" svg:y1="0.719cm" svg:x2="0.383cm" svg:y2="0.816cm" svg:d="M206 719l177 97" svg:viewBox="0 0 178 99"><text:p/></draw:connector></draw:g><text:span text:style-name="Police_20_par_20_défaut"><text:span text:style-name="T3"/></text:span></text:p>
        <text:p text:style-name="Normal"/>
        <text:p text:style-name="Normal"><draw:frame draw:style-name="fr2" draw:name="Zone de texte 229" text:anchor-type="paragraph" svg:x="5.539cm" svg:y="0.259cm" svg:width="2.773cm" style:rel-width="scale" svg:height="0.852cm" style:rel-height="scale" draw:z-index="172"><draw:text-box><text:p text:style-name="P45">Application</text:p></draw:text-box></draw:frame><text:span text:style-name="Police_20_par_20_défaut"><text:span text:style-name="T3"/></text:span></text:p>
        <text:p text:style-name="Normal"/>
        <text:p text:style-name="Normal"/>
        <text:p text:style-name="P55">Nous nous concentrerons en priorité sur le package <text:span text:style-name="Police_20_par_20_défaut"><text:span text:style-name="T24">client</text:span></text:span> dans la mesure où il met en interaction le client et le système et qu’il constitue le cœur de l’application, sans négliger toutefois les deux autres. Nous étudierons donc dans un premier temps le scénario traitant de la réservation en ligne d’une séance à l’aide de deux diagrammes de modélisation : le diagramme de cas d’utilisation et <text:soft-page-break/>le diagramme de séquence. Puis dans un second temps, nous présenterons les fonctionnalités des deux autres packages : <text:s/>la gestion du parc des équipements, celles des offres, le pilotage opérationnel du </text:p>
      </text:section>
      <text:section text:style-name="Sect1" text:name="Sect14">
        <text:p text:style-name="P55">point de vue comptable (package <text:span text:style-name="Police_20_par_20_défaut"><text:span text:style-name="T24">manager</text:span></text:span>), et la gestion des comptes utilisateurs du staff (package <text:span text:style-name="Police_20_par_20_défaut"><text:span text:style-name="T24">admin</text:span></text:span>).</text:p>
        <text:p text:style-name="P56">Le <text:span text:style-name="Police_20_par_20_défaut"><text:span text:style-name="T22">diagramme de cas d’utilisation</text:span></text:span> permet de représenter les fonctionnalités proposées aux utilisateurs. Il est orienté utilisateur et modélise à QUOI sert le système en décrivant un ensemble de services initiés par l’utilisateur et rendus par le système. Dans notre cas, nous complèterons le diagramme de cas d’utilisation par une User Story pour décrire en détails l’enchaînement des différentes séquences.</text:p>
        <text:p text:style-name="P56">En complément du diagramme de cas d’utilisation, le <text:span text:style-name="Police_20_par_20_défaut"><text:span text:style-name="T22">diagramme de séquence</text:span></text:span> permet lui de montrer les interactions entre les acteurs et le système selon un ordre chronologique. Il décrit COMMENT les éléments du système interagissent entre eux et avec les acteurs : </text:p>
        <text:list xml:id="list3785560743" text:style-name="L3">
          <text:list-item>
            <text:p text:style-name="P125">Les objets au cœur d’un système interagissent en s’échangeant des messages</text:p>
          </text:list-item>
          <text:list-item>
            <text:p text:style-name="P125">Les acteurs interagissent avec le système au moyen d’IHM (Interfaces Homme-Machine).</text:p>
          </text:list-item>
        </text:list>
        <text:p text:style-name="P14">Dans notre cas, le diagramme de séquence correspondra à la retranscription visuelle du User Story.</text:p>
        <text:p text:style-name="P14"/>
        <text:list xml:id="list656437494" text:style-name="L4">
          <text:list-item>
            <text:list>
              <text:list-item>
                <text:p text:style-name="P107"><text:bookmark-start text:name="_Toc8328510"/>Réservation en ligne d’une séance (fonctionnalité « réservation »)<text:bookmark-end text:name="_Toc8328510"/></text:p>
              </text:list-item>
            </text:list>
          </text:list-item>
        </text:list>
        <text:h text:style-name="Heading_20_3" text:outline-level="3"><text:bookmark-start text:name="_Toc8328511"/>2.2.1 Diagramme de cas d’utilisation<text:bookmark-end text:name="_Toc8328511"/></text:h>
        <text:p text:style-name="P57"/>
        <text:p text:style-name="P57"/>
        <text:p text:style-name="Paragraphe_20_de_20_liste"><draw:g text:anchor-type="paragraph" draw:z-index="173" draw:name="Groupe 14" draw:style-name="gr16"><draw:g draw:name="Groupe 52" draw:style-name="gr8"><draw:custom-shape draw:name="Ellipse 5" draw:style-name="gr9" draw:text-style-name="P129" svg:width="0.618cm" svg:height="0.618cm" svg:x="0.088cm" svg:y="3.2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34" draw:type="line" svg:x1="0.413cm" svg:y1="3.909cm" svg:x2="0.413cm" svg:y2="4.942cm" svg:d="M413 3909v1033" svg:viewBox="0 0 2 1035"><text:p/></draw:connector><draw:connector draw:name="Connecteur droit 7" draw:style-name="gr10" draw:text-style-name="P134" draw:type="line" svg:x1="0.03cm" svg:y1="4.294cm" svg:x2="0.826cm" svg:y2="4.294cm" svg:d="M30 4294h796" svg:viewBox="0 0 797 2"><text:p/></draw:connector></draw:g><draw:connector draw:name="Connecteur droit 8" draw:style-name="gr10" draw:text-style-name="P134" draw:type="line" svg:x1="0.413cm" svg:y1="4.943cm" svg:x2="0cm" svg:y2="5.15cm" svg:d="M413 4943l-413 207" svg:viewBox="0 0 415 208"><text:p/></draw:connector><draw:connector draw:name="Connecteur droit 9" draw:style-name="gr10" draw:text-style-name="P134" draw:type="line" svg:x1="0.413cm" svg:y1="4.943cm" svg:x2="0.767cm" svg:y2="5.18cm" svg:d="M413 4943l354 237" svg:viewBox="0 0 356 238"><text:p/></draw:connector></draw:g><draw:g text:anchor-type="paragraph" draw:z-index="174" draw:name="Groupe 55" draw:style-name="gr7"><draw:g draw:name="Groupe 56" draw:style-name="gr8"><draw:custom-shape draw:name="Ellipse 57" draw:style-name="gr9" draw:text-style-name="P129" svg:width="0.618cm" svg:height="0.618cm" svg:x="14.067cm" svg:y="3.14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0" draw:text-style-name="P134" draw:type="line" svg:x1="14.392cm" svg:y1="3.792cm" svg:x2="14.392cm" svg:y2="4.824cm" svg:d="M14392 3792v1032" svg:viewBox="0 0 2 1034"><text:p/></draw:connector><draw:connector draw:name="Connecteur droit 59" draw:style-name="gr10" draw:text-style-name="P134" draw:type="line" svg:x1="14.009cm" svg:y1="4.175cm" svg:x2="14.804cm" svg:y2="4.175cm" svg:d="M14009 4175h795" svg:viewBox="0 0 797 2"><text:p/></draw:connector></draw:g><draw:connector draw:name="Connecteur droit 60" draw:style-name="gr10" draw:text-style-name="P134" draw:type="line" svg:x1="14.392cm" svg:y1="4.824cm" svg:x2="13.979cm" svg:y2="5.031cm" svg:d="M14392 4824l-413 207" svg:viewBox="0 0 415 208"><text:p/></draw:connector><draw:connector draw:name="Connecteur droit 61" draw:style-name="gr10" draw:text-style-name="P134" draw:type="line" svg:x1="14.392cm" svg:y1="4.824cm" svg:x2="14.746cm" svg:y2="5.061cm" svg:d="M14392 4824l354 237" svg:viewBox="0 0 356 238"><text:p/></draw:connector></draw:g><draw:custom-shape text:anchor-type="paragraph" draw:z-index="175" draw:name="Ellipse 71" draw:style-name="gr11" draw:text-style-name="P134" svg:width="4.933cm" svg:height="1.063cm" svg:x="3.424cm" svg:y="0.58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76" draw:name="Ellipse 72" draw:style-name="gr11" draw:text-style-name="P134" svg:width="4.933cm" svg:height="1.063cm" svg:x="6.622cm" svg:y="2.43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77" draw:name="Ellipse 73" draw:style-name="gr11" draw:text-style-name="P134" svg:width="5.047cm" svg:height="1.271cm" svg:x="4.646cm" svg:y="7.47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78" draw:name="Ellipse 74" draw:style-name="gr11" draw:text-style-name="P134" svg:width="2.742cm" svg:height="1.207cm" svg:x="2.757cm" svg:y="3.61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179" draw:name="Connecteur droit avec flèche 77" draw:style-name="gr17" draw:text-style-name="P134" draw:type="line" svg:x1="4.352cm" svg:y1="3.604cm" svg:x2="4.953cm" svg:y2="1.762cm" svg:d="M4352 3604l601-1842" svg:viewBox="0 0 603 1843"><text:p/></draw:connector><draw:connector text:anchor-type="paragraph" draw:z-index="182" draw:name="Connecteur droit avec flèche 123" draw:style-name="gr20" draw:text-style-name="P134" draw:type="line" svg:x1="6.892cm" svg:y1="5.891cm" svg:x2="5.415cm" svg:y2="6.145cm" svg:d="M6892 5891l-1477 254" svg:viewBox="0 0 1478 256"><text:p/></draw:connector><draw:connector text:anchor-type="paragraph" draw:z-index="183" draw:name="Connecteur droit 126" draw:style-name="gr21" draw:text-style-name="P134" draw:type="line" svg:x1="5.498cm" svg:y1="4.237cm" svg:x2="13.3cm" svg:y2="4.237cm" svg:d="M5498 4237h7802" svg:viewBox="0 0 7803 2"><text:p/></draw:connector><draw:custom-shape text:anchor-type="paragraph" draw:z-index="184" draw:name="Rectangle : coins arrondis 127" draw:style-name="gr22" draw:text-style-name="P134" svg:width="10.305cm" svg:height="10.217cm" svg:x="2.254cm" svg:y="-0.00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29"/></text:span></text:p>
        <text:p text:style-name="Paragraphe_20_de_20_liste"><draw:frame draw:style-name="fr4" draw:name="Zone de texte 230" text:anchor-type="paragraph" svg:x="3.625cm" svg:y="0.268cm" svg:width="4.784cm" style:rel-width="scale" svg:height="0.797cm" style:rel-height="scale" draw:z-index="153"><draw:text-box><text:p text:style-name="P45">Service d’authentification</text:p><text:p text:style-name="P45"/></draw:text-box></draw:frame><text:span text:style-name="Police_20_par_20_défaut"><text:span text:style-name="T3"/></text:span></text:p>
        <text:p text:style-name="P57"/>
        <text:p text:style-name="Paragraphe_20_de_20_liste"><draw:frame draw:style-name="fr4" draw:name="Zone de texte 231" text:anchor-type="paragraph" svg:x="7.223cm" svg:y="0.079cm" svg:width="3.011cm" style:rel-width="scale" svg:height="0.737cm" style:rel-height="scale" draw:z-index="147"><draw:text-box><text:p text:style-name="P45">&lt;&lt; extends&gt;&gt;</text:p><text:p text:style-name="P45"/></draw:text-box></draw:frame><draw:connector text:anchor-type="paragraph" draw:z-index="180" draw:name="Connecteur droit avec flèche 78" draw:style-name="gr18" draw:text-style-name="P134" draw:type="line" svg:x1="9.107cm" svg:y1="0.901cm" svg:x2="7.435cm" svg:y2="0.092cm" svg:d="M9107 901l-1672-809" svg:viewBox="0 0 1674 811"><text:p/></draw:connector><text:span text:style-name="Police_20_par_20_défaut"><text:span text:style-name="T29"/></text:span></text:p>
        <text:p text:style-name="Paragraphe_20_de_20_liste"><draw:frame draw:style-name="fr4" draw:name="Zone de texte 232" text:anchor-type="paragraph" svg:x="3.175cm" svg:y="0.108cm" svg:width="3.011cm" style:rel-width="scale" svg:height="0.737cm" style:rel-height="scale" draw:z-index="146"><draw:text-box><text:p text:style-name="P45">&lt;&lt; includes&gt;&gt;</text:p><text:p text:style-name="P45"/></draw:text-box></draw:frame><text:span text:style-name="Police_20_par_20_défaut"><text:span text:style-name="T3"/></text:span></text:p>
        <text:p text:style-name="Paragraphe_20_de_20_liste"><draw:frame draw:style-name="fr4" draw:name="Zone de texte 233" text:anchor-type="paragraph" svg:x="7.25cm" svg:y="0.051cm" svg:width="3.78cm" style:rel-width="scale" svg:height="0.915cm" style:rel-height="scale" draw:z-index="152"><draw:text-box><text:p text:style-name="P45">Service d’inscription</text:p><text:p text:style-name="P45"/></draw:text-box></draw:frame><text:span text:style-name="Police_20_par_20_défaut"><text:span text:style-name="T3"/></text:span></text:p>
        <text:p text:style-name="P57"/>
        <text:p text:style-name="Paragraphe_20_de_20_liste"><draw:frame draw:style-name="fr4" draw:name="Zone de texte 234" text:anchor-type="paragraph" svg:x="2.778cm" svg:y="0.164cm" svg:width="2.683cm" style:rel-width="scale" svg:height="1.296cm" style:rel-height="scale" draw:z-index="151"><draw:text-box><text:p text:style-name="P45">Constituer une séance</text:p><text:p text:style-name="P45"/></draw:text-box></draw:frame><text:span text:style-name="Police_20_par_20_défaut"><text:span text:style-name="T3"/></text:span></text:p>
        <text:p text:style-name="Paragraphe_20_de_20_liste"><draw:connector text:anchor-type="paragraph" draw:z-index="210" draw:name="Connecteur droit 148" draw:style-name="gr21" draw:text-style-name="P134" draw:type="line" svg:x1="2.764cm" svg:y1="0.166cm" svg:x2="1.018cm" svg:y2="0.166cm" svg:d="M2764 166h-1746" svg:viewBox="0 0 1748 2"><text:p/></draw:connector><text:span text:style-name="Police_20_par_20_défaut"><text:span text:style-name="T29"/></text:span></text:p>
        <text:p text:style-name="Paragraphe_20_de_20_liste"><draw:connector text:anchor-type="paragraph" draw:z-index="181" draw:name="Connecteur droit avec flèche 79" draw:style-name="gr19" draw:text-style-name="P134" draw:type="line" svg:x1="6.045cm" svg:y1="3.069cm" svg:x2="4.646cm" svg:y2="0.34cm" svg:d="M6045 3069l-1399-2729" svg:viewBox="0 0 1401 2731"><text:p/></draw:connector><text:span text:style-name="Police_20_par_20_défaut"><text:span text:style-name="T29"/></text:span></text:p>
        <text:p text:style-name="Paragraphe_20_de_20_liste"><draw:frame draw:style-name="fr4" draw:name="Zone de texte 235" text:anchor-type="paragraph" svg:x="-0.923cm" svg:y="0.309cm" svg:width="2.683cm" style:rel-width="scale" svg:height="0.686cm" style:rel-height="scale" draw:z-index="187"><draw:text-box><text:p text:style-name="P45">Client </text:p></draw:text-box></draw:frame><draw:frame draw:style-name="fr4" draw:name="Zone de texte 236" text:anchor-type="paragraph" svg:x="12.647cm" svg:y="0.166cm" svg:width="3.69cm" style:rel-width="scale" svg:height="1.296cm" style:rel-height="scale" draw:z-index="186"><draw:text-box><text:p text:style-name="P45">&lt;&lt; system &gt;&gt;</text:p><text:p text:style-name="P45">(Service paiement)</text:p></draw:text-box></draw:frame><draw:frame draw:style-name="fr4" draw:name="Zone de texte 237" text:anchor-type="paragraph" svg:x="6.747cm" svg:y="0.256cm" svg:width="5.108cm" style:rel-width="scale" svg:height="1.298cm" style:rel-height="scale" draw:z-index="150"><draw:text-box><text:p text:style-name="P45">Si le client a sélectionné un ou plusieurs équipements</text:p><text:p text:style-name="P45"/></draw:text-box></draw:frame><draw:g text:anchor-type="paragraph" draw:z-index="185" draw:name="Groupe 106" draw:style-name="gr7"><draw:connector draw:name="Connecteur droit 87" draw:style-name="gr10" draw:text-style-name="P134" draw:type="line" svg:x1="11.375cm" svg:y1="0.351cm" svg:x2="11.668cm" svg:y2="0.794cm" svg:d="M11375 351l293 443" svg:viewBox="0 0 295 445"><text:p/></draw:connector><draw:connector draw:name="Connecteur droit 92" draw:style-name="gr10" draw:text-style-name="P134" draw:type="line" svg:x1="6.974cm" svg:y1="1.413cm" svg:x2="11.668cm" svg:y2="1.413cm" svg:d="M6974 1413h4694" svg:viewBox="0 0 4695 2"><text:p/></draw:connector><draw:connector draw:name="Connecteur droit 93" draw:style-name="gr10" draw:text-style-name="P134" draw:type="line" svg:x1="6.944cm" svg:y1="0.351cm" svg:x2="11.64cm" svg:y2="0.351cm" svg:d="M6944 351h4696" svg:viewBox="0 0 4697 2"><text:p/></draw:connector><draw:connector draw:name="Connecteur droit 94" draw:style-name="gr10" draw:text-style-name="P134" draw:type="line" svg:x1="6.944cm" svg:y1="0.351cm" svg:x2="6.944cm" svg:y2="1.411cm" svg:d="M6944 351v1060" svg:viewBox="0 0 2 1062"><text:p/></draw:connector><draw:connector draw:name="Connecteur droit 95" draw:style-name="gr10" draw:text-style-name="P134" draw:type="line" svg:x1="11.669cm" svg:y1="0.351cm" svg:x2="11.669cm" svg:y2="1.411cm" svg:d="M11669 351v1060" svg:viewBox="0 0 2 1062"><text:p/></draw:connector></draw:g><text:span text:style-name="Police_20_par_20_défaut"><text:span text:style-name="T3"/></text:span></text:p>
        <text:p text:style-name="P57"/>
        <text:p text:style-name="Paragraphe_20_de_20_liste"><draw:frame draw:style-name="fr4" draw:name="Zone de texte 238" text:anchor-type="paragraph" svg:x="3.981cm" svg:y="0.407cm" svg:width="3.011cm" style:rel-width="scale" svg:height="0.737cm" style:rel-height="scale" draw:z-index="148"><draw:text-box><text:p text:style-name="P45">&lt;&lt; extends&gt;&gt;</text:p><text:p text:style-name="P45"/></draw:text-box></draw:frame><text:span text:style-name="Police_20_par_20_défaut"><text:span text:style-name="T3"/></text:span></text:p>
        <text:p text:style-name="P57"/>
        <text:p text:style-name="P57"/>
        <text:p text:style-name="Paragraphe_20_de_20_liste"><draw:frame draw:style-name="fr4" draw:name="Zone de texte 239" text:anchor-type="paragraph" svg:x="4.524cm" svg:y="0.048cm" svg:width="5.405cm" style:rel-width="scale" svg:height="1.296cm" style:rel-height="scale" draw:z-index="149"><draw:text-box><text:p text:style-name="P45">Mise à jour disponibilité équipements</text:p><text:p text:style-name="P45"/></draw:text-box></draw:frame><text:soft-page-break/><text:span text:style-name="Police_20_par_20_défaut"><text:span text:style-name="T3"/></text:span></text:p>
        <text:p text:style-name="P57"/>
        <text:p text:style-name="Paragraphe_20_de_20_liste"><draw:frame draw:style-name="fr4" draw:name="Zone de texte 240" text:anchor-type="paragraph" svg:x="3.591cm" svg:y="0.452cm" svg:width="2.773cm" style:rel-width="scale" svg:height="0.91cm" style:rel-height="scale" draw:z-index="188"><draw:text-box><text:p text:style-name="P45">Application</text:p></draw:text-box></draw:frame><text:span text:style-name="Police_20_par_20_défaut"><text:span text:style-name="T3"/></text:span></text:p>
        <text:p text:style-name="Paragraphe_20_de_20_liste"/>
        <text:p text:style-name="Paragraphe_20_de_20_liste"/>
        <text:p text:style-name="Paragraphe_20_de_20_liste"/>
        <text:p text:style-name="Paragraphe_20_de_20_liste"/>
        <text:p text:style-name="Paragraphe_20_de_20_liste">Les sections suivantes se proposent de détailler chaque item du diagramme de cas d’utilisation au travers de « user stories ».</text:p>
      </text:section>
      <text:section text:style-name="Sect1" text:name="Sect15">
        <text:p text:style-name="P7"/>
        <text:p text:style-name="P31"/>
      </text:section>
      <text:section text:style-name="Sect1" text:name="Sect16">
        <text:h text:style-name="Heading_20_3" text:outline-level="3"><draw:frame draw:style-name="fr4" draw:name="Zone de texte 241" text:anchor-type="paragraph" svg:x="9.305cm" svg:y="0.34cm" svg:width="3.78cm" style:rel-width="scale" svg:height="0.915cm" style:rel-height="scale" draw:z-index="409"><draw:text-box><text:p text:style-name="P45">Service d’inscription</text:p><text:p text:style-name="P45"/></draw:text-box></draw:frame><draw:custom-shape text:anchor-type="paragraph" draw:z-index="410" draw:name="Ellipse 491" draw:style-name="gr77" draw:text-style-name="P134" svg:width="4.933cm" svg:height="1.063cm" svg:x="8.664cm" svg:y="0.1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2.2.2 User Story « Service d’inscription »</text:h>
        <text:p text:style-name="Paragraphe_20_de_20_liste">Cette section a pour but de détailler l’item </text:p>
        <text:p text:style-name="Paragraphe_20_de_20_liste">La création d’un compte utilisateur sur le site de « Smart Fitness » est le préalable nécessaire pour accéder à l’ensemble des fonctionnalités proposées aux clients du sites</text:p>
        <text:p text:style-name="Normal"><text:span text:style-name="Police_20_par_20_défaut"><text:span text:style-name="T22">En tant qu’utilisateur, je souhaite pouvoir créer un nouveau compte en cas d’inexistence de celui-ci. Un bouton me permettra d’ouvrir une nouvelle page d’inscription sur laquelle je renseigne les informations suivantes</text:span></text:span> :</text:p>
        <text:list xml:id="list1564043664" text:style-name="L5">
          <text:list-item>
            <text:list>
              <text:list-item>
                <text:p text:style-name="P123">Un identifiant unique. Je dois être immédiatement averti si l’identifiant est déjà pris.</text:p>
              </text:list-item>
              <text:list-item>
                <text:p text:style-name="P123">Mes nom et prénom.</text:p>
              </text:list-item>
              <text:list-item>
                <text:p text:style-name="P123">Mon email et une confirmation d’email afin d’être certain de la saisie.</text:p>
              </text:list-item>
              <text:list-item>
                <text:p text:style-name="P123">Un password comportant au moins sept caractères, une majuscule et un caractère spécial. La confirmation de mon password. </text:p>
              </text:list-item>
              <text:list-item>
                <text:p text:style-name="P123">Ma date de naissance via un calendrier.</text:p>
              </text:list-item>
              <text:list-item>
                <text:p text:style-name="P123">Mon numéro de téléphone</text:p>
              </text:list-item>
              <text:list-item>
                <text:p text:style-name="P123">Mes adresses du domicile et de livraison avec la possibilité d’affecter l’adresse du domicile à l’adresse de livraison.</text:p>
              </text:list-item>
            </text:list>
          </text:list-item>
        </text:list>
        <text:p text:style-name="Normal"><text:span text:style-name="Police_20_par_20_défaut"><text:span text:style-name="T22">Je souhaite que les erreurs affichées soient explicites</text:span></text:span> :</text:p>
        <text:list xml:id="list143256755124775" text:continue-numbering="true" text:style-name="L5">
          <text:list-item>
            <text:list>
              <text:list-item>
                <text:p text:style-name="P123">En cas d’erreur sur l’email, afficher un message explicite disant que l’erreur porte sur l’email</text:p>
              </text:list-item>
              <text:list-item>
                <text:p text:style-name="P123">En cas d’erreur sur le mot de passe, afficher un message explicite disant que l’erreur porte sur le mot de passe</text:p>
              </text:list-item>
              <text:list-item>
                <text:p text:style-name="P122"><text:span text:style-name="Police_20_par_20_défaut"><text:span text:style-name="T22">En cas d’indisponibilité du service, afficher un message d’indisponibilité du service d’authentification et offrir un numéro de support téléphonique</text:span></text:span></text:p>
              </text:list-item>
            </text:list>
          </text:list-item>
        </text:list>
        <text:p text:style-name="P15">A la suite de mon inscription, je recevrai un email me permettant de confirmer la création de mon compte pour me connecter au site.</text:p>
        <text:h text:style-name="Heading_20_3" text:outline-level="3"><draw:frame draw:style-name="fr4" draw:name="Zone de texte 242" text:anchor-type="paragraph" svg:x="8.253cm" svg:y="0.131cm" svg:width="4.667cm" style:rel-width="scale" svg:height="0.915cm" style:rel-height="scale" draw:z-index="411"><draw:text-box><text:p text:style-name="P45">Service d’authentification</text:p><text:p text:style-name="P45"/></draw:text-box></draw:frame><draw:custom-shape text:anchor-type="paragraph" draw:z-index="412" draw:name="Ellipse 496" draw:style-name="gr77" draw:text-style-name="P134" svg:width="4.933cm" svg:height="1.063cm" svg:x="8.017cm" svg:y="0.0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2.2.3 User Story « Service d’inscription »</text:h>
        <text:p text:style-name="P15"/>
        <text:list xml:id="list143256437327271" text:continue-numbering="true" text:style-name="L5">
          <text:list-item>
            <text:p text:style-name="P122">Le client accède à son espace personnel par le service d’authentification.</text:p>
          </text:list-item>
        </text:list>
        <text:p text:style-name="P15">En tant qu’utilisateur, je voudrais pouvoir m’authentifier à travers une IHM à mon compte pour pouvoir accéder aux opérations de réservation de séances.</text:p>
        <text:p text:style-name="P15"/>
        <text:h text:style-name="Heading_20_3" text:outline-level="3">2.2.4 User Story « Constituer une séance en réservant un ou plusieurs équipements »</text:h>
        <text:p text:style-name="Normal"><draw:frame draw:style-name="fr4" draw:name="Zone de texte 243" text:anchor-type="paragraph" svg:x="5.415cm" svg:y="0.409cm" svg:width="3.011cm" style:rel-width="scale" svg:height="0.737cm" style:rel-height="scale" draw:z-index="407"><draw:text-box><text:p text:style-name="P45">&lt;&lt; extends&gt;&gt;</text:p><text:p text:style-name="P45"/></draw:text-box></draw:frame><draw:frame draw:style-name="fr4" draw:name="Zone de texte 244" text:anchor-type="paragraph" svg:x="9.306cm" svg:y="0.455cm" svg:width="5.405cm" style:rel-width="scale" svg:height="1.296cm" style:rel-height="scale" draw:z-index="413"><draw:text-box><text:p text:style-name="P45">Mise à jour disponibilité équipements</text:p><text:p text:style-name="P45"/></draw:text-box></draw:frame><draw:frame draw:style-name="fr4" draw:name="Zone de texte 245" text:anchor-type="paragraph" svg:x="1.755cm" svg:y="0.337cm" svg:width="2.683cm" style:rel-width="scale" svg:height="1.296cm" style:rel-height="scale" draw:z-index="408"><draw:text-box><text:p text:style-name="P45">Constituer une séance</text:p><text:p text:style-name="P45"/></draw:text-box></draw:frame><draw:custom-shape text:anchor-type="paragraph" draw:z-index="414" draw:name="Ellipse 499" draw:style-name="gr11" draw:text-style-name="P134" svg:width="5.047cm" svg:height="1.271cm" svg:x="9.417cm" svg:y="0.3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415" draw:name="Ellipse 500" draw:style-name="gr11" draw:text-style-name="P134" svg:width="2.742cm" svg:height="1.207cm" svg:x="1.762cm" svg:y="0.3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tab/></text:p>
        <text:p text:style-name="Normal"><draw:connector text:anchor-type="paragraph" draw:z-index="416" draw:name="Connecteur droit avec flèche 502" draw:style-name="gr78" draw:text-style-name="P134" draw:type="line" svg:x1="9.419cm" svg:y1="0.176cm" svg:x2="4.438cm" svg:y2="0.176cm" svg:d="M9419 176h-4981" svg:viewBox="0 0 4983 2"><text:p/></draw:connector><text:span text:style-name="Police_20_par_20_défaut"><text:span text:style-name="T3"/></text:span></text:p>
        <text:p text:style-name="Normal"><text:soft-page-break/></text:p>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list xml:id="list143257090972159" text:continue-numbering="true" text:style-name="L5">
          <text:list-item>
            <text:p text:style-name="P126">Le client sélectionne le jour.</text:p>
          </text:list-item>
        </text:list>
        <text:p text:style-name="P15">Je souhaite disposer à la fois des fonctionnalités d’un calendrier, du défilement incrémentiel des jours et de la saisie du type champ texte pour choisir à ma convenance le jour de ma séance.</text:p>
        <text:list xml:id="list143256039964776" text:continue-numbering="true" text:style-name="L5">
          <text:list-item>
            <text:p text:style-name="P122">Le client accède à la page de la liste des équipements positionnée sur la prochaine tranche horaire à venir. Le client peut se positionner sur une autre tranche de 10’ jusqu’à 22h ou changer de jour. Les équipements disponibles sont regroupés par type d’équipement : les elliptiques, les tapis roulants, les vélos, l’espace musculation …</text:p>
          </text:list-item>
        </text:list>
        <text:p text:style-name="P15">A tout instant la liste des équipements doit être à jour. Pour chaque équipement, je dois pouvoir accéder à une fiche descriptive comportant une photo de l’équipement en question.</text:p>
        <text:list xml:id="list143255944369945" text:continue-numbering="true" text:style-name="L5">
          <text:list-item>
            <text:p text:style-name="P122">Le client sélectionne un équipement afin de l’ajouter à sa séance (ici on peut assimiler la séance à la notion de panier). </text:p>
          </text:list-item>
        </text:list>
        <text:p text:style-name="P15">Si je choisis un équipement qui était disponible au moment du chargement de la page, mais qu’entre-temps un autre utilisateur l’a réservé, je dois être informé par un message que je ne serai pas en mesure de l’intégrer dans ma séance.</text:p>
        <text:list xml:id="list143256779688723" text:continue-numbering="true" text:style-name="L5">
          <text:list-item>
            <text:p text:style-name="P122">Le client ne peut réserver qu’un équipement à la fois. Ce mode de fonctionnement est logique puisque par principe un client ne peut pratiquer qu’une activité à la fois.</text:p>
          </text:list-item>
        </text:list>
        <text:p text:style-name="P58">Si une séquence d’interruption volontaire (je m’abstient de toute activité pendant 10’ en ne sélectionnant aucun d’équipement entre deux tranches horaires) ou non (il n’y avait plus d’équipement disponible sur telle tranche horaire) intervient dans la programmation de ma séance, je ne serai pas facturé.</text:p>
        <text:list xml:id="list143256886611498" text:continue-numbering="true" text:style-name="L5">
          <text:list-item>
            <text:p text:style-name="P122">Le contenu de la séance (heures et équipements sélectionnés) doit en permanence être accessible visuellement.</text:p>
          </text:list-item>
          <text:list-item>
            <text:p text:style-name="P122">Quand un équipement est sélectionné pour une tranche horaire, les autres équipements ne peuvent plus être sélectionnés.</text:p>
          </text:list-item>
          <text:list-item>
            <text:p text:style-name="P122">A tout instant, le client peut enlever de la programmation de sa séance un équipement préalablement sélectionné. Les équipements disponibles pour cette tranche horaire seront alors de nouveau visibles et sélectionnables</text:p>
          </text:list-item>
          <text:list-item>
            <text:p text:style-name="P122">Le client procède ou non à l’ajout d’autres équipements pour d’autres tranches horaires.</text:p>
          </text:list-item>
          <text:list-item>
            <text:p text:style-name="P122">Si le client veut programmer une séance pour un jour différent, il doit d’abord valider la séance du jour ou l’annuler.</text:p>
          </text:list-item>
          <text:list-item>
            <text:p text:style-name="P122">Le client peut programmer plusieurs séances par jour. Pour chaque nouvelle séance, il sera informé si des équipements ont déjà été réservés lors du balayage des tranches horaires.</text:p>
          </text:list-item>
          <text:list-item>
            <text:p text:style-name="P122">Une fois établi le programme de sa séance, le client la valide. La séance est alors ajoutée au panier d’achat.</text:p>
          </text:list-item>
          <text:list-item>
            <text:p text:style-name="P122">Enfin, le client passe à l’étape de paiement en ligne. Si celui-ci est validé, le client recevra un mail confirmant la réservation effective de la séance.</text:p>
          </text:list-item>
          <text:list-item>
            <text:p text:style-name="P122">Le client peut accéder ensuite aux feuilles de routes détaillant le contenu des séances programmées et validées. <text:s/></text:p>
          </text:list-item>
        </text:list>
        <text:p text:style-name="Normal"><draw:connector text:anchor-type="paragraph" draw:z-index="219" draw:name="Connecteur droit 45" draw:style-name="gr21" draw:text-style-name="P134" draw:type="line" svg:x1="5.001cm" svg:y1="0.249cm" svg:x2="11.172cm" svg:y2="0.249cm" svg:d="M5001 249h6171" svg:viewBox="0 0 6174 2"><text:p/></draw:connector><text:soft-page-break/><text:span text:style-name="Police_20_par_20_défaut"><text:span text:style-name="T3"/></text:span></text:p>
      </text:section>
      <text:h text:style-name="P117" text:outline-level="3"><text:bookmark-start text:name="_Toc8328515"/>2.2.3 Diagramme de séquence<text:bookmark-end text:name="_Toc8328515"/></text:h>
      <text:p text:style-name="Normal">Le diagramme de séquence suivant décrit le scénario nominal de la programmation d’une séance par un utilisateur jusqu’à son paiement en ligne :</text:p>
      <text:p text:style-name="Paragraphe_20_de_20_liste"><draw:frame draw:style-name="fr10" draw:name="Zone de texte 246" text:anchor-type="paragraph" svg:x="12.315cm" svg:y="0.737cm" svg:width="3.916cm" style:rel-width="scale" svg:height="0.794cm" style:rel-height="scale" draw:z-index="208"><draw:text-box><text:p text:style-name="P45">: Commande</text:p></draw:text-box></draw:frame><draw:frame draw:style-name="fr10" draw:name="Zone de texte 247" text:anchor-type="paragraph" svg:x="9.022cm" svg:y="0.734cm" svg:width="2.683cm" style:rel-width="scale" svg:height="0.794cm" style:rel-height="scale" draw:z-index="202"><draw:text-box><text:p text:style-name="P45">: Équipement</text:p></draw:text-box></draw:frame><draw:frame draw:style-name="fr10" draw:name="Zone de texte 248" text:anchor-type="paragraph" svg:x="5.701cm" svg:y="0.718cm" svg:width="2.683cm" style:rel-width="scale" svg:height="0.794cm" style:rel-height="scale" draw:z-index="191"><draw:text-box><text:p text:style-name="P45">: Séance</text:p></draw:text-box></draw:frame><draw:frame draw:style-name="fr10" draw:name="Zone de texte 249" text:anchor-type="paragraph" svg:x="2.514cm" svg:y="0.73cm" svg:width="2.683cm" style:rel-width="scale" svg:height="0.794cm" style:rel-height="scale" draw:z-index="192"><draw:text-box><text:p text:style-name="P45">: login</text:p></draw:text-box></draw:frame><draw:g text:anchor-type="paragraph" draw:z-index="189" draw:name="Groupe 14" draw:style-name="gr16"><draw:g draw:name="Groupe 80" draw:style-name="gr8"><draw:custom-shape draw:name="Ellipse 5" draw:style-name="gr9" draw:text-style-name="P129" svg:width="0.44cm" svg:height="0.384cm" svg:x="0.334cm" svg:y="0.4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34" draw:type="line" svg:x1="0.565cm" svg:y1="0.848cm" svg:x2="0.565cm" svg:y2="1.49cm" svg:d="M565 848v642" svg:viewBox="0 0 2 644"><text:p/></draw:connector><draw:connector draw:name="Connecteur droit 7" draw:style-name="gr10" draw:text-style-name="P134" draw:type="line" svg:x1="0.291cm" svg:y1="1.086cm" svg:x2="0.857cm" svg:y2="1.086cm" svg:d="M291 1086h566" svg:viewBox="0 0 568 2"><text:p/></draw:connector></draw:g><draw:connector draw:name="Connecteur droit 8" draw:style-name="gr10" draw:text-style-name="P134" draw:type="line" svg:x1="0.564cm" svg:y1="1.49cm" svg:x2="0.27cm" svg:y2="1.619cm" svg:d="M564 1490l-294 129" svg:viewBox="0 0 296 131"><text:p/></draw:connector><draw:connector draw:name="Connecteur droit 9" draw:style-name="gr10" draw:text-style-name="P134" draw:type="line" svg:x1="0.565cm" svg:y1="1.49cm" svg:x2="0.818cm" svg:y2="1.637cm" svg:d="M565 1490l253 147" svg:viewBox="0 0 254 148"><text:p/></draw:connector></draw:g><text:span text:style-name="Police_20_par_20_défaut"><text:span text:style-name="T29"/></text:span></text:p>
      <text:p text:style-name="Paragraphe_20_de_20_liste"><draw:connector text:anchor-type="paragraph" draw:z-index="290" draw:name="Connecteur droit 233" draw:style-name="gr25" draw:text-style-name="P134" draw:type="line" svg:x1="14.295cm" svg:y1="3.524cm" svg:x2="14.295cm" svg:y2="0.757cm" svg:d="M14295 3524v-2767" svg:viewBox="0 0 2 2769"><text:p/></draw:connector><draw:connector text:anchor-type="paragraph" draw:z-index="287" draw:name="Connecteur droit 183" draw:style-name="gr25" draw:text-style-name="P134" draw:type="line" svg:x1="3.859cm" svg:y1="0.75cm" svg:x2="3.859cm" svg:y2="1.877cm" svg:d="M3859 750v1127" svg:viewBox="0 0 2 1129"><text:p/></draw:connector><draw:connector text:anchor-type="paragraph" draw:z-index="203" draw:name="Connecteur droit 119" draw:style-name="gr25" draw:text-style-name="P134" draw:type="line" svg:x1="10.41cm" svg:y1="0.774cm" svg:x2="10.41cm" svg:y2="9.664cm" svg:d="M10410 774v8890" svg:viewBox="0 0 2 8892"><text:p/></draw:connector><draw:connector text:anchor-type="paragraph" draw:z-index="196" draw:name="Connecteur droit 104" draw:style-name="gr25" draw:text-style-name="P134" draw:type="line" svg:x1="7.156cm" svg:y1="0.707cm" svg:x2="7.156cm" svg:y2="4.637cm" svg:d="M7156 707v3930" svg:viewBox="0 0 2 3932"><text:p/></draw:connector><text:span text:style-name="Police_20_par_20_défaut"><text:span text:style-name="T3"/></text:span></text:p>
      <text:p text:style-name="Paragraphe_20_de_20_liste"><draw:frame draw:style-name="fr4" draw:name="Zone de texte 250" text:anchor-type="paragraph" svg:x="-0.411cm" svg:y="0.148cm" svg:width="1.942cm" style:rel-width="scale" svg:height="0.767cm" style:rel-height="scale" draw:z-index="190"><draw:text-box><text:p text:style-name="P45">Client </text:p></draw:text-box></draw:frame><text:span text:style-name="Police_20_par_20_défaut"><text:span text:style-name="T3"/></text:span></text:p>
      <text:p text:style-name="P7"><draw:frame draw:style-name="fr4" draw:name="Zone de texte 251" text:anchor-type="paragraph" svg:x="0.864cm" svg:y="0.356cm" svg:width="2.593cm" style:rel-width="scale" svg:height="1.085cm" style:rel-height="scale" draw:z-index="145"><draw:text-box><text:p text:style-name="P48">Demande d’authentification </text:p></draw:text-box></draw:frame><draw:connector text:anchor-type="paragraph" draw:z-index="297" draw:name="Connecteur droit 7" draw:style-name="gr20" draw:text-style-name="P134" draw:type="line" svg:x1="0.564cm" svg:y1="0.205cm" svg:x2="0.564cm" svg:y2="19.724cm" svg:d="M564 205v19519" svg:viewBox="0 0 2 19521"><text:p/></draw:connector><draw:custom-shape text:anchor-type="paragraph" draw:z-index="193" draw:name="Rectangle 97" draw:style-name="gr14" draw:text-style-name="P134" svg:width="0.341cm" svg:height="2.29cm" svg:x="3.701cm" svg:y="0.265cm"><text:p/><draw:enhanced-geometry svg:viewBox="0 0 21600 21600" draw:type="non-primitive" draw:enhanced-path="M 0 0 L 21600 0 21600 21600 0 21600 Z N"/></draw:custom-shape><text:span text:style-name="Police_20_par_20_défaut"><text:span text:style-name="T29"/></text:span></text:p>
      <text:p text:style-name="P7"><draw:frame draw:style-name="fr4" draw:name="Zone de texte 252" text:anchor-type="paragraph" svg:x="0.78cm" svg:y="0.51cm" svg:width="2.831cm" style:rel-width="scale" svg:height="1.085cm" style:rel-height="scale" draw:z-index="144"><draw:text-box><text:p text:style-name="P48">Authentification OK</text:p><text:p text:style-name="P48">Affiche page perso </text:p></draw:text-box></draw:frame><draw:connector text:anchor-type="paragraph" draw:z-index="194" draw:name="Connecteur droit avec flèche 99" draw:style-name="gr23" draw:text-style-name="P134" draw:type="line" svg:x1="0.596cm" svg:y1="0.062cm" svg:x2="3.715cm" svg:y2="0.062cm" svg:d="M596 62h3119" svg:viewBox="0 0 3120 2"><text:p/></draw:connector><text:span text:style-name="Police_20_par_20_défaut"><text:span text:style-name="T29"/></text:span></text:p>
      <text:p text:style-name="P7"><draw:frame draw:style-name="fr4" draw:name="Zone de texte 253" text:anchor-type="paragraph" svg:x="8.056cm" svg:y="0.15cm" svg:width="2.593cm" style:rel-width="scale" svg:height="1.085cm" style:rel-height="scale" draw:z-index="115"><draw:text-box><text:p text:style-name="P48">Initialise une commande </text:p></draw:text-box></draw:frame><draw:custom-shape text:anchor-type="paragraph" draw:z-index="289" draw:name="Rectangle 232" draw:style-name="gr14" draw:text-style-name="P134" svg:width="0.389cm" svg:height="13.844cm" svg:x="14.136cm" svg:y="0.347cm"><text:p/><draw:enhanced-geometry svg:viewBox="0 0 21600 21600" draw:type="non-primitive" draw:enhanced-path="M 0 0 L 21600 0 21600 21600 0 21600 Z N"/></draw:custom-shape><draw:connector text:anchor-type="paragraph" draw:z-index="288" draw:name="Connecteur droit avec flèche 231" draw:style-name="gr48" draw:text-style-name="P134" draw:type="line" svg:x1="4.043cm" svg:y1="0.646cm" svg:x2="14.155cm" svg:y2="0.646cm" svg:d="M4043 646h10112" svg:viewBox="0 0 10114 2"><text:p/></draw:connector><draw:connector text:anchor-type="paragraph" draw:z-index="195" draw:name="Connecteur droit avec flèche 102" draw:style-name="gr24" draw:text-style-name="P134" draw:type="line" svg:x1="0.598cm" svg:y1="0.185cm" svg:x2="3.717cm" svg:y2="0.185cm" svg:d="M598 185h3119" svg:viewBox="0 0 3120 2"><text:p/></draw:connector><text:span text:style-name="Police_20_par_20_défaut"><text:span text:style-name="T29"/></text:span></text:p>
      <text:p text:style-name="P7"><draw:frame draw:style-name="fr4" draw:name="Zone de texte 254" text:anchor-type="paragraph" svg:x="2.182cm" svg:y="0.504cm" svg:width="3.016cm" style:rel-width="scale" svg:height="1.085cm" style:rel-height="scale" draw:z-index="143"><draw:text-box><text:p text:style-name="P48">Initialise une séance (jour saisi) </text:p></draw:text-box></draw:frame><draw:connector text:anchor-type="paragraph" draw:z-index="298" draw:name="Connecteur droit 8" draw:style-name="gr20" draw:text-style-name="P134" draw:type="line" svg:x1="3.905cm" svg:y1="0.183cm" svg:x2="3.905cm" svg:y2="17.297cm" svg:d="M3905 183v17114" svg:viewBox="0 0 2 17115"><text:p/></draw:connector><draw:custom-shape text:anchor-type="paragraph" draw:z-index="197" draw:name="Rectangle 107" draw:style-name="gr14" draw:text-style-name="P134" svg:width="0.412cm" svg:height="16.042cm" svg:x="6.973cm" svg:y="0.661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55" text:anchor-type="paragraph" svg:x="1.526cm" svg:y="0.603cm" svg:width="4.621cm" style:rel-width="scale" svg:height="1.455cm" style:rel-height="scale" draw:z-index="142"><draw:text-box><text:p text:style-name="P48">Affiche la liste des équipements sur la prochaine tranche disponible <text:s text:c="2"/></text:p></draw:text-box></draw:frame><draw:connector text:anchor-type="paragraph" draw:z-index="198" draw:name="Connecteur droit avec flèche 108" draw:style-name="gr26" draw:text-style-name="P134" draw:type="line" svg:x1="0.621cm" svg:y1="0.187cm" svg:x2="6.997cm" svg:y2="0.187cm" svg:d="M621 187h6376" svg:viewBox="0 0 6378 2"><text:p/></draw:connector><text:span text:style-name="Police_20_par_20_défaut"><text:span text:style-name="T29"/></text:span></text:p>
      <text:p text:style-name="P7"><draw:connector text:anchor-type="paragraph" draw:z-index="199" draw:name="Connecteur droit avec flèche 110" draw:style-name="gr27" draw:text-style-name="P134" draw:type="line" svg:x1="0.549cm" svg:y1="0.293cm" svg:x2="6.925cm" svg:y2="0.293cm" svg:d="M549 293h6376" svg:viewBox="0 0 6378 2"><text:p/></draw:connector><text:span text:style-name="Police_20_par_20_défaut"><text:span text:style-name="T29"/></text:span></text:p>
      <text:p text:style-name="P7"><draw:frame draw:style-name="fr4" draw:name="Zone de texte 256" text:anchor-type="paragraph" svg:x="2.17cm" svg:y="0.314cm" svg:width="3.016cm" style:rel-width="scale" svg:height="1.085cm" style:rel-height="scale" draw:z-index="141"><draw:text-box><text:p text:style-name="P48">Sélectionne une tranche horaire </text:p></draw:text-box></draw:frame><draw:custom-shape text:anchor-type="paragraph" draw:z-index="206" draw:name="Rectangle 128" draw:style-name="gr32" draw:text-style-name="P134" svg:width="11.958cm" svg:height="7.25cm" svg:x="-0.437cm" svg:y="0.293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57" text:anchor-type="paragraph" svg:x="2.235cm" svg:y="0.584cm" svg:width="3.016cm" style:rel-width="scale" svg:height="1.508cm" style:rel-height="scale" draw:z-index="140"><draw:text-box><text:p text:style-name="P48">Affiche la liste des équipements pour la tranche sélectionnée</text:p></draw:text-box></draw:frame><draw:connector text:anchor-type="paragraph" draw:z-index="200" draw:name="Connecteur droit avec flèche 113" draw:style-name="gr28" draw:text-style-name="P134" draw:type="line" svg:x1="0.582cm" svg:y1="0.051cm" svg:x2="6.959cm" svg:y2="0.051cm" svg:d="M582 51h6377" svg:viewBox="0 0 6378 2"><text:p/></draw:connector><text:span text:style-name="Police_20_par_20_défaut"><text:span text:style-name="T29"/></text:span></text:p>
      <text:p text:style-name="P7"><draw:connector text:anchor-type="paragraph" draw:z-index="201" draw:name="Connecteur droit avec flèche 115" draw:style-name="gr29" draw:text-style-name="P134" draw:type="line" svg:x1="0.594cm" svg:y1="0.295cm" svg:x2="6.971cm" svg:y2="0.295cm" svg:d="M594 295h6377" svg:viewBox="0 0 6378 2"><text:p/></draw:connector><text:span text:style-name="Police_20_par_20_défaut"><text:span text:style-name="T29"/></text:span></text:p>
      <text:p text:style-name="P7"><draw:frame draw:style-name="fr4" draw:name="Zone de texte 258" text:anchor-type="paragraph" svg:x="2.394cm" svg:y="0.718cm" svg:width="3.016cm" style:rel-width="scale" svg:height="1.085cm" style:rel-height="scale" draw:z-index="138"><draw:text-box><text:p text:style-name="P48">Sélectionne un équipement </text:p></draw:text-box></draw:frame><text:span text:style-name="Police_20_par_20_défaut"><text:span text:style-name="T3"/></text:span></text:p>
      <text:p text:style-name="P7"><draw:custom-shape text:anchor-type="paragraph" draw:z-index="139" draw:name="Rectangle 120" draw:style-name="gr6" draw:text-style-name="P134" svg:width="0.369cm" svg:height="1.721cm" svg:x="10.278cm" svg:y="0.093cm"><text:p/><draw:enhanced-geometry svg:viewBox="0 0 21600 21600" draw:type="non-primitive" draw:enhanced-path="M 0 0 L 21600 0 21600 21600 0 21600 Z N"/></draw:custom-shape><draw:connector text:anchor-type="paragraph" draw:z-index="204" draw:name="Connecteur droit avec flèche 121" draw:style-name="gr30" draw:text-style-name="P134" draw:type="line" svg:x1="0.619cm" svg:y1="0.397cm" svg:x2="10.276cm" svg:y2="0.397cm" svg:d="M619 397h9657" svg:viewBox="0 0 9659 2"><text:p/></draw:connector><text:span text:style-name="Police_20_par_20_défaut"><text:span text:style-name="T29"/></text:span></text:p>
      <text:p text:style-name="P7"><draw:frame draw:style-name="fr4" draw:name="Zone de texte 259" text:anchor-type="paragraph" svg:x="7.315cm" svg:y="0.318cm" svg:width="3.016cm" style:rel-width="scale" svg:height="1.085cm" style:rel-height="scale" draw:z-index="137"><draw:text-box><text:p text:style-name="P48">Ajoute l’équipement à la séance</text:p></draw:text-box></draw:frame><draw:connector text:anchor-type="paragraph" draw:z-index="205" draw:name="Connecteur droit avec flèche 124" draw:style-name="gr31" draw:text-style-name="P134" draw:type="line" svg:x1="10.305cm" svg:y1="0.767cm" svg:x2="7.288cm" svg:y2="0.767cm" svg:d="M10305 767h-3017" svg:viewBox="0 0 3018 2"><text:p/></draw:connector><text:span text:style-name="Police_20_par_20_défaut"><text:span text:style-name="T29"/></text:span></text:p>
      <text:p text:style-name="P7"><draw:connector text:anchor-type="paragraph" draw:z-index="214" draw:name="Connecteur droit 192" draw:style-name="gr25" draw:text-style-name="P134" draw:type="line" svg:x1="10.49cm" svg:y1="0.242cm" svg:x2="10.49cm" svg:y2="0.824cm" svg:d="M10490 242v582" svg:viewBox="0 0 2 584"><text:p/></draw:connector><text:span text:style-name="Police_20_par_20_défaut"><text:span text:style-name="T29"/></text:span></text:p>
      <text:p text:style-name="P7"><draw:frame draw:style-name="fr10" draw:name="Zone de texte 260" text:anchor-type="paragraph" svg:x="14.829cm" svg:y="0.693cm" svg:width="2.937cm" style:rel-width="scale" svg:height="0.794cm" style:rel-height="scale" draw:z-index="211"><draw:text-box><text:p text:style-name="P45">: SysPaiement</text:p></draw:text-box></draw:frame><draw:frame draw:style-name="fr11" draw:name="Zone de texte 261" text:anchor-type="paragraph" svg:x="7.818cm" svg:y="0.478cm" svg:width="3.572cm" style:rel-width="scale" svg:height="1.376cm" style:rel-height="scale" draw:z-index="136"><draw:text-box><text:p text:style-name="P48">Itération : le client constitue sa séance en ajoutant des équipements </text:p></draw:text-box></draw:frame><text:span text:style-name="Police_20_par_20_défaut"><text:span text:style-name="T3"/></text:span></text:p>
      <text:p text:style-name="P7"><draw:connector text:anchor-type="paragraph" draw:z-index="212" draw:name="Connecteur droit 154" draw:style-name="gr25" draw:text-style-name="P134" draw:type="line" svg:x1="16.311cm" svg:y1="0.718cm" svg:x2="16.311cm" svg:y2="4.66cm" svg:d="M16311 718v3942" svg:viewBox="0 0 2 3944"><text:p/></draw:connector><text:span text:style-name="Police_20_par_20_défaut"><text:span text:style-name="T3"/></text:span></text:p>
      <text:p text:style-name="P7"><draw:frame draw:style-name="fr4" draw:name="Zone de texte 262" text:anchor-type="paragraph" svg:x="2.42cm" svg:y="0.693cm" svg:width="3.016cm" style:rel-width="scale" svg:height="0.82cm" style:rel-height="scale" draw:z-index="135"><draw:text-box><text:p text:style-name="P48">Valide la séance </text:p></draw:text-box></draw:frame><text:span text:style-name="Police_20_par_20_défaut"><text:span text:style-name="T3"/></text:span></text:p>
      <text:p text:style-name="P7"><draw:frame draw:style-name="fr4" draw:name="Zone de texte 263" text:anchor-type="paragraph" svg:x="9.1cm" svg:y="0.536cm" svg:width="3.016cm" style:rel-width="scale" svg:height="1.028cm" style:rel-height="scale" draw:z-index="114"><draw:text-box><text:p text:style-name="P48">Ajoute la séance à la commande</text:p></draw:text-box></draw:frame><draw:connector text:anchor-type="paragraph" draw:z-index="207" draw:name="Connecteur droit avec flèche 137" draw:style-name="gr33" draw:text-style-name="P134" draw:type="line" svg:x1="0.593cm" svg:y1="0.376cm" svg:x2="6.969cm" svg:y2="0.376cm" svg:d="M593 376h6376" svg:viewBox="0 0 6378 2"><text:p/></draw:connector><text:span text:style-name="Police_20_par_20_défaut"><text:span text:style-name="T3"/></text:span></text:p>
      <text:p text:style-name="P7"><draw:frame draw:style-name="fr4" draw:name="Zone de texte 264" text:anchor-type="paragraph" svg:x="15.164cm" svg:y="0.527cm" svg:width="2.51cm" style:rel-width="scale" svg:height="1.014cm" style:rel-height="scale" draw:z-index="134"><draw:text-box><text:p text:style-name="P48">Appelle le service paiement</text:p></draw:text-box></draw:frame><draw:frame draw:style-name="fr4" draw:name="Zone de texte 265" text:anchor-type="paragraph" svg:x="3.642cm" svg:y="0.547cm" svg:width="3.016cm" style:rel-width="scale" svg:height="0.82cm" style:rel-height="scale" draw:z-index="113"><draw:text-box><text:p text:style-name="P48">Valide la commande </text:p></draw:text-box></draw:frame><draw:connector text:anchor-type="paragraph" draw:z-index="291" draw:name="Connecteur droit avec flèche 258" draw:style-name="gr49" draw:text-style-name="P134" draw:type="line" svg:x1="7.343cm" svg:y1="0.233cm" svg:x2="14.134cm" svg:y2="0.233cm" svg:d="M7343 233h6791" svg:viewBox="0 0 6793 2"><text:p/></draw:connector><text:span text:style-name="Police_20_par_20_défaut"><text:span text:style-name="T29"/></text:span></text:p>
      <text:p text:style-name="P7"><draw:connector text:anchor-type="paragraph" draw:z-index="294" draw:name="Connecteur droit 332" draw:style-name="gr21" draw:text-style-name="P134" draw:type="line" svg:x1="17.567cm" svg:y1="0.788cm" svg:x2="14.547cm" svg:y2="0.788cm" svg:d="M17567 788h-3020" svg:viewBox="0 0 3022 2"><text:p/></draw:connector><draw:connector text:anchor-type="paragraph" draw:z-index="293" draw:name="Connecteur droit 330" draw:style-name="gr21" draw:text-style-name="P134" draw:type="line" svg:x1="17.544cm" svg:y1="1.817cm" svg:x2="17.544cm" svg:y2="0.788cm" svg:d="M17544 1817v-1029" svg:viewBox="0 0 2 1030"><text:p/></draw:connector><draw:connector text:anchor-type="paragraph" draw:z-index="209" draw:name="Connecteur droit avec flèche 146" draw:style-name="gr34" draw:text-style-name="P134" draw:type="line" svg:x1="0.593cm" svg:y1="0.222cm" svg:x2="14.113cm" svg:y2="0.222cm" svg:d="M593 222h13520" svg:viewBox="0 0 13522 2"><text:p/></draw:connector><text:span text:style-name="Police_20_par_20_défaut"><text:span text:style-name="T29"/></text:span></text:p>
      <text:p text:style-name="P7"><draw:frame draw:style-name="fr4" draw:name="Zone de texte 266" text:anchor-type="paragraph" svg:x="8.345cm" svg:y="2.923cm" svg:width="6.544cm" style:rel-width="scale" svg:height="0.9cm" style:rel-height="scale" draw:z-index="131"><draw:text-box><text:p text:style-name="P48">Si paiement OK, envoi d’un mail informant l’utilisateur de la réservation effective de la séance</text:p></draw:text-box></draw:frame><draw:frame draw:style-name="fr4" draw:name="Zone de texte 267" text:anchor-type="paragraph" svg:x="8.618cm" svg:y="2.046cm" svg:width="4.022cm" style:rel-width="scale" svg:height="0.9cm" style:rel-height="scale" draw:z-index="132"><draw:text-box><text:p text:style-name="P48">Procède au paiement</text:p></draw:text-box></draw:frame><draw:frame draw:style-name="fr4" draw:name="Zone de texte 268" text:anchor-type="paragraph" svg:x="8.611cm" svg:y="1.065cm" svg:width="4.022cm" style:rel-width="scale" svg:height="0.9cm" style:rel-height="scale" draw:z-index="133"><draw:text-box><text:p text:style-name="P48">Affiche la page de paiement</text:p></draw:text-box></draw:frame><draw:connector text:anchor-type="paragraph" draw:z-index="296" draw:name="Connecteur droit 5" draw:style-name="gr20" draw:text-style-name="P134" draw:type="line" svg:x1="14.363cm" svg:y1="0.711cm" svg:x2="14.363cm" svg:y2="4.83cm" svg:d="M14363 711v4119" svg:viewBox="0 0 2 4120"><text:p/></draw:connector><draw:connector text:anchor-type="paragraph" draw:z-index="217" draw:name="Connecteur droit 206" draw:style-name="gr25" draw:text-style-name="P134" draw:type="line" svg:x1="16.337cm" svg:y1="3.905cm" svg:x2="16.337cm" svg:y2="4.937cm" svg:d="M16337 3905v1032" svg:viewBox="0 0 2 1034"><text:p/></draw:connector><draw:connector text:anchor-type="paragraph" draw:z-index="218" draw:name="Connecteur droit 207" draw:style-name="gr25" draw:text-style-name="P134" draw:type="line" svg:x1="7.183cm" svg:y1="3.965cm" svg:x2="7.183cm" svg:y2="4.653cm" svg:d="M7183 3965v688" svg:viewBox="0 0 2 690"><text:p/></draw:connector><draw:custom-shape text:anchor-type="paragraph" draw:z-index="213" draw:name="Rectangle 155" draw:style-name="gr6" draw:text-style-name="P134" svg:width="0.341cm" svg:height="3.25cm" svg:x="16.147cm" svg:y="0.688cm"><text:p/><draw:enhanced-geometry svg:viewBox="0 0 21600 21600" draw:type="non-primitive" draw:enhanced-path="M 0 0 L 21600 0 21600 21600 0 21600 Z N"/></draw:custom-shape><draw:connector text:anchor-type="paragraph" draw:z-index="295" draw:name="Connecteur droit avec flèche 333" draw:style-name="gr51" draw:text-style-name="P134" draw:type="line" svg:x1="16.147cm" svg:y1="3.42cm" svg:x2="0.587cm" svg:y2="3.42cm" svg:d="M16147 3420h-15560" svg:viewBox="0 0 15561 2"><text:p/></draw:connector><draw:connector text:anchor-type="paragraph" draw:z-index="216" draw:name="Connecteur droit avec flèche 195" draw:style-name="gr36" draw:text-style-name="P134" draw:type="line" svg:x1="0.594cm" svg:y1="2.536cm" svg:x2="16.152cm" svg:y2="2.536cm" svg:d="M594 2536h15558" svg:viewBox="0 0 15559 2"><text:p/></draw:connector><draw:connector text:anchor-type="paragraph" draw:z-index="215" draw:name="Connecteur droit avec flèche 193" draw:style-name="gr35" draw:text-style-name="P134" draw:type="line" svg:x1="16.178cm" svg:y1="1.572cm" svg:x2="0.621cm" svg:y2="1.572cm" svg:d="M16178 1572h-15557" svg:viewBox="0 0 15559 2"><text:p/></draw:connector><draw:connector text:anchor-type="paragraph" draw:z-index="292" draw:name="Connecteur droit avec flèche 329" draw:style-name="gr50" draw:text-style-name="P134" draw:type="line" svg:x1="17.519cm" svg:y1="1.021cm" svg:x2="16.445cm" svg:y2="1.021cm" svg:d="M17519 1021h-1074" svg:viewBox="0 0 1076 2"><text:p/></draw:connector><text:span text:style-name="Police_20_par_20_défaut"><text:span text:style-name="T3"/></text:span></text:p>
      <text:section text:style-name="Sect1" text:name="Sect18">
        <text:h text:style-name="P109" text:outline-level="2"><text:bookmark-start text:name="_Toc8328516"/>2.3 Package manager<text:bookmark-end text:name="_Toc8328516"/></text:h>
        <text:p text:style-name="P42">Ce package est destiné aux managers de « Smart Fitness ». <text:s/>Il se compose de trois grandes fonctionnalités : la gestion du parc des équipements, celle des offres relatives aux abonnements et aux montres connectées et la fonctionnalité de pilotage opérationnelle.</text:p>
        <text:h text:style-name="Heading_20_3" text:outline-level="3"><text:bookmark-start text:name="_Toc8328517"/>2.3.1 La gestion du parc des équipements<text:bookmark-end text:name="_Toc8328517"/></text:h>
        <text:p text:style-name="P42">La gestion du parc des équipements inclue la localisation d’un équipement dans une salle, son appartenance à une famille d’équipements et des éléments les caractérisant. <text:s/>Ces éléments concernent :</text:p>
        <text:list xml:id="list143256676608231" text:continue-numbering="true" text:style-name="L5">
          <text:list-item>
            <text:list>
              <text:list-item>
                <text:p text:style-name="P122">Le prix d’achat de l’équipement</text:p>
              </text:list-item>
              <text:list-item>
                <text:p text:style-name="P122">Le tarif d’utilisation pour une prestation de 10’</text:p>
              </text:list-item>
              <text:list-item>
                <text:p text:style-name="P122">Une description destinée à le présenter aux utilisateurs</text:p>
              </text:list-item>
              <text:list-item>
                <text:p text:style-name="P122">Une photo représentant l’équipement.</text:p>
              </text:list-item>
              <text:list-item>
                <text:p text:style-name="P122">La possibilité d’ajouter des tickets d’intervention de maintenance</text:p>
              </text:list-item>
            </text:list>
          </text:list-item>
        </text:list>
        <text:p text:style-name="Normal"/>
        <text:h text:style-name="Heading_20_3" text:outline-level="3"><text:bookmark-start text:name="_Toc8328518"/>2.3.2 La gestion des offres<text:bookmark-end text:name="_Toc8328518"/></text:h>
        <text:p text:style-name="Normal">Les offres concernent :</text:p>
        <text:list xml:id="list143257090080457" text:continue-numbering="true" text:style-name="L5">
          <text:list-item>
            <text:list>
              <text:list-item>
                <text:p text:style-name="P122">Les abonnements : les managers pourront créer et paramétrer des formules d’abonnements ; les paramètres étant le nom, le tarif et la durée de l’abonnement. </text:p>
              </text:list-item>
              <text:list-item>
                <text:p text:style-name="P122">Un catalogue de produits : Les managers pourront ajouter et proposer des produits (par exemple des modèles de montres connectées, des boissons énergisantes, des produits d’alimentation). Les informations saisies concerneront les nom, prix, description et photo de l’article.</text:p>
              </text:list-item>
            </text:list>
          </text:list-item>
        </text:list>
        <text:p text:style-name="Normal"/>
        <text:list xml:id="list1518242592" text:style-name="L6">
          <text:list-item>
            <text:list>
              <text:list-item>
                <text:list>
                  <text:list-item>
                    <text:p text:style-name="P114"><text:bookmark-start text:name="_Toc8328519"/>Le pilotage opérationnel de l’activité<text:bookmark-end text:name="_Toc8328519"/></text:p>
                  </text:list-item>
                </text:list>
              </text:list-item>
            </text:list>
          </text:list-item>
        </text:list>
        <text:p text:style-name="Normal">Les fonctionnalités de pilotage se matérialiseront par l’édition de tableaux graphiques représentant : </text:p>
        <text:list xml:id="list83824083780923" text:style-name="L5">
          <text:list-item>
            <text:list>
              <text:list-item>
                <text:p text:style-name="P122">Une synthèse mensuelle glissante pour comparer le taux de réservation au cours des deux dernières années.</text:p>
              </text:list-item>
              <text:list-item>
                <text:p text:style-name="P122">La balance des revenus et dépenses pour chaque équipement.</text:p>
              </text:list-item>
            </text:list>
          </text:list-item>
        </text:list>
        <text:p text:style-name="P59"/>
        <text:p text:style-name="P59"/>
        <text:h text:style-name="Heading_20_2" text:outline-level="2"><text:bookmark-start text:name="_Toc8328520"/>2.4 Package Admin<text:bookmark-end text:name="_Toc8328520"/></text:h>
        <text:p text:style-name="P60">Le package Admin est destiné à la gestion des comptes utilisateurs du staff de « Smart Fitness ». <text:s/>Seul l’administrateur du site sera habilité à créer et gérer les comptes des collaborateurs de « Smart Fitness ». </text:p>
        <text:p text:style-name="Normal"><draw:custom-shape text:anchor-type="paragraph" draw:z-index="220" draw:name="Rectangle 129" draw:style-name="gr1" draw:text-style-name="P129" svg:width="0.264cm" svg:height="0.676cm" svg:x="9.088cm" svg:y="0.725cm"><text:p/><draw:enhanced-geometry svg:viewBox="0 0 21600 21600" draw:type="non-primitive" draw:enhanced-path="M 0 0 L 21600 0 21600 21600 0 21600 Z N"/></draw:custom-shape><text:soft-page-break/><text:span text:style-name="Police_20_par_20_défaut"><text:span text:style-name="T3"/></text:span></text:p>
        <text:p text:style-name="P42"/>
        <text:p text:style-name="P7"/>
        <text:p text:style-name="P7"/>
        <text:p text:style-name="P7"/>
        <text:p text:style-name="P7"/>
        <text:h text:style-name="Heading_20_2" text:outline-level="2"><text:bookmark-start text:name="_Toc8328521"/>2.5 Prototypes d’interfaces (« Wireframes »)<text:bookmark-end text:name="_Toc8328521"/></text:h>
        <text:p text:style-name="P42">Dans cette section nous proposons de présenter quelques prototypes d’interfaces dans le but de nous aider à définir une identité visuelle et ergonomique du site.</text:p>
        <text:h text:style-name="Heading_20_3" text:outline-level="3"><text:bookmark-start text:name="_Toc8328522"/><text:span text:style-name="Titre_20_du_20_livre"><text:span text:style-name="T20">2.5.1 Wireframe « Liste des équipements disponibles » (User case « Réserver une séance »)</text:span></text:span><text:bookmark-end text:name="_Toc8328522"/></text:h>
        <text:p text:style-name="Normal"><draw:custom-shape text:anchor-type="paragraph" draw:z-index="223" draw:name="Rectangle 295" draw:style-name="gr37" draw:text-style-name="P133" svg:width="15.477cm" svg:height="1.244cm" svg:x="0.277cm" svg:y="0.654cm"><text:p/><draw:enhanced-geometry svg:viewBox="0 0 21600 21600" draw:type="non-primitive" draw:enhanced-path="M 0 0 L 21600 0 21600 21600 0 21600 Z N"/></draw:custom-shape><text:span text:style-name="Police_20_par_20_défaut"><text:span text:style-name="T3"/></text:span></text:p>
        <text:p text:style-name="Normal"><draw:frame draw:style-name="fr1" draw:name="Zone de texte 269" text:anchor-type="paragraph" svg:x="12.102cm" svg:y="0.028cm" svg:width="2.348cm" style:rel-width="scale" svg:height="0.982cm" style:rel-height="scale" draw:z-index="256"><draw:text-box><text:p text:style-name="P16">Laurent</text:p></draw:text-box></draw:frame><draw:frame draw:style-name="fr21" draw:name="Image 178" text:anchor-type="paragraph" svg:x="0.914cm" svg:y="0.03cm" svg:width="0.91cm" style:rel-width="scale" svg:height="0.9cm" style:rel-height="scale" draw:z-index="255"><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frame draw:style-name="fr21" draw:name="Image 365" text:anchor-type="paragraph" svg:x="14.538cm" svg:y="0.058cm" svg:width="0.9cm" style:rel-width="scale" svg:height="0.949cm" style:rel-height="scale" draw:z-index="254"><draw:image xlink:href="Pictures/100000000000004E000000528CC691F2A892DCC0.png" xlink:type="simple" xlink:show="embed" xlink:actuate="onLoad" loext:mime-type="image/png"/></draw:frame><text:span text:style-name="Police_20_par_20_défaut"><text:span text:style-name="T3"/></text:span></text:p>
        <text:p text:style-name="Normal"><draw:frame draw:style-name="fr26" draw:name="Image 319" text:anchor-type="paragraph" svg:y="0.727cm" svg:width="1.826cm" style:rel-width="scale" svg:height="1.508cm" style:rel-height="scale" draw:z-index="127"><draw:image xlink:href="Pictures/100000000000004500000039488177A8135815D9.png" xlink:type="simple" xlink:show="embed" xlink:actuate="onLoad" loext:mime-type="image/png"/><draw:contour-polygon svg:width="1.64cm" svg:height="1.243cm" svg:viewBox="0 0 1640 1243" draw:points="264,105 238,132 211,158 185,185 185,211 185,237 132,555 105,581 105,608 79,634 79,660 79,687 79,713 79,740 79,766 79,793 105,819 105,846 132,872 211,1189 185,1216 185,1242 211,1269 238,1295 264,1321 290,1348 1534,1348 1560,1321 1586,1295 1613,1269 1613,1242 1613,1216 1586,1189 1666,872 1692,846 1719,819 1719,793 1719,766 1719,740 1692,713 1692,687 1692,660 1692,634 1692,608 1692,581 1666,555 1613,237 1613,211 1613,185 1586,158 1560,132 1534,105" draw:recreate-on-edit="true"/></draw:frame><text:span text:style-name="Police_20_par_20_défaut"><text:span text:style-name="T3"/></text:span></text:p>
        <text:p text:style-name="Normal"><draw:frame draw:style-name="fr21" draw:name="Image 318" text:anchor-type="paragraph" svg:x="0.912cm" svg:y="0.208cm" svg:width="4.233cm" style:rel-width="scale" svg:height="0.688cm" style:rel-height="scale" draw:z-index="128"><draw:image xlink:href="Pictures/10000000000000A00000001A1090AA8CD5A9DC03.png" xlink:type="simple" xlink:show="embed" xlink:actuate="onLoad" loext:mime-type="image/png"/><draw:contour-polygon svg:width="4.153cm" svg:height="0.609cm" svg:viewBox="0 0 4153 609" draw:points="26,26 26,52 26,79 26,105 26,132 26,158 26,185 26,211 26,238 26,264 26,291 26,317 26,344 26,370 26,396 26,423 26,449 26,476 26,502 26,529 26,555 26,582 26,608 52,635 4179,635 4126,608 4179,582 4152,555 4152,529 4152,502 4152,476 4152,449 4152,423 4152,396 4152,370 4152,344 4152,317 4152,291 4152,264 4152,238 4152,211 4152,185 4152,158 4152,132 4152,105 4152,79 4152,52 4126,26" draw:recreate-on-edit="true"/></draw:frame><text:span text:style-name="Police_20_par_20_défaut"><text:span text:style-name="T3"/></text:span></text:p>
        <text:p text:style-name="Normal"><draw:frame draw:style-name="fr2" draw:name="Zone de texte 270" text:anchor-type="paragraph" svg:x="1.864cm" svg:y="0.533cm" svg:width="4.26cm" style:rel-width="scale" svg:height="3.902cm" style:rel-height="scale" draw:z-index="129"><draw:text-box><text:p text:style-name="P6">Espace musculation</text:p></draw:text-box></draw:frame><text:span text:style-name="Police_20_par_20_défaut"><text:span text:style-name="T3"/></text:span></text:p>
        <text:p text:style-name="Normal"><draw:custom-shape text:anchor-type="paragraph" draw:z-index="221" draw:name="Rectangle : coins arrondis 291" draw:style-name="gr14" draw:text-style-name="P134" svg:width="13.098cm" svg:height="6.959cm" svg:x="1.15cm" svg:y="0.54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1" draw:name="Image 313" text:anchor-type="paragraph" svg:x="3.87cm" svg:y="0.609cm" svg:width="1.115cm" style:rel-width="scale" svg:height="1.342cm" style:rel-height="scale" draw:z-index="248"><draw:image xlink:href="Pictures/1000000000000061000000743F25FCA7F6C95366.png" xlink:type="simple" xlink:show="embed" xlink:actuate="onLoad" loext:mime-type="image/png"/></draw:frame><draw:frame draw:style-name="fr2" draw:name="Zone de texte 271" text:anchor-type="paragraph" svg:x="5.186cm" svg:y="0.794cm" svg:width="5.576cm" style:rel-width="scale" svg:height="0.741cm" style:rel-height="scale" draw:z-index="239"><draw:text-box><text:p text:style-name="P6">Muscle Device 1</text:p></draw:text-box></draw:frame><draw:custom-shape text:anchor-type="paragraph" draw:z-index="251" draw:name="Rectangle : coins arrondis 300" draw:style-name="gr38" draw:text-style-name="P135" svg:width="7.912cm" svg:height="1.615cm" svg:x="3.637cm" svg:y="0.50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05" text:anchor-type="paragraph" svg:x="6.445cm" svg:y="0.718cm" svg:width="0.723cm" style:rel-width="scale" svg:height="0.603cm" style:rel-height="scale" draw:z-index="240"><draw:image xlink:href="Pictures/100000000000002400000022BF288C41544BF85C.png" xlink:type="simple" xlink:show="embed" xlink:actuate="onLoad" loext:mime-type="image/png"/></draw:frame><draw:frame draw:style-name="fr2" draw:name="Zone de texte 272" text:anchor-type="paragraph" svg:x="7.144cm" svg:y="0.6cm" svg:width="2.064cm" style:rel-width="scale" svg:height="0.665cm" style:rel-height="scale" draw:z-index="241"><draw:text-box><text:p text:style-name="P6">Réserver</text:p></draw:text-box></draw:frame><text:span text:style-name="Police_20_par_20_défaut"><text:span text:style-name="T3"/></text:span></text:p>
        <text:p text:style-name="Normal"/>
        <text:p text:style-name="Normal"><draw:frame draw:style-name="fr21" draw:name="Image 314" text:anchor-type="paragraph" svg:x="3.836cm" svg:y="0.178cm" svg:width="1.115cm" style:rel-width="scale" svg:height="1.342cm" style:rel-height="scale" draw:z-index="249"><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3" text:anchor-type="paragraph" svg:x="7.117cm" svg:y="0.986cm" svg:width="2.064cm" style:rel-width="scale" svg:height="0.665cm" style:rel-height="scale" draw:z-index="244"><draw:text-box><text:p text:style-name="P6">Réserver</text:p></draw:text-box></draw:frame><draw:frame draw:style-name="fr2" draw:name="Zone de texte 274" text:anchor-type="paragraph" svg:x="5.159cm" svg:y="0.395cm" svg:width="5.576cm" style:rel-width="scale" svg:height="0.741cm" style:rel-height="scale" draw:z-index="242"><draw:text-box><text:p text:style-name="P6">Muscle Device 2</text:p></draw:text-box></draw:frame><draw:custom-shape text:anchor-type="paragraph" draw:z-index="252" draw:name="Rectangle : coins arrondis 301" draw:style-name="gr38" draw:text-style-name="P135" svg:width="7.912cm" svg:height="1.615cm" svg:x="3.664cm" svg:y="0.08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08" text:anchor-type="paragraph" svg:x="6.419cm" svg:y="0.247cm" svg:width="0.723cm" style:rel-width="scale" svg:height="0.603cm" style:rel-height="scale" draw:z-index="243"><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draw:frame draw:style-name="fr21" draw:name="Image 315" text:anchor-type="paragraph" svg:x="3.875cm" svg:y="0.607cm" svg:width="1.115cm" style:rel-width="scale" svg:height="1.342cm" style:rel-height="scale" draw:z-index="250"><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5" text:anchor-type="paragraph" svg:x="7.13cm" svg:y="1.224cm" svg:width="2.064cm" style:rel-width="scale" svg:height="0.665cm" style:rel-height="scale" draw:z-index="247"><draw:text-box><text:p text:style-name="P6">Réserver</text:p></draw:text-box></draw:frame><draw:frame draw:style-name="fr2" draw:name="Zone de texte 276" text:anchor-type="paragraph" svg:x="5.172cm" svg:y="0.633cm" svg:width="5.576cm" style:rel-width="scale" svg:height="0.741cm" style:rel-height="scale" draw:z-index="245"><draw:text-box><text:p text:style-name="P6">Muscle Device 3</text:p></draw:text-box></draw:frame><draw:custom-shape text:anchor-type="paragraph" draw:z-index="253" draw:name="Rectangle : coins arrondis 302" draw:style-name="gr38" draw:text-style-name="P135" svg:width="7.912cm" svg:height="1.615cm" svg:x="3.69cm" svg:y="0.42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11" text:anchor-type="paragraph" svg:x="6.431cm" svg:y="0.48cm" svg:width="0.723cm" style:rel-width="scale" svg:height="0.603cm" style:rel-height="scale" draw:z-index="246"><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Normal"/>
        <text:p text:style-name="Normal"><draw:frame draw:style-name="fr2" draw:name="Zone de texte 277" text:anchor-type="paragraph" svg:x="1.944cm" svg:y="0.035cm" svg:width="4.26cm" style:rel-width="scale" svg:height="3.902cm" style:rel-height="scale" draw:z-index="130"><draw:text-box><text:p text:style-name="P6">Espace cardio-training</text:p></draw:text-box></draw:frame><text:span text:style-name="Police_20_par_20_défaut"><text:span text:style-name="T3"/></text:span></text:p>
        <text:p text:style-name="Normal"><draw:frame draw:style-name="fr2" draw:name="Zone de texte 278" text:anchor-type="paragraph" svg:x="5.278cm" svg:y="0.764cm" svg:width="5.576cm" style:rel-width="scale" svg:height="0.741cm" style:rel-height="scale" draw:z-index="225"><draw:text-box><text:p text:style-name="P6">Running Trainer 1</text:p></draw:text-box></draw:frame><draw:custom-shape text:anchor-type="paragraph" draw:z-index="236" draw:name="Rectangle : coins arrondis 290" draw:style-name="gr38" draw:text-style-name="P135" svg:width="7.912cm" svg:height="1.615cm" svg:x="3.611cm" svg:y="0.73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222" draw:name="Rectangle : coins arrondis 292" draw:style-name="gr14" draw:text-style-name="P134" svg:width="13.098cm" svg:height="6.959cm" svg:x="1.058cm" svg:y="0.0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79" text:anchor-type="paragraph" svg:x="7.235cm" svg:y="0.783cm" svg:width="2.064cm" style:rel-width="scale" svg:height="0.665cm" style:rel-height="scale" draw:z-index="227"><draw:text-box><text:p text:style-name="P6">Réserver</text:p></draw:text-box></draw:frame><draw:frame draw:style-name="fr21" draw:name="Image 298" text:anchor-type="paragraph" svg:x="3.69cm" svg:y="0.026cm" svg:width="1.058cm" style:rel-width="scale" svg:height="1.064cm" style:rel-height="scale" draw:z-index="224"><draw:image xlink:href="Pictures/100000000000005C0000005CCECA90B29A94985E.png" xlink:type="simple" xlink:show="embed" xlink:actuate="onLoad" loext:mime-type="image/png"/></draw:frame><text:span text:style-name="Police_20_par_20_défaut"><text:span text:style-name="T3"/></text:span></text:p>
        <text:p text:style-name="Normal"><draw:frame draw:style-name="fr22" draw:name="Image 254" text:anchor-type="paragraph" svg:x="6.537cm" svg:y="0.155cm" svg:width="0.723cm" style:rel-width="scale" svg:height="0.603cm" style:rel-height="scale" draw:z-index="226"><draw:image xlink:href="Pictures/100000000000002400000022BF288C41544BF85C.png" xlink:type="simple" xlink:show="embed" xlink:actuate="onLoad" loext:mime-type="image/png"/></draw:frame><text:span text:style-name="Police_20_par_20_défaut"><text:span text:style-name="T3"/></text:span></text:p>
        <text:p text:style-name="Normal"><draw:frame draw:style-name="fr21" draw:name="Image 283" text:anchor-type="paragraph" svg:x="3.704cm" svg:y="0.31cm" svg:width="1.058cm" style:rel-width="scale" svg:height="1.064cm" style:rel-height="scale" draw:z-index="228"><draw:image xlink:href="Pictures/100000000000005C0000005CCECA90B29A94985E.png" xlink:type="simple" xlink:show="embed" xlink:actuate="onLoad" loext:mime-type="image/png"/></draw:frame><draw:frame draw:style-name="fr22" draw:name="Image 284" text:anchor-type="paragraph" svg:x="6.551cm" svg:y="1.117cm" svg:width="0.723cm" style:rel-width="scale" svg:height="0.603cm" style:rel-height="scale" draw:z-index="230"><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draw:frame draw:style-name="fr2" draw:name="Zone de texte 280" text:anchor-type="paragraph" svg:x="5.292cm" svg:y="0.286cm" svg:width="5.576cm" style:rel-width="scale" svg:height="0.741cm" style:rel-height="scale" draw:z-index="229"><draw:text-box><text:p text:style-name="P6">Running Trainer 2</text:p></draw:text-box></draw:frame><draw:custom-shape text:anchor-type="paragraph" draw:z-index="237" draw:name="Rectangle : coins arrondis 296" draw:style-name="gr38" draw:text-style-name="P135" svg:width="7.912cm" svg:height="1.615cm" svg:x="3.584cm" svg:y="0.18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81" text:anchor-type="paragraph" svg:x="7.25cm" svg:y="0.198cm" svg:width="2.064cm" style:rel-width="scale" svg:height="0.665cm" style:rel-height="scale" draw:z-index="231"><draw:text-box><text:p text:style-name="P6">Réserver</text:p></draw:text-box></draw:frame><text:span text:style-name="Police_20_par_20_défaut"><text:span text:style-name="T3"/></text:span></text:p>
        <text:p text:style-name="Normal"><draw:frame draw:style-name="fr21" draw:name="Image 288" text:anchor-type="paragraph" svg:x="3.704cm" svg:y="0.628cm" svg:width="1.058cm" style:rel-width="scale" svg:height="1.064cm" style:rel-height="scale" draw:z-index="232"><draw:image xlink:href="Pictures/100000000000005C0000005CCECA90B29A94985E.png" xlink:type="simple" xlink:show="embed" xlink:actuate="onLoad" loext:mime-type="image/png"/><draw:contour-polygon svg:width="0.992cm" svg:height="1.004cm" svg:viewBox="0 0 992 1004" draw:points="715,34 704,46 704,57 692,69 681,80 681,92 669,103 669,115 657,126 657,138 646,150 646,161 623,173 623,184 611,196 600,207 588,219 577,230 565,242 554,253 531,265 484,277 415,288 404,300 404,311 404,323 415,334 531,346 542,357 542,369 542,380 542,392 554,404 554,415 554,427 554,438 554,450 565,461 565,473 565,484 565,496 577,507 577,519 577,531 577,542 588,554 588,565 588,577 588,588 600,600 600,611 600,623 600,634 611,646 600,657 577,669 531,681 496,692 461,704 427,715 392,727 346,738 311,750 277,761 230,773 196,784 161,796 115,808 80,819 34,831 23,842 23,854 23,865 23,877 23,888 34,900 34,911 46,923 46,935 115,946 126,958 126,969 138,981 150,992 196,1004 219,1015 253,1027 207,1038 484,1038 519,1027 542,1015 577,1004 600,992 623,981 657,969 681,958 715,946 796,935 831,923 865,911 888,900 923,888 946,877 981,865 1004,854 1015,842 1015,831 1015,819 1004,808 1004,796 1004,784 992,773 992,761 981,750 981,738 981,727 969,715 969,704 969,692 969,681 969,669 958,657 958,646 958,634 958,623 958,611 946,600 946,588 946,577 946,565 946,554 946,542 935,531 935,519 935,507 935,496 935,484 923,473 923,461 935,450 935,438 935,427 935,415 923,404 911,392 911,380 911,369 911,357 923,346 935,334 935,323 946,311 958,300 958,288 969,277 969,265 981,253 981,242 992,230 992,219 992,207 992,196 981,184 969,173 958,161 946,150 935,138 935,126 946,115 946,103 958,92 958,80 958,69 958,57 935,46 796,34" draw:recreate-on-edit="true"/></draw:frame><draw:frame draw:style-name="fr2" draw:name="Zone de texte 282" text:anchor-type="paragraph" svg:x="5.292cm" svg:y="0.545cm" svg:width="5.576cm" style:rel-width="scale" svg:height="0.741cm" style:rel-height="scale" draw:z-index="233"><draw:text-box><text:p text:style-name="P6">Running Trainer 3</text:p></draw:text-box></draw:frame><draw:custom-shape text:anchor-type="paragraph" draw:z-index="238" draw:name="Rectangle : coins arrondis 297" draw:style-name="gr38" draw:text-style-name="P135" svg:width="7.912cm" svg:height="1.615cm" svg:x="3.611cm" svg:y="0.39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Police_20_par_20_défaut"><text:span text:style-name="T3"/></text:span></text:p>
        <text:p text:style-name="Normal"><draw:frame draw:style-name="fr2" draw:name="Zone de texte 283" text:anchor-type="paragraph" svg:x="7.25cm" svg:y="0.353cm" svg:width="2.064cm" style:rel-width="scale" svg:height="0.665cm" style:rel-height="scale" draw:z-index="235"><draw:text-box><text:p text:style-name="P6">Réserver</text:p></draw:text-box></draw:frame><draw:frame draw:style-name="fr22" draw:name="Image 289" text:anchor-type="paragraph" svg:x="6.551cm" svg:y="0.466cm" svg:width="0.723cm" style:rel-width="scale" svg:height="0.603cm" style:rel-height="scale" draw:z-index="234"><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P7"/>
        <text:p text:style-name="P7"><draw:frame draw:style-name="fr26" draw:name="Image 180" text:anchor-type="paragraph" svg:y="0.649cm" svg:width="3.572cm" style:rel-width="scale" svg:height="1.219cm" style:rel-height="scale" draw:z-index="126"><draw:image xlink:href="Pictures/10000000000001360000006AAF2238EC95967694.png" xlink:type="simple" xlink:show="embed" xlink:actuate="onLoad" loext:mime-type="image/png"/><draw:contour-polygon svg:width="3.417cm" svg:height="1.085cm" svg:viewBox="0 0 3417 1085" draw:points="554,57 496,69 450,80 415,92 392,103 369,115 346,126 323,138 311,149 288,161 277,173 265,184 253,196 242,207 230,219 219,230 207,242 196,253 184,265 173,276 173,288 161,299 150,311 150,323 138,334 138,346 126,357 126,369 115,380 115,392 103,403 103,415 103,426 92,438 92,449 92,461 92,473 80,484 80,496 80,507 80,519 80,530 80,542 80,553 69,565 69,576 69,588 69,599 69,611 69,623 69,634 80,646 80,657 80,669 80,680 80,692 80,703 80,715 80,726 92,738 92,749 92,761 103,773 103,784 103,796 115,807 115,819 126,830 126,842 138,853 138,865 150,876 150,888 161,899 173,911 173,923 184,934 196,946 207,957 207,969 219,980 230,992 242,1003 265,1015 277,1026 288,1038 300,1049 323,1061 334,1073 357,1084 380,1096 415,1107 438,1119 473,1130 531,1142 3024,1142 3082,1130 3117,1119 3151,1107 3174,1096 3198,1084 3221,1073 3232,1061 3255,1049 3267,1038 3278,1026 3301,1015 3313,1003 3325,992 3336,980 3348,969 3359,957 3359,946 3371,934 3382,923 3394,911 3394,899 3405,888 3417,876 3417,865 3428,853 3428,842 3440,830 3440,819 3452,807 3452,796 3452,784 3463,773 3463,761 3463,749 3475,738 3475,726 3475,715 3475,703 3475,692 3486,680 3486,669 3486,657 3486,646 3486,634 3486,623 3486,611 3486,599 3486,588 3486,576 3486,565 3486,553 3486,542 3486,530 3486,519 3475,507 3475,496 3475,484 3475,473 3463,461 3463,449 3463,438 3452,426 3452,415 3452,403 3440,392 3440,380 3440,369 3428,357 3428,346 3417,334 3405,323 3405,311 3394,299 3394,288 3382,276 3371,265 3359,253 3348,242 3336,230 3336,219 3325,207 3313,196 3290,184 3278,173 3267,161 3244,149 3232,138 3209,126 3198,115 3163,103 3140,92 3117,80 3071,69 3013,57" draw:recreate-on-edit="true"/></draw:frame><text:span text:style-name="Police_20_par_20_défaut"><text:span text:style-name="T3"/></text:span></text:p>
      </text:section>
      <text:section text:style-name="Sect1" text:name="Sect19">
        <text:h text:style-name="Heading_20_3" text:outline-level="3"><text:bookmark-start text:name="_Toc8328523"/><text:span text:style-name="Titre_20_du_20_livre"><text:span text:style-name="T20">2.5.2 Wireframe « Tableaux évolution du taux de réservation &amp; rendement par équipement » (fonctionnalité pilotage opérationnel de l’activité)</text:span></text:span><text:bookmark-end text:name="_Toc8328523"/></text:h>
        <text:p text:style-name="Normal"><draw:frame draw:style-name="fr12" draw:name="Zone de texte 284" text:anchor-type="paragraph" svg:x="0.118cm" svg:y="2.535cm" svg:width="15.849cm" style:rel-width="scale" svg:height="1.005cm" style:rel-height="scale" draw:z-index="273"><draw:text-box><text:p text:style-name="P16">Evolution du taux de réservation 2018 - 2019</text:p><text:p text:style-name="P16"/></draw:text-box></draw:frame><draw:frame draw:style-name="fr1" draw:name="Zone de texte 285" text:anchor-type="paragraph" svg:x="12.326cm" svg:y="0.818cm" svg:width="3.588cm" style:rel-width="scale" svg:height="0.982cm" style:rel-height="scale" draw:z-index="258"><draw:text-box><text:p text:style-name="P62">Manager</text:p></draw:text-box></draw:frame><draw:frame draw:style-name="fr13" draw:name="Zone de texte 286" text:anchor-type="paragraph" svg:y="14.067cm" svg:width="15.849cm" style:rel-width="scale" svg:height="1.055cm" style:rel-height="scale" draw:z-index="116"><draw:text-box><text:p text:style-name="P16">Balance revenus / dépenses par équipement</text:p><text:p text:style-name="P16"/></draw:text-box></draw:frame><draw:frame draw:style-name="fr21" draw:name="Image 182" text:anchor-type="paragraph" svg:x="0.861cm" svg:y="0.824cm" svg:width="0.91cm" style:rel-width="scale" svg:height="0.9cm" style:rel-height="scale" draw:z-index="257"><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custom-shape text:anchor-type="paragraph" draw:z-index="125" draw:name="Rectangle 184" draw:style-name="gr5" draw:text-style-name="P133" svg:width="15.477cm" svg:height="1.244cm" svg:x="0.489cm" svg:y="0.628cm"><text:p/><draw:enhanced-geometry svg:viewBox="0 0 21600 21600" draw:type="non-primitive" draw:enhanced-path="M 0 0 L 21600 0 21600 21600 0 21600 Z N"/></draw:custom-shape><text:span text:style-name="Police_20_par_20_défaut"><text:span text:style-name="T3"/></text:span></text:p>
        <text:p text:style-name="P7"><draw:frame draw:style-name="fr1" draw:name="Zone de texte 287" text:anchor-type="paragraph" svg:x="4.537cm" svg:y="4.076cm" svg:width="1.588cm" style:rel-width="scale" svg:height="0.741cm" style:rel-height="scale" draw:z-index="320"><draw:text-box><text:p text:style-name="P6"><text:span text:style-name="Police_20_par_20_défaut"><text:span text:style-name="T30">2018</text:span></text:span></text:p></draw:text-box></draw:frame><draw:frame draw:style-name="fr1" draw:name="Zone de texte 288" text:anchor-type="paragraph" svg:x="6.468cm" svg:y="4.053cm" svg:width="1.588cm" style:rel-width="scale" svg:height="0.741cm" style:rel-height="scale" draw:z-index="319"><draw:text-box><text:p text:style-name="P6"><text:span text:style-name="Police_20_par_20_défaut"><text:span text:style-name="T30">2019</text:span></text:span></text:p></draw:text-box></draw:frame><draw:frame draw:style-name="fr2" draw:name="Zone de texte 289" text:anchor-type="paragraph" svg:x="-0.781cm" svg:y="4.027cm" svg:width="1.588cm" style:rel-width="scale" svg:height="0.741cm" style:rel-height="scale" draw:z-index="112"><draw:text-box><text:p text:style-name="P6"><text:span text:style-name="Police_20_par_20_défaut"><text:span text:style-name="T30">100 </text:span></text:span><text:span text:style-name="Police_20_par_20_défaut"><text:span text:style-name="T31">%</text:span></text:span></text:p></draw:text-box></draw:frame><draw:frame draw:style-name="fr1" draw:name="Zone de texte 290" text:anchor-type="paragraph" svg:x="7.712cm" svg:y="2.552cm" svg:width="2.355cm" style:rel-width="scale" svg:height="0.714cm" style:rel-height="scale" draw:z-index="265"><draw:text-box><text:p text:style-name="P17">86%</text:p></draw:text-box></draw:frame><draw:connector text:anchor-type="paragraph" draw:z-index="305" draw:name="Connecteur droit avec flèche 105" draw:style-name="gr52" draw:text-style-name="P134" draw:type="line" svg:x1="0.542cm" svg:y1="11.568cm" svg:x2="0.542cm" svg:y2="3.683cm" svg:d="M542 11568v-7885" svg:viewBox="0 0 2 7886"><text:p/></draw:connector><draw:custom-shape text:anchor-type="paragraph" draw:z-index="318" draw:name="Rectangle 204" draw:style-name="gr40" draw:text-style-name="P137" svg:width="1.507cm" svg:height="0.556cm" svg:x="4.537cm" svg:y="4.053cm"><text:p/><draw:enhanced-geometry svg:viewBox="0 0 21600 21600" draw:type="non-primitive" draw:enhanced-path="M 0 0 L 21600 0 21600 21600 0 21600 Z N"/></draw:custom-shape><draw:custom-shape text:anchor-type="paragraph" draw:z-index="317" draw:name="Rectangle 176" draw:style-name="gr39" draw:text-style-name="P136" svg:width="1.454cm" svg:height="0.556cm" svg:x="6.519cm" svg:y="4.048cm"><text:p/><draw:enhanced-geometry svg:viewBox="0 0 21600 21600" draw:mirror-vertical="true" draw:mirror-horizontal="true" draw:type="non-primitive" draw:enhanced-path="M 0 0 L 21600 0 21600 21600 0 21600 Z N"/></draw:custom-shape><text:span text:style-name="Police_20_par_20_défaut"><text:span text:style-name="T3"/></text:span></text:p>
        <text:p text:style-name="P7"><draw:frame draw:style-name="fr2" draw:name="Zone de texte 291" text:anchor-type="paragraph" svg:x="-0.755cm" svg:y="0.526cm" svg:width="1.588cm" style:rel-width="scale" svg:height="0.741cm" style:rel-height="scale" draw:z-index="111"><draw:text-box><text:p text:style-name="P6"><text:span text:style-name="Police_20_par_20_défaut"><text:span text:style-name="T30">90 </text:span></text:span><text:span text:style-name="Police_20_par_20_défaut"><text:span text:style-name="T31">%</text:span></text:span></text:p></draw:text-box></draw:frame><draw:connector text:anchor-type="paragraph" draw:z-index="316" draw:name="Connecteur droit 159" draw:style-name="gr21" draw:text-style-name="P134" draw:type="line" svg:x1="0.436cm" svg:y1="0.288cm" svg:x2="0.674cm" svg:y2="0.288cm" svg:d="M436 288h238" svg:viewBox="0 0 240 2"><text:p/></draw:connector><text:span text:style-name="Police_20_par_20_défaut"><text:span text:style-name="T3"/></text:span></text:p>
        <text:p text:style-name="P7"><draw:frame draw:style-name="fr2" draw:name="Zone de texte 292" text:anchor-type="paragraph" svg:x="-0.702cm" svg:y="0.39cm" svg:width="1.588cm" style:rel-width="scale" svg:height="0.741cm" style:rel-height="scale" draw:z-index="110"><draw:text-box><text:p text:style-name="P6"><text:span text:style-name="Police_20_par_20_défaut"><text:span text:style-name="T30">80 </text:span></text:span><text:span text:style-name="Police_20_par_20_défaut"><text:span text:style-name="T31">%</text:span></text:span></text:p></draw:text-box></draw:frame><draw:custom-shape text:anchor-type="paragraph" draw:z-index="303" draw:name="Rectangle 96" draw:style-name="gr39" draw:text-style-name="P136" svg:width="0.636cm" svg:height="5.875cm" svg:x="14.035cm" svg:y="0.764cm"><text:p/><draw:enhanced-geometry svg:viewBox="0 0 21600 21600" draw:type="non-primitive" draw:enhanced-path="M 0 0 L 21600 0 21600 21600 0 21600 Z N"/></draw:custom-shape><draw:connector text:anchor-type="paragraph" draw:z-index="306" draw:name="Connecteur droit 118" draw:style-name="gr21" draw:text-style-name="P134" draw:type="line" svg:x1="0.436cm" svg:y1="0.102cm" svg:x2="0.674cm" svg:y2="0.102cm" svg:d="M436 102h238" svg:viewBox="0 0 240 2"><text:p/></draw:connector><draw:connector text:anchor-type="paragraph" draw:z-index="307" draw:name="Connecteur droit 134" draw:style-name="gr21" draw:text-style-name="P134" draw:type="line" svg:x1="0.436cm" svg:y1="0.764cm" svg:x2="0.674cm" svg:y2="0.764cm" svg:d="M436 764h238" svg:viewBox="0 0 240 2"><text:p/></draw:connector><text:span text:style-name="Police_20_par_20_défaut"><text:span text:style-name="T3"/></text:span></text:p>
        <text:p text:style-name="P7"><draw:frame draw:style-name="fr2" draw:name="Zone de texte 293" text:anchor-type="paragraph" svg:x="-0.676cm" svg:y="0.34cm" svg:width="1.588cm" style:rel-width="scale" svg:height="0.741cm" style:rel-height="scale" draw:z-index="109"><draw:text-box><text:p text:style-name="P6"><text:span text:style-name="Police_20_par_20_défaut"><text:span text:style-name="T30">70 </text:span></text:span><text:span text:style-name="Police_20_par_20_défaut"><text:span text:style-name="T31">%</text:span></text:span></text:p></draw:text-box></draw:frame><draw:custom-shape text:anchor-type="paragraph" draw:z-index="259" draw:name="Rectangle 185" draw:style-name="gr39" draw:text-style-name="P136" svg:width="0.583cm" svg:height="5.846cm" svg:x="2.658cm" svg:y="0.023cm"><text:p/><draw:enhanced-geometry svg:viewBox="0 0 21600 21600" draw:mirror-horizontal="true" draw:type="non-primitive" draw:enhanced-path="M 0 0 L 21600 0 21600 21600 0 21600 Z N"/></draw:custom-shape><draw:connector text:anchor-type="paragraph" draw:z-index="308" draw:name="Connecteur droit 136" draw:style-name="gr21" draw:text-style-name="P134" draw:type="line" svg:x1="0.436cm" svg:y1="0.684cm" svg:x2="0.674cm" svg:y2="0.684cm" svg:d="M436 684h238" svg:viewBox="0 0 240 2"><text:p/></draw:connector><draw:custom-shape text:anchor-type="paragraph" draw:z-index="301" draw:name="Rectangle 49" draw:style-name="gr39" draw:text-style-name="P136" svg:width="0.609cm" svg:height="5.372cm" svg:x="11.76cm" svg:y="0.473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94" text:anchor-type="paragraph" svg:x="-0.741cm" svg:y="0.974cm" svg:width="1.588cm" style:rel-width="scale" svg:height="0.741cm" style:rel-height="scale" draw:z-index="107"><draw:text-box><text:p text:style-name="P6"><text:span text:style-name="Police_20_par_20_défaut"><text:span text:style-name="T30">50 </text:span></text:span><text:span text:style-name="Police_20_par_20_défaut"><text:span text:style-name="T31">%</text:span></text:span></text:p></draw:text-box></draw:frame><draw:frame draw:style-name="fr2" draw:name="Zone de texte 295" text:anchor-type="paragraph" svg:x="-0.676cm" svg:y="0.286cm" svg:width="1.588cm" style:rel-width="scale" svg:height="0.741cm" style:rel-height="scale" draw:z-index="108"><draw:text-box><text:p text:style-name="P6"><text:span text:style-name="Police_20_par_20_défaut"><text:span text:style-name="T30">60 </text:span></text:span><text:span text:style-name="Police_20_par_20_défaut"><text:span text:style-name="T31">%</text:span></text:span></text:p></draw:text-box></draw:frame><draw:custom-shape text:anchor-type="paragraph" draw:z-index="262" draw:name="Rectangle 188" draw:style-name="gr40" draw:text-style-name="P137" svg:width="0.609cm" svg:height="4.79cm" svg:x="1.759cm" svg:y="0.289cm"><text:p/><draw:enhanced-geometry svg:viewBox="0 0 21600 21600" draw:type="non-primitive" draw:enhanced-path="M 0 0 L 21600 0 21600 21600 0 21600 Z N"/></draw:custom-shape><draw:connector text:anchor-type="paragraph" draw:z-index="309" draw:name="Connecteur droit 141" draw:style-name="gr21" draw:text-style-name="P134" draw:type="line" svg:x1="0.423cm" svg:y1="0.635cm" svg:x2="0.661cm" svg:y2="0.635cm" svg:d="M423 635h238" svg:viewBox="0 0 240 2"><text:p/></draw:connector><draw:custom-shape text:anchor-type="paragraph" draw:z-index="304" draw:name="Rectangle 98" draw:style-name="gr40" draw:text-style-name="P137" svg:width="0.556cm" svg:height="5.028cm" svg:x="13.109cm" svg:y="0.025cm"><text:p/><draw:enhanced-geometry svg:viewBox="0 0 21600 21600" draw:mirror-vertical="true" draw:type="non-primitive" draw:enhanced-path="M 0 0 L 21600 0 21600 21600 0 21600 Z N"/></draw:custom-shape><draw:custom-shape text:anchor-type="paragraph" draw:z-index="302" draw:name="Rectangle 75" draw:style-name="gr40" draw:text-style-name="P137" svg:width="0.583cm" svg:height="5.028cm" svg:x="10.834cm" svg:y="0.025cm"><text:p/><draw:enhanced-geometry svg:viewBox="0 0 21600 21600" draw:mirror-vertical="true" draw:type="non-primitive" draw:enhanced-path="M 0 0 L 21600 0 21600 21600 0 21600 Z N"/></draw:custom-shape><text:span text:style-name="Police_20_par_20_défaut"><text:span text:style-name="T3"/></text:span></text:p>
        <text:p text:style-name="P7"><draw:frame draw:style-name="fr2" draw:name="Zone de texte 296" text:anchor-type="paragraph" svg:x="-0.728cm" svg:y="0.815cm" svg:width="1.588cm" style:rel-width="scale" svg:height="0.741cm" style:rel-height="scale" draw:z-index="106"><draw:text-box><text:p text:style-name="P6"><text:span text:style-name="Police_20_par_20_défaut"><text:span text:style-name="T30">40 </text:span></text:span><text:span text:style-name="Police_20_par_20_défaut"><text:span text:style-name="T31">%</text:span></text:span></text:p></draw:text-box></draw:frame><draw:custom-shape text:anchor-type="paragraph" draw:z-index="260" draw:name="Rectangle 186" draw:style-name="gr39" draw:text-style-name="P136" svg:width="0.583cm" svg:height="3.784cm" svg:x="4.987cm" svg:y="0.497cm"><text:p/><draw:enhanced-geometry svg:viewBox="0 0 21600 21600" draw:mirror-vertical="true" draw:type="non-primitive" draw:enhanced-path="M 0 0 L 21600 0 21600 21600 0 21600 Z N"/></draw:custom-shape><draw:custom-shape text:anchor-type="paragraph" draw:z-index="300" draw:name="Rectangle 32" draw:style-name="gr40" draw:text-style-name="P137" svg:width="0.636cm" svg:height="4.232cm" svg:x="8.532cm" svg:y="0.021cm"><text:p/><draw:enhanced-geometry svg:viewBox="0 0 21600 21600" draw:mirror-vertical="true" draw:type="non-primitive" draw:enhanced-path="M 0 0 L 21600 0 21600 21600 0 21600 Z N"/></draw:custom-shape><draw:custom-shape text:anchor-type="paragraph" draw:z-index="299" draw:name="Rectangle 19" draw:style-name="gr39" draw:text-style-name="P136" svg:width="0.636cm" svg:height="4.208cm" svg:x="9.458cm" svg:y="0.051cm"><text:p/><draw:enhanced-geometry svg:viewBox="0 0 21600 21600" draw:type="non-primitive" draw:enhanced-path="M 0 0 L 21600 0 21600 21600 0 21600 Z N"/></draw:custom-shape><draw:connector text:anchor-type="paragraph" draw:z-index="315" draw:name="Connecteur droit 158" draw:style-name="gr21" draw:text-style-name="P134" draw:type="line" svg:x1="0.397cm" svg:y1="0.529cm" svg:x2="0.635cm" svg:y2="0.529cm" svg:d="M397 529h238" svg:viewBox="0 0 240 2"><text:p/></draw:connector><text:span text:style-name="Police_20_par_20_défaut"><text:span text:style-name="T3"/></text:span></text:p>
        <text:p text:style-name="P7"><draw:frame draw:style-name="fr2" draw:name="Zone de texte 297" text:anchor-type="paragraph" svg:x="-0.702cm" svg:y="0.815cm" svg:width="1.588cm" style:rel-width="scale" svg:height="0.741cm" style:rel-height="scale" draw:z-index="105"><draw:text-box><text:p text:style-name="P6"><text:span text:style-name="Police_20_par_20_défaut"><text:span text:style-name="T30">30 </text:span></text:span><text:span text:style-name="Police_20_par_20_défaut"><text:span text:style-name="T31">%</text:span></text:span></text:p></draw:text-box></draw:frame><draw:custom-shape text:anchor-type="paragraph" draw:z-index="264" draw:name="Rectangle 190" draw:style-name="gr40" draw:text-style-name="P137" svg:width="0.583cm" svg:height="2.832cm" svg:x="6.362cm" svg:y="0.654cm"><text:p/><draw:enhanced-geometry svg:viewBox="0 0 21600 21600" draw:mirror-vertical="true" draw:type="non-primitive" draw:enhanced-path="M 0 0 L 21600 0 21600 21600 0 21600 Z N"/></draw:custom-shape><draw:connector text:anchor-type="paragraph" draw:z-index="314" draw:name="Connecteur droit 156" draw:style-name="gr21" draw:text-style-name="P134" draw:type="line" svg:x1="0.423cm" svg:y1="0.423cm" svg:x2="0.661cm" svg:y2="0.423cm" svg:d="M423 423h238" svg:viewBox="0 0 240 2"><text:p/></draw:connector><text:span text:style-name="Police_20_par_20_défaut"><text:span text:style-name="T3"/></text:span></text:p>
        <text:p text:style-name="P7"><draw:frame draw:style-name="fr2" draw:name="Zone de texte 298" text:anchor-type="paragraph" svg:x="-0.676cm" svg:y="0.815cm" svg:width="1.588cm" style:rel-width="scale" svg:height="0.741cm" style:rel-height="scale" draw:z-index="104"><draw:text-box><text:p text:style-name="P6"><text:span text:style-name="Police_20_par_20_défaut"><text:span text:style-name="T30">20 </text:span></text:span><text:span text:style-name="Police_20_par_20_défaut"><text:span text:style-name="T31">%</text:span></text:span></text:p></draw:text-box></draw:frame><draw:custom-shape text:anchor-type="paragraph" draw:z-index="263" draw:name="Rectangle 189" draw:style-name="gr40" draw:text-style-name="P137" svg:width="0.583cm" svg:height="2.036cm" svg:x="4.113cm" svg:y="0.658cm"><text:p/><draw:enhanced-geometry svg:viewBox="0 0 21600 21600" draw:type="non-primitive" draw:enhanced-path="M 0 0 L 21600 0 21600 21600 0 21600 Z N"/></draw:custom-shape><draw:custom-shape text:anchor-type="paragraph" draw:z-index="261" draw:name="Rectangle 187" draw:style-name="gr39" draw:text-style-name="P136" svg:width="0.556cm" svg:height="2.594cm" svg:x="7.262cm" svg:y="0.104cm"><text:p/><draw:enhanced-geometry svg:viewBox="0 0 21600 21600" draw:type="non-primitive" draw:enhanced-path="M 0 0 L 21600 0 21600 21600 0 21600 Z N"/></draw:custom-shape><draw:connector text:anchor-type="paragraph" draw:z-index="313" draw:name="Connecteur droit 151" draw:style-name="gr21" draw:text-style-name="P134" draw:type="line" svg:x1="0.436cm" svg:y1="0.395cm" svg:x2="0.674cm" svg:y2="0.395cm" svg:d="M436 395h238" svg:viewBox="0 0 240 2"><text:p/></draw:connector><text:span text:style-name="Police_20_par_20_défaut"><text:span text:style-name="T3"/></text:span></text:p>
        <text:p text:style-name="P7"><draw:frame draw:style-name="fr2" draw:name="Zone de texte 299" text:anchor-type="paragraph" svg:x="-0.728cm" svg:y="0.788cm" svg:width="1.588cm" style:rel-width="scale" svg:height="0.741cm" style:rel-height="scale" draw:z-index="103"><draw:text-box><text:p text:style-name="P6"><text:span text:style-name="Police_20_par_20_défaut"><text:span text:style-name="T30">10 </text:span></text:span><text:span text:style-name="Police_20_par_20_défaut"><text:span text:style-name="T31">%</text:span></text:span></text:p></draw:text-box></draw:frame><draw:connector text:anchor-type="paragraph" draw:z-index="312" draw:name="Connecteur droit 144" draw:style-name="gr21" draw:text-style-name="P134" draw:type="line" svg:x1="0.436cm" svg:y1="0.342cm" svg:x2="0.674cm" svg:y2="0.342cm" svg:d="M436 342h238" svg:viewBox="0 0 240 2"><text:p/></draw:connector><text:span text:style-name="Police_20_par_20_défaut"><text:span text:style-name="T3"/></text:span></text:p>
        <text:p text:style-name="P7"><draw:frame draw:style-name="fr2" draw:name="Zone de texte 2100" text:anchor-type="paragraph" svg:x="-1.231cm" svg:y="9.797cm" svg:width="1.614cm" style:rel-width="scale" svg:height="0.741cm" style:rel-height="scale" draw:z-index="89"><draw:text-box><text:p text:style-name="P6"><text:span text:style-name="Police_20_par_20_défaut"><text:span text:style-name="T30">-500 €</text:span></text:span></text:p></draw:text-box></draw:frame><draw:frame draw:style-name="fr2" draw:name="Zone de texte 2101" text:anchor-type="paragraph" svg:x="-1.046cm" svg:y="8.777cm" svg:width="1.588cm" style:rel-width="scale" svg:height="0.741cm" style:rel-height="scale" draw:z-index="90"><draw:text-box><text:p text:style-name="P6"><text:span text:style-name="Police_20_par_20_défaut"><text:span text:style-name="T30">0 €</text:span></text:span></text:p></draw:text-box></draw:frame><draw:frame draw:style-name="fr2" draw:name="Zone de texte 2102" text:anchor-type="paragraph" svg:x="-1.072cm" svg:y="7.825cm" svg:width="1.588cm" style:rel-width="scale" svg:height="0.741cm" style:rel-height="scale" draw:z-index="91"><draw:text-box><text:p text:style-name="P6"><text:span text:style-name="Police_20_par_20_défaut"><text:span text:style-name="T30">500 €</text:span></text:span></text:p></draw:text-box></draw:frame><draw:frame draw:style-name="fr2" draw:name="Zone de texte 2103" text:anchor-type="paragraph" svg:x="-1.072cm" svg:y="5.496cm" svg:width="1.588cm" style:rel-width="scale" svg:height="0.741cm" style:rel-height="scale" draw:z-index="94"><draw:text-box><text:p text:style-name="P6"><text:span text:style-name="Police_20_par_20_défaut"><text:span text:style-name="T30">2000 €</text:span></text:span></text:p></draw:text-box></draw:frame><draw:frame draw:style-name="fr2" draw:name="Zone de texte 2104" text:anchor-type="paragraph" svg:x="-1.099cm" svg:y="6.211cm" svg:width="1.588cm" style:rel-width="scale" svg:height="0.741cm" style:rel-height="scale" draw:z-index="93"><draw:text-box><text:p text:style-name="P6"><text:span text:style-name="Police_20_par_20_défaut"><text:span text:style-name="T30">1500 €</text:span></text:span></text:p></draw:text-box></draw:frame><draw:frame draw:style-name="fr2" draw:name="Zone de texte 2105" text:anchor-type="paragraph" svg:x="-1.072cm" svg:y="6.978cm" svg:width="1.588cm" style:rel-width="scale" svg:height="0.741cm" style:rel-height="scale" draw:z-index="92"><draw:text-box><text:p text:style-name="P6"><text:span text:style-name="Police_20_par_20_défaut"><text:span text:style-name="T30">1000 €</text:span></text:span></text:p></draw:text-box></draw:frame><draw:frame draw:style-name="fr4" draw:name="Zone de texte 2106" text:anchor-type="paragraph" svg:x="0.079cm" svg:y="4.147cm" svg:width="1.588cm" style:rel-width="scale" svg:height="0.741cm" style:rel-height="scale" draw:z-index="95"><draw:text-box><text:p text:style-name="P6"><text:span text:style-name="Police_20_par_20_défaut"><text:span text:style-name="T30">Euros</text:span></text:span></text:p></draw:text-box></draw:frame><draw:frame draw:style-name="fr2" draw:name="Zone de texte 2107" text:anchor-type="paragraph" svg:x="13.771cm" svg:y="9.056cm" svg:width="2.434cm" style:rel-width="scale" svg:height="0.741cm" style:rel-height="scale" draw:z-index="96"><draw:text-box><text:p text:style-name="P18">Équipement</text:p></draw:text-box></draw:frame><draw:frame draw:style-name="fr2" draw:name="Zone de texte 2108" text:anchor-type="paragraph" svg:x="10.543cm" svg:y="4.65cm" svg:width="2.381cm" style:rel-width="scale" svg:height="0.741cm" style:rel-height="scale" draw:z-index="97"><draw:text-box><text:p text:style-name="P6"><text:span text:style-name="Police_20_par_20_défaut"><text:span text:style-name="T30">Équipement n°4</text:span></text:span></text:p></draw:text-box></draw:frame><draw:frame draw:style-name="fr2" draw:name="Zone de texte 2109" text:anchor-type="paragraph" svg:x="7.156cm" svg:y="10.206cm" svg:width="2.381cm" style:rel-width="scale" svg:height="0.741cm" style:rel-height="scale" draw:z-index="98"><draw:text-box><text:p text:style-name="P6"><text:span text:style-name="Police_20_par_20_défaut"><text:span text:style-name="T30">Équipement n°3</text:span></text:span></text:p></draw:text-box></draw:frame><draw:frame draw:style-name="fr2" draw:name="Zone de texte 2110" text:anchor-type="paragraph" svg:x="4.113cm" svg:y="5.219cm" svg:width="2.381cm" style:rel-width="scale" svg:height="0.741cm" style:rel-height="scale" draw:z-index="99"><draw:text-box><text:p text:style-name="P6"><text:span text:style-name="Police_20_par_20_défaut"><text:span text:style-name="T30">Équipement n°2</text:span></text:span></text:p></draw:text-box></draw:frame><draw:frame draw:style-name="fr2" draw:name="Zone de texte 2111" text:anchor-type="paragraph" svg:x="1.229cm" svg:y="6.436cm" svg:width="2.381cm" style:rel-width="scale" svg:height="0.741cm" style:rel-height="scale" draw:z-index="100"><draw:text-box><text:p text:style-name="P6"><text:span text:style-name="Police_20_par_20_défaut"><text:span text:style-name="T30">Équipement n°1</text:span></text:span></text:p></draw:text-box></draw:frame><draw:frame draw:style-name="fr2" draw:name="Zone de texte 2112" text:anchor-type="paragraph" svg:x="14.829cm" svg:y="0.721cm" svg:width="1.296cm" style:rel-width="scale" svg:height="0.741cm" style:rel-height="scale" draw:z-index="101"><draw:text-box><text:p text:style-name="P18">t</text:p></draw:text-box></draw:frame><draw:frame draw:style-name="fr2" draw:name="Zone de texte 2113" text:anchor-type="paragraph" svg:x="-0.702cm" svg:y="0.684cm" svg:width="1.588cm" style:rel-width="scale" svg:height="0.741cm" style:rel-height="scale" draw:z-index="102"><draw:text-box><text:p text:style-name="P6"><text:span text:style-name="Police_20_par_20_défaut"><text:span text:style-name="T30">0 </text:span></text:span><text:span text:style-name="Police_20_par_20_défaut"><text:span text:style-name="T31">%</text:span></text:span></text:p></draw:text-box></draw:frame><draw:frame draw:style-name="fr4" draw:name="Zone de texte 2114" text:anchor-type="paragraph" svg:x="12.771cm" svg:y="1.351cm" svg:width="2.355cm" style:rel-width="scale" svg:height="0.714cm" style:rel-height="scale" draw:z-index="120"><draw:text-box><text:p text:style-name="P18">Novembre</text:p></draw:text-box></draw:frame><draw:frame draw:style-name="fr2" draw:name="Zone de texte 2115" text:anchor-type="paragraph" svg:x="10.49cm" svg:y="1.325cm" svg:width="2.355cm" style:rel-width="scale" svg:height="0.714cm" style:rel-height="scale" draw:z-index="121"><draw:text-box><text:p text:style-name="P18">Octobre</text:p></draw:text-box></draw:frame><draw:frame draw:style-name="fr2" draw:name="Zone de texte 2116" text:anchor-type="paragraph" svg:x="8.109cm" svg:y="1.27cm" svg:width="2.355cm" style:rel-width="scale" svg:height="0.714cm" style:rel-height="scale" draw:z-index="124"><draw:text-box><text:p text:style-name="P18">Septembre</text:p></draw:text-box></draw:frame><draw:frame draw:style-name="fr2" draw:name="Zone de texte 2117" text:anchor-type="paragraph" svg:x="5.939cm" svg:y="1.272cm" svg:width="2.355cm" style:rel-width="scale" svg:height="0.714cm" style:rel-height="scale" draw:z-index="123"><draw:text-box><text:p text:style-name="P18">Août</text:p></draw:text-box></draw:frame><draw:frame draw:style-name="fr2" draw:name="Zone de texte 2118" text:anchor-type="paragraph" svg:x="3.822cm" svg:y="1.27cm" svg:width="1.984cm" style:rel-width="scale" svg:height="0.714cm" style:rel-height="scale" draw:z-index="122"><draw:text-box><text:p text:style-name="P18">Juillet</text:p></draw:text-box></draw:frame><draw:frame draw:style-name="fr2" draw:name="Zone de texte 2119" text:anchor-type="paragraph" svg:x="1.309cm" svg:y="1.272cm" svg:width="2.355cm" style:rel-width="scale" svg:height="0.714cm" style:rel-height="scale" draw:z-index="119"><draw:text-box><text:p text:style-name="P18">Juin</text:p></draw:text-box></draw:frame><draw:connector text:anchor-type="paragraph" draw:z-index="332" draw:name="Connecteur droit 280" draw:style-name="gr21" draw:text-style-name="P134" draw:type="line" svg:x1="0.277cm" svg:y1="5.801cm" svg:x2="0.515cm" svg:y2="5.801cm" svg:d="M277 5801h238" svg:viewBox="0 0 240 2"><text:p/></draw:connector><draw:connector text:anchor-type="paragraph" draw:z-index="331" draw:name="Connecteur droit 279" draw:style-name="gr21" draw:text-style-name="P134" draw:type="line" svg:x1="0.303cm" svg:y1="6.595cm" svg:x2="0.542cm" svg:y2="6.595cm" svg:d="M303 6595h239" svg:viewBox="0 0 240 2"><text:p/></draw:connector><draw:connector text:anchor-type="paragraph" draw:z-index="330" draw:name="Connecteur droit 278" draw:style-name="gr21" draw:text-style-name="P134" draw:type="line" svg:x1="0.303cm" svg:y1="7.389cm" svg:x2="0.542cm" svg:y2="7.389cm" svg:d="M303 7389h239" svg:viewBox="0 0 240 2"><text:p/></draw:connector><draw:connector text:anchor-type="paragraph" draw:z-index="329" draw:name="Connecteur droit 277" draw:style-name="gr21" draw:text-style-name="P134" draw:type="line" svg:x1="0.303cm" svg:y1="8.209cm" svg:x2="0.542cm" svg:y2="8.209cm" svg:d="M303 8209h239" svg:viewBox="0 0 240 2"><text:p/></draw:connector><draw:connector text:anchor-type="paragraph" draw:z-index="328" draw:name="Connecteur droit 276" draw:style-name="gr21" draw:text-style-name="P134" draw:type="line" svg:x1="0.303cm" svg:y1="10.079cm" svg:x2="0.542cm" svg:y2="10.079cm" svg:d="M303 10079h239" svg:viewBox="0 0 240 2"><text:p/></draw:connector><draw:custom-shape text:anchor-type="paragraph" draw:z-index="327" draw:name="Rectangle 265" draw:style-name="gr40" draw:text-style-name="P137" svg:width="1.086cm" svg:height="3.941cm" svg:x="11.123cm" svg:y="5.246cm"><text:p/><draw:enhanced-geometry svg:viewBox="0 0 21600 21600" draw:type="non-primitive" draw:enhanced-path="M 0 0 L 21600 0 21600 21600 0 21600 Z N"/></draw:custom-shape><draw:custom-shape text:anchor-type="paragraph" draw:z-index="326" draw:name="Rectangle 264" draw:style-name="gr40" draw:text-style-name="P137" svg:width="0.847cm" svg:height="0.953cm" svg:x="7.844cm" svg:y="9.162cm"><text:p/><draw:enhanced-geometry svg:viewBox="0 0 21600 21600" draw:type="non-primitive" draw:enhanced-path="M 0 0 L 21600 0 21600 21600 0 21600 Z N"/></draw:custom-shape><draw:custom-shape text:anchor-type="paragraph" draw:z-index="325" draw:name="Rectangle 262" draw:style-name="gr40" draw:text-style-name="P137" svg:width="1.004cm" svg:height="3.44cm" svg:x="4.801cm" svg:y="5.749cm"><text:p/><draw:enhanced-geometry svg:viewBox="0 0 21600 21600" draw:type="non-primitive" draw:enhanced-path="M 0 0 L 21600 0 21600 21600 0 21600 Z N"/></draw:custom-shape><draw:custom-shape text:anchor-type="paragraph" draw:z-index="324" draw:name="Rectangle 261" draw:style-name="gr40" draw:text-style-name="P137" svg:width="0.9cm" svg:height="2.223cm" svg:x="1.917cm" svg:y="6.966cm"><text:p/><draw:enhanced-geometry svg:viewBox="0 0 21600 21600" draw:type="non-primitive" draw:enhanced-path="M 0 0 L 21600 0 21600 21600 0 21600 Z N"/></draw:custom-shape><draw:connector text:anchor-type="paragraph" draw:z-index="323" draw:name="Connecteur droit avec flèche 260" draw:style-name="gr55" draw:text-style-name="P134" draw:type="line" svg:x1="0.409cm" svg:y1="12.072cm" svg:x2="0.409cm" svg:y2="4.187cm" svg:d="M409 12072v-7885" svg:viewBox="0 0 2 7886"><text:p/></draw:connector><draw:connector text:anchor-type="paragraph" draw:z-index="322" draw:name="Connecteur droit avec flèche 257" draw:style-name="gr54" draw:text-style-name="P134" draw:type="line" svg:x1="0.409cm" svg:y1="9.188cm" svg:x2="15.12cm" svg:y2="9.162cm" svg:d="M409 9188l14711-26" svg:viewBox="0 0 14713 28"><text:p/></draw:connector><draw:connector text:anchor-type="paragraph" draw:z-index="310" draw:name="Connecteur droit 142" draw:style-name="gr21" draw:text-style-name="P134" draw:type="line" svg:x1="0.436cm" svg:y1="1.111cm" svg:x2="0.674cm" svg:y2="1.111cm" svg:d="M436 1111h238" svg:viewBox="0 0 240 2"><text:p/></draw:connector><draw:connector text:anchor-type="paragraph" draw:z-index="321" draw:name="Connecteur droit avec flèche 227" draw:style-name="gr53" draw:text-style-name="P134" draw:type="line" svg:x1="0.621cm" svg:y1="1.118cm" svg:x2="15.332cm" svg:y2="1.092cm" svg:d="M621 1118l14711-26" svg:viewBox="0 0 14713 28"><text:p/></draw:connector><draw:connector text:anchor-type="paragraph" draw:z-index="311" draw:name="Connecteur droit 143" draw:style-name="gr21" draw:text-style-name="P134" draw:type="line" svg:x1="0.436cm" svg:y1="0.344cm" svg:x2="0.674cm" svg:y2="0.344cm" svg:d="M436 344h238" svg:viewBox="0 0 240 2"><text:p/></draw:connector><text:span text:style-name="Police_20_par_20_défaut"><text:span text:style-name="T3"/></text:span></text:p>
      </text:section>
      <text:section text:style-name="Sect1" text:name="Sect20">
        <text:p text:style-name="P31"/>
        <text:p text:style-name="P7"/>
        <text:p text:style-name="P7"><text:bookmark-start text:name="_Toc8328524"/></text:p>
        <text:h text:style-name="Heading_20_2" text:outline-level="2">2.6 Gestion des utilisateurs et des accès<text:bookmark-end text:name="_Toc8328524"/></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name="Tableau2" table:style-name="Tableau2">
          <table:table-column table:style-name="Tableau2.A"/>
          <table:table-column table:style-name="Tableau2.B"/>
          <table:table-column table:style-name="Tableau2.C"/>
          <table:table-row>
            <table:table-cell table:style-name="Tableau2.A1" office:value-type="string">
              <text:p text:style-name="P49">Utilisateur</text:p>
            </table:table-cell>
            <table:table-cell table:style-name="Tableau2.B1" office:value-type="string">
              <text:p text:style-name="P49">Rôle</text:p>
            </table:table-cell>
            <table:table-cell table:style-name="Tableau2.C1" office:value-type="string">
              <text:p text:style-name="P49">Droits d’accès</text:p>
            </table:table-cell>
          </table:table-row>
          <table:table-row>
            <table:table-cell table:style-name="Tableau2.A2" office:value-type="string">
              <text:p text:style-name="P50">Web internaute</text:p>
            </table:table-cell>
            <table:table-cell table:style-name="Tableau2.B2" office:value-type="string">
              <text:p text:style-name="P44"/>
            </table:table-cell>
            <table:table-cell table:style-name="Tableau2.C2" office:value-type="string">
              <text:p text:style-name="P51"/>
            </table:table-cell>
          </table:table-row>
          <table:table-row>
            <table:table-cell table:style-name="Tableau2.A3" office:value-type="string">
              <text:p text:style-name="P51">Client non connecté</text:p>
            </table:table-cell>
            <table:table-cell table:style-name="Tableau2.B3" office:value-type="string">
              <text:p text:style-name="P67">ANONYMOUS</text:p>
            </table:table-cell>
            <table:table-cell table:style-name="Tableau2.C3" office:value-type="string">
              <text:list xml:id="list143256990542085" text:continue-numbering="true" text:style-name="L5">
                <text:list-item>
                  <text:p text:style-name="P128">Page d’accueil (home page)</text:p>
                </text:list-item>
                <text:list-item>
                  <text:p text:style-name="P128">Page d’information et de contact</text:p>
                </text:list-item>
                <text:list-item>
                  <text:p text:style-name="P128">Page d’inscription (signUp)</text:p>
                </text:list-item>
                <text:list-item>
                  <text:p text:style-name="P127">Page de login (signIn)</text:p>
                </text:list-item>
              </text:list>
            </table:table-cell>
          </table:table-row>
          <table:table-row>
            <table:table-cell table:style-name="Tableau2.A4" office:value-type="string">
              <text:p text:style-name="P51">Client connecté</text:p>
            </table:table-cell>
            <table:table-cell table:style-name="Tableau2.B4" office:value-type="string">
              <text:p text:style-name="P67">CUSTOMER</text:p>
            </table:table-cell>
            <table:table-cell table:style-name="Tableau2.C4" office:value-type="string">
              <text:list xml:id="list143257127355969" text:continue-numbering="true" text:style-name="L5">
                <text:list-item>
                  <text:p text:style-name="P128">ANONYMOUS +</text:p>
                </text:list-item>
                <text:list-item>
                  <text:p text:style-name="P128">Pages du module de réservation de séance</text:p>
                </text:list-item>
                <text:list-item>
                  <text:p text:style-name="P128">Pages du module offre (abonnements et catalogue des produits)</text:p>
                </text:list-item>
                <text:list-item>
                  <text:p text:style-name="P128">Pages de suivi des commandes et feuilles de route des séances.</text:p>
                </text:list-item>
              </text:list>
              <text:p text:style-name="P69"/>
            </table:table-cell>
          </table:table-row>
          <table:table-row>
            <table:table-cell table:style-name="Tableau2.A5" office:value-type="string">
              <text:p text:style-name="P51">Gestionnaire</text:p>
            </table:table-cell>
            <table:table-cell table:style-name="Tableau2.B5" office:value-type="string">
              <text:p text:style-name="P67">MANAGER</text:p>
            </table:table-cell>
            <table:table-cell table:style-name="Tableau2.C5" office:value-type="string">
              <text:list xml:id="list143256980535514" text:continue-numbering="true" text:style-name="L5">
                <text:list-item>
                  <text:p text:style-name="P128">Pages de gestion du parc équipements</text:p>
                </text:list-item>
                <text:list-item>
                  <text:p text:style-name="P128">Pages de gestion des offres</text:p>
                </text:list-item>
                <text:list-item>
                  <text:p text:style-name="P128">Pages du pilotage opérationnel</text:p>
                </text:list-item>
              </text:list>
              <text:p text:style-name="P52"/>
            </table:table-cell>
          </table:table-row>
          <table:table-row>
            <table:table-cell table:style-name="Tableau2.A6" office:value-type="string">
              <text:p text:style-name="P51">Administrateur</text:p>
            </table:table-cell>
            <table:table-cell table:style-name="Tableau2.B6" office:value-type="string">
              <text:p text:style-name="P67">ADMIN</text:p>
            </table:table-cell>
            <table:table-cell table:style-name="Tableau2.C6" office:value-type="string">
              <text:list xml:id="list143256057447214" text:continue-numbering="true" text:style-name="L5">
                <text:list-item>
                  <text:p text:style-name="P128">MANAGER +</text:p>
                </text:list-item>
                <text:list-item>
                  <text:p text:style-name="P128">Pages de gestion des comptes</text:p>
                </text:list-item>
              </text:list>
              <text:p text:style-name="P70"/>
            </table:table-cell>
          </table:table-row>
          <table:table-row table:style-name="Tableau2.7">
            <table:table-cell table:style-name="Tableau2.A7" office:value-type="string">
              <text:p text:style-name="P49"/>
            </table:table-cell>
            <table:table-cell table:style-name="Tableau2.B7" office:value-type="string">
              <text:p text:style-name="P68"/>
            </table:table-cell>
            <table:table-cell table:style-name="Tableau2.C7" office:value-type="string">
              <text:p text:style-name="P68"/>
            </table:table-cell>
          </table:table-row>
        </table:table>
        <text:p text:style-name="Normal"/>
        <text:p text:style-name="Normal">Ce tableau se traduira dans notre diagramme de classes (voir section suivante) par une table ‘<text:span text:style-name="Police_20_par_20_défaut"><text:span text:style-name="T22">Authorities’</text:span></text:span> associé à une table ‘<text:span text:style-name="Police_20_par_20_défaut"><text:span text:style-name="T22">Users’</text:span></text:span>.</text:p>
        <text:p text:style-name="P32"/>
      </text:section>
      <text:h text:style-name="P110" text:outline-level="2"><text:bookmark-start text:name="_Toc8328525"/><text:span text:style-name="Titre_20_du_20_livre"><text:span text:style-name="T32">2.7 Diagramme de classes (MOO, Modèle Orientée Objet)</text:span></text:span><text:bookmark-end text:name="_Toc8328525"/></text:h>
      <text:p text:style-name="P19"><draw:frame draw:style-name="fr21" draw:name="Image 394" text:anchor-type="paragraph" svg:x="0.912cm" svg:y="0.256cm" svg:width="21.934cm" style:rel-width="scale" svg:height="15.637cm" style:rel-height="scale" draw:z-index="372"><draw:image xlink:href="Pictures/10000000000004AF000003576E80CF5E51AE5637.png" xlink:type="simple" xlink:show="embed" xlink:actuate="onLoad" loext:mime-type="image/png"/><draw:contour-polygon svg:width="31.516cm" svg:height="22.514cm" svg:viewBox="0 0 31516 22514" draw:points="8441,52 8414,79 8414,105 8414,132 8414,158 8414,185 8414,211 8414,238 8414,264 8414,291 8414,317 8414,343 8414,370 8414,396 8414,423 8414,449 8414,476 8414,502 8414,529 8414,555 8414,582 8414,608 8414,634 8414,661 8414,687 8414,714 8414,740 8414,767 8414,793 8414,820 8414,846 8414,873 8414,899 8414,925 8414,952 8414,978 8414,1005 8414,1031 8414,1058 8414,1084 8414,1111 8414,1137 8414,1164 8414,1190 8414,1216 8414,1243 8414,1269 8414,1296 8414,1322 8414,1349 8414,1375 8414,1402 8414,1428 8414,1455 8414,1481 8414,1507 8414,1534 8414,1560 8414,1587 8414,1613 8414,1640 8414,1666 8414,1693 8414,1719 8414,1746 8414,1772 8388,1798 8308,1825 8229,1851 8123,1878 8044,1904 7938,1931 7858,1957 7832,1984 7832,2010 7858,2037 7858,2063 7885,2089 7911,2116 7938,2142 7938,2169 7911,2195 7885,2222 7858,2248 7806,2275 7779,2301 7753,2328 7726,2354 7700,2380 7647,2407 7620,2433 7594,2460 7567,2486 7514,2513 7488,2539 7462,2566 7435,2592 7382,2619 7356,2645 7329,2671 7303,2698 7250,2724 7223,2751 7197,2777 7170,2804 7118,2830 7091,2857 7065,2883 7038,2910 6985,2936 6959,2962 6932,2989 6906,3015 6853,3042 6826,3068 6800,3095 6774,3121 6747,3148 6694,3174 6668,3201 3572,3227 3545,3253 3545,3280 3545,3306 3545,3333 3545,3359 3545,3386 3545,3412 3545,3439 3545,3465 3545,3492 3545,3518 3545,3544 3545,3571 3545,3597 3545,3624 3545,3650 3545,3677 3545,3703 3545,3730 3545,3756 3545,3783 3545,3809 3545,3835 3545,3862 3545,3888 3545,3915 3545,3941 502,3968 502,3994 132,4021 132,4047 105,4074 52,4100 52,4126 52,4153 105,4179 132,4206 132,4232 264,4259 264,4285 264,4312 291,4338 3545,4365 3545,4391 3545,4417 3545,4444 3545,4470 1455,4497 1428,4523 1428,4550 1428,4576 1428,4603 1428,4629 1428,4656 1428,4682 1428,4708 1428,4735 1428,4761 1428,4788 1428,4814 1428,4841 1428,4867 1428,4894 1428,4920 1428,4947 1428,4973 1428,4999 1428,5026 1428,5052 1428,5079 1428,5105 1428,5132 1428,5158 1428,5185 1428,5211 1428,5238 1428,5264 1428,5290 1428,5317 1428,5343 1428,5370 1428,5396 1428,5423 1428,5449 1428,5476 1428,5502 1428,5529 1428,5555 1428,5581 1428,5608 1428,5634 1455,5661 1455,5687 1455,5714 1455,5740 1455,5767 1455,5793 1455,5820 1455,5846 1455,5873 1455,5899 1455,5925 1455,5952 1455,5978 1455,6005 1455,6031 1455,6058 1455,6084 1455,6111 1455,6137 1455,6164 1455,6190 1455,6216 1455,6243 1455,6269 1455,6296 1455,6322 1455,6349 1455,6375 1455,6402 1455,6428 1455,6455 1455,6481 1455,6507 1455,6534 1455,6560 1455,6587 1455,6613 1455,6640 1455,6666 1455,6693 1455,6719 1455,6746 1455,6772 1455,6798 1243,6825 1217,6851 1190,6878 1190,6904 1217,6931 1243,6957 1243,6984 1243,7010 1243,7037 1190,7063 1190,7089 1190,7116 1455,7142 1455,7169 1455,7195 1455,7222 1455,7248 1455,7275 1455,7301 1455,7328 1455,7354 1455,7380 1455,7407 1455,7433 820,7460 793,7486 793,7513 793,7539 793,7566 793,7592 793,7619 793,7645 793,7671 793,7698 793,7724 793,7751 793,7777 793,7804 793,7830 793,7857 793,7883 793,7910 793,7936 793,7962 793,7989 793,8015 793,8042 793,8068 793,8095 793,8121 793,8148 793,8174 793,8201 793,8227 793,8253 793,8280 793,8306 793,8333 793,8359 793,8386 793,8412 793,8439 793,8465 793,8492 793,8518 793,8544 793,8571 793,8597 793,8624 793,8650 793,8677 820,8703 2646,8730 2646,8756 2619,8783 2619,8809 2593,8835 2566,8862 2566,8888 2540,8915 2540,8941 2513,8968 2513,8994 2487,9021 2460,9047 2460,9074 2434,9100 2434,9126 2407,9153 2407,9179 2381,9206 2381,9232 2355,9259 2328,9285 2328,9312 2302,9338 2302,9365 2275,9391 2249,9417 2249,9444 2222,9470 2222,9497 2196,9523 2196,9550 2169,9576 2143,9603 2143,9629 2116,9656 2116,9682 2090,9708 2090,9735 2063,9761 2037,9788 2037,9814 2011,9841 2011,9867 1984,9894 1984,9920 1958,9947 1958,9973 1931,9999 1905,10026 1905,10052 1878,10079 1878,10105 1852,10132 1825,10158 1825,10185 1799,10211 1799,10238 1772,10264 1772,10290 1746,10317 1719,10343 1719,10370 1693,10396 1693,10423 1667,10449 1667,10476 1640,10502 1614,10529 1614,10555 1587,10581 1587,10608 1561,10634 1561,10661 1534,10687 1534,10714 1508,10740 1481,10767 1481,10793 1455,10820 1455,10846 1428,10872 1428,10899 1428,10925 1428,10952 1428,10978 1428,11005 1428,11031 1428,11058 1428,11084 1428,11111 1428,11137 1428,11163 1428,11190 1428,11216 1428,11243 1428,11269 1428,11296 1428,11322 1428,11349 1428,11375 1428,11402 1428,11428 1428,11455 1428,11481 1428,11507 1428,11534 1428,11560 1428,11587 1428,11613 1428,11640 1428,11666 1428,11693 1428,11719 1428,11746 1428,11772 1428,11798 1428,11825 1428,11851 1428,11878 1428,11904 1428,11931 1428,11957 1428,11984 1428,12010 1428,12037 1428,12063 1428,12089 1428,12116 1428,12142 1428,12169 1428,12195 1428,12222 1428,12248 1428,12275 1428,12301 1428,12328 1428,12354 1428,12380 1428,12407 1428,12433 1428,12460 1428,12486 1428,12513 1428,12539 1428,12566 1428,12592 1428,12619 1428,12645 1428,12671 1428,12698 1428,12724 1428,12751 1428,12777 1428,12804 1428,12830 1428,12857 1428,12883 1428,12910 1428,12936 1428,12962 1428,12989 1428,13015 1428,13042 1428,13068 1428,13095 1428,13121 1428,13148 1428,13174 1428,13201 1428,13227 1428,13253 1428,13280 1428,13306 1428,13333 1428,13359 1428,13386 1428,13412 1428,13439 1428,13465 1428,13492 1428,13518 1428,13544 1428,13571 1428,13597 1428,13624 1428,13650 1428,13677 1428,13703 1428,13730 1428,13756 1428,13783 1428,13809 1428,13835 1428,13862 1428,13888 1428,13915 1428,13941 1428,13968 1428,13994 1428,14021 1428,14047 1428,14074 1428,14100 1428,14126 1428,14153 1428,14179 1428,14206 1428,14232 1428,14259 1428,14285 1428,14312 1428,14338 1428,14365 1428,14391 1428,14417 1428,14444 1428,14470 1428,14497 1428,14523 1428,14550 1428,14576 1428,14603 1428,14629 1428,14656 1428,14682 1428,14708 1428,14735 1428,14761 1428,14788 1428,14814 1428,14841 1428,14867 1428,14894 1428,14920 1428,14947 1428,14973 1428,14999 1428,15026 1428,15052 1428,15079 1428,15105 1428,15132 1428,15158 1428,15185 1428,15211 1428,15238 1428,15264 1428,15290 1428,15317 1428,15343 1428,15370 1428,15396 1428,15423 1428,15449 1428,15476 1428,15502 1428,15529 1428,15555 1428,15581 1428,15608 1428,15634 1428,15661 1428,15687 1428,15714 1428,15740 1428,15767 1428,15793 1428,15820 1428,15846 1428,15872 1428,15899 1428,15925 1428,15952 1428,15978 1428,16005 1428,16031 1428,16058 1428,16084 1428,16111 1428,16137 1428,16163 1428,16190 1428,16216 1428,16243 1428,16269 1428,16296 1428,16322 1428,16349 1428,16375 1428,16402 1428,16428 1428,16454 1428,16481 1428,16507 1428,16534 1428,16560 1428,16587 1428,16613 1428,16640 1428,16666 1428,16693 1428,16719 1428,16745 1428,16772 1428,16798 1428,16825 1428,16851 1428,16878 1428,16904 1428,16931 1428,16957 1428,16984 1428,17010 1428,17037 1428,17063 1428,17089 1428,17116 1428,17142 1428,17169 1428,17195 1428,17222 1428,17248 1428,17275 1428,17301 1428,17328 1428,17354 1428,17380 1428,17407 1428,17433 1428,17460 1428,17486 1428,17513 1428,17539 1428,17566 1428,17592 1428,17619 1428,17645 1428,17671 1428,17698 1428,17724 1428,17751 1428,17777 1428,17804 1428,17830 1428,17857 1428,17883 1428,17910 1428,17936 1428,17962 1428,17989 1428,18015 1428,18042 1428,18068 1428,18095 1428,18121 1428,18148 1428,18174 1428,18201 1428,18227 1428,18253 1428,18280 1428,18306 1428,18333 1428,18359 1428,18386 1428,18412 1428,18439 1428,18465 1428,18492 1428,18518 1428,18544 1428,18571 1428,18597 1428,18624 1428,18650 1428,18677 1428,18703 1428,18730 1428,18756 1428,18783 1428,18809 1428,18835 1428,18862 1428,18888 1428,18915 1428,18941 1428,18968 1428,18994 1428,19021 1428,19047 1428,19074 1428,19100 1428,19126 1428,19153 1428,19179 1428,19206 1428,19232 1428,19259 1428,19285 1428,19312 1428,19338 1428,19365 1428,19391 1428,19417 1428,19444 1428,19470 1428,19497 1428,19523 1428,19550 1428,19576 1428,19603 1428,19629 1428,19656 1428,19682 1428,19708 1428,19735 1428,19761 1428,19788 1428,19814 1428,19841 1428,19867 1428,19894 1428,19920 1428,19947 1428,19973 1428,19999 1428,20026 1428,20052 1428,20079 1428,20105 1428,20132 1428,20158 1428,20185 1428,20211 1428,20238 1428,20264 1428,20290 1428,20317 1428,20343 1428,20370 1428,20396 1428,20423 1428,20449 1428,20476 1428,20502 1428,20529 1428,20555 1428,20581 1428,20608 1428,20634 1428,20661 1428,20687 1428,20714 1428,20740 1428,20767 1428,20793 1428,20820 1428,20846 1428,20872 1428,20899 1428,20925 1428,20952 1428,20978 1428,21005 1428,21031 1428,21058 1428,21084 1428,21111 1428,21137 1428,21163 1428,21190 1428,21216 1428,21243 1428,21269 1428,21296 1428,21322 1428,21349 1428,21375 1428,21402 1428,21428 1428,21454 1428,21481 1428,21507 1428,21534 1428,21560 1428,21587 1428,21613 1428,21640 1428,21666 1428,21693 1428,21719 1428,21745 1428,21772 1428,21798 1428,21825 1428,21851 1428,21878 1428,21904 1428,21931 1428,21957 1428,21984 1428,22010 1428,22036 1428,22063 1428,22089 1428,22116 1428,22142 1428,22169 1428,22195 1428,22222 1428,22248 1428,22275 1428,22301 1428,22327 1428,22354 1428,22380 1428,22407 1428,22433 1428,22460 1428,22486 1428,22513 1428,22539 1455,22566 16749,22566 22306,22539 22333,22513 22333,22486 22333,22460 22333,22433 22333,22407 22333,22380 22333,22354 22333,22327 22333,22301 22333,22275 22333,22248 22333,22222 22333,22195 22333,22169 22333,22142 22333,22116 22333,22089 22333,22063 22333,22036 22333,22010 22333,21984 22333,21957 22333,21931 22333,21904 22333,21878 22333,21851 22333,21825 22333,21798 22333,21772 22333,21745 22333,21719 22333,21693 22333,21666 22333,21640 22333,21613 22333,21587 22333,21560 22333,21534 22333,21507 22333,21481 22333,21454 22333,21428 22333,21402 22333,21375 22333,21349 22333,21322 22333,21296 22333,21269 22333,21243 22333,21216 22333,21190 22333,21163 22333,21137 22333,21111 22333,21084 22333,21058 28154,21031 28181,21005 28181,20978 28181,20952 28181,20925 28181,20899 28181,20872 28181,20846 28181,20820 28181,20793 28181,20767 28181,20740 28181,20714 28181,20687 28181,20661 28181,20634 28181,20608 28181,20581 28181,20555 28181,20529 28181,20502 28181,20476 28181,20449 28181,20423 28181,20396 28181,20370 28181,20343 28181,20317 28181,20290 28181,20264 28181,20238 28181,20211 28181,20185 28181,20158 28181,20132 28181,20105 28181,20079 28181,20052 28181,20026 28181,19999 28181,19973 28181,19947 28181,19920 28181,19894 28181,19867 28181,19841 28181,19814 28181,19788 28181,19761 28181,19735 28181,19708 28181,19682 28181,19656 28181,19629 28181,19603 28181,19576 28181,19550 28181,19523 28181,19497 28181,19470 28181,19444 28181,19417 28181,19391 28181,19365 28181,19338 28181,19312 28181,19285 28181,19259 28181,19232 28181,19206 28181,19179 28181,19153 28181,19126 28181,19100 28181,19074 28181,19047 28181,19021 28181,18994 28181,18968 28181,18941 28181,18915 28181,18888 28181,18862 28181,18835 28181,18809 28181,18783 28181,18756 28181,18730 28181,18703 28181,18677 28181,18650 28181,18624 28181,18597 28181,18571 28181,18544 28181,18518 28181,18492 28181,18465 28181,18439 28181,18412 28181,18386 28181,18359 28181,18333 28181,18306 28181,18280 28154,18253 20110,18227 20110,18201 20110,18174 20110,18148 20110,18121 20110,18095 20110,18068 20110,18042 20110,18015 20110,17989 20110,17962 20110,17936 20110,17910 20110,17883 20110,17857 20110,17830 20110,17804 20110,17777 20110,17751 20110,17724 20110,17698 20110,17671 20110,17645 20110,17619 20110,17592 20348,17566 20348,17539 20348,17513 20375,17486 20375,17460 20348,17433 20322,17407 20110,17380 20110,17354 20110,17328 20110,17301 21751,17275 21751,17248 21777,17222 21777,17195 21777,17169 21777,17142 21777,17116 21777,17089 21777,17063 21777,17037 21777,17010 21777,16984 21777,16957 21777,16931 21777,16904 21777,16878 21777,16851 21777,16825 21777,16798 21777,16772 21777,16745 21777,16719 21777,16693 21777,16666 21777,16640 21777,16613 21777,16587 21777,16560 21777,16534 21777,16507 21777,16481 21777,16454 21777,16428 21777,16402 21777,16375 21777,16349 21777,16322 21777,16296 21777,16269 21777,16243 22306,16216 22280,16190 22306,16163 22121,16137 22121,16111 22439,16084 22439,16058 22439,16031 22439,16005 22439,15978 22439,15952 22412,15925 21777,15899 21777,15872 21777,15846 21777,15820 21777,15793 21777,15767 21777,15740 21777,15714 21777,15687 21777,15661 21777,15634 21777,15608 21777,15581 21777,15555 21777,15529 21777,15502 21777,15476 21777,15449 21777,15423 21777,15396 21777,15370 21777,15343 21777,15317 21751,15290 19422,15264 19422,15238 19396,15211 19369,15185 19369,15158 19343,15132 19316,15105 19316,15079 19290,15052 19290,15026 19263,14999 19237,14973 24556,14947 24582,14920 24582,14894 24582,14867 24582,14841 24582,14814 24582,14788 24582,14761 24582,14735 24582,14708 24582,14682 24582,14656 24582,14629 24582,14603 24582,14576 24582,14550 24582,14523 24582,14497 24582,14470 24582,14444 24582,14417 24582,14391 24582,14365 24582,14338 25455,14312 25455,14285 25455,14259 25402,14232 25402,14206 25402,14179 25402,14153 25402,14126 31541,14100 31568,14074 31568,14047 31568,14021 31568,13994 31568,13968 31568,13941 31568,13915 31568,13888 31568,13862 31568,13835 31568,13809 31568,13783 31568,13756 31568,13730 31568,13703 31568,13677 31568,13650 31568,13624 31568,13597 31568,13571 31568,13544 31568,13518 31568,13492 31568,13465 31568,13439 31568,13412 31568,13386 31568,13359 31568,13333 31568,13306 31568,13280 31568,13253 31568,13227 31568,13201 31568,13174 31568,13148 31568,13121 31568,13095 31568,13068 31568,13042 31568,13015 31568,12989 31568,12962 31568,12936 31568,12910 31568,12883 31568,12857 31568,12830 31568,12804 31568,12777 31568,12751 31568,12724 31568,12698 31568,12671 31568,12645 31568,12619 31568,12592 31568,12566 31568,12539 31568,12513 31568,12486 31568,12460 31568,12433 31568,12407 31568,12380 31568,12354 31568,12328 31568,12301 31568,12275 31568,12248 31568,12222 31568,12195 31568,12169 31568,12142 31568,12116 31568,12089 31568,12063 31568,12037 31568,12010 31568,11984 31568,11957 31568,11931 31568,11904 31568,11878 31568,11851 31568,11825 31568,11798 31568,11772 31568,11746 31568,11719 31568,11693 31568,11666 31568,11640 31568,11613 31568,11587 31568,11560 31568,11534 31568,11507 31568,11481 31568,11455 31568,11428 31568,11402 31568,11375 31568,11349 31568,11322 31568,11296 31568,11269 31568,11243 31568,11216 31568,11190 31568,11163 31568,11137 31568,11111 31568,11084 31568,11058 31568,11031 31568,11005 31568,10978 31568,10952 31568,10925 31568,10899 31568,10872 31568,10846 31568,10820 31568,10793 31568,10767 31568,10740 31568,10714 31568,10687 31568,10661 31568,10634 31568,10608 31568,10581 31568,10555 31568,10529 31568,10502 31568,10476 31568,10449 31568,10423 31568,10396 31568,10370 31568,10343 31568,10317 31568,10290 31568,10264 31568,10238 31568,10211 31568,10185 31568,10158 31568,10132 31568,10105 31568,10079 31568,10052 31568,10026 31568,9999 31568,9973 31568,9947 31568,9920 31568,9894 31568,9867 31568,9841 31568,9814 31568,9788 31568,9761 31568,9735 31568,9708 31568,9682 31568,9656 31568,9629 31568,9603 31568,9576 31568,9550 31568,9523 31568,9497 31568,9470 31568,9444 31568,9417 31568,9391 31568,9365 31568,9338 31568,9312 31568,9285 31568,9259 31568,9232 31568,9206 31568,9179 31568,9153 31568,9126 31568,9100 31568,9074 31568,9047 31568,9021 31568,8994 31568,8968 31568,8941 31568,8915 31568,8888 31568,8862 31568,8835 31568,8809 31568,8783 31568,8756 31568,8730 31568,8703 31568,8677 31568,8650 31568,8624 31568,8597 31568,8571 31568,8544 31568,8518 31568,8492 31568,8465 31568,8439 31568,8412 31568,8386 31568,8359 31568,8333 31568,8306 31568,8280 31568,8253 31568,8227 31568,8201 31568,8174 31568,8148 31568,8121 31568,8095 31568,8068 31568,8042 31568,8015 31568,7989 31568,7962 31568,7936 31568,7910 31568,7883 31568,7857 31568,7830 31568,7804 31568,7777 31568,7751 31568,7724 31568,7698 31568,7671 31568,7645 31568,7619 31568,7592 31568,7566 31568,7539 31568,7513 31568,7486 31568,7460 31568,7433 31568,7407 31568,7380 31568,7354 31568,7328 31568,7301 31568,7275 31568,7248 31568,7222 31568,7195 31568,7169 31568,7142 31568,7116 31568,7089 31568,7063 31568,7037 31568,7010 31568,6984 31568,6957 31568,6931 31568,6904 31568,6878 31568,6851 31568,6825 31568,6798 31568,6772 31568,6746 31568,6719 31568,6693 31568,6666 31568,6640 31568,6613 31568,6587 31568,6560 31568,6534 31568,6507 31568,6481 31568,6455 31568,6428 31568,6402 31568,6375 31568,6349 31568,6322 31568,6296 31568,6269 31568,6243 31568,6216 31568,6190 31568,6164 31568,6137 31568,6111 31568,6084 31568,6058 31568,6031 31568,6005 31568,5978 31568,5952 31568,5925 31568,5899 31568,5873 31568,5846 31568,5820 31568,5793 31568,5767 31568,5740 31568,5714 31568,5687 31568,5661 31568,5634 31568,5608 31568,5581 31568,5555 31568,5529 31568,5502 31568,5476 31568,5449 31568,5423 31568,5396 31568,5370 31568,5343 31568,5317 31568,5290 31568,5264 31568,5238 31568,5211 31568,5185 31568,5158 31568,5132 31568,5105 31568,5079 31568,5052 31568,5026 31568,4999 31568,4973 31568,4947 31568,4920 31568,4894 31568,4867 31568,4841 31568,4814 31568,4788 31568,4761 31568,4735 31568,4708 31568,4682 31568,4656 31568,4629 31568,4603 31568,4576 31568,4550 31568,4523 31568,4497 31568,4470 31568,4444 31568,4417 31568,4391 31568,4365 31568,4338 31568,4312 31541,4285 29213,4259 25587,4232 21883,4206 18205,4179 16855,4153 16855,4126 16855,4100 16855,4074 16855,4047 16855,4021 16855,3994 16855,3968 17252,3941 17252,3915 17252,3888 23100,3862 23100,3835 23100,3809 24291,3783 24291,3756 24291,3730 24291,3703 24317,3677 24317,3650 24317,3624 24291,3597 24264,3571 24132,3544 24132,3518 24106,3492 16855,3465 16855,3439 16855,3412 16855,3386 16855,3359 16855,3333 16855,3306 16855,3280 16855,3253 16829,3227 13495,3201 13442,3174 13389,3148 13362,3121 15770,3095 15770,3068 15770,3042 15717,3015 15717,2989 15717,2962 15717,2936 15717,2910 15717,2883 15717,2857 15717,2830 15717,2804 12701,2777 12674,2751 12622,2724 12569,2698 12516,2671 12463,2645 12410,2619 12357,2592 12330,2566 12278,2539 12225,2513 12172,2486 12119,2460 12092,2433 12013,2407 11986,2380 11934,2354 11881,2328 11828,2301 11775,2275 11722,2248 11669,2222 11642,2195 11590,2169 11537,2142 11484,2116 11431,2089 11378,2063 11325,2037 11298,2010 11246,1984 11193,1957 11140,1931 11087,1904 11034,1878 19184,1851 19210,1825 19210,1798 19210,1772 19210,1746 19210,1719 19210,1693 19210,1666 19210,1640 19210,1613 19210,1587 19210,1560 19210,1534 19210,1507 19210,1481 19210,1455 19210,1428 19210,1402 19210,1375 19210,1349 19210,1322 19210,1296 19210,1269 19210,1243 19210,1216 19210,1190 19210,1164 19210,1137 19210,1111 19210,1084 19210,1058 19210,1031 19210,1005 19210,978 19210,952 19210,925 19210,899 19210,873 19210,846 19210,820 19210,793 19210,767 19210,740 19210,714 19210,687 19210,661 19210,634 19210,608 19210,582 19210,555 19210,529 19210,502 19210,476 19210,449 19210,423 19210,396 19210,370 19210,343 19210,317 19210,291 19184,264 10399,238 10399,211 10399,185 10399,158 10399,132 10399,105 10399,79 10372,52" draw:recreate-on-edit="true"/></draw:frame><text:span text:style-name="Police_20_par_20_défaut"><text:span text:style-name="T3"/></text:span></text:p>
      <text:p text:style-name="P19"/>
      <text:h text:style-name="P118" text:outline-level="3"><text:bookmark-start text:name="_Toc8328526"/><text:span text:style-name="Titre_20_du_20_livre"><text:span text:style-name="T32">2.7.1 Diagrammes de classes – commentaires</text:span></text:span><text:bookmark-end text:name="_Toc8328526"/></text:h>
      <text:p text:style-name="Normal">Le diagramme comporte deux héritages : </text:p>
      <text:p text:style-name="Normal"><text:tab/>- L’un se réfère à la classe ‘<text:span text:style-name="Police_20_par_20_défaut"><text:span text:style-name="T22">Users’</text:span></text:span> et donne lieu à deux branches : celle relative au ‘<text:span text:style-name="Police_20_par_20_défaut"><text:span text:style-name="T22">Staff’</text:span></text:span> rassemblant les profils administrateurs et managers du site et celle relative au ‘<text:span text:style-name="Police_20_par_20_défaut"><text:span text:style-name="T22">Client’</text:span></text:span> qui fait référence à l’ensemble des mobinautes et internautes.</text:p>
      <text:p text:style-name="Normal"><text:tab/>- L’autre concerne la classe ‘<text:span text:style-name="Police_20_par_20_défaut"><text:span text:style-name="T22">Prestation’</text:span></text:span> qui traduit un acte d’achat d’un client web se décline en trois sous-classes : </text:p>
      <text:p text:style-name="P72">1. ’Séance’, qui traduit le fait qu’un client veut se constituer une séance comportant une ou plusieurs activités chacune se déroulant sur un équipement référencé dans la classe ‘<text:span text:style-name="Police_20_par_20_défaut"><text:span text:style-name="T22">Equipement’</text:span></text:span> (le lien récursif entre les deux classes permet d’indiquer que le client peut au fur et à mesure ajouter un autre équipement dans la programmation de sa séance) ; </text:p>
      <text:p text:style-name="P72">2. <text:span text:style-name="Police_20_par_20_défaut"><text:span text:style-name="T22">’Produit’</text:span></text:span> qui traduit le fait qu’un client a fait le choix d’acheter un article du catalogue.</text:p>
      <text:p text:style-name="P72">3. <text:span text:style-name="Police_20_par_20_défaut"><text:span text:style-name="T22">’Abonnement’</text:span></text:span> qui traduit le fait qu’un client souhaite souscrire à une formule d’abonnement.</text:p>
      <text:p text:style-name="P73"><text:span text:style-name="Police_20_par_20_défaut"><text:span text:style-name="T28">Notes :</text:span></text:span> Le principe de l’héritage mis en œuvre ici permettra d’étoffer le catalogue des prestations proposées en étendant la classe ‘<text:span text:style-name="Police_20_par_20_défaut"><text:span text:style-name="T22">Prestation’</text:span></text:span> à d’autres catégories d’articles non encore implémentées à ce jour.</text:p>
      <text:p text:style-name="Normal">Le diagramme comporte deux relations « Many to Many ». Afin d’implémenter ce type de relation, il est nécessaire d’ajouter des tables intermédiaires pour obtenir des relations de types </text:p>
      <text:p text:style-name="Normal"><text:span text:style-name="Police_20_par_20_défaut"><text:span text:style-name="T22">Table A</text:span></text:span> <text:span text:style-name="Police_20_par_20_défaut"><text:span text:style-name="T1">1</text:span></text:span> -&gt; <text:span text:style-name="Police_20_par_20_défaut"><text:span text:style-name="T1">n</text:span></text:span> <text:span text:style-name="Police_20_par_20_défaut"><text:span text:style-name="T22">Table Intermédiaire</text:span></text:span> <text:span text:style-name="Police_20_par_20_défaut"><text:span text:style-name="T1">n</text:span></text:span> -&gt;<text:span text:style-name="Police_20_par_20_défaut"><text:span text:style-name="T1">1</text:span></text:span> <text:span text:style-name="Police_20_par_20_défaut"><text:span text:style-name="T22">Table B </text:span></text:span>:</text:p>
      <text:list xml:id="list143256649040902" text:continue-numbering="true" text:style-name="L5">
        <text:list-item>
          <text:list>
            <text:list-item>
              <text:p text:style-name="P122">La relation <text:span text:style-name="Police_20_par_20_défaut"><text:span text:style-name="T22">Prestation</text:span></text:span> – <text:span text:style-name="Police_20_par_20_défaut"><text:span text:style-name="T22">Commande</text:span></text:span> met en œuvre la table intermédiaire ‘<text:span text:style-name="Police_20_par_20_défaut"><text:span text:style-name="T22">LigneCmd’</text:span></text:span>.</text:p>
            </text:list-item>
            <text:list-item>
              <text:p text:style-name="P122">La relation <text:span text:style-name="Police_20_par_20_défaut"><text:span text:style-name="T22">MaintenanceOpération</text:span></text:span> – <text:span text:style-name="Police_20_par_20_défaut"><text:span text:style-name="T22">Equipement</text:span></text:span> met en œuvre la table intermédiaire ‘<text:span text:style-name="Police_20_par_20_défaut"><text:span text:style-name="T22">LigneOpération’</text:span></text:span>.</text:p>
            </text:list-item>
          </text:list>
        </text:list-item>
      </text:list>
      <text:p text:style-name="Normal">Le diagramme comporte trois relations « One to Many ». Dans le cas présent elles ont pour but de matérialiser l’appartenance d’un ensemble d’objets de même nature à une catégorie. Il en est ainsi pour les relations : </text:p>
      <text:list xml:id="list143256233432482" text:continue-numbering="true" text:style-name="L5">
        <text:list-item>
          <text:list>
            <text:list-item>
              <text:p text:style-name="P122"><text:span text:style-name="Police_20_par_20_défaut"><text:span text:style-name="T22">Equipement</text:span></text:span> – <text:span text:style-name="Police_20_par_20_défaut"><text:span text:style-name="T22">ModèleEquipement</text:span></text:span>, (plusieurs équipements de même nature appartiennent à un modèle d’équipement).</text:p>
            </text:list-item>
            <text:list-item>
              <text:p text:style-name="P122"><text:span text:style-name="Police_20_par_20_défaut"><text:span text:style-name="T22">MontreConnectée</text:span></text:span> – <text:span text:style-name="Police_20_par_20_défaut"><text:span text:style-name="T22">ModèleMontreConnectée</text:span></text:span>, (plusieurs montres de même nature appartiennent à un modèle de montre connectée).</text:p>
            </text:list-item>
            <text:list-item>
              <text:p text:style-name="P122"><text:span text:style-name="Police_20_par_20_défaut"><text:span text:style-name="T22">Abonnement</text:span></text:span> – <text:span text:style-name="Police_20_par_20_défaut"><text:span text:style-name="T22">FormuleAbonnement</text:span></text:span>, (plusieurs abonnements de même type sont catégorisés par une formule d’abonnement).</text:p>
            </text:list-item>
          </text:list>
        </text:list-item>
      </text:list>
      <text:p text:style-name="Normal">Le Modèle Logique de Données (MLD) présenté ci-après est la traduction sous forme de tables de bases de données notre diagramme de classes</text:p>
      <text:p text:style-name="P59"><text:soft-page-break/></text:p>
      <text:p text:style-name="Normal"/>
      <text:p text:style-name="P32"/>
      <text:h text:style-name="P111" text:outline-level="2"><text:bookmark-start text:name="_Toc8328527"/><text:span text:style-name="Titre_20_du_20_livre"><text:span text:style-name="T32">2.8 Le Modèle Logique de Données (MLD)</text:span></text:span><text:bookmark-end text:name="_Toc8328527"/></text:h>
      <text:h text:style-name="P108" text:outline-level="2"/>
      <text:h text:style-name="Heading_20_2" text:outline-level="2"><draw:frame draw:style-name="fr22" draw:name="Image 397" text:anchor-type="paragraph" svg:x="0.857cm" svg:y="0.845cm" svg:width="22.834cm" style:rel-width="scale" svg:height="14.601cm" style:rel-height="scale" draw:z-index="373"><draw:image xlink:href="Pictures/100000000000053F0000035B7449C14A8B08520B.png" xlink:type="simple" xlink:show="embed" xlink:actuate="onLoad" loext:mime-type="image/png"/></draw:frame><text:bookmark text:name="_Toc8328528"/><text:span text:style-name="Police_20_par_20_défaut"><text:span text:style-name="T3"/></text:span></text:h>
      <text:h text:style-name="P112" text:outline-level="2"><text:bookmark-start text:name="_Toc8328529"/><text:span text:style-name="Titre_20_du_20_livre"><text:span text:style-name="T32">2.9 Le Modèle Physique de Données (MPD)</text:span></text:span><text:bookmark-end text:name="_Toc8328529"/></text:h>
      <text:p text:style-name="P7">Le modèle physique de données est la transcription sous forme de script SQL du modèle logique de données. L’ensemble de ces scripts se trouvent en annexe 1.</text:p>
      <text:p text:style-name="P7"/>
      <text:p text:style-name="Normal"><text:span text:style-name="Titre_20_du_20_livre"><text:span text:style-name="T32">Les sections qui suivent seront consacrées à l’architecture et à l’implémentation des différents services de l’application.</text:span></text:span></text:p>
      <text:p text:style-name="Normal"><draw:frame draw:style-name="fr1" draw:name="Zone de texte 2120" text:anchor-type="paragraph" svg:x="10.119cm" svg:y="1.478cm" svg:width="2.274cm" style:rel-width="scale" svg:height="0.661cm" style:rel-height="scale" draw:z-index="271"><draw:text-box><text:p text:style-name="P6"><text:span text:style-name="Police_20_par_20_défaut"><text:span text:style-name="T17">Gestion parc</text:span></text:span></text:p></draw:text-box></draw:frame><draw:frame draw:style-name="fr1" draw:name="Zone de texte 2121" text:anchor-type="paragraph" svg:x="12.144cm" svg:y="1.498cm" svg:width="2.274cm" style:rel-width="scale" svg:height="0.741cm" style:rel-height="scale" draw:z-index="272"><draw:text-box><text:p text:style-name="P20">Pilotage</text:p></draw:text-box></draw:frame><draw:frame draw:style-name="fr1" draw:name="Zone de texte 2122" text:anchor-type="paragraph" svg:x="5.754cm" svg:y="0.686cm" svg:width="8.916cm" style:rel-width="scale" svg:height="0.794cm" style:rel-height="scale" draw:z-index="117"><draw:text-box><text:p text:style-name="P6"><text:span text:style-name="Police_20_par_20_défaut"><text:span text:style-name="T17">Développement</text:span></text:span></text:p></draw:text-box></draw:frame><draw:custom-shape text:anchor-type="paragraph" draw:z-index="269" draw:name="Rectangle 384" draw:style-name="gr3" draw:text-style-name="P131" svg:width="2.197cm" svg:height="0.585cm" svg:x="12.501cm" svg:y="1.505cm"><text:p/><draw:enhanced-geometry svg:viewBox="0 0 21600 21600" draw:type="non-primitive" draw:enhanced-path="M 0 0 L 21600 0 21600 21600 0 21600 Z N"/></draw:custom-shape><draw:custom-shape text:anchor-type="paragraph" draw:z-index="268" draw:name="Rectangle 383" draw:style-name="gr3" draw:text-style-name="P131" svg:width="2.25cm" svg:height="0.578cm" svg:x="10.252cm" svg:y="1.499cm"><text:p/><draw:enhanced-geometry svg:viewBox="0 0 21600 21600" draw:type="non-primitive" draw:enhanced-path="M 0 0 L 21600 0 21600 21600 0 21600 Z N"/></draw:custom-shape><draw:custom-shape text:anchor-type="paragraph" draw:z-index="267" draw:name="Rectangle 381" draw:style-name="gr3" draw:text-style-name="P131" svg:width="2.25cm" svg:height="0.578cm" svg:x="8.003cm" svg:y="1.499cm"><text:p/><draw:enhanced-geometry svg:viewBox="0 0 21600 21600" draw:type="non-primitive" draw:enhanced-path="M 0 0 L 21600 0 21600 21600 0 21600 Z N"/></draw:custom-shape><draw:custom-shape text:anchor-type="paragraph" draw:z-index="85" draw:name="Rectangle 391" draw:style-name="gr1" draw:text-style-name="P129" svg:width="8.915cm" svg:height="0.533cm" svg:x="5.727cm" svg:y="1.506cm"><text:p/><draw:enhanced-geometry svg:viewBox="0 0 21600 21600" draw:type="non-primitive" draw:enhanced-path="M 0 0 L 21600 0 21600 21600 0 21600 Z N"/></draw:custom-shape><draw:custom-shape text:anchor-type="paragraph" draw:z-index="86" draw:name="Flèche : chevron 378" draw:style-name="gr2" draw:text-style-name="P130" svg:width="10.635cm" svg:height="1.475cm" svg:x="4.775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66" draw:name="Flèche : chevron 377" draw:style-name="gr41" draw:text-style-name="P132" svg:width="3.105cm" svg:height="1.475cm" svg:x="2.42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88" draw:name="Flèche : chevron 376" draw:style-name="gr4" draw:text-style-name="P132" svg:width="3.105cm" svg:height="1.475cm" svg:x="0cm" svg:y="0.58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Titre_20_du_20_livre"><text:span text:style-name="T33"/></text:span></text:p>
      <text:p text:style-name="Normal"><draw:frame draw:style-name="fr1" draw:name="Zone de texte 2123" text:anchor-type="paragraph" svg:x="5.399cm" svg:y="0.691cm" svg:width="2.699cm" style:rel-width="scale" svg:height="0.741cm" style:rel-height="scale" draw:z-index="334"><draw:text-box><text:p text:style-name="P6"><text:span text:style-name="Police_20_par_20_défaut"><text:span text:style-name="T17">Authentification</text:span></text:span></text:p></draw:text-box></draw:frame><draw:frame draw:style-name="fr1" draw:name="Zone de texte 2124" text:anchor-type="paragraph" svg:x="7.844cm" svg:y="0.69cm" svg:width="2.302cm" style:rel-width="scale" svg:height="0.61cm" style:rel-height="scale" draw:z-index="270"><draw:text-box><text:p text:style-name="P6"><text:span text:style-name="Police_20_par_20_défaut"><text:span text:style-name="T17">Réservation</text:span></text:span></text:p><text:p text:style-name="P13"/></draw:text-box></draw:frame><draw:frame draw:style-name="fr14" draw:name="Zone de texte 364" text:anchor-type="paragraph" svg:x="3.203cm" svg:y="0.215cm" svg:width="2.17cm" style:rel-width="scale" svg:height="0.503cm" style:rel-height="scale" draw:z-index="333"><draw:text-box><text:p text:style-name="Normal"><text:span text:style-name="Police_20_par_20_défaut"><text:span text:style-name="T25">Modélisation</text:span></text:span></text:p></draw:text-box></draw:frame><draw:frame draw:style-name="fr14" draw:name="Zone de texte 380" text:anchor-type="paragraph" svg:x="1.044cm" svg:y="0.219cm" svg:width="1.446cm" style:rel-width="scale" svg:height="0.473cm" style:rel-height="scale" draw:z-index="118"><draw:text-box><text:p text:style-name="Normal"><text:span text:style-name="Police_20_par_20_défaut"><text:span text:style-name="T25">Genèse</text:span></text:span></text:p></draw:text-box></draw:frame><draw:custom-shape text:anchor-type="paragraph" draw:z-index="87" draw:name="Rectangle 369" draw:style-name="gr3" draw:text-style-name="P131" svg:width="2.303cm" svg:height="0.556cm" svg:x="5.69cm" svg:y="0.718cm"><text:p/><draw:enhanced-geometry svg:viewBox="0 0 21600 21600" draw:type="non-primitive" draw:enhanced-path="M 0 0 L 21600 0 21600 21600 0 21600 Z N"/></draw:custom-shape><text:span text:style-name="Police_20_par_20_défaut"><text:span text:style-name="T3"/></text:span></text:p>
      <text:p text:style-name="P6"/>
      <text:p text:style-name="P6"/>
      <text:p text:style-name="P6"/>
      <text:p text:style-name="P6"><text:span text:style-name="Titre_20_du_20_livre"><text:span text:style-name="T18">*</text:span></text:span></text:p>
      <text:p text:style-name="P6"><text:span text:style-name="Titre_20_du_20_livre"><text:span text:style-name="T18">*<text:tab/>*</text:span></text:span></text:p>
      <text:p text:style-name="P32"/>
      <text:h text:style-name="P89" text:outline-level="1"/>
      <text:section text:style-name="Sect1" text:name="Sect26">
        <text:h text:style-name="Heading_20_1" text:outline-level="1"><text:bookmark-start text:name="_Toc8328530"/><text:span text:style-name="Titre_20_du_20_livre"><text:span text:style-name="T20">3 – Développement</text:span></text:span><text:bookmark-end text:name="_Toc8328530"/></text:h>
        <text:h text:style-name="Heading_20_2" text:outline-level="2"><draw:frame draw:style-name="fr27" draw:name="Image 13" text:anchor-type="paragraph" svg:y="0.826cm" svg:width="17.847cm" style:rel-width="scale" svg:height="6.327cm" style:rel-height="scale" draw:z-index="335"><draw:image xlink:href="Pictures/10000000000002DE00000104E863841DAE3F536B.png" xlink:type="simple" xlink:show="embed" xlink:actuate="onLoad" loext:mime-type="image/png"/><draw:contour-polygon svg:width="18.544cm" svg:height="6.693cm" svg:viewBox="0 0 18544 6693" draw:points="14126,79 14099,105 14073,132 14046,158 11084,185 11084,211 11084,238 11084,264 11084,290 11084,317 11084,343 6163,370 6163,396 6163,423 6163,449 6163,476 6163,502 6163,529 6163,555 6163,581 6163,608 6163,634 6163,661 6163,687 6163,714 6190,740 6613,767 6639,793 6666,820 10634,846 10634,872 6481,899 6481,925 6481,952 6031,978 6031,1005 6031,1031 6031,1058 1904,1084 1825,1111 1772,1137 1693,1163 1613,1190 1560,1216 1560,1243 1560,1269 1534,1296 1534,1322 1534,1349 1534,1375 1534,1402 1534,1428 1534,1454 1534,1481 1534,1507 1534,1534 1534,1560 1534,1587 1534,1613 1534,1640 1534,1666 1534,1693 1534,1719 1534,1745 1534,1772 1534,1798 1534,1825 1534,1851 1534,1878 1534,1904 1534,1931 1534,1957 1534,1984 1534,2010 1534,2036 1534,2063 1534,2089 1534,2116 1534,2142 1534,2169 1534,2195 1534,2222 1534,2248 1534,2275 1534,2301 1534,2327 1534,2354 1534,2380 1534,2407 1534,2433 1534,2460 1534,2486 1534,2513 1534,2539 1534,2566 1534,2592 1534,2618 1507,2645 1454,2671 1402,2698 1375,2724 1322,2751 1269,2777 1216,2804 1190,2830 1190,2857 1190,2883 1190,2909 1190,2936 1190,2962 1190,2989 1190,3015 1190,3042 1190,3068 1190,3095 1190,3121 1190,3148 1190,3174 1190,3200 1190,3227 1190,3253 1190,3280 1190,3306 1190,3333 1190,3359 1190,3386 1190,3412 1190,3439 1190,3465 1190,3491 1190,3518 1216,3544 793,3571 767,3597 714,3624 687,3650 661,3677 608,3703 581,3729 529,3756 502,3782 449,3809 423,3835 396,3862 343,3888 317,3915 264,3941 238,3968 211,3994 158,4020 132,4047 105,4073 105,4100 105,4126 105,4153 105,4179 105,4206 105,4232 105,4259 105,4285 105,4311 105,4338 158,4364 185,4391 238,4417 290,4444 343,4470 370,4497 423,4523 476,4550 502,4576 555,4602 608,4629 661,4655 687,4682 740,4708 793,4735 820,4761 872,4788 925,4814 978,4841 1005,4867 1058,4893 1111,4920 1163,4946 1190,4973 1243,4999 1296,5026 1349,5052 1375,5079 1428,5105 1481,5132 1534,5158 1560,5184 1613,5211 1666,5237 5978,5370 5899,5396 5872,5423 5872,5449 5872,5475 5872,5502 5872,5528 5872,5555 5872,5581 5846,5608 5846,5634 5846,5661 5872,5687 5872,5714 5925,5740 11718,5766 1666,5846 1640,5872 1587,5899 1587,5925 1560,5952 1560,5978 1560,6005 1560,6031 1560,6057 1560,6084 1587,6110 1587,6137 1587,6163 1613,6190 1666,6216 5608,6243 5608,6269 10555,6401 10555,6428 10555,6454 10555,6481 10555,6507 10555,6534 10555,6560 10555,6587 10555,6613 10555,6639 10555,6666 10555,6692 10555,6719 10555,6745 10555,6772 12565,6772 12591,6745 12618,6719 12618,6692 12618,6666 12618,6639 12618,6613 12591,6587 12618,6560 12618,6534 12618,6507 12591,6481 12591,6454 12565,6428 12539,6401 18544,6269 18623,6243 18649,6216 18649,6190 18649,6163 18649,6137 18649,6110 18623,6084 18596,6057 18623,6031 18649,6005 18623,5978 18623,5952 18596,5925 18570,5899 3121,5872 3121,5846 16824,5766 17274,5740 17274,5714 17274,5687 17247,5661 17247,5634 17221,5608 17247,5581 17247,5555 17274,5528 17274,5502 17274,5475 17274,5449 17247,5423 17221,5396 17115,5370 12618,5237 12644,5211 12644,5184 12644,5158 12618,5132 12591,5105 12591,5079 12591,5052 12618,5026 12618,4999 12618,4973 12618,4946 12618,4920 12591,4893 12565,4867 2407,4841 2460,4814 2645,4788 2486,4761 16956,4735 17062,4708 17115,4682 17141,4655 17194,4629 17221,4602 17221,4576 17247,4550 17247,4523 17300,4497 17353,4470 17380,4444 17432,4417 17459,4391 17485,4364 17538,4338 17538,4311 17565,4285 17591,4259 17591,4232 17618,4206 17618,4179 17644,4153 17644,4126 17644,4100 17644,4073 17671,4047 17671,4020 17644,3994 17644,3968 17644,3941 17644,3915 17618,3888 17618,3862 17618,3835 17591,3809 17565,3782 17565,3756 17538,3729 17512,3703 17485,3677 17459,3650 17459,3624 17459,3597 17459,3571 17459,3544 17459,3518 17459,3491 17459,3465 17459,3439 17459,3412 17459,3386 17459,3359 17459,3333 17459,3306 17459,3280 17459,3253 17459,3227 17459,3200 17459,3174 17459,3148 17459,3121 17459,3095 17459,3068 17459,3042 17459,3015 17459,2989 17459,2962 17459,2936 17459,2909 17459,2883 17459,2857 17459,2830 17459,2804 17459,2777 17459,2751 17459,2724 17459,2698 17459,2671 17459,2645 17459,2618 17459,2592 17459,2566 17459,2539 17459,2513 17459,2486 17459,2460 17459,2433 17459,2407 17459,2380 17459,2354 17459,2327 17459,2301 17459,2275 17459,2248 17459,2222 17459,2195 17459,2169 17459,2142 17459,2116 17459,2089 17459,2063 17459,2036 17459,2010 17459,1984 17459,1957 17459,1931 17459,1904 17459,1878 17459,1851 17459,1825 17459,1798 17459,1772 17432,1745 17380,1719 17353,1693 17300,1666 17247,1640 17194,1613 17141,1587 17089,1560 17036,1534 16983,1507 16956,1481 16903,1454 16850,1428 16798,1402 16745,1375 16692,1349 16639,1322 16612,1296 16560,1269 16480,1243 8385,1216 8385,1190 8385,1163 11507,1137 11533,1111 11533,1084 12988,1058 13015,1031 13015,1005 17062,978 17141,952 17168,925 17194,899 17194,872 17194,846 17194,820 17168,793 17168,767 17168,740 17168,714 17141,687 16665,661 16665,634 16665,608 12115,581 17485,555 17538,529 17565,502 17591,476 18596,449 18649,423 18649,396 18649,370 18649,343 18649,317 18649,290 18649,264 18649,238 18649,211 18623,185 18570,158 18200,132 18200,105 18173,79" draw:recreate-on-edit="true"/></draw:frame><text:bookmark-start text:name="_Toc8328531"/>3.1 Architecture de l’application<text:bookmark-end text:name="_Toc8328531"/></text:h>
        <text:p text:style-name="P61">L’architecture logicielle de l’application « Smart Fitness » repose sur une architecture multi-tiers déclinée en 4-Tier dans lequel chacune des trois couches applicatives (logique de présentation, logique d’application, gestion et stockage des données) 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Heading_20_3" text:outline-level="3"><text:bookmark-start text:name="_Toc8328532"/>3.1.1 Le serveur de présentation<text:bookmark-end text:name="_Toc8328532"/></text:h>
        <text:p text:style-name="Normal">Le serveur de présentation repose sur le framework Angular qui permet de réaliser des applications de type <text:s/>« Single Page Application » et Node.js qui est utilisé comme plateforme de serveur Web <text:span text:style-name="Police_20_par_20_défaut"><text:span text:style-name="T26">(http://localhost :4200)</text:span></text:span></text:p>
        <text:p text:style-name="P74">Une SPA est une Single Page Application. Il s’agit d’avoir une seule page où les données et les vues sont rechargées par JavaScript au lieu de faire des appels au serveur pour recharger les pages. On a donc les mécanismes suivants :</text:p>
        <text:list xml:id="list1976007094" text:style-name="L7">
          <text:list-item>
            <text:p text:style-name="P97">Chargement des données de l’application via une API REST de manière asynchrone (c’est ce qui est exécuté côté serveur d’application)</text:p>
          </text:list-item>
          <text:list-item>
            <text:p text:style-name="P97"><draw:frame draw:style-name="fr22" draw:name="Image 322" text:anchor-type="paragraph" svg:x="-0.004cm" svg:y="1.319cm" svg:width="17.094cm" style:rel-width="scale" svg:height="4.463cm" style:rel-height="scale" draw:z-index="338"><draw:image xlink:href="Pictures/10000000000002B4000000B56DDD1A6A1FDE6907.png" xlink:type="simple" xlink:show="embed" xlink:actuate="onLoad" loext:mime-type="image/png"/><draw:contour-polygon svg:width="18.068cm" svg:height="4.604cm" svg:viewBox="0 0 18068 4604" draw:points="4761,105 3571,132 3544,158 3544,185 3544,211 3544,238 3544,264 3544,291 3544,317 3544,343 3544,370 3571,396 5766,423 16083,449 15951,476 581,502 529,529 502,555 502,582 476,608 476,635 476,661 476,687 476,714 476,740 476,767 476,793 476,820 476,846 476,873 476,899 476,926 476,952 476,978 476,1005 476,1031 476,1058 476,1084 476,1111 476,1137 476,1164 476,1190 476,1217 476,1243 476,1270 476,1296 476,1322 476,1349 476,1375 476,1402 476,1428 476,1455 476,1481 476,1508 476,1534 476,1561 476,1587 476,1613 476,1640 476,1666 476,1693 476,1719 476,1746 476,1772 476,1799 476,1825 476,1852 476,1878 476,1905 476,1931 476,1957 476,1984 476,2010 476,2037 476,2063 502,2090 502,2116 529,2143 555,2169 1296,2196 1296,2222 1296,2248 1296,2275 1296,2301 687,2328 661,2354 634,2381 634,2407 634,2434 634,2460 634,2487 634,2513 661,2540 687,2566 740,2592 4206,2619 4179,2645 4153,2672 4100,2698 4073,2725 4047,2751 3994,2778 3968,2804 3915,2831 3915,2857 3888,2883 3888,2910 3915,2936 3941,2963 3994,2989 4020,3016 4073,3042 4100,3069 4126,3095 4179,3122 4206,3148 4232,3175 1243,3201 1216,3227 1216,3254 608,3280 529,3307 502,3333 502,3360 502,3386 502,3413 502,3439 502,3466 502,3492 529,3518 529,3545 846,3571 1322,3598 1349,3624 1375,3651 581,3942 132,3968 105,3995 105,4021 105,4048 105,4074 105,4101 105,4127 105,4153 105,4180 105,4206 132,4233 158,4259 7565,4286 7539,4312 7539,4339 978,4365 952,4392 952,4418 211,4445 158,4471 132,4497 132,4524 132,4550 132,4577 132,4603 132,4630 158,4656 7407,4683 7433,4709 11216,4709 11216,4683 11216,4656 11216,4630 11189,4603 11189,4577 11189,4550 11163,4524 11163,4497 11137,4471 11137,4445 11137,4418 11110,4392 11110,4365 11110,4339 11084,4312 11084,4286 11084,4259 11057,4233 11057,4206 11031,4180 11031,4153 11031,4127 11004,4101 11004,4074 10978,4048 2883,4021 2883,3995 2857,3968 1825,3942 1481,3651 1507,3624 1507,3598 18094,3571 18147,3545 18147,3518 18173,3492 18173,3466 18147,3439 18147,3413 18147,3386 18147,3360 18147,3333 18147,3307 18094,3280 17644,3254 17671,3227 17671,3201 4311,3175 4311,3148 12089,3122 12089,3095 12089,3069 12089,3042 12089,3016 12089,2989 14602,2963 14628,2936 14628,2910 14628,2883 14628,2857 14628,2831 14628,2804 14628,2778 14628,2751 14628,2725 12089,2698 12089,2672 16877,2645 17062,2619 17168,2592 17221,2566 17274,2540 17327,2513 17353,2487 17380,2460 17380,2434 17380,2407 17380,2381 17380,2354 17380,2328 17380,2301 17380,2275 17380,2248 17380,2222 17380,2196 17380,2169 17380,2143 17380,2116 17380,2090 17380,2063 17380,2037 17380,2010 17380,1984 17380,1957 17380,1931 17380,1905 17380,1878 17380,1852 17380,1825 17353,1799 17380,1772 17380,1746 17380,1719 17380,1693 17380,1666 17380,1640 17380,1613 17380,1587 17380,1561 17380,1534 17380,1508 17380,1481 17380,1455 17380,1428 17380,1402 17353,1375 17353,1349 17380,1322 17380,1296 17380,1270 17380,1243 17380,1217 17380,1190 17380,1164 17380,1137 17380,1111 17380,1084 17380,1058 17380,1031 17380,1005 17380,978 17380,952 17380,926 17380,899 17380,873 17380,846 17380,820 17380,793 17380,767 17380,740 17380,714 17380,687 17380,661 17380,635 17353,608 17327,582 17300,555 17247,529 17168,502 17062,476 16903,449 14787,423 14814,396 14840,370 14840,343 14814,317 14814,291 14814,264 14787,238 14443,211 14443,185 14417,158 13676,132 5899,105" draw:recreate-on-edit="true"/></draw:frame>Modification du DOM (Domain Object Model) lorsque l’on souhaite modifier la vue (cela se passe côté client)</text:p>
          </text:list-item>
        </text:list>
      </text:section>
      <text:section text:style-name="Sect1" text:name="Sect27">
        <text:p text:style-name="Normal"><text:soft-page-break/>Ci-dessous un schéma explicatif des cheminement et traitement des requêtes HTTP<text:span text:style-name="Police_20_par_20_défaut"><text:span text:style-name="T34"> (Source : <text:s text:c="2"/></text:span></text:span><text:a xlink:type="simple" xlink:href="https://blogs.infinitesquare.com/posts/web/rendu-cote-serveur-d-angular-part-1-3" office:target-frame-name="_top" xlink:show="replace" text:style-name="Internet_20_link" text:visited-style-name="Visited_20_Internet_20_Link"><text:span text:style-name="Lien_20_hypertexte">https://blogs.infinitesquare.com/posts/web/rendu-cote-serveur-d-angular-part-1-3</text:span></text:a>)</text:p>
        <text:p text:style-name="Normal"><draw:frame draw:style-name="fr23" draw:name="Image 103" text:anchor-type="paragraph" svg:x="4.438cm" svg:y="0.035cm" svg:width="10.892cm" style:rel-width="scale" svg:height="8.063cm" style:rel-height="scale" draw:z-index="336"><draw:image xlink:href="Pictures/10000000000002F7000002326774A9197BF79F3A.png" xlink:type="simple" xlink:show="embed" xlink:actuate="onLoad" loext:mime-type="image/png"/><draw:contour-polygon svg:width="19.497cm" svg:height="14.13cm" svg:viewBox="0 0 19497 14130" draw:points="185,291 158,317 158,343 158,370 158,396 158,423 158,449 158,476 158,502 158,529 158,555 158,582 158,608 158,635 158,661 158,687 158,714 158,740 158,767 158,793 158,820 158,846 158,873 158,899 158,926 158,952 158,979 158,1005 158,1031 158,1058 158,1084 158,1111 158,1137 158,1164 158,1190 158,1217 158,1243 158,1270 158,1296 158,1323 158,1349 158,1375 158,1402 158,1428 158,1455 158,1481 158,1508 158,1534 158,1561 158,1587 158,1614 158,1640 158,1667 158,1693 158,1719 158,1746 158,1772 158,1799 158,1825 158,1852 158,1878 158,1905 158,1931 158,1958 158,1984 158,2011 158,2037 158,2063 158,2090 158,2116 158,2143 158,2169 158,2196 158,2222 158,2249 158,2275 158,2302 158,2328 158,2355 158,2381 158,2407 158,2434 158,2460 158,2487 158,2513 158,2540 158,2566 158,2593 158,2619 158,2646 158,2672 158,2699 158,2725 158,2751 158,2778 158,2804 158,2831 158,2857 158,2884 158,2910 158,2937 158,2963 158,2990 158,3016 158,3042 158,3069 158,3095 158,3122 158,3148 158,3175 158,3201 158,3228 158,3254 158,3281 158,3307 158,3334 158,3360 158,3386 158,3413 158,3439 158,3466 158,3492 158,3519 158,3545 158,3572 158,3598 158,3625 158,3651 158,3678 158,3704 158,3730 158,3757 158,3783 158,3810 158,3836 158,3863 158,3889 158,3916 158,3942 158,3969 158,3995 158,4022 158,4048 158,4074 158,4101 158,4127 158,4154 158,4180 158,4207 158,4233 158,4260 158,4286 158,4313 158,4339 158,4366 158,4392 158,4418 158,4445 158,4471 158,4498 158,4524 158,4551 158,4577 158,4604 158,4630 158,4657 158,4683 158,4710 158,4736 158,4762 158,4789 158,4815 158,4842 158,4868 158,4895 158,4921 158,4948 158,4974 158,5001 158,5027 158,5054 158,5080 158,5106 158,5133 158,5159 158,5186 158,5212 158,5239 158,5265 158,5292 158,5318 158,5345 158,5371 158,5398 158,5424 158,5450 158,5477 158,5503 158,5530 158,5556 158,5583 158,5609 158,5636 158,5662 158,5689 158,5715 185,5742 17169,5768 17142,5794 17116,5821 17089,5847 17089,5874 2804,5900 2777,5927 2777,5953 2804,5980 2804,6006 2804,6033 2804,6059 2804,6085 2804,6112 2830,6138 2830,6165 2830,6191 2830,6218 2830,6244 3015,6271 3042,6297 3068,6324 3068,6350 3095,6377 3121,6403 3148,6429 3148,6456 3174,6482 3201,6509 3227,6535 3253,6562 3253,6588 3280,6615 3306,6641 3333,6668 3359,6694 3359,6721 3386,6747 3412,6773 3439,6800 3465,6826 3465,6853 3492,6879 3518,6906 3544,6932 3544,6959 3571,6985 3597,7012 3624,7038 3650,7065 3677,7091 3677,7117 3703,7144 3730,7170 3756,7197 3756,7223 3783,7250 3809,7276 3835,7303 3862,7329 3862,7356 3888,7382 3915,7409 3941,7435 3941,7461 3968,7488 3994,7514 4021,7541 4047,7567 4047,7594 4074,7620 4100,7647 4126,7673 4153,7700 4153,7726 4179,7753 4206,7779 4232,7805 4259,7832 4259,7858 4285,7885 4312,7911 4338,7938 7460,7964 2142,7991 2142,8017 2142,8044 2142,8070 2142,8097 2142,8123 2142,8149 2142,8176 2142,8202 2142,8229 2142,8255 2142,8282 2142,8308 2169,8335 2169,8361 2222,8388 12274,8414 12274,8441 4788,8467 4788,8493 4788,8520 4814,8546 4841,8573 4841,8599 4867,8626 4894,8652 4920,8679 4947,8705 4947,8732 4973,8758 4999,8785 5026,8811 5052,8837 5052,8864 5079,8890 5105,8917 5132,8943 5158,8970 5158,8996 5185,9023 5211,9049 5238,9076 5238,9102 5264,9128 5290,9155 5317,9181 5343,9208 5343,9234 5370,9261 5396,9287 5423,9314 5449,9340 5449,9367 5476,9393 5502,9420 5529,9446 5555,9472 5555,9499 5581,9525 5608,9552 5634,9578 5634,9605 5661,9631 5687,9658 5714,9684 5740,9711 5767,9737 5767,9764 5793,9790 5820,9816 5846,9843 5846,9869 5872,9896 5899,9922 5925,9949 5952,9975 5952,10002 5978,10028 6005,10055 6031,10081 6031,10108 6058,10134 6084,10160 6111,10187 6137,10213 6137,10240 6163,10266 6190,10293 6216,10319 6243,10346 6243,10372 6269,10399 6296,10425 6322,10452 6349,10478 6349,10504 6375,10531 6402,10557 6428,10584 6454,10610 6454,10637 6481,10663 6507,10690 6534,10716 6534,10743 6560,10769 6587,10796 6613,10822 6640,10848 6640,10875 6666,10901 6693,10928 6719,10954 6745,10981 6745,11007 6772,11034 6798,11060 6825,11087 6825,11113 6851,11140 6878,11166 6904,11192 6931,11219 6851,11245 6851,11272 6851,11298 6878,11325 6931,11351 6984,11378 7036,11404 7036,11431 7036,11457 7036,11484 7036,11510 7036,11536 7036,11563 7036,11589 7036,11616 7036,11642 7036,11669 7036,11695 7036,11722 7036,11748 7036,11775 7036,11801 7036,11828 7036,11854 7036,11880 7036,11907 7036,11933 7036,11960 7036,11986 7036,12013 7036,12039 7036,12066 7036,12092 7036,12119 7036,12145 7036,12171 7036,12198 7036,12224 7036,12251 7036,12277 7036,12304 7036,12330 7036,12357 7036,12383 7036,12410 7036,12436 7036,12463 7036,12489 7036,12515 7036,12542 7036,12568 7036,12595 7036,12621 7036,12648 7036,12674 7036,12701 7036,12727 7036,12754 7036,12780 7036,12807 7036,12833 7036,12859 7036,12886 7036,12912 7036,12939 7036,12965 7036,12992 7036,13018 7036,13045 7036,13071 7036,13098 7036,13124 7036,13151 7036,13177 7036,13203 7036,13230 7036,13256 7036,13283 7036,13309 7036,13336 7036,13362 7036,13389 7036,13415 7036,13442 7036,13468 7036,13495 7036,13521 7036,13547 7036,13574 7036,13600 7036,13627 7036,13653 7036,13680 7036,13706 7036,13733 7036,13759 7036,13786 7036,13812 7036,13839 7036,13865 7036,13891 7036,13918 7036,13944 7036,13971 7036,13997 7036,14024 7036,14050 7036,14077 7036,14103 7036,14130 7036,14156 7036,14183 7036,14209 7036,14235 7036,14262 7036,14288 7036,14315 7036,14341 7036,14368 7036,14394 7089,14421 12460,14421 12486,14394 12486,14368 12486,14341 12486,14315 12486,14288 12486,14262 12486,14235 12486,14209 12486,14183 12486,14156 12486,14130 12486,14103 12486,14077 12486,14050 12486,14024 12486,13997 12486,13971 12486,13944 12486,13918 12486,13891 12486,13865 12486,13839 12486,13812 12486,13786 12486,13759 12486,13733 12486,13706 12486,13680 12486,13653 12486,13627 12486,13600 12486,13574 12486,13547 12486,13521 12486,13495 12486,13468 12486,13442 12486,13415 12486,13389 12486,13362 12486,13336 12486,13309 12486,13283 12486,13256 12486,13230 12486,13203 12486,13177 12486,13151 12486,13124 12486,13098 12486,13071 12486,13045 12486,13018 12486,12992 12486,12965 12486,12939 12486,12912 12486,12886 12486,12859 12486,12833 12486,12807 12486,12780 12486,12754 12486,12727 12486,12701 12486,12674 12486,12648 12486,12621 12486,12595 12486,12568 12486,12542 12486,12515 12486,12489 12486,12463 12486,12436 12486,12410 12486,12383 12486,12357 12486,12330 12486,12304 12486,12277 12486,12251 12486,12224 12486,12198 12486,12171 12486,12145 12486,12119 12486,12092 12486,12066 12486,12039 12486,12013 12486,11986 12486,11960 12486,11933 12486,11907 12486,11880 12486,11854 12486,11828 12486,11801 12486,11775 12486,11748 12513,11722 12539,11695 12592,11669 12645,11642 12724,11616 12751,11589 12777,11563 12777,11536 12724,11510 12698,11484 12724,11457 12751,11431 12751,11404 12777,11378 12804,11351 12830,11325 12856,11298 12856,11272 12883,11245 12909,11219 12936,11192 12962,11166 12962,11140 12989,11113 13015,11087 13042,11060 13068,11034 13068,11007 13095,10981 13121,10954 13147,10928 13174,10901 13174,10875 13200,10848 13227,10822 13253,10796 13280,10769 13306,10743 13306,10716 13333,10690 13359,10663 13386,10637 13412,10610 13412,10584 13438,10557 13465,10531 13491,10504 13518,10478 13518,10452 13544,10425 13571,10399 13597,10372 13597,10346 13624,10319 13650,10293 13677,10266 13703,10240 13729,10213 13729,10187 13756,10160 13782,10134 13809,10108 13835,10081 13835,10055 13862,10028 13888,10002 13915,9975 13941,9949 13941,9922 13968,9896 13994,9869 14020,9843 14047,9816 14047,9790 14073,9764 14100,9737 14126,9711 14153,9684 14179,9658 14179,9631 14206,9605 14232,9578 14259,9552 14285,9525 14285,9499 14311,9472 14338,9446 14364,9420 14391,9393 14391,9367 14417,9340 14444,9314 14470,9287 14497,9261 14497,9234 14523,9208 14550,9181 14576,9155 14602,9128 14602,9102 14629,9076 14655,9049 14682,9023 14708,8996 14708,8970 14735,8943 14761,8917 14788,8890 14814,8864 14814,8837 14841,8811 17010,8785 17036,8758 17036,8732 17036,8705 17539,8679 17565,8652 17565,8626 17565,8599 17565,8573 17565,8546 17565,8520 17565,8493 17565,8467 17565,8441 17565,8414 17565,8388 17565,8361 17565,8335 18121,8308 18174,8282 18200,8255 18253,8229 18280,8202 18280,8176 18306,8149 18306,8123 18333,8097 18333,8070 18333,8044 18333,8017 18359,7991 18359,7964 18333,7938 18333,7911 18333,7885 18333,7858 18306,7832 18306,7805 18280,7779 18280,7753 18253,7726 18227,7700 18174,7673 18121,7647 15793,7620 15819,7594 15846,7567 15872,7541 15899,7514 15925,7488 15925,7461 15952,7435 15978,7409 16005,7382 16031,7356 16031,7329 16057,7303 16084,7276 16110,7250 16137,7223 16137,7197 16163,7170 16190,7144 16216,7117 16243,7091 16243,7065 16269,7038 16296,7012 16322,6985 16348,6959 16348,6932 16375,6906 16401,6879 16428,6853 16454,6826 16454,6800 16481,6773 16507,6747 16534,6721 16560,6694 16560,6668 16587,6641 16613,6615 16639,6588 16666,6562 16692,6535 16692,6509 16719,6482 16745,6456 16772,6429 16798,6403 16798,6377 16825,6350 16851,6324 16878,6297 16904,6271 16904,6244 16930,6218 16957,6191 16983,6165 16983,6138 17010,6112 17036,6085 17063,6059 17089,6033 17116,6006 17116,5980 17142,5953 17169,5927 17195,5900 17221,5874 17221,5847 17248,5821 17407,5794 17433,5768 17433,5742 17433,5715 17433,5689 17460,5662 17460,5636 17460,5609 17486,5583 19629,5556 19655,5530 19655,5503 19655,5477 19655,5450 19655,5424 19655,5398 19655,5371 19655,5345 19655,5318 19655,5292 19655,5265 19655,5239 19655,5212 19655,5186 19655,5159 19655,5133 19655,5106 19655,5080 19655,5054 19655,5027 19655,5001 19655,4974 19655,4948 19655,4921 19655,4895 19655,4868 19655,4842 19655,4815 19655,4789 19655,4762 19655,4736 19655,4710 19655,4683 19655,4657 19655,4630 19655,4604 19655,4577 19655,4551 19655,4524 19655,4498 19655,4471 19655,4445 19655,4418 19655,4392 19655,4366 19655,4339 19655,4313 19655,4286 19655,4260 19655,4233 19655,4207 19655,4180 19655,4154 19655,4127 19655,4101 19655,4074 19655,4048 19655,4022 19655,3995 19655,3969 19655,3942 19655,3916 19655,3889 19655,3863 19655,3836 19655,3810 19655,3783 19655,3757 19655,3730 19655,3704 19655,3678 19655,3651 19655,3625 19655,3598 19655,3572 19655,3545 19655,3519 19655,3492 19655,3466 19655,3439 19655,3413 19655,3386 19655,3360 19655,3334 19655,3307 19655,3281 19655,3254 19655,3228 19655,3201 19655,3175 19655,3148 19655,3122 19655,3095 19655,3069 19655,3042 19655,3016 19655,2990 19655,2963 19655,2937 19655,2910 19655,2884 19655,2857 19655,2831 19655,2804 19655,2778 19655,2751 19655,2725 19655,2699 19655,2672 19655,2646 19655,2619 19655,2593 19655,2566 19655,2540 19655,2513 19655,2487 19655,2460 19655,2434 19655,2407 19655,2381 19655,2355 19655,2328 19655,2302 19655,2275 19655,2249 19655,2222 19655,2196 19655,2169 19655,2143 19655,2116 19655,2090 19655,2063 19655,2037 19655,2011 19655,1984 19655,1958 19655,1931 19655,1905 19655,1878 19655,1852 19655,1825 19655,1799 19655,1772 19655,1746 19655,1719 19655,1693 19655,1667 19655,1640 19655,1614 19655,1587 19655,1561 19655,1534 19655,1508 19655,1481 19655,1455 19655,1428 19655,1402 19655,1375 19655,1349 19655,1323 19655,1296 19655,1270 19655,1243 19655,1217 19655,1190 19655,1164 19655,1137 19655,1111 19655,1084 19655,1058 19655,1031 19655,1005 19655,979 19655,952 19655,926 19655,899 19655,873 19655,846 19655,820 19655,793 19655,767 19655,740 19655,714 19655,687 19655,661 19655,635 19655,608 19655,582 19655,555 19655,529 19655,502 19655,476 19655,449 19655,423 19655,396 19629,370 19576,343 5634,317 5608,291" draw:recreate-on-edit="true"/></draw:frame><text:span text:style-name="Police_20_par_20_défaut"><text:span text:style-name="T3"/></text:span></text:p>
        <text:p text:style-name="Normal"/>
        <text:p text:style-name="Normal"/>
        <text:p text:style-name="Normal"/>
        <text:p text:style-name="Normal"/>
        <text:p text:style-name="Normal"/>
        <text:h text:style-name="Heading_20_2" text:outline-level="2"/>
        <text:p text:style-name="Normal"/>
        <text:p text:style-name="Normal"/>
        <text:p text:style-name="Normal"/>
        <text:p text:style-name="Normal"/>
        <text:p text:style-name="Normal"><text:span text:style-name="Police_20_par_20_défaut"><text:span text:style-name="T40">Explication :</text:span></text:span><text:span text:style-name="Police_20_par_20_défaut"><text:span text:style-name="T34"> Le navigateur envoie une requête HTTP au serveur (1). Ensuite, le serveur Node.JS exécute l'application Angular en utilisant le module créé à cet effet (2). Lors de cette étape, le serveur utilise l'application pour générer l'HTML correspondant à la requête fournie par le navigateur. Une fois généré, le serveur retourne cet HTML au navigateur qui va pouvoir l'afficher tel quel (3). Enfin, le navigateur va charger l'application en utilisant son module principal (4).</text:span></text:span></text:p>
        <text:p text:style-name="Normal"><draw:connector text:anchor-type="paragraph" draw:z-index="337" draw:name="Connecteur droit 111" draw:style-name="gr56" draw:text-style-name="P134" draw:type="line" svg:x1="5.463cm" svg:y1="0.501cm" svg:x2="11.635cm" svg:y2="0.501cm" svg:d="M5463 501h6172" svg:viewBox="0 0 6174 2"><text:p/></draw:connector><text:span text:style-name="Police_20_par_20_défaut"><text:span text:style-name="T3"/></text:span></text:p>
        <text:p text:style-name="P21"/>
        <text:p text:style-name="Normal"><text:span text:style-name="Police_20_par_20_défaut"><text:span text:style-name="T34">En ce qui concerne une application Angular, les principaux blocs de construction sont les modules, les composants, les modèles, la liaison de données, les directives, les services et l’injection de dépendance. (</text:span></text:span><text:span text:style-name="Police_20_par_20_défaut"><text:span text:style-name="T41">Source</text:span></text:span><text:span text:style-name="Police_20_par_20_défaut"><text:span text:style-name="T34"> : </text:span></text:span><text:a xlink:type="simple" xlink:href="https://fr.wikipedia.org/wiki/Angular" office:target-frame-name="_top" xlink:show="replace" text:style-name="Internet_20_link" text:visited-style-name="Visited_20_Internet_20_Link"><text:span text:style-name="Lien_20_hypertexte">https://fr.wikipedia.org/wiki/Angular</text:span></text:a>) [libre de copier]</text:p>
        <text:p text:style-name="P7"><draw:frame draw:style-name="fr15" draw:name="Zone de texte 2125" text:anchor-type="paragraph" svg:x="14.891cm" svg:y="0.467cm" svg:width="2.009cm" style:rel-width="scale" svg:height="0.709cm" style:rel-height="scale" draw:z-index="361"><draw:text-box><text:p text:style-name="P6">Directive</text:p></draw:text-box></draw:frame><draw:frame draw:style-name="fr15" draw:name="Zone de texte 2126" text:anchor-type="paragraph" svg:x="8.484cm" svg:y="0.492cm" svg:width="2.514cm" style:rel-width="scale" svg:height="2.471cm" style:rel-height="scale" draw:z-index="355"><draw:text-box><text:p text:style-name="P6">Template <text:span text:style-name="Police_20_par_20_défaut"><text:span text:style-name="T30">(moteur de rendu</text:span></text:span> <text:span text:style-name="Police_20_par_20_défaut"><text:span text:style-name="T30">HTML)</text:span></text:span></text:p><text:p text:style-name="P25">&lt; <text:s/>&gt;</text:p></draw:text-box></draw:frame><draw:frame draw:style-name="fr15" draw:name="Zone de texte 2127" text:anchor-type="paragraph" svg:x="3.184cm" svg:y="0.25cm" svg:width="2.471cm" style:rel-width="scale" svg:height="1.326cm" style:rel-height="scale" draw:z-index="340"><draw:text-box><text:p text:style-name="P6">Module Service</text:p></draw:text-box></draw:frame><draw:frame draw:style-name="fr15" draw:name="Zone de texte 2128" text:anchor-type="paragraph" svg:x="0.199cm" svg:y="0.254cm" svg:width="2.471cm" style:rel-width="scale" svg:height="1.326cm" style:rel-height="scale" draw:z-index="339"><draw:text-box><text:p text:style-name="P6">Module Component</text:p></draw:text-box></draw:frame><draw:custom-shape text:anchor-type="paragraph" draw:z-index="360" draw:name="Rectangle 427" draw:style-name="gr14" draw:text-style-name="P134" svg:width="2.7cm" svg:height="2.631cm" svg:x="14.617cm" svg:y="0.355cm"><text:p/><draw:enhanced-geometry svg:viewBox="0 0 21600 21600" draw:type="non-primitive" draw:enhanced-path="M 0 0 L 21600 0 21600 21600 0 21600 Z N"/></draw:custom-shape><draw:custom-shape text:anchor-type="paragraph" draw:z-index="354" draw:name="Rectangle 393" draw:style-name="gr14" draw:text-style-name="P134" svg:width="2.677cm" svg:height="2.654cm" svg:x="8.438cm" svg:y="0.377cm"><text:p/><draw:enhanced-geometry svg:viewBox="0 0 21600 21600" draw:type="non-primitive" draw:enhanced-path="M 0 0 L 21600 0 21600 21600 0 21600 Z N"/></draw:custom-shape><text:span text:style-name="Police_20_par_20_défaut"><text:span text:style-name="T39"/></text:span></text:p>
        <text:p text:style-name="P7"><draw:frame draw:style-name="fr2" draw:name="Zone de texte 2129" text:anchor-type="paragraph" svg:x="15.93cm" svg:y="0.467cm" svg:width="0.709cm" style:rel-width="scale" svg:height="1.51cm" style:rel-height="scale" draw:z-index="356"><draw:text-box><text:p text:style-name="P26">}</text:p></draw:text-box></draw:frame><draw:frame draw:style-name="fr2" draw:name="Zone de texte 2130" text:anchor-type="paragraph" svg:x="15.018cm" svg:y="0.469cm" svg:width="0.709cm" style:rel-width="scale" svg:height="1.51cm" style:rel-height="scale" draw:z-index="357"><draw:text-box><text:p text:style-name="P26">{</text:p></draw:text-box></draw:frame><draw:custom-shape text:anchor-type="paragraph" draw:z-index="359" draw:name="Forme libre : forme 424" draw:style-name="gr59" draw:text-style-name="P134" svg:width="1.325cm" svg:height="3.179cm" draw:transform="rotate (-3.14159265358979) translate (8.128cm 3.88584722222222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text:anchor-type="paragraph" draw:z-index="358" draw:name="Forme libre : forme 403" draw:style-name="gr58" draw:text-style-name="P134" svg:width="1.325cm" svg:height="3.179cm" svg:x="11.552cm" svg:y="0.736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 text:style-name="Police_20_par_20_défaut"><text:span text:style-name="T44"/></text:span></text:p>
        <text:p text:style-name="P22"/>
        <text:p text:style-name="P7"><draw:frame draw:style-name="fr15" draw:name="Zone de texte 2131" text:anchor-type="paragraph" svg:x="11.534cm" svg:y="0.508cm" svg:width="2.471cm" style:rel-width="scale" svg:height="1.852cm" style:rel-height="scale" draw:z-index="82"><draw:text-box><text:p text:style-name="P6">Event</text:p><text:p text:style-name="P6">Binding</text:p></draw:text-box></draw:frame><draw:frame draw:style-name="fr15" draw:name="Zone de texte 2132" text:anchor-type="paragraph" svg:x="5.669cm" svg:y="0.397cm" svg:width="2.471cm" style:rel-width="scale" svg:height="1.852cm" style:rel-height="scale" draw:z-index="83"><draw:text-box><text:p text:style-name="P6">Property</text:p><text:p text:style-name="P6">Binding</text:p></draw:text-box></draw:frame><draw:connector text:anchor-type="paragraph" draw:z-index="362" draw:name="Connecteur droit avec flèche 429" draw:style-name="gr60" draw:text-style-name="P134" draw:type="line" svg:x1="15.074cm" svg:y1="0.208cm" svg:x2="10.774cm" svg:y2="0.208cm" svg:d="M15074 208h-4300" svg:viewBox="0 0 4302 2"><text:p/></draw:connector><draw:frame draw:style-name="fr16" draw:name="Zone de texte 2133" text:anchor-type="paragraph" svg:y="0.215cm" svg:width="3.339cm" style:rel-width="scale" svg:height="5.193cm" style:rel-height="scale" draw:z-index="341"><draw:text-box><text:p text:style-name="P6">Injector</text:p><text:p text:style-name="P6"/><text:p text:style-name="P6"/><text:p text:style-name="P6"/><text:p text:style-name="P6"/><text:p text:style-name="P6"/><text:p text:style-name="P6"/><text:p text:style-name="P6"/><text:p text:style-name="P6"/></draw:text-box></draw:frame><text:span text:style-name="Police_20_par_20_défaut"><text:span text:style-name="T39"/></text:span></text:p>
        <text:p text:style-name="P22"/>
        <text:p text:style-name="P7"><draw:frame draw:style-name="fr2" draw:name="Zone de texte 2134" text:anchor-type="paragraph" svg:x="10.313cm" svg:y="0.57cm" svg:width="0.709cm" style:rel-width="scale" svg:height="1.51cm" style:rel-height="scale" draw:z-index="350"><draw:text-box><text:p text:style-name="P26">}</text:p></draw:text-box></draw:frame><draw:frame draw:style-name="fr2" draw:name="Zone de texte 2135" text:anchor-type="paragraph" svg:x="8.454cm" svg:y="0.552cm" svg:width="0.709cm" style:rel-width="scale" svg:height="1.51cm" style:rel-height="scale" draw:z-index="349"><draw:text-box><text:p text:style-name="P26">{</text:p></draw:text-box></draw:frame><draw:frame draw:style-name="fr15" draw:name="Zone de texte 2136" text:anchor-type="paragraph" svg:x="8.539cm" svg:y="0.039cm" svg:width="2.469cm" style:rel-width="scale" svg:height="2.471cm" style:rel-height="scale" draw:z-index="84"><draw:text-box><text:p text:style-name="P6">Component</text:p></draw:text-box></draw:frame><draw:frame draw:style-name="fr21" draw:name="Image 375" text:anchor-type="paragraph" svg:x="9.156cm" svg:y="0.781cm" svg:width="1.383cm" style:rel-width="scale" svg:height="1.261cm" style:rel-height="scale" draw:z-index="351"><draw:image xlink:href="Pictures/10000000000000780000006D6752CF8CE58CE3CC.png" xlink:type="simple" xlink:show="embed" xlink:actuate="onLoad" loext:mime-type="image/png"/></draw:frame><draw:frame draw:style-name="fr2" draw:name="Zone de texte 2137" text:anchor-type="paragraph" svg:x="2.018cm" svg:y="0.531cm" svg:width="0.709cm" style:rel-width="scale" svg:height="1.51cm" style:rel-height="scale" draw:z-index="347"><draw:text-box><text:p text:style-name="P26">}</text:p></draw:text-box></draw:frame><draw:frame draw:style-name="fr2" draw:name="Zone de texte 2138" text:anchor-type="paragraph" svg:x="0.406cm" svg:y="0.517cm" svg:width="0.709cm" style:rel-width="scale" svg:height="1.51cm" style:rel-height="scale" draw:z-index="346"><draw:text-box><text:p text:style-name="P26">{</text:p></draw:text-box></draw:frame><draw:frame draw:style-name="fr15" draw:name="Zone de texte 2139" text:anchor-type="paragraph" svg:x="0.312cm" svg:y="0.014cm" svg:width="2.469cm" style:rel-width="scale" svg:height="2.471cm" style:rel-height="scale" draw:z-index="342"><draw:text-box><text:p text:style-name="P6">Service</text:p></draw:text-box></draw:frame><draw:custom-shape text:anchor-type="paragraph" draw:z-index="352" draw:name="Rectangle 389" draw:style-name="gr14" draw:text-style-name="P134" svg:width="2.7cm" svg:height="1.969cm" svg:x="8.426cm" svg:y="0.12cm"><text:p/><draw:enhanced-geometry svg:viewBox="0 0 21600 21600" draw:type="non-primitive" draw:enhanced-path="M 0 0 L 21600 0 21600 21600 0 21600 Z N"/></draw:custom-shape><draw:custom-shape text:anchor-type="paragraph" draw:z-index="345" draw:name="Rectangle 356" draw:style-name="gr14" draw:text-style-name="P134" svg:width="2.7cm" svg:height="1.969cm" svg:x="0.339cm" svg:y="0.152cm"><text:p/><draw:enhanced-geometry svg:viewBox="0 0 21600 21600" draw:type="non-primitive" draw:enhanced-path="M 0 0 L 21600 0 21600 21600 0 21600 Z N"/></draw:custom-shape><text:span text:style-name="Police_20_par_20_défaut"><text:span text:style-name="T39"/></text:span></text:p>
        <text:p text:style-name="P7"><draw:frame draw:style-name="fr21" draw:name="Image 326" text:anchor-type="paragraph" svg:x="0.93cm" svg:y="0.026cm" svg:width="1.383cm" style:rel-width="scale" svg:height="1.261cm" style:rel-height="scale" draw:z-index="348"><draw:image xlink:href="Pictures/10000000000000780000006D6752CF8CE58CE3CC.png" xlink:type="simple" xlink:show="embed" xlink:actuate="onLoad" loext:mime-type="image/png"/></draw:frame><text:span text:style-name="Police_20_par_20_défaut"><text:span text:style-name="T3"/></text:span></text:p>
        <text:p text:style-name="P7"><draw:frame draw:style-name="fr28" draw:name="Image 343" text:anchor-type="paragraph" svg:x="1.799cm" svg:y="0.803cm" svg:width="1.383cm" style:rel-width="scale" svg:height="1.261cm" style:rel-height="scale" draw:z-index="344"><draw:image xlink:href="Pictures/10000000000000780000006D6752CF8CE58CE3CC.png" xlink:type="simple" xlink:show="embed" xlink:actuate="onLoad" loext:mime-type="image/png"/></draw:frame><draw:frame draw:style-name="fr28" draw:name="Image 339" text:anchor-type="paragraph" svg:x="0.176cm" svg:y="0.796cm" svg:width="1.383cm" style:rel-width="scale" svg:height="1.261cm" style:rel-height="scale" draw:z-index="343"><draw:image xlink:href="Pictures/10000000000000780000006D6752CF8CE58CE3CC.png" xlink:type="simple" xlink:show="embed" xlink:actuate="onLoad" loext:mime-type="image/png"/></draw:frame><draw:connector text:anchor-type="paragraph" draw:z-index="353" draw:name="Connecteur droit avec flèche 392" draw:style-name="gr57" draw:text-style-name="P134" draw:type="line" svg:x1="2.672cm" svg:y1="0.111cm" svg:x2="8.781cm" svg:y2="0.111cm" svg:d="M2672 111h6109" svg:viewBox="0 0 6110 2"><text:p/></draw:connector><text:span text:style-name="Police_20_par_20_défaut"><text:span text:style-name="T3"/></text:span></text:p>
      </text:section>
      <text:section text:style-name="Sect1" text:name="Sect28">
        <text:h text:style-name="P116" text:outline-level="3"><text:bookmark-start text:name="_Toc8328533"/>3.1.2 Le serveur d’application<text:bookmark-end text:name="_Toc8328533"/></text:h>
        <text:p text:style-name="P61"><draw:frame draw:style-name="fr17" draw:name="Zone de texte 2140" text:anchor-type="paragraph" svg:y="1.249cm" svg:width="6.558cm" style:rel-width="scale" svg:height="3.902cm" style:rel-height="scale" draw:z-index="375"><draw:text-box><text:p text:style-name="P6">SPRING BOOT : serveur d’application</text:p></draw:text-box></draw:frame>Le serveur d’application est implémenté sous Spring Boot qui est un framework permettant la mise en œuvre d’un projet Spring et tournant sur un serveur Apache tomcat <text:span text:style-name="Police_20_par_20_défaut"><text:span text:style-name="T26">(http://localhost :8080)</text:span></text:span></text:p>
        <text:p text:style-name="P7"><draw:custom-shape text:anchor-type="paragraph" draw:z-index="374" draw:name="Rectangle 149" draw:style-name="gr61" draw:text-style-name="P138" svg:width="18.045cm" svg:height="16.431cm" svg:x="0cm" svg:y="0.351cm"><text:p/><draw:enhanced-geometry svg:viewBox="0 0 21600 21600" draw:type="non-primitive" draw:enhanced-path="M 0 0 L 21600 0 21600 21600 0 21600 Z N"/></draw:custom-shape><text:span text:style-name="Police_20_par_20_défaut"><text:span text:style-name="T44"/></text:span></text:p>
        <text:p text:style-name="P7"><draw:frame draw:style-name="fr18" draw:name="Zone de texte 2141" text:anchor-type="paragraph" svg:x="4.209cm" svg:y="0.697cm" svg:width="6.558cm" style:rel-width="scale" svg:height="3.902cm" style:rel-height="scale" draw:z-index="377"><draw:text-box><text:p text:style-name="P6">Serveur Tomcat : http://localhost:8080</text:p></draw:text-box></draw:frame></text:p>
        <text:p text:style-name="P7"><draw:custom-shape text:anchor-type="paragraph" draw:z-index="376" draw:name="Rectangle 390" draw:style-name="gr62" draw:text-style-name="P139" svg:width="13.228cm" svg:height="13.786cm" svg:x="1.219cm" svg:y="0.436cm"><text:p/><draw:enhanced-geometry svg:viewBox="0 0 21600 21600" draw:type="non-primitive" draw:enhanced-path="M 0 0 L 21600 0 21600 21600 0 21600 Z N"/></draw:custom-shape><text:span text:style-name="Police_20_par_20_défaut"><text:span text:style-name="T44"/></text:span></text:p>
        <text:p text:style-name="P24"/>
        <text:p text:style-name="P7"><draw:g text:anchor-type="paragraph" draw:z-index="378" draw:name="Groupe 446" draw:style-name="gr63"><draw:custom-shape draw:name="Rectangle 447" draw:style-name="gr64" draw:text-style-name="P141" svg:width="4.232cm" svg:height="0.752cm" svg:x="2.674cm" svg:y="5.039cm"><text:p text:style-name="P140"><text:span text:style-name="T107">JpaRepository (I)</text:span></text:p><draw:enhanced-geometry svg:viewBox="0 0 21600 21600" draw:type="non-primitive" draw:enhanced-path="M 0 0 L 21600 0 21600 21600 0 21600 Z N"/></draw:custom-shape><draw:frame draw:name="Zone de texte 448" draw:style-name="gr65" draw:text-style-name="P142" svg:width="4.232cm" svg:height="1.147cm" svg:x="2.674cm" svg:y="5.741cm"><draw:text-box><text:p/></draw:text-box></draw:frame></draw:g></text:p>
        <text:p text:style-name="P24"/>
        <text:p text:style-name="P7"><draw:connector text:anchor-type="paragraph" draw:z-index="387" draw:name="Connecteur droit avec flèche 470" draw:style-name="gr67" draw:text-style-name="P134" draw:type="line" svg:x1="4.844cm" svg:y1="1.561cm" svg:x2="4.844cm" svg:y2="0.503cm" svg:d="M4844 1561v-1058" svg:viewBox="0 0 2 1060"><text:p/></draw:connector><text:span text:style-name="Police_20_par_20_défaut"><text:span text:style-name="T44"/></text:span></text:p>
        <text:p text:style-name="P24"/>
        <text:p text:style-name="P7"><draw:g text:anchor-type="paragraph" draw:z-index="382" draw:name="Groupe 458" draw:style-name="gr63"><draw:custom-shape draw:name="Rectangle 459" draw:style-name="gr64" draw:text-style-name="P141" svg:width="4.232cm" svg:height="0.752cm" svg:x="8.786cm" svg:y="7.976cm"><text:p text:style-name="P140"><text:span text:style-name="T107">Controller (C)</text:span></text:p><draw:enhanced-geometry svg:viewBox="0 0 21600 21600" draw:type="non-primitive" draw:enhanced-path="M 0 0 L 21600 0 21600 21600 0 21600 Z N"/></draw:custom-shape><draw:frame draw:name="Zone de texte 460" draw:style-name="gr66" draw:text-style-name="P142" svg:width="4.232cm" svg:height="1.147cm" svg:x="8.786cm" svg:y="8.678cm"><draw:text-box><text:p><text:span text:style-name="T108">@Service</text:span></text:p></draw:text-box></draw:frame></draw:g><draw:g text:anchor-type="paragraph" draw:z-index="379" draw:name="Groupe 1" draw:style-name="gr63"><draw:custom-shape draw:name="Rectangle 450" draw:style-name="gr64" draw:text-style-name="P141" svg:width="4.232cm" svg:height="0.752cm" svg:x="2.701cm" svg:y="7.976cm"><text:p text:style-name="P140"><text:span text:style-name="T107">ServiceRepository (I)</text:span></text:p><draw:enhanced-geometry svg:viewBox="0 0 21600 21600" draw:type="non-primitive" draw:enhanced-path="M 0 0 L 21600 0 21600 21600 0 21600 Z N"/></draw:custom-shape><draw:frame draw:name="Zone de texte 451" draw:style-name="gr66" draw:text-style-name="P142" svg:width="4.232cm" svg:height="1.147cm" svg:x="2.701cm" svg:y="8.678cm"><draw:text-box><text:p><text:span text:style-name="T108">@Repository</text:span></text:p></draw:text-box></draw:frame></draw:g></text:p>
        <text:p text:style-name="P7"><draw:connector text:anchor-type="paragraph" draw:z-index="394" draw:name="Connecteur droit 477" draw:style-name="gr21" draw:text-style-name="P134" draw:type="line" svg:x1="15.369cm" svg:y1="0.302cm" svg:x2="15.401cm" svg:y2="12.367cm" svg:d="M15369 302l32 12065" svg:viewBox="0 0 34 12067"><text:p/></draw:connector><draw:connector text:anchor-type="paragraph" draw:z-index="393" draw:name="Connecteur droit avec flèche 476" draw:style-name="gr73" draw:text-style-name="P134" draw:type="line" svg:x1="15.374cm" svg:y1="0.275cm" svg:x2="13.051cm" svg:y2="0.275cm" svg:d="M15374 275h-2323" svg:viewBox="0 0 2325 2"><text:p/></draw:connector><draw:connector text:anchor-type="paragraph" draw:z-index="390" draw:name="Connecteur droit avec flèche 473" draw:style-name="gr70" draw:text-style-name="P134" draw:type="line" svg:x1="6.96cm" svg:y1="0.381cm" svg:x2="8.786cm" svg:y2="0.381cm" svg:d="M6960 381h1826" svg:viewBox="0 0 1827 2"><text:p/></draw:connector><text:span text:style-name="Police_20_par_20_défaut"><text:span text:style-name="T44"/></text:span></text:p>
        <text:p text:style-name="P7"><draw:connector text:anchor-type="paragraph" draw:z-index="388" draw:name="Connecteur droit avec flèche 471" draw:style-name="gr68" draw:text-style-name="P134" draw:type="line" svg:x1="4.897cm" svg:y1="1.549cm" svg:x2="4.897cm" svg:y2="0.385cm" svg:d="M4897 1549v-1164" svg:viewBox="0 0 2 1166"><text:p/></draw:connector><text:span text:style-name="Police_20_par_20_défaut"><text:span text:style-name="T44"/></text:span></text:p>
        <text:p text:style-name="P24"/>
        <text:p text:style-name="P7"><draw:g text:anchor-type="paragraph" draw:z-index="380" draw:name="Groupe 6" draw:style-name="gr63"><draw:custom-shape draw:name="Rectangle 453" draw:style-name="gr64" draw:text-style-name="P141" svg:width="5.105cm" svg:height="0.752cm" svg:x="2.408cm" svg:y="11.019cm"><text:p text:style-name="P140"><text:span text:style-name="T107">ServiceRepositoryImpl (C)</text:span></text:p><draw:enhanced-geometry svg:viewBox="0 0 21600 21600" draw:type="non-primitive" draw:enhanced-path="M 0 0 L 21600 0 21600 21600 0 21600 Z N"/></draw:custom-shape><draw:frame draw:name="Zone de texte 454" draw:style-name="gr65" draw:text-style-name="P142" svg:width="5.105cm" svg:height="1.147cm" svg:x="2.408cm" svg:y="11.721cm"><draw:text-box><text:p/></draw:text-box></draw:frame></draw:g></text:p>
        <text:p text:style-name="P24"/>
        <text:p text:style-name="P7"><draw:connector text:anchor-type="paragraph" draw:z-index="389" draw:name="Connecteur droit avec flèche 472" draw:style-name="gr69" draw:text-style-name="P134" draw:type="line" svg:x1="5.002cm" svg:y1="1.563cm" svg:x2="5.002cm" svg:y2="0.319cm" svg:d="M5002 1563v-1244" svg:viewBox="0 0 2 1245"><text:p/></draw:connector><text:span text:style-name="Police_20_par_20_défaut"><text:span text:style-name="T44"/></text:span></text:p>
        <text:p text:style-name="P7"><draw:g text:anchor-type="paragraph" draw:z-index="383" draw:name="Groupe 461" draw:style-name="gr63"><draw:custom-shape draw:name="Rectangle 462" draw:style-name="gr64" draw:text-style-name="P141" svg:width="5.105cm" svg:height="0.752cm" svg:x="8.017cm" svg:y="14.06cm"><text:p text:style-name="P140"><text:span text:style-name="T107">application.properties</text:span></text:p><draw:enhanced-geometry svg:viewBox="0 0 21600 21600" draw:type="non-primitive" draw:enhanced-path="M 0 0 L 21600 0 21600 21600 0 21600 Z N"/></draw:custom-shape><draw:frame draw:name="Zone de texte 463" draw:style-name="gr65" draw:text-style-name="P142" svg:width="5.105cm" svg:height="1.147cm" svg:x="8.017cm" svg:y="14.762cm"><draw:text-box><text:p/></draw:text-box></draw:frame></draw:g></text:p>
        <text:p text:style-name="P7"><draw:g text:anchor-type="paragraph" draw:z-index="381" draw:name="Groupe 448" draw:style-name="gr63"><draw:custom-shape draw:name="Rectangle 456" draw:style-name="gr64" draw:text-style-name="P141" svg:width="4.232cm" svg:height="0.752cm" svg:x="2.806cm" svg:y="14.088cm"><text:p text:style-name="P140"><text:span text:style-name="T107">EntityModel (C)</text:span></text:p><draw:enhanced-geometry svg:viewBox="0 0 21600 21600" draw:type="non-primitive" draw:enhanced-path="M 0 0 L 21600 0 21600 21600 0 21600 Z N"/></draw:custom-shape><draw:frame draw:name="Zone de texte 457" draw:style-name="gr66" draw:text-style-name="P142" svg:width="4.232cm" svg:height="1.147cm" svg:x="2.806cm" svg:y="14.79cm"><draw:text-box><text:p><text:span text:style-name="T108">@Entity</text:span></text:p></draw:text-box></draw:frame></draw:g></text:p>
        <text:p text:style-name="P24"/>
        <text:p text:style-name="P7"><draw:connector text:anchor-type="paragraph" draw:z-index="392" draw:name="Connecteur droit avec flèche 475" draw:style-name="gr72" draw:text-style-name="P134" draw:type="line" svg:x1="10.453cm" svg:y1="0.36cm" svg:x2="4.976cm" svg:y2="2.424cm" svg:d="M10453 360l-5477 2064" svg:viewBox="0 0 5479 2066"><text:p/></draw:connector><draw:connector text:anchor-type="paragraph" draw:z-index="391" draw:name="Connecteur droit avec flèche 474" draw:style-name="gr71" draw:text-style-name="P134" draw:type="line" svg:x1="4.976cm" svg:y1="0.356cm" svg:x2="4.976cm" svg:y2="3.799cm" svg:d="M4976 356v3443" svg:viewBox="0 0 2 3445"><text:p/></draw:connector><text:span text:style-name="Police_20_par_20_défaut"><text:span text:style-name="T44"/></text:span></text:p>
        <text:p text:style-name="P24"/>
        <text:p text:style-name="P24"/>
        <text:p text:style-name="P24"/>
        <text:p text:style-name="P7"><draw:frame draw:style-name="fr21" draw:name="Image32" text:anchor-type="paragraph" svg:x="2.91cm" svg:y="0.639cm" svg:width="3.808cm" style:rel-width="scale" svg:height="4.41cm" style:rel-height="scale" draw:z-index="384"><draw:image xlink:href="Pictures/10000201000000F00000011658B80CED629604F7.png" xlink:type="simple" xlink:show="embed" xlink:actuate="onLoad" loext:mime-type="image/png"/><svg:desc>Une image contenant intérieur, sommet

Description générée automatiquement</svg:desc><draw:contour-polygon svg:width="8.256cm" svg:height="9.597cm" svg:viewBox="0 0 8256 9597" draw:points="3598,141 3175,176 2822,211 2399,246 2187,282 2011,317 1905,352 1764,388 1623,423 1517,458 1446,493 1340,529 1199,564 1129,599 987,635 952,670 882,705 882,740 846,776 811,811 740,846 740,882 705,917 705,952 705,987 705,1023 705,1058 705,1093 705,1129 705,1164 705,1199 705,1234 705,1270 705,1305 705,1340 705,1376 705,1411 705,1446 705,1481 705,1517 705,1552 705,1587 705,1623 705,1658 705,1693 705,1728 705,1764 705,1799 705,1834 705,1870 705,1905 705,1940 705,1975 705,2011 705,2046 705,2081 705,2117 705,2152 705,2187 705,2222 705,2258 705,2293 705,2328 705,2364 705,2399 705,2434 705,2469 705,2505 705,2540 705,2575 740,2611 740,2646 811,2681 846,2716 846,2752 846,2787 846,2822 846,2858 811,2893 776,2928 740,2963 705,2999 705,3034 705,3069 670,3105 670,3140 670,3175 705,3210 705,3246 705,3281 705,3316 705,3351 705,3387 705,3422 705,3457 705,3493 705,3528 705,3563 705,3598 705,3634 705,3669 705,3704 705,3740 705,3775 705,3810 705,3845 705,3881 705,3916 705,3951 705,3987 705,4022 705,4057 705,4092 705,4128 705,4163 705,4198 705,4234 705,4269 705,4304 705,4339 705,4375 705,4410 705,4445 705,4481 705,4516 705,4551 705,4586 705,4622 705,4657 705,4692 740,4728 776,4763 811,4798 846,4833 846,4869 846,4904 846,4939 846,4975 811,5010 740,5045 740,5080 705,5116 705,5151 705,5186 670,5222 670,5257 705,5292 705,5327 705,5363 705,5398 705,5433 705,5469 705,5504 705,5539 705,5574 705,5610 705,5645 705,5680 705,5716 705,5751 705,5786 705,5821 705,5857 705,5892 705,5927 705,5963 705,5998 705,6033 705,6068 705,6104 705,6139 705,6174 705,6210 705,6245 705,6280 705,6315 705,6351 705,6386 705,6421 705,6457 705,6492 705,6527 705,6562 705,6598 705,6633 705,6668 705,6703 705,6739 705,6774 740,6809 776,6845 776,6880 811,6915 846,6950 846,6986 846,7021 846,7056 846,7092 846,7127 811,7162 740,7197 705,7233 705,7268 705,7303 705,7339 670,7374 670,7409 670,7444 705,7480 705,7515 705,7550 705,7586 705,7621 705,7656 705,7691 705,7727 705,7762 705,7797 705,7833 705,7868 705,7903 705,7938 705,7974 705,8009 705,8044 705,8080 705,8115 705,8150 705,8185 705,8221 705,8256 705,8291 705,8327 705,8362 670,8397 670,8432 670,8468 670,8503 635,8538 529,8574 458,8609 388,8644 352,8679 317,8715 282,8750 246,8785 246,8821 211,8856 176,8891 176,8926 141,8962 141,8997 141,9032 141,9068 176,9103 176,9138 211,9173 246,9209 282,9244 282,9279 352,9315 388,9350 458,9385 529,9420 599,9456 670,9491 776,9526 882,9562 952,9597 1058,9632 1199,9667 1305,9703 1552,9738 7056,9738 7197,9703 7374,9667 7515,9632 7621,9597 7727,9562 7832,9526 7903,9491 7974,9456 8079,9420 8150,9385 8185,9350 8256,9315 8291,9279 8362,9244 8397,9209 8397,9173 8397,9138 8397,9103 8397,9068 8397,9032 8397,8997 8397,8962 8397,8926 8397,8891 8397,8856 8397,8821 8397,8785 8362,8750 8326,8715 8291,8679 8221,8644 8185,8609 8115,8574 8009,8538 7938,8503 7903,8468 7903,8432 7903,8397 7903,8362 7903,8327 7903,8291 7903,8256 7903,8221 7903,8185 7903,8150 7903,8115 7903,8080 7903,8044 7903,8009 7903,7974 7903,7938 7903,7903 7903,7868 7903,7833 7903,7797 7903,7762 7903,7727 7903,7691 7903,7656 7903,7621 7903,7586 7903,7550 7903,7515 7903,7480 7903,7444 7903,7409 7903,7374 7903,7339 7903,7303 7903,7268 7868,7233 7868,7197 7832,7162 7797,7127 7797,7092 7797,7056 7797,7021 7797,6986 7797,6950 7797,6915 7832,6880 7832,6845 7903,6809 7903,6774 7903,6739 7903,6703 7903,6668 7903,6633 7903,6598 7903,6562 7903,6527 7903,6492 7903,6457 7903,6421 7903,6386 7903,6351 7903,6315 7903,6280 7903,6245 7903,6210 7903,6174 7903,6139 7903,6104 7903,6068 7903,6033 7903,5998 7903,5963 7903,5927 7903,5892 7903,5857 7903,5821 7903,5786 7903,5751 7903,5716 7903,5680 7903,5645 7903,5610 7903,5574 7903,5539 7903,5504 7903,5469 7903,5433 7903,5398 7903,5363 7903,5327 7903,5292 7903,5257 7903,5222 7903,5186 7903,5151 7903,5116 7868,5080 7832,5045 7832,5010 7797,4975 7797,4939 7797,4904 7797,4869 7797,4833 7832,4798 7832,4763 7868,4728 7903,4692 7903,4657 7903,4622 7903,4586 7903,4551 7903,4516 7903,4481 7903,4445 7903,4410 7903,4375 7903,4339 7903,4304 7903,4269 7903,4234 7903,4198 7903,4163 7903,4128 7903,4092 7903,4057 7903,4022 7903,3987 7903,3951 7903,3916 7903,3881 7903,3845 7903,3810 7903,3775 7903,3740 7903,3704 7903,3669 7903,3634 7903,3598 7903,3563 7903,3528 7903,3493 7903,3457 7903,3422 7903,3387 7903,3351 7903,3316 7903,3281 7903,3246 7903,3210 7903,3175 7903,3140 7903,3105 7903,3069 7903,3034 7868,2999 7868,2963 7832,2928 7797,2893 7797,2858 7797,2822 7797,2787 7797,2752 7797,2716 7832,2681 7868,2646 7868,2611 7903,2575 7903,2540 7903,2505 7903,2469 7903,2434 7903,2399 7903,2364 7903,2328 7903,2293 7903,2258 7903,2222 7903,2187 7903,2152 7903,2117 7903,2081 7903,2046 7903,2011 7903,1975 7903,1940 7903,1905 7903,1870 7903,1834 7903,1799 7903,1764 7903,1728 7903,1693 7903,1658 7903,1623 7903,1587 7903,1552 7903,1517 7903,1481 7903,1446 7903,1411 7903,1376 7903,1340 7903,1305 7903,1270 7903,1234 7903,1199 7903,1164 7903,1129 7903,1093 7903,1058 7903,1023 7903,987 7903,952 7903,917 7868,882 7832,846 7832,811 7797,776 7762,740 7691,705 7656,670 7585,635 7480,599 7409,564 7233,529 7197,493 7091,458 6986,423 6880,388 6703,352 6597,317 6386,282 6174,246 5786,211 5433,176 4974,141" draw:recreate-on-edit="true"/></draw:frame><text:span text:style-name="Police_20_par_20_défaut"><text:span text:style-name="T39"/></text:span></text:p>
        <text:p text:style-name="P7"><draw:frame draw:style-name="fr21" draw:name="Image 468" text:anchor-type="paragraph" svg:x="10.155cm" svg:y="0.245cm" svg:width="2.889cm" style:rel-width="scale" svg:height="3.757cm" style:rel-height="scale" draw:z-index="385"><draw:image xlink:href="Pictures/100000000000006400000082422DCF383AFE7B55.png" xlink:type="simple" xlink:show="embed" xlink:actuate="onLoad" loext:mime-type="image/png"/><draw:contour-polygon svg:width="2.408cm" svg:height="3.017cm" svg:viewBox="0 0 2408 3017" draw:points="1402,26 1349,52 1323,79 1270,105 1217,132 1164,158 1111,185 1084,211 1031,238 979,264 926,291 873,317 820,344 767,370 740,396 687,423 635,449 582,476 529,502 476,529 449,555 396,582 343,608 291,635 238,661 185,688 158,714 158,740 158,767 158,793 158,820 158,846 158,873 158,899 158,926 158,952 158,979 158,1005 158,1032 158,1058 158,1084 158,1111 158,1137 158,1164 158,1190 158,1217 158,1243 158,1270 158,1296 158,1323 158,1349 158,1376 158,1402 158,1428 158,1455 158,1481 158,1508 158,1534 158,1561 158,1587 158,1614 158,1640 158,1667 158,1693 158,1720 158,1746 158,1772 158,1799 158,1825 158,1852 158,1878 158,1905 158,1931 158,1958 158,1984 158,2011 158,2037 158,2064 158,2090 158,2116 158,2143 158,2169 158,2196 158,2222 158,2249 158,2275 158,2302 158,2328 158,2355 158,2381 158,2408 158,2434 158,2460 158,2487 158,2513 158,2540 158,2566 158,2593 158,2619 185,2646 211,2672 238,2699 264,2725 317,2752 343,2778 370,2804 396,2831 449,2857 502,2884 555,2910 608,2937 661,2963 740,2990 793,3016 899,3043 1084,3043 1693,3016 1878,2990 1958,2963 2037,2937 2090,2910 2169,2884 2196,2857 2249,2831 2302,2804 2328,2778 2381,2752 2407,2725 2434,2699 2460,2672 2487,2646 2487,2619 2513,2593 2513,2566 2540,2540 2540,2513 2540,2487 2540,2460 2566,2434 2540,2408 2540,2381 2540,2355 2540,2328 2513,2302 2513,2275 2513,2249 2487,2222 2460,2196 2434,2169 2407,2143 2407,2116 2407,2090 2407,2064 2407,2037 2407,2011 2407,1984 2407,1958 2407,1931 2407,1905 2407,1878 2407,1852 2407,1825 2407,1799 2407,1772 2407,1746 2407,1720 2407,1693 2407,1667 2407,1640 2407,1614 2407,1587 2407,1561 2407,1534 2407,1508 2407,1481 2407,1455 2407,1428 2407,1402 2407,1376 2407,1349 2407,1323 2407,1296 2407,1270 2407,1243 2407,1217 2407,1190 2407,1164 2407,1137 2407,1111 2407,1084 2407,1058 2407,1032 2407,1005 2407,979 2407,952 2407,926 2407,899 2407,873 2407,846 2407,820 2407,793 2407,767 2407,740 2407,714 2407,688 2407,661 2407,635 2407,608 2407,582 2407,555 2407,529 2407,502 2407,476 2381,449 2381,423 2328,396 2302,370 2249,344 2196,317 2143,291 2090,264 2037,238 1984,211 1931,185 1878,158 1852,132 1799,105 1746,79 1693,52 1640,26" draw:recreate-on-edit="true"/></draw:frame><text:span text:style-name="Police_20_par_20_défaut"><text:span text:style-name="T39"/></text:span></text:p>
        <text:p text:style-name="P24"/>
        <text:p text:style-name="P7"><draw:connector text:anchor-type="paragraph" draw:z-index="395" draw:name="Connecteur droit avec flèche 478" draw:style-name="gr74" draw:text-style-name="P134" draw:type="line" svg:x1="15.427cm" svg:y1="0.173cm" svg:x2="12.755cm" svg:y2="0.173cm" svg:d="M15427 173h-2672" svg:viewBox="0 0 2674 2"><text:p/></draw:connector><text:span text:style-name="Police_20_par_20_défaut"><text:span text:style-name="T44"/></text:span></text:p>
        <text:p text:style-name="P24"/>
        <text:p text:style-name="P7"><draw:frame draw:style-name="fr2" draw:name="Zone de texte 2142" text:anchor-type="paragraph" svg:x="8.151cm" svg:y="0.783cm" svg:width="7.62cm" style:rel-width="scale" svg:height="1.379cm" style:rel-height="scale" draw:z-index="386"><draw:text-box><text:p text:style-name="P6">Serveur de présentation (http://localhost:4200)</text:p></draw:text-box></draw:frame><text:span text:style-name="Police_20_par_20_défaut"><text:span text:style-name="T39"/></text:span></text:p>
        <text:p text:style-name="Normal"><draw:frame draw:style-name="fr2" draw:name="Zone de texte 2143" text:anchor-type="paragraph" svg:x="1.319cm" svg:y="0.325cm" svg:width="6.558cm" style:rel-width="scale" svg:height="3.902cm" style:rel-height="scale" draw:z-index="81"><draw:text-box><text:p text:style-name="P6">Base de données MySQL</text:p></draw:text-box></draw:frame><text:soft-page-break/><text:span text:style-name="Police_20_par_20_défaut"><text:span text:style-name="T39"/></text:span></text:p>
        <text:p text:style-name="P24"/>
      </text:section>
      <text:p text:style-name="P98"/>
      <text:p text:style-name="P63"><text:span text:style-name="Police_20_par_20_défaut"><text:span text:style-name="T43">Explication du schéma</text:span></text:span><text:span text:style-name="Police_20_par_20_défaut"><text:span text:style-name="T39"> : Parmi les modules mis à la disposition d’une application tournant sous SpringBoot, Spring Data JPA (Java Persistence API) fournit une implémentation de la couche d’accès à une base de données via l’interface </text:span></text:span><text:span text:style-name="Police_20_par_20_défaut"><text:span text:style-name="T59">JpaRepository</text:span></text:span><text:span text:style-name="Police_20_par_20_défaut"><text:span text:style-name="T39">. Pour notre projet, nous implémenterons cette interface sous la forme de services ( </text:span></text:span><text:span text:style-name="Police_20_par_20_défaut"><text:span text:style-name="T59">ServiceRepository</text:span></text:span><text:span text:style-name="Police_20_par_20_défaut"><text:span text:style-name="T39"> <text:s/>- </text:span></text:span><text:span text:style-name="Police_20_par_20_défaut"><text:span text:style-name="T59">ServiceRepositoryImpl</text:span></text:span><text:span text:style-name="Police_20_par_20_défaut"><text:span text:style-name="T39"> ), permettant la communication de la couche modèle( </text:span></text:span><text:span text:style-name="Police_20_par_20_défaut"><text:span text:style-name="T59">EntiyModel </text:span></text:span><text:span text:style-name="Police_20_par_20_défaut"><text:span text:style-name="T39">) avec la couche controller ( </text:span></text:span><text:span text:style-name="Police_20_par_20_défaut"><text:span text:style-name="T59">Controller</text:span></text:span><text:span text:style-name="Police_20_par_20_défaut"><text:span text:style-name="T39"> ). Quant au fichier </text:span></text:span><text:span text:style-name="Police_20_par_20_défaut"><text:span text:style-name="T59">application.properties</text:span></text:span><text:span text:style-name="Police_20_par_20_défaut"><text:span text:style-name="T39">, il contient entre autres la configuation des paramètres de connexion à la base de données (voir section 3.1.3)</text:span></text:span></text:p>
      <text:p text:style-name="P63"><text:span text:style-name="Police_20_par_20_défaut"><text:span text:style-name="T39">Le principe mis en œuvre par une application implémentant la couche JPA repose sur le mapping relationnel objet (ORM), c’est-à-dire sur la correspondance entre les entités du modèle objet et les tables de la base de données relationnelle.Pour notre projet, nous utiliserons le système des annotations (voir section 3.2.2) pour la réalisation effective du mapping. En outre, en plus des méthodes d’accès de type CRUD (Create – Read – Update – Delete) proposées par l’interface JpaRepository, nous écrirons dans nos services qui étendront cette interface (« </text:span></text:span><text:span text:style-name="Police_20_par_20_défaut"><text:span text:style-name="T60">extends</text:span></text:span><text:span text:style-name="Police_20_par_20_défaut"><text:span text:style-name="T61"> </text:span></text:span><text:span text:style-name="Police_20_par_20_défaut"><text:span text:style-name="T42">JpaRepository</text:span></text:span><text:span text:style-name="Police_20_par_20_défaut"><text:span text:style-name="T39"> ») des requêtes personnalisées de type JPQL (Java Persistence Query Langage) et natives SQL. </text:span></text:span></text:p>
      <text:h text:style-name="Heading_20_3" text:outline-level="3"><text:bookmark-start text:name="_Toc8328534"/>3.1.2 Le serveur de base de données<text:bookmark-end text:name="_Toc8328534"/></text:h>
      <text:p text:style-name="P65">Nous utiliserons MySQL comme base de données pour gérer et stocker les données. Nous l’utiliserons également pour mettre en œuvre des procédures stockées et des triggers. </text:p>
      <text:p text:style-name="P63"><text:span text:style-name="Police_20_par_20_défaut"><text:span text:style-name="T39">Add-on MySQL : L’outil graphique ‘</text:span></text:span><text:span text:style-name="Police_20_par_20_défaut"><text:span text:style-name="T42">Workbench’</text:span></text:span><text:span text:style-name="Police_20_par_20_défaut"><text:span text:style-name="T39"> de MySQL nous a permis de concevoir le modèle logique de données (section 2.8) puis de générer le fichier </text:span></text:span><text:span text:style-name="Police_20_par_20_défaut"><text:span text:style-name="T45">sql</text:span></text:span><text:span text:style-name="Police_20_par_20_défaut"><text:span text:style-name="T39"> correspondant au modèle physique de données (section 2.9 et annexe 1).</text:span></text:span></text:p>
      <text:h text:style-name="P115" text:outline-level="3"><text:bookmark-start text:name="_Toc8328535"/>3.1.3 Le fichier application.properties<text:bookmark-end text:name="_Toc8328535"/></text:h>
      <text:section text:style-name="Sect1" text:name="Sect30">
        <text:p text:style-name="Normal"><text:span text:style-name="Police_20_par_20_défaut"><text:span text:style-name="T16">La section aborde deux points concernant la configuration de la connexion à la base de données depuis le serveur d’application au niveau du fichier application.properties.</text:span></text:span></text:p>
        <text:list xml:id="list138943865" text:style-name="L8">
          <text:list-item>
            <text:p text:style-name="P91"><text:span text:style-name="Police_20_par_20_défaut"><text:span text:style-name="T16"><text:tab/>Après avoir créé un compte utilisateur standard MySql dédié à la connexion à la base de données, le fichier application.properties doit y faire référence. Or le paramétrage <text:s/>suivant</text:span></text:span></text:p>
          </text:list-item>
        </text:list>
        <text:p text:style-name="Standard"><text:span text:style-name="Police_20_par_20_défaut"><text:span text:style-name="T48">spring.datasource.url=</text:span></text:span><text:span text:style-name="Police_20_par_20_défaut"><text:span text:style-name="T62">jdbc:mysql://</text:span></text:span><text:span text:style-name="Police_20_par_20_défaut"><text:span text:style-name="T63">localhost</text:span></text:span><text:span text:style-name="Police_20_par_20_défaut"><text:span text:style-name="T62">:3306/db_fitness?useSSL=</text:span></text:span><text:span text:style-name="Police_20_par_20_défaut"><text:span text:style-name="T63">false</text:span></text:span></text:p>
        <text:p text:style-name="Standard"><text:span text:style-name="Police_20_par_20_défaut"><text:span text:style-name="T51">spring.datasource.username=fitness</text:span></text:span></text:p>
        <text:p text:style-name="Standard"><text:span text:style-name="Police_20_par_20_défaut"><text:span text:style-name="T51">spring.datasource.password=Colis062019!</text:span></text:span></text:p>
        <text:p text:style-name="Normal"><text:span text:style-name="Police_20_par_20_défaut"><text:span text:style-name="T16">génère l’erreur suivante :</text:span></text:span></text:p>
        <text:p text:style-name="Normal"><text:span text:style-name="Police_20_par_20_défaut"><text:span text:style-name="T16">Access denied for user 'fitness'@'localhost' (using password: NO)</text:span></text:span></text:p>
        <text:p text:style-name="P27"/>
        <text:p text:style-name="P27"/>
        <text:p text:style-name="P28"/>
      </text:section>
      <text:p text:style-name="P99"><text:span text:style-name="Police_20_par_20_défaut"><text:span text:style-name="T16">La soumission de ce problème sur internet nous a permis d’obtenir les éléments de réponse suivants sur </text:span></text:span><text:a xlink:type="simple" xlink:href="https://stackoverflow.com/questions/52174740/java-sql-sqlexception-access-denied-for-user-localhost-using-password-no" office:target-frame-name="_top" xlink:show="replace" text:style-name="Internet_20_link" text:visited-style-name="Visited_20_Internet_20_Link"><text:span text:style-name="Lien_20_hypertexte"><text:span text:style-name="T16">https://stackoverflow.com/questions/52174740/java-sql-sqlexception-access-denied-for-user-localhost-using-password-no</text:span></text:span></text:a></text:p>
      <text:p text:style-name="Text_20_body"><text:span text:style-name="Police_20_par_20_défaut"><text:span text:style-name="T65">Just do this in the properties file in the properties file: Change this</text:span></text:span></text:p>
      <text:p text:style-name="P75"><text:span text:style-name="Source_20_Text"><text:span text:style-name="T66">spring.datasource.url=jdbc:mysql:</text:span></text:span><text:span text:style-name="Source_20_Text"><text:span text:style-name="T67">//localhost:3306/taskdb?useSSL=false</text:span></text:span></text:p>
      <text:p text:style-name="P75"><text:span text:style-name="Source_20_Text"><text:span text:style-name="T66">spring.datasource.username=springuser</text:span></text:span></text:p>
      <text:p text:style-name="P75"><text:span text:style-name="Source_20_Text"><text:span text:style-name="T66">spring.datasource.password=</text:span></text:span><text:span text:style-name="Source_20_Text"><text:span text:style-name="T68">1Qazxsw</text:span></text:span><text:span text:style-name="Source_20_Text"><text:span text:style-name="T66">@</text:span></text:span></text:p>
      <text:p text:style-name="P53">To this:</text:p>
      <text:p text:style-name="P75"><text:span text:style-name="Source_20_Text"><text:span text:style-name="T66">spring.datasource.url=jdbc:mysql:</text:span></text:span><text:span text:style-name="Source_20_Text"><text:span text:style-name="T67">//localhost:3306/taskdb?user=springuser&amp;password=1Qazxsw@</text:span></text:span></text:p>
      <text:p text:style-name="Normal"><text:span text:style-name="Police_20_par_20_défaut"><text:span text:style-name="T16">L’adaptation de la solution proposée à notre problème a donc abouti à la configuration suivante de application.properties :</text:span></text:span></text:p>
      <text:p text:style-name="Standard"><text:span text:style-name="Police_20_par_20_défaut"><text:span text:style-name="T48">spring.datasource.url=</text:span></text:span><text:span text:style-name="Police_20_par_20_défaut"><text:span text:style-name="T62">jdbc:mysql://</text:span></text:span><text:span text:style-name="Police_20_par_20_défaut"><text:span text:style-name="T63">localhost</text:span></text:span><text:span text:style-name="Police_20_par_20_défaut"><text:span text:style-name="T62">:3306/db_fitness?useSSL=</text:span></text:span><text:span text:style-name="Police_20_par_20_défaut"><text:span text:style-name="T63">false&amp;user</text:span></text:span><text:span text:style-name="Police_20_par_20_défaut"><text:span text:style-name="T62">=</text:span></text:span><text:span text:style-name="Police_20_par_20_défaut"><text:span text:style-name="T63">fitness&amp;password</text:span></text:span><text:span text:style-name="Police_20_par_20_défaut"><text:span text:style-name="T62">=Colis062019!</text:span></text:span></text:p>
      <text:p text:style-name="Standard"><text:span text:style-name="Police_20_par_20_défaut"><text:span text:style-name="T51">spring.datasource.driver-class-name=</text:span></text:span><text:span text:style-name="Police_20_par_20_défaut"><text:span text:style-name="T62">com.mysql.jdbc.Driver</text:span></text:span></text:p>
      <text:p text:style-name="Standard"/>
      <text:list xml:id="list3192550847" text:style-name="L9">
        <text:list-item>
          <text:p text:style-name="P92"><text:span text:style-name="Police_20_par_20_défaut"><text:span text:style-name="T3">Au lancement du seveur d’application (</text:span></text:span><text:a xlink:type="simple" xlink:href="http://localhost:8080/" office:target-frame-name="_top" xlink:show="replace" text:style-name="Internet_20_link" text:visited-style-name="Visited_20_Internet_20_Link"><text:span text:style-name="Lien_20_hypertexte">http://localhost:8080</text:span></text:a><text:span text:style-name="Police_20_par_20_défaut"><text:span text:style-name="T3"> ), nous exécutons le script data.sql pour injecter des données en base ainsi qu’un trigger associé à la table timestamp_facility. Or si l’injection de requêtes SQL de type INSERT ne pose pas de problème, il n’en est pas de même avec la </text:span></text:span><text:span text:style-name="Police_20_par_20_défaut"><text:span text:style-name="T4">création de procédures stockées et triggers</text:span></text:span><text:span text:style-name="Police_20_par_20_défaut"><text:span text:style-name="T52">.</text:span></text:span><text:span text:style-name="Police_20_par_20_défaut"><text:span text:style-name="T3"> </text:span></text:span><text:span text:style-name="Police_20_par_20_défaut"><text:span text:style-name="T6">Une des solutions préconisées (source </text:span></text:span><text:span text:style-name="Police_20_par_20_défaut"><text:span text:style-name="T5">stackoverflow </text:span></text:span><text:span text:style-name="Police_20_par_20_défaut"><text:span text:style-name="T6">=&gt;</text:span></text:span><text:span text:style-name="Police_20_par_20_défaut"><text:span text:style-name="T5"> Spring Boot MySQL Database Initialization Error with Stored Procedures) </text:span></text:span><text:span text:style-name="Police_20_par_20_défaut"><text:span text:style-name="T6">consiste à rajouter dans le fichier applications.properties la ligne </text:span></text:span><text:span text:style-name="Police_20_par_20_défaut"><text:span text:style-name="T7">suivante :</text:span></text:span></text:p>
          <text:p text:style-name="P81"><text:span text:style-name="Police_20_par_20_défaut"><text:span text:style-name="T56">spring.datasource.separator=</text:span></text:span><text:span text:style-name="T64">^;</text:span></text:p>
        </text:list-item>
      </text:list>
      <text:p text:style-name="P95"><text:span text:style-name="Police_20_par_20_défaut"><text:span text:style-name="T6"/></text:span></text:p>
      <text:p text:style-name="P96"><text:span text:style-name="Police_20_par_20_défaut"><text:span text:style-name="T8">Ce qui nécessite de terminer chaque instruction SQL du fichier data.sql par </text:span></text:span><text:span text:style-name="Police_20_par_20_défaut"><text:span text:style-name="T57">^;</text:span></text:span></text:p>
      <text:p text:style-name="P96"><text:span text:style-name="Police_20_par_20_défaut"><text:span text:style-name="T8">Extrait de mon <text:s/>fichier data.sql :</text:span></text:span></text:p>
      <text:p text:style-name="P82"><text:span text:style-name="Police_20_par_20_défaut"><text:span text:style-name="T72">insert</text:span></text:span><text:span text:style-name="T74"> </text:span><text:span text:style-name="T71">into</text:span><text:span text:style-name="T74"> </text:span><text:span text:style-name="T58">product_ref</text:span><text:span text:style-name="T74"> </text:span><text:span text:style-name="T58">(product_category_id_product_category,</text:span><text:span text:style-name="T74"> </text:span><text:span text:style-name="T58">name_product_ref,</text:span><text:span text:style-name="T74"> </text:span><text:span text:style-name="T58">price_product_ref,</text:span><text:span text:style-name="T74"> </text:span><text:span text:style-name="T58">image_product_ref,</text:span><text:span text:style-name="T74"> </text:span><text:span text:style-name="T58">description_product_ref)</text:span><text:span text:style-name="T74"> </text:span><text:span text:style-name="T71">values</text:span><text:span text:style-name="T74"> </text:span><text:span text:style-name="T58">(2,</text:span><text:span text:style-name="T74"> </text:span><text:span text:style-name="T103">"Ovotamine"</text:span><text:span text:style-name="T58">,</text:span><text:span text:style-name="T74"> </text:span><text:span text:style-name="T58">5,</text:span><text:span text:style-name="T74"> </text:span><text:span text:style-name="T103">"Ovotamine_ovotamine.jpg"</text:span><text:span text:style-name="T58">,</text:span><text:span text:style-name="T74"> </text:span><text:span text:style-name="T103">""</text:span><text:span text:style-name="T58">)^;</text:span></text:p>
      <text:p text:style-name="P86"/>
      <text:p text:style-name="P85"><text:span text:style-name="T71">DROP</text:span><text:span text:style-name="T74"> </text:span><text:span text:style-name="T58">FUNCTION</text:span><text:span text:style-name="T74"> </text:span><text:span text:style-name="T58">IF</text:span><text:span text:style-name="T74"> </text:span><text:span text:style-name="T71">EXISTS</text:span><text:span text:style-name="T74"> </text:span><text:span text:style-name="T58">func_count_timestamp^;</text:span></text:p>
      <text:p text:style-name="P85"><text:span text:style-name="T71">CREATE</text:span><text:span text:style-name="T74"> </text:span><text:span text:style-name="T58">FUNCTION</text:span><text:span text:style-name="T74"> </text:span><text:span text:style-name="T58">func_count_timestamp(dateTimeOfSeance</text:span><text:span text:style-name="T74"> </text:span><text:span text:style-name="T58">DATETIME,</text:span><text:span text:style-name="T74"> </text:span><text:span text:style-name="T58">idFacility</text:span><text:span text:style-name="T74"> </text:span><text:span text:style-name="T104">INT</text:span><text:span text:style-name="T58">)</text:span><text:span text:style-name="T74"> </text:span><text:span text:style-name="T58">RETURNS</text:span><text:span text:style-name="T74"> </text:span><text:span text:style-name="T104">int</text:span></text:p>
      <text:p text:style-name="P85"><text:span text:style-name="T71">BEGIN</text:span></text:p>
      <text:p text:style-name="P85"><text:span text:style-name="T74"><text:s text:c="4"/></text:span><text:span text:style-name="T71">DECLARE</text:span><text:span text:style-name="T74"> </text:span><text:span text:style-name="T58">nb</text:span><text:span text:style-name="T74"> </text:span><text:span text:style-name="T104">INT</text:span><text:span text:style-name="T58">;</text:span></text:p>
      <text:p text:style-name="P85"><text:span text:style-name="T74"><text:s text:c="4"/></text:span><text:span text:style-name="T71">SELECT</text:span><text:span text:style-name="T74"> </text:span><text:span text:style-name="T105">COUNT</text:span><text:span text:style-name="T58">(*)</text:span><text:span text:style-name="T74"> </text:span><text:span text:style-name="T71">INTO</text:span><text:span text:style-name="T74"> </text:span><text:span text:style-name="T58">nb</text:span><text:span text:style-name="T74"> </text:span><text:span text:style-name="T71">FROM</text:span><text:span text:style-name="T74"> </text:span><text:span text:style-name="T58">db_fitness.timestamp_facility</text:span><text:span text:style-name="T74"> </text:span><text:span text:style-name="T71">WHERE</text:span><text:span text:style-name="T74"> </text:span><text:span text:style-name="T58">date_of_timestamp=dateTimeOfSeance</text:span><text:span text:style-name="T74"> </text:span><text:span text:style-name="T71">AND</text:span><text:span text:style-name="T74"> </text:span><text:span text:style-name="T58">facility_id_facility=idFacility;</text:span></text:p>
      <text:p text:style-name="P85"><text:span text:style-name="T74"><text:s text:c="4"/></text:span><text:span text:style-name="T58">RETURN</text:span><text:span text:style-name="T74"> </text:span><text:span text:style-name="T58">nb;</text:span></text:p>
      <text:p text:style-name="P85"><text:span text:style-name="T71">END</text:span><text:span text:style-name="T58">^;</text:span></text:p>
      <text:p text:style-name="P86"><text:soft-page-break/></text:p>
      <text:p text:style-name="P85"><text:span text:style-name="T71">CREATE</text:span><text:span text:style-name="T74"> </text:span><text:span text:style-name="T58">TRIGGER</text:span><text:span text:style-name="T74"> </text:span><text:span text:style-name="T58">triggerTimestamp</text:span><text:span text:style-name="T74"> </text:span><text:span text:style-name="T58">BEFORE</text:span><text:span text:style-name="T74"> </text:span><text:span text:style-name="T71">INSERT</text:span><text:span text:style-name="T74"> </text:span><text:span text:style-name="T71">ON</text:span><text:span text:style-name="T74"> </text:span><text:span text:style-name="T58">timestamp_facility</text:span></text:p>
      <text:p text:style-name="P85"><text:span text:style-name="T74"><text:s text:c="4"/></text:span><text:span text:style-name="T105">FOR</text:span><text:span text:style-name="T74"> </text:span><text:span text:style-name="T58">EACH</text:span><text:span text:style-name="T74"> </text:span><text:span text:style-name="T58">ROW</text:span></text:p>
      <text:p text:style-name="P85"><text:span text:style-name="T74"><text:s text:c="4"/></text:span><text:span text:style-name="T71">BEGIN</text:span></text:p>
      <text:p text:style-name="P85"><text:span text:style-name="T74"><text:tab/><text:tab/></text:span><text:span text:style-name="T58">IF</text:span><text:span text:style-name="T74"> </text:span><text:span text:style-name="T58">`func_count_timestamp`(NEW.date_of_timestamp,</text:span><text:span text:style-name="T74"> </text:span><text:span text:style-name="T58">NEW.facility_id_facility)</text:span><text:span text:style-name="T74"> </text:span><text:span text:style-name="T58">&gt;</text:span><text:span text:style-name="T74"> </text:span><text:span text:style-name="T58">0</text:span><text:span text:style-name="T74"> </text:span><text:span text:style-name="T71">THEN</text:span></text:p>
      <text:p text:style-name="P85"><text:span text:style-name="T74"><text:tab/><text:tab/><text:tab/></text:span><text:span text:style-name="T58">signal</text:span><text:span text:style-name="T74"> </text:span><text:span text:style-name="T58">sqlstate</text:span><text:span text:style-name="T74"> </text:span><text:span text:style-name="T106">'45000'</text:span><text:span text:style-name="T58">;</text:span></text:p>
      <text:p text:style-name="P85"><text:span text:style-name="T74"><text:tab/><text:tab/></text:span><text:span text:style-name="T71">END</text:span><text:span text:style-name="T74"> </text:span><text:span text:style-name="T58">IF;</text:span></text:p>
      <text:p text:style-name="P82"><text:span text:style-name="T74"><text:s text:c="4"/></text:span><text:span text:style-name="T71">END</text:span><text:span text:style-name="T58">^;</text:span></text:p>
      <text:list xml:id="list143257307152271" text:continue-numbering="true" text:style-name="L9">
        <text:list-header>
          <text:p text:style-name="P106"><text:span text:style-name="Police_20_par_20_défaut"><text:span text:style-name="T101"/></text:span></text:p>
        </text:list-header>
      </text:list>
      <text:p text:style-name="P95"/>
      <text:p text:style-name="P95"><text:span text:style-name="Police_20_par_20_défaut"><text:span text:style-name="T5"/></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65"/>
      <text:p text:style-name="P28"/>
      <text:h text:style-name="Heading_20_3" text:outline-level="3"><text:span text:style-name="Police_20_par_20_défaut"><text:span text:style-name="T16"><text:tab/></text:span></text:span></text:h>
      <text:h text:style-name="P113" text:outline-level="2"><text:bookmark-start text:name="_Toc8328536"/>3.2 Mise en place de l’environnement de développement<text:bookmark-end text:name="_Toc8328536"/></text:h>
      <text:h text:style-name="P115" text:outline-level="3"/>
      <text:h text:style-name="P115" text:outline-level="3"><text:bookmark-start text:name="_Toc8328537"/>3.2.1 Les outils de développement<text:bookmark-end text:name="_Toc8328537"/></text:h>
      <text:p text:style-name="P63"><text:span text:style-name="Police_20_par_20_défaut"><text:span text:style-name="T39">Nous avons utilisé la plate-forme de Eclipse pour faire tourner le serveur d’application SPRING BOOT qui héberge le serveur </text:span></text:span><text:span text:style-name="Police_20_par_20_défaut"><text:span text:style-name="T42">tomcat</text:span></text:span><text:span text:style-name="Police_20_par_20_défaut"><text:span text:style-name="T39"> </text:span></text:span><text:a xlink:type="simple" xlink:href="http://localhost:8080/" office:target-frame-name="_top" xlink:show="replace" text:style-name="Internet_20_link" text:visited-style-name="Visited_20_Internet_20_Link"><text:span text:style-name="Lien_20_hypertexte"><text:span text:style-name="T75">http://localhost:8080</text:span></text:span></text:a><text:span text:style-name="Police_20_par_20_défaut"><text:span text:style-name="T39">), et l’IDE VS-Code conjointement avec le CLI (Command Line Interface) Angular pour développer et faire tourner le serveur de présentation node.js accessible par l’adresse </text:span></text:span><text:a xlink:type="simple" xlink:href="http://localhost:4200/" office:target-frame-name="_top" xlink:show="replace" text:style-name="Internet_20_link" text:visited-style-name="Visited_20_Internet_20_Link"><text:span text:style-name="Lien_20_hypertexte"><text:span text:style-name="T75">http://localhost:4200</text:span></text:span></text:a><text:span text:style-name="Police_20_par_20_défaut"><text:span text:style-name="T39">. La communication entre les deux serveurs étant basée sur des l’échange de messages REST (REpresentational State Transfer) pour effectuer des interrogations de type GET, POST, PUT, DELETE ( lecture, ajout, mis à jour et suppression de données). Pour le serveur de base de données mysql, la version utilisée est la suivante : (informations obtenues par la commande la commande </text:span></text:span><text:span text:style-name="Police_20_par_20_défaut"><text:span text:style-name="T42">mysqld - - version</text:span></text:span><text:span text:style-name="Police_20_par_20_défaut"><text:span text:style-name="T39">, le ‘d’ signifiant que l’on se réferre au serveur et non au client) <text:tab/><text:tab/><text:tab/><text:tab/>mysqld Ver 5.7.26-0ubuntu0.18.04.1 <text:s/>for Linux on x86_64 ((Ubuntu))</text:span></text:span></text:p>
      <text:h text:style-name="P119" text:outline-level="3"/>
      <text:h text:style-name="P119" text:outline-level="3"><text:bookmark-start text:name="_Toc8328538"/>3.2.2 Le jeu des annotations<text:bookmark-end text:name="_Toc8328538"/></text:h>
      <text:p text:style-name="P61"><text:span text:style-name="Police_20_par_20_défaut"><text:span text:style-name="T39">Le modèle objet a été généré à partir du script </text:span></text:span><text:span text:style-name="Police_20_par_20_défaut"><text:span text:style-name="T45">sql</text:span></text:span><text:span text:style-name="Police_20_par_20_défaut"><text:span text:style-name="T39"> du modèle physique de données (section 2.9) via l’outil JPA Project qui s’appuie sur EclipseLink 5.2 pour réaliser le processus de mapping ORM. La technique de mapping utilisée pour établir la correspondance entre les entités objets et les tables relationnelles repose sur les annotations. Cette approche consiste à faire précéder chaque champ des entités par une annotation du genre </text:span></text:span><text:span text:style-name="Police_20_par_20_défaut"><text:span text:style-name="T42">@Column</text:span></text:span><text:span text:style-name="Police_20_par_20_défaut"><text:span text:style-name="T39">. Nous pouvons classer les annotations en deux grandes catégories : celles relatives à la définition intrinsèque d’un champ et celles relatives au type de relation qu’entretiennent deux champs de deux entités différentes </text:span></text:span></text:p>
      <text:p text:style-name="P100"/>
      <text:p text:style-name="P64">En ce qui concerne les informations propres à un champ, nous avons principalement utilisés les annotations suivantes :</text:p>
      <text:p text:style-name="P76">@Id</text:p>
      <text:p text:style-name="P76">@GeneratedValue(strategy = GenerationType.IDENTITY)</text:p>
      <text:p text:style-name="P76"/>
      <text:p text:style-name="P76"/>
      <text:p text:style-name="P23">Ces deux annotations permettent de définir la clé primaire de la table et de positionner la propriété AUTO_INCREMENT à true, ce qui permet une gestion automatique par la base du séquençage incrémentiel des identifiant.</text:p>
      <text:p text:style-name="P23"/>
      <text:p text:style-name="P23"><text:tab/>@Column(unique=true, name= "nameColumn")</text:p>
      <text:p text:style-name="P23">Cette annotation permet d’apporter des informations complémentaires concernant un champ, comme de préciser que les valeurs d’une colonne sont tous uniques ou d’attribuer un nom de colonne différent de celui de son corollaire en base.</text:p>
      <text:p text:style-name="P64">@Temporal</text:p>
      <text:p text:style-name="P23">Cette annotation permet la gestion des données temporelles. Nous les avons utilisées pour les la gestion des dates et des heures des séances constituées par les clients.</text:p>
      <text:p text:style-name="P23"/>
      <text:p text:style-name="P65">@Inhetitance</text:p>
      <text:p text:style-name="P63"><text:span text:style-name="Police_20_par_20_défaut"><text:span text:style-name="T39">Cette annotation permet de mettre en œuvre l’héritage entre entités. Nous avons utilisé cette annotation pour l’entité </text:span></text:span><text:span text:style-name="Police_20_par_20_défaut"><text:span text:style-name="T42">Item</text:span></text:span><text:span text:style-name="Police_20_par_20_défaut"><text:span text:style-name="T39"> 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 </text:span></text:span><text:span text:style-name="Police_20_par_20_défaut"><text:span text:style-name="T42">User</text:span></text:span><text:span text:style-name="Police_20_par_20_défaut"><text:span text:style-name="T39"> qui sert d’entité de base aux entités </text:span></text:span><text:span text:style-name="Police_20_par_20_défaut"><text:span text:style-name="T42">Customer</text:span></text:span><text:span text:style-name="Police_20_par_20_défaut"><text:span text:style-name="T39"> et </text:span></text:span><text:span text:style-name="Police_20_par_20_défaut"><text:span text:style-name="T42">Staff</text:span></text:span><text:span text:style-name="Police_20_par_20_défaut"><text:span text:style-name="T39"> (représentant respectivement les clients du site et les collaborateurs du centre). Dans ce dernier cas, le principe de l’héritage permet de factoriser les données communes aux entités Customer et Staff comme le nom, l’identifiant et le mot de passe.</text:span></text:span></text:p>
      <text:p text:style-name="P65"/>
      <text:p text:style-name="P65">Pour les annotations relationnelles, nous les présenterons au cas par cas dans les phases de développement.</text:p>
      <text:p text:style-name="P65"/>
      <text:p text:style-name="P63"><draw:frame draw:style-name="fr14" draw:name="Zone de texte 493" text:anchor-type="paragraph" svg:x="2.275cm" svg:y="1.513cm" svg:width="1.446cm" style:rel-width="scale" svg:height="0.473cm" style:rel-height="scale" draw:z-index="405"><draw:text-box><text:p text:style-name="Normal"><text:span text:style-name="Police_20_par_20_défaut"><text:span text:style-name="T25">Genèse</text:span></text:span></text:p></draw:text-box></draw:frame><draw:frame draw:style-name="fr14" draw:name="Zone de texte 494" text:anchor-type="paragraph" svg:x="4.419cm" svg:y="1.57cm" svg:width="2.17cm" style:rel-width="scale" svg:height="0.503cm" style:rel-height="scale" draw:z-index="404"><draw:text-box><text:p text:style-name="Normal"><text:span text:style-name="Police_20_par_20_défaut"><text:span text:style-name="T25">Modélisation</text:span></text:span></text:p></draw:text-box></draw:frame><draw:custom-shape text:anchor-type="paragraph" draw:z-index="396" draw:name="Flèche : chevron 479" draw:style-name="gr75" draw:text-style-name="P132" svg:width="3.105cm" svg:height="1.475cm" svg:x="1.296cm" svg:y="1.01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03" draw:name="Flèche : chevron 467" draw:style-name="gr76" draw:text-style-name="P130" svg:width="10.955cm" svg:height="1.475cm" svg:x="6.144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397" draw:name="Flèche : chevron 480" draw:style-name="gr41" draw:text-style-name="P132" svg:width="3.105cm" svg:height="1.475cm" svg:x="3.649cm" svg:y="1.039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9">Dans les sections suivantes, nous allons traiter le module d’authentification.</text:span></text:span></text:p>
      <text:p text:style-name="P63"><draw:frame draw:style-name="fr1" draw:name="Zone de texte 2144" text:anchor-type="paragraph" svg:x="7.086cm" svg:y="0.33cm" svg:width="8.916cm" style:rel-width="scale" svg:height="0.794cm" style:rel-height="scale" draw:z-index="402"><draw:text-box><text:p text:style-name="P6"><text:span text:style-name="Police_20_par_20_défaut"><text:span text:style-name="T17">Développement</text:span></text:span></text:p></draw:text-box></draw:frame><draw:frame draw:style-name="fr19" draw:name="Zone de texte 2145" text:anchor-type="paragraph" svg:x="14.097cm" svg:y="1.044cm" svg:width="2.249cm" style:rel-width="scale" svg:height="0.688cm" style:rel-height="scale" draw:z-index="400"><draw:text-box><text:p text:style-name="P20">Pilotage</text:p></draw:text-box></draw:frame><draw:frame draw:style-name="fr19" draw:name="Zone de texte 2146" text:anchor-type="paragraph" svg:x="11.802cm" svg:y="1.032cm" svg:width="2.302cm" style:rel-width="scale" svg:height="0.688cm" style:rel-height="scale" draw:z-index="399"><draw:text-box><text:p text:style-name="P6"><text:span text:style-name="Police_20_par_20_défaut"><text:span text:style-name="T17">Gestion parc</text:span></text:span></text:p></draw:text-box></draw:frame><draw:frame draw:style-name="fr20" draw:name="Zone de texte 2147" text:anchor-type="paragraph" svg:x="6.854cm" svg:y="1.032cm" svg:width="2.699cm" style:rel-width="scale" svg:height="0.688cm" style:rel-height="scale" draw:z-index="401"><draw:text-box><text:p text:style-name="P6"><text:span text:style-name="Police_20_par_20_défaut"><text:span text:style-name="T17">Authentification</text:span></text:span></text:p></draw:text-box></draw:frame><draw:frame draw:style-name="fr19" draw:name="Zone de texte 2148" text:anchor-type="paragraph" svg:x="9.502cm" svg:y="1.044cm" svg:width="2.302cm" style:rel-width="scale" svg:height="0.688cm" style:rel-height="scale" draw:z-index="398"><draw:text-box><text:p text:style-name="P6"><text:span text:style-name="Police_20_par_20_défaut"><text:span text:style-name="T17">Réservation</text:span></text:span></text:p><text:p text:style-name="P13"/></draw:text-box></draw:frame><text:span text:style-name="Police_20_par_20_défaut"><text:span text:style-name="T19"/></text:span></text:p>
      <text:p text:style-name="P24"><text:tab/></text:p>
      <text:section text:style-name="Sect1" text:name="Sect34">
        <text:p text:style-name="P24"/>
        <text:p text:style-name="P24"/>
        <text:p text:style-name="P24"><text:soft-page-break/></text:p>
        <text:h text:style-name="Heading_20_1" text:outline-level="1"><text:bookmark-start text:name="_Toc8328539"/></text:h>
      </text:section>
      <text:section text:style-name="Sect1" text:name="Sect35">
        <text:h text:style-name="P88" text:outline-level="1">4. Module d’authentification<text:bookmark-end text:name="_Toc8328539"/></text:h>
      </text:section>
      <text:section text:style-name="Sect1" text:name="Sect36">
        <text:h text:style-name="Heading_20_2" text:outline-level="2"><text:bookmark-start text:name="_Toc8328540"/><text:span text:style-name="Titre_20_2_20_Car">4.</text:span>1 Mise en base des données utilisateurs<text:bookmark-end text:name="_Toc8328540"/></text:h>
        <text:p text:style-name="P61">Le module d’authentification de notre application repose sur deux tables et donc sur deux entités au sens objet conformément au mapping ORM  : users et authorities.</text:p>
        <text:p text:style-name="Normal"><draw:frame draw:style-name="fr29" draw:name="Image 510" text:anchor-type="paragraph" svg:y="0.457cm" svg:width="10.345cm" style:rel-width="scale" svg:height="5.794cm" style:rel-height="scale" draw:z-index="406"><draw:image xlink:href="Pictures/1000000000000187000000DBF6210B78895A471E.png" xlink:type="simple" xlink:show="embed" xlink:actuate="onLoad" loext:mime-type="image/png"/><draw:contour-polygon svg:width="10.184cm" svg:height="5.714cm" svg:viewBox="0 0 10184 5714" draw:points="4364,26 185,52 132,79 105,105 105,132 79,158 52,185 52,211 52,238 52,264 52,290 52,317 52,343 52,370 52,396 52,423 52,449 52,476 52,502 52,529 52,555 52,581 52,608 52,634 52,661 52,687 52,714 52,740 52,767 52,793 52,820 52,846 52,872 52,899 52,925 52,952 52,978 52,1005 52,1031 52,1058 52,1084 52,1110 52,1137 52,1163 52,1190 52,1216 52,1243 52,1269 52,1296 52,1322 52,1349 52,1375 52,1401 52,1428 52,1454 52,1481 52,1507 52,1534 52,1560 52,1587 52,1613 52,1640 52,1666 52,1692 52,1719 52,1745 52,1772 52,1798 52,1825 52,1851 52,1878 52,1904 26,1931 79,1957 26,1983 52,2010 52,2036 52,2063 52,2089 52,2116 52,2142 52,2169 52,2195 52,2221 52,2248 52,2274 52,2301 52,2327 52,2354 52,2380 52,2407 52,2433 52,2460 52,2486 52,2512 52,2539 52,2565 52,2592 52,2618 52,2645 52,2671 52,2698 52,2724 52,2751 52,2777 52,2803 52,2830 52,2856 52,2883 52,2909 52,2936 52,2962 52,2989 52,3015 52,3041 52,3068 52,3094 52,3121 52,3147 52,3174 52,3200 52,3227 52,3253 52,3280 52,3306 52,3332 52,3359 52,3385 52,3412 52,3438 52,3465 52,3491 52,3518 52,3544 52,3571 52,3597 52,3623 52,3650 52,3676 52,3703 52,3729 52,3756 26,3782 26,3809 26,3835 26,3862 52,3888 52,3914 52,3941 52,3967 52,3994 52,4020 52,4047 52,4073 52,4100 52,4126 52,4152 52,4179 52,4205 52,4232 52,4258 52,4285 52,4311 52,4338 52,4364 52,4391 52,4417 52,4443 52,4470 52,4496 52,4523 52,4549 52,4576 52,4602 52,4629 52,4655 52,4682 52,4708 52,4734 52,4761 52,4787 52,4814 52,4840 52,4867 52,4893 52,4920 52,4946 52,4972 52,4999 52,5025 52,5052 52,5078 52,5105 52,5131 52,5158 52,5184 52,5211 52,5237 52,5263 52,5290 52,5316 52,5343 52,5369 52,5396 52,5422 52,5449 52,5475 52,5502 52,5528 52,5554 52,5581 52,5607 79,5634 79,5660 132,5687 158,5713 185,5740 5078,5740 5105,5713 5131,5687 5158,5660 5184,5634 5184,5607 5211,5581 5211,5554 5211,5528 5211,5502 5211,5475 5211,5449 5211,5422 5211,5396 5211,5369 5211,5343 5211,5316 5211,5290 5211,5263 5211,5237 5211,5211 5211,5184 5211,5158 5211,5131 5211,5105 5211,5078 5211,5052 5211,5025 5211,4999 5211,4972 5211,4946 5211,4920 5211,4893 5211,4867 5211,4840 5211,4814 5211,4787 5211,4761 5211,4734 5211,4708 5211,4682 5211,4655 5211,4629 5211,4602 5211,4576 5211,4549 5211,4523 5211,4496 5211,4470 5211,4443 5211,4417 5211,4391 5211,4364 5211,4338 5211,4311 5211,4285 10052,4258 10104,4232 10131,4205 10157,4179 10184,4152 10184,4126 10184,4100 10210,4073 10210,4047 10210,4020 10210,3994 10210,3967 10210,3941 10210,3914 10210,3888 10210,3862 10210,3835 10210,3809 10210,3782 10210,3756 10210,3729 10210,3703 10210,3676 10210,3650 10210,3623 10210,3597 10210,3571 10210,3544 10210,3518 10210,3491 10210,3465 10210,3438 10210,3412 10210,3385 10210,3359 10210,3332 10210,3306 10210,3280 10210,3253 10210,3227 10210,3200 10210,3174 10210,3147 10210,3121 10210,3094 10210,3068 10210,3041 10210,3015 10210,2989 10210,2962 10210,2936 10210,2909 10210,2883 10210,2856 10210,2830 10210,2803 10210,2777 10210,2751 10210,2724 10210,2698 10210,2671 10210,2645 10210,2618 10210,2592 10210,2565 10210,2539 10210,2512 10210,2486 10210,2460 10210,2433 10210,2407 10210,2380 10210,2354 10210,2327 10210,2301 10210,2274 10210,2248 10210,2221 10210,2195 10210,2169 10210,2142 10210,2116 10210,2089 10210,2063 10210,2036 10210,2010 10210,1983 10210,1957 10210,1931 10210,1904 10210,1878 10210,1851 10210,1825 10210,1798 10210,1772 10210,1745 10210,1719 10184,1692 10184,1666 10184,1640 10157,1613 10131,1587 10104,1560 10052,1534 5211,1507 5211,1481 5211,1454 5211,1428 5211,1401 5211,1375 5211,1349 5211,1322 5211,1296 5211,1269 5211,1243 5211,1216 5211,1190 5211,1163 5211,1137 5211,1110 5211,1084 5211,1058 5211,1031 5211,1005 5211,978 5211,952 5211,925 5211,899 5211,872 5211,846 5211,820 5211,793 5211,767 5211,740 5211,714 5211,687 5211,661 5211,634 5211,608 5211,581 5211,555 5211,529 5211,502 5211,476 5211,449 5211,423 5211,396 5211,370 5211,343 5211,317 5211,290 5211,264 5211,238 5211,211 5184,185 5184,158 5158,132 5131,105 5105,79 5052,52 4417,26" draw:recreate-on-edit="true"/></draw:frame></text:p>
        <text:p text:style-name="Normal"><text:tab/>La première table, ‘<text:span text:style-name="Police_20_par_20_défaut"><text:span text:style-name="T23">users’</text:span></text:span>, contient des informations générales relatives à un utilisateur (qu’il soit un client ou un collaborateur du staff Smart Fitness) comme son nom, son identifiant (<text:span text:style-name="Police_20_par_20_défaut"><text:span text:style-name="T28">username</text:span></text:span>), son email, son mot de passe ; l’identifiant étant la clé primaire de la table. La second table, ‘<text:span text:style-name="Police_20_par_20_défaut"><text:span text:style-name="T23">authorities</text:span></text:span>’, contient deux champs : <text:span text:style-name="Police_20_par_20_défaut"><text:span text:style-name="T28">username</text:span></text:span> qui est joint par relation au champ <text:span text:style-name="Police_20_par_20_défaut"><text:span text:style-name="T28">username</text:span></text:span> de la table ‘<text:span text:style-name="Police_20_par_20_défaut"><text:span text:style-name="T23">users</text:span></text:span>’ et un second champ <text:span text:style-name="Police_20_par_20_défaut"><text:span text:style-name="T28">authority</text:span></text:span> 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Police_20_par_20_défaut"><text:span text:style-name="T28">username</text:span></text:span>’ . La nature de la relation est ici <text:span text:style-name="Police_20_par_20_défaut"><text:span text:style-name="T76">@One-to-One</text:span></text:span>. Comme ce champ représente la clé primaire côté ‘<text:span text:style-name="Police_20_par_20_défaut"><text:span text:style-name="T23">users</text:span></text:span>’, ce même champ représentera la clé étrangère côté ‘<text:span text:style-name="Police_20_par_20_défaut"><text:span text:style-name="T23">authorities</text:span></text:span>’. En termes d’annotations, cela se traduit dans l’entité ‘<text:span text:style-name="Police_20_par_20_défaut"><text:span text:style-name="T23">users</text:span></text:span>’ par les déclarations suivantes :</text:p>
        <text:p text:style-name="Standard"><text:span text:style-name="Police_20_par_20_défaut"><text:span text:style-name="T77">@OneToOne</text:span></text:span><text:span text:style-name="Police_20_par_20_défaut"><text:span text:style-name="T51">(cascade=CascadeType.</text:span></text:span><text:span text:style-name="Police_20_par_20_défaut"><text:span text:style-name="T78">REMOVE</text:span></text:span><text:span text:style-name="Police_20_par_20_défaut"><text:span text:style-name="T51">)</text:span></text:span></text:p>
        <text:p text:style-name="Standard"><text:span text:style-name="Police_20_par_20_défaut"><text:span text:style-name="T51"><text:tab/></text:span></text:span><text:span text:style-name="Police_20_par_20_défaut"><text:span text:style-name="T77">@JoinColumn</text:span></text:span><text:span text:style-name="Police_20_par_20_défaut"><text:span text:style-name="T51">(name=</text:span></text:span><text:span text:style-name="Police_20_par_20_défaut"><text:span text:style-name="T62">"username"</text:span></text:span><text:span text:style-name="Police_20_par_20_défaut"><text:span text:style-name="T51">)</text:span></text:span></text:p>
        <text:p text:style-name="Standard"><text:span text:style-name="Police_20_par_20_défaut"><text:span text:style-name="T51"><text:tab/></text:span></text:span><text:span text:style-name="Police_20_par_20_défaut"><text:span text:style-name="T69">protected</text:span></text:span><text:span text:style-name="Police_20_par_20_défaut"><text:span text:style-name="T51"> Authority </text:span></text:span><text:span text:style-name="Police_20_par_20_défaut"><text:span text:style-name="T79">authority</text:span></text:span><text:span text:style-name="Police_20_par_20_défaut"><text:span text:style-name="T51">;</text:span></text:span></text:p>
        <text:p text:style-name="Standard">L’option <text:span text:style-name="Police_20_par_20_défaut"><text:span text:style-name="T77">(</text:span></text:span><text:span text:style-name="Police_20_par_20_défaut"><text:span text:style-name="T51">cascade=CascadeType.</text:span></text:span><text:span text:style-name="Police_20_par_20_défaut"><text:span text:style-name="T78">REMOVE</text:span></text:span><text:span text:style-name="Police_20_par_20_défaut"><text:span text:style-name="T51">)</text:span></text:span> de l’annotation <text:span text:style-name="Police_20_par_20_défaut"><text:span text:style-name="T77">@OneToOne</text:span></text:span> a pour effet de supprimer à la fois dans dans les tables ‘users’ et ‘authorities’ le tuple pour un username donné.L’annotation <text:span text:style-name="Police_20_par_20_défaut"><text:span text:style-name="T77">@JoinColum</text:span></text:span> permet de déclarer le champ passé en paramètre de la propriété <text:span text:style-name="Police_20_par_20_défaut"><text:span text:style-name="T23">name</text:span></text:span> (<text:span text:style-name="Police_20_par_20_défaut"><text:span text:style-name="T51">name=</text:span></text:span><text:span text:style-name="Police_20_par_20_défaut"><text:span text:style-name="T62">"username"</text:span></text:span>) comme champ de jointure.</text:p>
        <text:p text:style-name="Standard">Quant à l’entité reliée <text:s/>‘<text:span text:style-name="Police_20_par_20_défaut"><text:span text:style-name="T23">authorities</text:span></text:span>’, elle comporte les déclarations suivantes :</text:p>
        <text:p text:style-name="Standard"><text:span text:style-name="Police_20_par_20_défaut"><text:span text:style-name="T77">@OneToOne</text:span></text:span><text:span text:style-name="Police_20_par_20_défaut"><text:span text:style-name="T51">(mappedBy=</text:span></text:span><text:span text:style-name="Police_20_par_20_défaut"><text:span text:style-name="T62">"authority"</text:span></text:span><text:span text:style-name="Police_20_par_20_défaut"><text:span text:style-name="T51">)</text:span></text:span></text:p>
        <text:p text:style-name="Standard"><text:span text:style-name="Police_20_par_20_défaut"><text:span text:style-name="T51"><text:tab/></text:span></text:span><text:span text:style-name="Police_20_par_20_défaut"><text:span text:style-name="T69">private</text:span></text:span><text:span text:style-name="Police_20_par_20_défaut"><text:span text:style-name="T51"> User </text:span></text:span><text:span text:style-name="Police_20_par_20_défaut"><text:span text:style-name="T79">user</text:span></text:span><text:span text:style-name="Police_20_par_20_défaut"><text:span text:style-name="T51">;</text:span></text:span></text:p>
        <text:p text:style-name="Standard">La propriété (<text:span text:style-name="Police_20_par_20_défaut"><text:span text:style-name="T51">mappedBy=</text:span></text:span><text:span text:style-name="Police_20_par_20_défaut"><text:span text:style-name="T62">"authority"</text:span></text:span>) de l’annotation <text:span text:style-name="Police_20_par_20_défaut"><text:span text:style-name="T77">@OneToOne</text:span></text:span> permet de mettre en place le concept de champ inversé, c’est-à-dire que la relation ne se trouve pas directement dans l’entité principale (‘users’) mais au sein de la deuxième entité (‘authorities’).</text:p>
        <text:h text:style-name="P88" text:outline-level="1"><text:soft-page-break/></text:h>
        <text:p text:style-name="Normal"/>
        <text:h text:style-name="Heading_20_2" text:outline-level="2">4.2 Mise en place de la politique de sécurité</text:h>
        <text:h text:style-name="Heading_20_3" text:outline-level="3">4.2.1 La gestion de l’authentification</text:h>
        <text:p text:style-name="Standard"><text:tab/>L’authentification repose sur la brique SpringSecurity de SpringBoot qui utilise l’interface <text:span text:style-name="Police_20_par_20_défaut"><text:span text:style-name="T22">AuthenticationManager</text:span></text:span> et sa méthode <text:span text:style-name="Police_20_par_20_défaut"><text:span text:style-name="T22">authenticate</text:span></text:span> pour établir l’identité de l’utilisateur cherchant à se connecter à l’application.</text:p>
        <text:p text:style-name="Standard">Ci-dessous, un extrait de la classe UserController implémentant l’interface <text:span text:style-name="Police_20_par_20_défaut"><text:span text:style-name="T22">AuthenticationManager </text:span></text:span>:</text:p>
        <text:p text:style-name="Standard"><text:span text:style-name="Police_20_par_20_défaut"><text:span text:style-name="T51"><text:s text:c="8"/></text:span></text:span></text:p>
        <text:p text:style-name="Standard"><text:span text:style-name="Police_20_par_20_défaut"><text:span text:style-name="T51"><text:s text:c="8"/></text:span></text:span><text:span text:style-name="Police_20_par_20_défaut"><text:span text:style-name="T53">Authentication </text:span></text:span><text:span text:style-name="Police_20_par_20_défaut"><text:span text:style-name="T81">authentication</text:span></text:span><text:span text:style-name="Police_20_par_20_défaut"><text:span text:style-name="T53"> = </text:span></text:span><text:span text:style-name="Police_20_par_20_défaut"><text:span text:style-name="T80">authenticationManager</text:span></text:span><text:span text:style-name="Police_20_par_20_défaut"><text:span text:style-name="T53">.authenticate(</text:span></text:span></text:p>
        <text:p text:style-name="Standard"><text:span text:style-name="Police_20_par_20_défaut"><text:span text:style-name="T53"><text:s text:c="16"/></text:span></text:span><text:span text:style-name="Police_20_par_20_défaut"><text:span text:style-name="T69">new</text:span></text:span><text:span text:style-name="Police_20_par_20_défaut"><text:span text:style-name="T53"> </text:span></text:span><text:span text:style-name="Police_20_par_20_défaut"><text:span text:style-name="T54">UsernamePasswordAuthenticationToken(</text:span></text:span><text:span text:style-name="Police_20_par_20_défaut"><text:span text:style-name="T82">user</text:span></text:span><text:span text:style-name="Police_20_par_20_défaut"><text:span text:style-name="T54">.getUsername(),</text:span></text:span><text:span text:style-name="Police_20_par_20_défaut"><text:span text:style-name="T82">user</text:span></text:span><text:span text:style-name="Police_20_par_20_défaut"><text:span text:style-name="T54">.getPassword()));</text:span></text:span></text:p>
        <text:p text:style-name="Standard"><text:span text:style-name="Police_20_par_20_défaut"><text:span text:style-name="T51"><text:s text:c="8"/></text:span></text:span><text:span text:style-name="Police_20_par_20_défaut"><text:span text:style-name="T69">return</text:span></text:span><text:span text:style-name="Police_20_par_20_défaut"><text:span text:style-name="T51"> ResponseEntity.</text:span></text:span><text:span text:style-name="Police_20_par_20_défaut"><text:span text:style-name="T55">ok</text:span></text:span><text:span text:style-name="Police_20_par_20_défaut"><text:span text:style-name="T51">(</text:span></text:span><text:span text:style-name="Police_20_par_20_défaut"><text:span text:style-name="T79">jwtTokenProvider</text:span></text:span><text:span text:style-name="Police_20_par_20_défaut"><text:span text:style-name="T51">.generateToken(</text:span></text:span><text:span text:style-name="Police_20_par_20_défaut"><text:span text:style-name="T83">authentication</text:span></text:span><text:span text:style-name="Police_20_par_20_défaut"><text:span text:style-name="T51">, </text:span></text:span><text:span text:style-name="Police_20_par_20_défaut"><text:span text:style-name="T83">user</text:span></text:span><text:span text:style-name="Police_20_par_20_défaut"><text:span text:style-name="T51">, </text:span></text:span><text:span text:style-name="Police_20_par_20_défaut"><text:span text:style-name="T69">this</text:span></text:span><text:span text:style-name="Police_20_par_20_défaut"><text:span text:style-name="T51">.</text:span></text:span><text:span text:style-name="Police_20_par_20_défaut"><text:span text:style-name="T79">userService</text:span></text:span><text:span text:style-name="Police_20_par_20_défaut"><text:span text:style-name="T51">));</text:span></text:span></text:p>
        <text:p text:style-name="P78"><text:tab/>}</text:p>
        <text:p text:style-name="Standard">Ici , la classe <text:span text:style-name="Police_20_par_20_défaut"><text:span text:style-name="T54">UsernamePasswordAuthenticationToken</text:span></text:span> sert à transmettre les « credentials » à l<text:span text:style-name="Police_20_par_20_défaut"><text:span text:style-name="T80">’authenticationManager</text:span></text:span>’ c’est-à-dire l’identifiant et le mot de passe, permettant ainsi à Spring Security de procéder à l’authentification proprement dite. </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Police_20_par_20_défaut"><text:span text:style-name="T22">users’</text:span></text:span> : <text:span text:style-name="Police_20_par_20_défaut"><text:span text:style-name="T50">{bcrypt}$2a$10$woFD.JoUP44f4iyS0YLywO5TLT4xabSvFZF9T4NEwhcGLmjGkKsOe</text:span></text:span></text:p>
        <text:p text:style-name="Standard">Au final, si l’authentification échoue, une exception est levée et nous renvoyons via notre classe <text:span text:style-name="Police_20_par_20_défaut"><text:span text:style-name="T22">JwtAuthentificationEntryPoint</text:span></text:span> le code d’erreur 401, sinon le programme retourne à l’application appelante (l’application tournant localhost://4200, autrement dit le serveur de présentation node.js) un token dont la signature algorithmique correspond à une clé haché de type HS512 dans notre cas. </text:p>
        <text:h text:style-name="Heading_20_3" text:outline-level="3">4.2.2 La gestion des tokens</text:h>
        <text:p text:style-name="P66">Comme notre application fonctionne en mode « stateless », chaque requête en provenance du serveur <text:a xlink:type="simple" xlink:href="http://localhost:4200/" office:target-frame-name="_top" xlink:show="replace" text:style-name="Internet_20_link" text:visited-style-name="Visited_20_Internet_20_Link"><text:span text:style-name="Lien_20_hypertexte">http://localhost:4200</text:span></text:a> et envoyée vers le serveur <text:a xlink:type="simple" xlink:href="http://localhost:8080/" office:target-frame-name="_top" xlink:show="replace" text:style-name="Internet_20_link" text:visited-style-name="Visited_20_Internet_20_Link"><text:span text:style-name="Lien_20_hypertexte">http://localhost:8080</text:span></text:a> doit inclure un bloc d’informations (situé dans le header de la requête) permettant d’identifier l’utilisateur initiateur de cette requête. Afin de sécuriser ces échanges, l’authentification est basée sur l’échange de tokens JWT (Json Web Token). </text:p>
        <text:p text:style-name="P66">Principe d’un token JWT (source : <text:a xlink:type="simple" xlink:href="https://www.grafikart.fr/tutoriels/json-web-token-presentation-958" office:target-frame-name="_top" xlink:show="replace" text:style-name="Internet_20_link" text:visited-style-name="Visited_20_Internet_20_Link"><text:span text:style-name="Lien_20_hypertexte">https://www.grafikart.fr/tutoriels/json-web-token-presentation-958</text:span></text:a>) </text:p>
        <text:p text:style-name="P66">Un token JWT se compose de trois chaines de caractères séparées par un « . » :</text:p>
        <text:p text:style-name="P77">eyJhbGciOiJIUzI1NiIsInR5cCI6IkpXVCJ9.</text:p>
        <text:p text:style-name="P77"><text:soft-page-break/>eyJzdWIiOiIxMjM0NTY3ODkwIiwibmFtZSI6IkpvaG4gRG9lIiwiYWRtaW4iOnRydWV9.</text:p>
        <text:p text:style-name="P77">TJVA95OrM7E2cBab30RMHrHDcEfxjoYZgeFONFh7HgQ</text:p>
        <text:p text:style-name="P32"/>
      </text:section>
      <text:list xml:id="list4017029238" text:style-name="L10">
        <text:list-item>
          <text:p text:style-name="P101">La première partie, l'<text:span text:style-name="Police_20_par_20_défaut"><text:span text:style-name="T2">en-tête</text:span></text:span>, est un JSON encodé en base64 qui décrit le type de token et l'algorithme utilisé pour la signature<text:span text:style-name="Police_20_par_20_défaut"><text:span text:style-name="T85">.</text:span></text:span></text:p>
        </text:list-item>
        <text:list-item>
          <text:p text:style-name="P102">La seconde partie, le <text:span text:style-name="Police_20_par_20_défaut"><text:span text:style-name="T2">payload</text:span></text:span>, est aussi un JSON encodé en base64 qui contient les informations à transmettre. Ce JSON peut contenir des <text:a xlink:type="simple" xlink:href="https://tools.ietf.org/html/rfc7519#section-4.1" office:target-frame-name="_top" xlink:show="replace" text:style-name="Internet_20_link" text:visited-style-name="Visited_20_Internet_20_Link">clefs prédéfinies</text:a> (appellées <text:span text:style-name="Police_20_par_20_défaut"><text:span text:style-name="T2">claims</text:span></text:span>) qui permettent de donner des informations supplémentaires sur le token (comme la date d'expiration, la cible, le sujet...)</text:p>
        </text:list-item>
        <text:list-item>
          <text:p text:style-name="P102">La dernière partie, la <text:span text:style-name="Police_20_par_20_défaut"><text:span text:style-name="T2">signature</text:span></text:span>, est la partie la plus importante du token JWT car elle permet de s'assurer de l'authenticité du token. Cette signature est générée à partir des 2 premières clefs avec un algorithme particulier (HS512 avec une clef secrète dans le cas de notre application).</text:p>
        </text:list-item>
      </text:list>
      <text:p text:style-name="P71"/>
      <text:p text:style-name="P46">Dans le cas de notre projet, nous implémentons la génération de tokens dans la classe JwtTokenProvider : </text:p>
      <text:p text:style-name="P54"><text:span text:style-name="Police_20_par_20_défaut"><text:span text:style-name="T86">**</text:span></text:span></text:p>
      <text:p text:style-name="P54"><text:span text:style-name="Police_20_par_20_défaut"><text:span text:style-name="T86"><text:s text:c="5"/>* </text:span></text:span><text:span text:style-name="Police_20_par_20_défaut"><text:span text:style-name="T87">Génaration</text:span></text:span><text:span text:style-name="Police_20_par_20_défaut"><text:span text:style-name="T86"> </text:span></text:span><text:span text:style-name="Police_20_par_20_défaut"><text:span text:style-name="T87">du</text:span></text:span><text:span text:style-name="Police_20_par_20_défaut"><text:span text:style-name="T86"> token</text:span></text:span></text:p>
      <text:p text:style-name="P54"><text:span text:style-name="Police_20_par_20_défaut"><text:span text:style-name="T86"><text:s text:c="5"/>* </text:span></text:span><text:span text:style-name="Police_20_par_20_défaut"><text:span text:style-name="T88">@param</text:span></text:span><text:span text:style-name="Police_20_par_20_défaut"><text:span text:style-name="T86"> authentication</text:span></text:span></text:p>
      <text:p text:style-name="P54"><text:span text:style-name="Police_20_par_20_défaut"><text:span text:style-name="T86"><text:s text:c="5"/>* </text:span></text:span><text:span text:style-name="Police_20_par_20_défaut"><text:span text:style-name="T88">@param</text:span></text:span><text:span text:style-name="Police_20_par_20_défaut"><text:span text:style-name="T86"> user</text:span></text:span></text:p>
      <text:p text:style-name="P54"><text:span text:style-name="Police_20_par_20_défaut"><text:span text:style-name="T86"><text:s text:c="5"/>* </text:span></text:span><text:span text:style-name="Police_20_par_20_défaut"><text:span text:style-name="T88">@param</text:span></text:span><text:span text:style-name="Police_20_par_20_défaut"><text:span text:style-name="T86"> userService</text:span></text:span></text:p>
      <text:p text:style-name="P54"><text:span text:style-name="Police_20_par_20_défaut"><text:span text:style-name="T86"><text:s text:c="5"/>* </text:span></text:span><text:span text:style-name="Police_20_par_20_défaut"><text:span text:style-name="T88">@return</text:span></text:span></text:p>
      <text:p text:style-name="P54"><text:span text:style-name="Police_20_par_20_défaut"><text:span text:style-name="T86"><text:s text:c="5"/>*/</text:span></text:span></text:p>
      <text:p text:style-name="Standard"><text:span text:style-name="Police_20_par_20_défaut"><text:span text:style-name="T51"><text:s text:c="4"/></text:span></text:span><text:span text:style-name="Police_20_par_20_défaut"><text:span text:style-name="T69">public</text:span></text:span><text:span text:style-name="Police_20_par_20_défaut"><text:span text:style-name="T51"> AuthToken generateToken(Authentication </text:span></text:span><text:span text:style-name="Police_20_par_20_défaut"><text:span text:style-name="T83">authentication</text:span></text:span><text:span text:style-name="Police_20_par_20_défaut"><text:span text:style-name="T51">, User </text:span></text:span><text:span text:style-name="Police_20_par_20_défaut"><text:span text:style-name="T83">user</text:span></text:span><text:span text:style-name="Police_20_par_20_défaut"><text:span text:style-name="T51">, UserService </text:span></text:span><text:span text:style-name="Police_20_par_20_défaut"><text:span text:style-name="T83">userService</text:span></text:span><text:span text:style-name="Police_20_par_20_défaut"><text:span text:style-name="T51">) {</text:span></text:span></text:p>
      <text:p text:style-name="Standard"><text:span text:style-name="Police_20_par_20_défaut"><text:span text:style-name="T51"><text:s text:c="4"/><text:tab/></text:span></text:span></text:p>
      <text:p text:style-name="Standard"><text:span text:style-name="Police_20_par_20_défaut"><text:span text:style-name="T51"><text:tab/> <text:s text:c="3"/></text:span></text:span><text:span text:style-name="Police_20_par_20_défaut"><text:span text:style-name="T83">user</text:span></text:span><text:span text:style-name="Police_20_par_20_défaut"><text:span text:style-name="T51"> = </text:span></text:span><text:span text:style-name="Police_20_par_20_défaut"><text:span text:style-name="T83">userService</text:span></text:span><text:span text:style-name="Police_20_par_20_défaut"><text:span text:style-name="T51">.findByUsername(</text:span></text:span><text:span text:style-name="Police_20_par_20_défaut"><text:span text:style-name="T83">user</text:span></text:span><text:span text:style-name="Police_20_par_20_défaut"><text:span text:style-name="T51">.getUsername()); </text:span></text:span><text:span text:style-name="Police_20_par_20_défaut"><text:span text:style-name="T89">// pour </text:span></text:span><text:span text:style-name="Police_20_par_20_défaut"><text:span text:style-name="T90">récupérer</text:span></text:span><text:span text:style-name="Police_20_par_20_défaut"><text:span text:style-name="T89"> l'id</text:span></text:span></text:p>
      <text:p text:style-name="Standard"><text:span text:style-name="Police_20_par_20_défaut"><text:span text:style-name="T51"><text:tab/> <text:s text:c="3"/>SecurityContextHolder.</text:span></text:span><text:span text:style-name="Police_20_par_20_défaut"><text:span text:style-name="T55">getContext</text:span></text:span><text:span text:style-name="Police_20_par_20_défaut"><text:span text:style-name="T51">().setAuthentication(</text:span></text:span><text:span text:style-name="Police_20_par_20_défaut"><text:span text:style-name="T83">authentication</text:span></text:span><text:span text:style-name="Police_20_par_20_défaut"><text:span text:style-name="T51">);</text:span></text:span></text:p>
      <text:p text:style-name="Standard"><text:span text:style-name="Police_20_par_20_défaut"><text:span text:style-name="T51"><text:tab/> <text:s text:c="3"/></text:span></text:span></text:p>
      <text:p text:style-name="P54"><text:span text:style-name="Police_20_par_20_défaut"><text:span text:style-name="T51"><text:s text:c="4"/><text:tab/> </text:span></text:span><text:span text:style-name="Police_20_par_20_défaut"><text:span text:style-name="T89">//User user = (User)authentication.getPrincipal();</text:span></text:span></text:p>
      <text:p text:style-name="P54"><text:span text:style-name="Police_20_par_20_défaut"><text:span text:style-name="T51"><text:tab/> <text:s text:c="3"/>Date </text:span></text:span><text:span text:style-name="Police_20_par_20_défaut"><text:span text:style-name="T83">now</text:span></text:span><text:span text:style-name="Police_20_par_20_défaut"><text:span text:style-name="T51"> = </text:span></text:span><text:span text:style-name="Police_20_par_20_défaut"><text:span text:style-name="T69">new</text:span></text:span><text:span text:style-name="Police_20_par_20_défaut"><text:span text:style-name="T51"> Date(System.</text:span></text:span><text:span text:style-name="Police_20_par_20_défaut"><text:span text:style-name="T55">currentTimeMillis</text:span></text:span><text:span text:style-name="Police_20_par_20_défaut"><text:span text:style-name="T51">());</text:span></text:span></text:p>
      <text:p text:style-name="P54"><text:span text:style-name="Police_20_par_20_défaut"><text:span text:style-name="T51"><text:tab/> <text:s text:c="3"/>Date </text:span></text:span><text:span text:style-name="Police_20_par_20_défaut"><text:span text:style-name="T83">expireDate</text:span></text:span><text:span text:style-name="Police_20_par_20_défaut"><text:span text:style-name="T51"> = </text:span></text:span><text:span text:style-name="Police_20_par_20_défaut"><text:span text:style-name="T69">new</text:span></text:span><text:span text:style-name="Police_20_par_20_défaut"><text:span text:style-name="T51"> Date(</text:span></text:span><text:span text:style-name="Police_20_par_20_défaut"><text:span text:style-name="T83">now</text:span></text:span><text:span text:style-name="Police_20_par_20_défaut"><text:span text:style-name="T51">.getTime() + </text:span></text:span><text:span text:style-name="Police_20_par_20_défaut"><text:span text:style-name="T78">TOKEN_EXPIRATION_TIME</text:span></text:span><text:span text:style-name="Police_20_par_20_défaut"><text:span text:style-name="T51">);</text:span></text:span></text:p>
      <text:p text:style-name="P54"><text:span text:style-name="Police_20_par_20_défaut"><text:span text:style-name="T51"><text:tab/> <text:s text:c="3"/>Map&lt;String, Object&gt;</text:span></text:span><text:span text:style-name="Police_20_par_20_défaut"><text:span text:style-name="T83">claims</text:span></text:span><text:span text:style-name="Police_20_par_20_défaut"><text:span text:style-name="T51"> = </text:span></text:span><text:span text:style-name="Police_20_par_20_défaut"><text:span text:style-name="T69">new</text:span></text:span><text:span text:style-name="Police_20_par_20_défaut"><text:span text:style-name="T51"> HashMap&lt;&gt;();</text:span></text:span></text:p>
      <text:p text:style-name="P54"><text:span text:style-name="Police_20_par_20_défaut"><text:span text:style-name="T51"><text:tab/> <text:s text:c="3"/></text:span></text:span><text:span text:style-name="Police_20_par_20_défaut"><text:span text:style-name="T83">claims</text:span></text:span><text:span text:style-name="Police_20_par_20_défaut"><text:span text:style-name="T51">.put(</text:span></text:span><text:span text:style-name="Police_20_par_20_défaut"><text:span text:style-name="T62">"id"</text:span></text:span><text:span text:style-name="Police_20_par_20_défaut"><text:span text:style-name="T51">, (Long.</text:span></text:span><text:span text:style-name="Police_20_par_20_défaut"><text:span text:style-name="T55">toString</text:span></text:span><text:span text:style-name="Police_20_par_20_défaut"><text:span text:style-name="T51">(</text:span></text:span><text:span text:style-name="Police_20_par_20_défaut"><text:span text:style-name="T83">user</text:span></text:span><text:span text:style-name="Police_20_par_20_défaut"><text:span text:style-name="T51">.getIdUser())));</text:span></text:span></text:p>
      <text:p text:style-name="P54"><text:span text:style-name="Police_20_par_20_défaut"><text:span text:style-name="T51"><text:tab/> <text:s text:c="3"/></text:span></text:span><text:span text:style-name="Police_20_par_20_défaut"><text:span text:style-name="T83">claims</text:span></text:span><text:span text:style-name="Police_20_par_20_défaut"><text:span text:style-name="T51">.put(</text:span></text:span><text:span text:style-name="Police_20_par_20_défaut"><text:span text:style-name="T62">"username"</text:span></text:span><text:span text:style-name="Police_20_par_20_défaut"><text:span text:style-name="T51">, </text:span></text:span><text:span text:style-name="Police_20_par_20_défaut"><text:span text:style-name="T83">user</text:span></text:span><text:span text:style-name="Police_20_par_20_défaut"><text:span text:style-name="T51">.getUsername());</text:span></text:span></text:p>
      <text:p text:style-name="P54"><text:span text:style-name="Police_20_par_20_défaut"><text:span text:style-name="T51"><text:tab/> <text:s text:c="3"/></text:span></text:span><text:span text:style-name="Police_20_par_20_défaut"><text:span text:style-name="T83">claims</text:span></text:span><text:span text:style-name="Police_20_par_20_défaut"><text:span text:style-name="T51">.put(</text:span></text:span><text:span text:style-name="Police_20_par_20_défaut"><text:span text:style-name="T62">"role"</text:span></text:span><text:span text:style-name="Police_20_par_20_défaut"><text:span text:style-name="T51">, <text:s/></text:span></text:span><text:span text:style-name="Police_20_par_20_défaut"><text:span text:style-name="T83">authentication</text:span></text:span><text:span text:style-name="Police_20_par_20_défaut"><text:span text:style-name="T51">.getAuthorities());</text:span></text:span></text:p>
      <text:p text:style-name="P54"><text:span text:style-name="Police_20_par_20_défaut"><text:span text:style-name="T51"><text:tab/> <text:s text:c="3"/>String </text:span></text:span><text:span text:style-name="Police_20_par_20_défaut"><text:span text:style-name="T83">jwt</text:span></text:span><text:span text:style-name="Police_20_par_20_défaut"><text:span text:style-name="T51"> = <text:s/></text:span></text:span><text:span text:style-name="Police_20_par_20_défaut"><text:span text:style-name="T78">TOKEN_PREFIX</text:span></text:span><text:span text:style-name="Police_20_par_20_défaut"><text:span text:style-name="T51"> + Jwts.</text:span></text:span><text:span text:style-name="Police_20_par_20_défaut"><text:span text:style-name="T55">builder</text:span></text:span><text:span text:style-name="Police_20_par_20_défaut"><text:span text:style-name="T51">()</text:span></text:span></text:p>
      <text:p text:style-name="P54"><text:span text:style-name="Police_20_par_20_défaut"><text:span text:style-name="T51"><text:tab/> <text:s text:c="11"/>.setSubject(</text:span></text:span><text:span text:style-name="Police_20_par_20_défaut"><text:span text:style-name="T83">user</text:span></text:span><text:span text:style-name="Police_20_par_20_défaut"><text:span text:style-name="T51">.getUsername())</text:span></text:span></text:p>
      <text:p text:style-name="P54"><text:span text:style-name="Police_20_par_20_défaut"><text:span text:style-name="T51"><text:tab/> <text:s text:c="11"/>.setClaims(</text:span></text:span><text:span text:style-name="Police_20_par_20_défaut"><text:span text:style-name="T83">claims</text:span></text:span><text:span text:style-name="Police_20_par_20_défaut"><text:span text:style-name="T51">)</text:span></text:span></text:p>
      <text:p text:style-name="P54"><text:span text:style-name="Police_20_par_20_défaut"><text:span text:style-name="T51"><text:tab/> <text:s text:c="11"/>.setIssuedAt(</text:span></text:span><text:span text:style-name="Police_20_par_20_défaut"><text:span text:style-name="T83">now</text:span></text:span><text:span text:style-name="Police_20_par_20_défaut"><text:span text:style-name="T51">)</text:span></text:span></text:p>
      <text:p text:style-name="P54"><text:span text:style-name="Police_20_par_20_défaut"><text:span text:style-name="T51"><text:tab/> <text:s text:c="11"/>.setExpiration(</text:span></text:span><text:span text:style-name="Police_20_par_20_défaut"><text:span text:style-name="T83">expireDate</text:span></text:span><text:span text:style-name="Police_20_par_20_défaut"><text:span text:style-name="T51">)</text:span></text:span></text:p>
      <text:p text:style-name="P54"><text:span text:style-name="Police_20_par_20_défaut"><text:span text:style-name="T51"><text:tab/> <text:s text:c="11"/>.signWith(SignatureAlgorithm.</text:span></text:span><text:span text:style-name="Police_20_par_20_défaut"><text:span text:style-name="T78">HS512</text:span></text:span><text:span text:style-name="Police_20_par_20_défaut"><text:span text:style-name="T51">, </text:span></text:span><text:span text:style-name="Police_20_par_20_défaut"><text:span text:style-name="T78">SECRET_KEY</text:span></text:span><text:span text:style-name="Police_20_par_20_défaut"><text:span text:style-name="T51">)</text:span></text:span></text:p>
      <text:p text:style-name="P54"><text:span text:style-name="Police_20_par_20_défaut"><text:span text:style-name="T51"><text:tab/> <text:s text:c="11"/>.compact();</text:span></text:span></text:p>
      <text:p text:style-name="Standard"><text:span text:style-name="Police_20_par_20_défaut"><text:span text:style-name="T51"><text:tab/> <text:s text:c="3"/></text:span></text:span><text:span text:style-name="Police_20_par_20_défaut"><text:span text:style-name="T69">return</text:span></text:span><text:span text:style-name="Police_20_par_20_défaut"><text:span text:style-name="T51"> </text:span></text:span><text:span text:style-name="Police_20_par_20_défaut"><text:span text:style-name="T69">new</text:span></text:span><text:span text:style-name="Police_20_par_20_défaut"><text:span text:style-name="T51"> AuthToken(</text:span></text:span><text:span text:style-name="Police_20_par_20_défaut"><text:span text:style-name="T83">jwt</text:span></text:span><text:span text:style-name="Police_20_par_20_défaut"><text:span text:style-name="T51">);</text:span></text:span></text:p>
      <text:p text:style-name="P46"><text:span text:style-name="Police_20_par_20_défaut"><text:span text:style-name="T50"><text:s text:c="4"/>}</text:span></text:span></text:p>
      <text:p text:style-name="P71"/>
      <text:p text:style-name="P71"/>
      <text:p text:style-name="P46">Dans le payload nous intégrons dans la HashMap <text:span text:style-name="Police_20_par_20_défaut"><text:span text:style-name="T1">claims</text:span></text:span> les clés suivantes : <text:span text:style-name="Police_20_par_20_défaut"><text:span text:style-name="T62">"id"</text:span></text:span><text:span text:style-name="Police_20_par_20_défaut"><text:span text:style-name="T51">,</text:span></text:span><text:span text:style-name="Police_20_par_20_défaut"><text:span text:style-name="T62">"username", "role"</text:span></text:span><text:span text:style-name="Police_20_par_20_défaut"><text:span text:style-name="T51">.</text:span></text:span></text:p>
      <text:p text:style-name="P46">Nous pouvons ainsi récupéré le rôle de l’utilisateur c’est-à-dire son authority définissant ses autorisations. La gestion des autorisations est abordée à la section suivante.</text:p>
      <text:p text:style-name="P29"/>
      <text:p text:style-name="P32"/>
      <text:h text:style-name="Heading_20_3" text:outline-level="3">4.2.3 La gestion des autorisations</text:h>
      <text:p text:style-name="P47">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text:p>
      <text:p text:style-name="P47"><text:span text:style-name="Police_20_par_20_défaut"><text:span text:style-name="T51"/></text:span></text:p>
      <text:p text:style-name="P29"/>
      <text:p text:style-name="Normal"><text:span text:style-name="Police_20_par_20_défaut"><text:span text:style-name="T34">L’obtention du rôle d’un utilisateur se fait lors de l’appel de <text:tab/></text:span></text:span><text:span text:style-name="Police_20_par_20_défaut"><text:span text:style-name="T84">http</text:span></text:span><text:span text:style-name="Police_20_par_20_défaut"><text:span text:style-name="T49">.addFilterBefore(jwtAuthenticationFilter(), UsernamePasswordAuthenticationFilter.</text:span></text:span><text:span text:style-name="Police_20_par_20_défaut"><text:span text:style-name="T70">class</text:span></text:span><text:span text:style-name="Police_20_par_20_défaut"><text:span text:style-name="T49">);</text:span></text:span></text:p>
      <text:p text:style-name="P77"/>
      <text:p text:style-name="Normal"><text:span text:style-name="Police_20_par_20_défaut"><text:span text:style-name="T34">Puis dans la classe </text:span></text:span><text:span text:style-name="Police_20_par_20_défaut"><text:span text:style-name="T49">jwtAuthenticationFilter,</text:span></text:span><text:span text:style-name="Police_20_par_20_défaut"><text:span text:style-name="T34"> SecurityContextHolder nous permet de récupérer et mettre à jour les informations relatives à une requête utilisateur. Nous nous en servons pour affecter le rôle effectif de l’utilisateur via la classe </text:span></text:span><text:span text:style-name="Police_20_par_20_défaut"><text:span text:style-name="T73">SimpleGrantedAuthority </text:span></text:span><text:span text:style-name="Police_20_par_20_défaut"><text:span text:style-name="T46">:</text:span></text:span></text:p>
      <text:p text:style-name="Standard"><text:span text:style-name="Police_20_par_20_défaut"><text:span text:style-name="T51"><text:s/>SecurityContextHolder.</text:span></text:span><text:span text:style-name="Police_20_par_20_défaut"><text:span text:style-name="T55">getContext</text:span></text:span><text:span text:style-name="Police_20_par_20_défaut"><text:span text:style-name="T51">().setAuthentication(</text:span></text:span><text:span text:style-name="Police_20_par_20_défaut"><text:span text:style-name="T83">authenticationToken</text:span></text:span><text:span text:style-name="Police_20_par_20_défaut"><text:span text:style-name="T51">);</text:span></text:span></text:p>
      <text:p text:style-name="Standard"><text:span text:style-name="Police_20_par_20_défaut"><text:span text:style-name="T51"><text:s text:c="16"/></text:span></text:span></text:p>
      <text:p text:style-name="Standard"><text:span text:style-name="Police_20_par_20_défaut"><text:span text:style-name="T51"><text:s text:c="16"/></text:span></text:span><text:span text:style-name="Police_20_par_20_défaut"><text:span text:style-name="T83">typeRole</text:span></text:span><text:span text:style-name="Police_20_par_20_défaut"><text:span text:style-name="T51"> = </text:span></text:span><text:span text:style-name="Police_20_par_20_défaut"><text:span text:style-name="T83">typeRole</text:span></text:span><text:span text:style-name="Police_20_par_20_défaut"><text:span text:style-name="T51">.toString().split(</text:span></text:span><text:span text:style-name="Police_20_par_20_défaut"><text:span text:style-name="T62">"="</text:span></text:span><text:span text:style-name="Police_20_par_20_défaut"><text:span text:style-name="T51">)[1];</text:span></text:span></text:p>
      <text:p text:style-name="Standard"><text:span text:style-name="Police_20_par_20_défaut"><text:span text:style-name="T51"><text:s text:c="16"/></text:span></text:span><text:span text:style-name="Police_20_par_20_défaut"><text:span text:style-name="T83">typeRole</text:span></text:span><text:span text:style-name="Police_20_par_20_défaut"><text:span text:style-name="T51"> = </text:span></text:span><text:span text:style-name="Police_20_par_20_défaut"><text:span text:style-name="T83">typeRole</text:span></text:span><text:span text:style-name="Police_20_par_20_défaut"><text:span text:style-name="T51">.toString().substring(0, </text:span></text:span><text:span text:style-name="Police_20_par_20_défaut"><text:span text:style-name="T83">typeRole</text:span></text:span><text:span text:style-name="Police_20_par_20_défaut"><text:span text:style-name="T51">.toString().length() - 1);</text:span></text:span></text:p>
      <text:p text:style-name="Standard"><text:span text:style-name="Police_20_par_20_défaut"><text:span text:style-name="T51"><text:s text:c="32"/><text:tab/><text:tab/></text:span></text:span></text:p>
      <text:p text:style-name="Standard"><text:span text:style-name="Police_20_par_20_défaut"><text:span text:style-name="T51"><text:s text:c="16"/>SimpleGrantedAuthority </text:span></text:span><text:span text:style-name="Police_20_par_20_défaut"><text:span text:style-name="T83">authority</text:span></text:span><text:span text:style-name="Police_20_par_20_défaut"><text:span text:style-name="T51"> = </text:span></text:span><text:span text:style-name="Police_20_par_20_défaut"><text:span text:style-name="T69">new</text:span></text:span><text:span text:style-name="Police_20_par_20_défaut"><text:span text:style-name="T51"> SimpleGrantedAuthority(</text:span></text:span><text:span text:style-name="Police_20_par_20_défaut"><text:span text:style-name="T83">typeRole</text:span></text:span><text:span text:style-name="Police_20_par_20_défaut"><text:span text:style-name="T51">.toString());</text:span></text:span></text:p>
      <text:p text:style-name="Standard"><text:span text:style-name="Police_20_par_20_défaut"><text:span text:style-name="T51"><text:s text:c="16"/>List&lt;SimpleGrantedAuthority&gt; </text:span></text:span><text:span text:style-name="Police_20_par_20_défaut"><text:span text:style-name="T83">updatedAuthorities</text:span></text:span><text:span text:style-name="Police_20_par_20_défaut"><text:span text:style-name="T51"> = </text:span></text:span><text:span text:style-name="Police_20_par_20_défaut"><text:span text:style-name="T69">new</text:span></text:span><text:span text:style-name="Police_20_par_20_défaut"><text:span text:style-name="T51"> ArrayList&lt;SimpleGrantedAuthority&gt;();</text:span></text:span></text:p>
      <text:p text:style-name="Standard"><text:span text:style-name="Police_20_par_20_défaut"><text:span text:style-name="T51"><text:s text:c="16"/></text:span></text:span><text:span text:style-name="Police_20_par_20_défaut"><text:span text:style-name="T83">updatedAuthorities</text:span></text:span><text:span text:style-name="Police_20_par_20_défaut"><text:span text:style-name="T51">.add(</text:span></text:span><text:span text:style-name="Police_20_par_20_défaut"><text:span text:style-name="T83">authority</text:span></text:span><text:span text:style-name="Police_20_par_20_défaut"><text:span text:style-name="T51">);</text:span></text:span></text:p>
      <text:p text:style-name="P79"/>
      <text:p text:style-name="P79"/>
      <text:p text:style-name="Standard"><text:span text:style-name="Police_20_par_20_défaut"><text:span text:style-name="T51"><text:s text:c="16"/>SecurityContextHolder.</text:span></text:span><text:span text:style-name="Police_20_par_20_défaut"><text:span text:style-name="T55">getContext</text:span></text:span><text:span text:style-name="Police_20_par_20_défaut"><text:span text:style-name="T51">().setAuthentication(</text:span></text:span></text:p>
      <text:p text:style-name="Standard"><text:span text:style-name="Police_20_par_20_défaut"><text:span text:style-name="T51"><text:s text:c="24"/></text:span></text:span><text:span text:style-name="Police_20_par_20_défaut"><text:span text:style-name="T69">new</text:span></text:span><text:span text:style-name="Police_20_par_20_défaut"><text:span text:style-name="T51"> UsernamePasswordAuthenticationToken(</text:span></text:span></text:p>
      <text:p text:style-name="Standard"><text:span text:style-name="Police_20_par_20_défaut"><text:span text:style-name="T51"><text:s text:c="32"/>SecurityContextHolder.</text:span></text:span><text:span text:style-name="Police_20_par_20_défaut"><text:span text:style-name="T55">getContext</text:span></text:span><text:span text:style-name="Police_20_par_20_défaut"><text:span text:style-name="T51">().getAuthentication().getPrincipal(),</text:span></text:span></text:p>
      <text:p text:style-name="Standard"><text:span text:style-name="Police_20_par_20_défaut"><text:span text:style-name="T51"><text:s text:c="32"/>SecurityContextHolder.</text:span></text:span><text:span text:style-name="Police_20_par_20_défaut"><text:span text:style-name="T55">getContext</text:span></text:span><text:span text:style-name="Police_20_par_20_défaut"><text:span text:style-name="T51">().getAuthentication().getCredentials(),</text:span></text:span></text:p>
      <text:p text:style-name="Standard"><text:span text:style-name="Police_20_par_20_défaut"><text:span text:style-name="T51"><text:s text:c="32"/></text:span></text:span><text:span text:style-name="Police_20_par_20_défaut"><text:span text:style-name="T83">updatedAuthorities</text:span></text:span><text:span text:style-name="Police_20_par_20_défaut"><text:span text:style-name="T51">)</text:span></text:span></text:p>
      <text:p text:style-name="Standard"><text:span text:style-name="Police_20_par_20_défaut"><text:span text:style-name="T51"><text:s text:c="16"/>); <text:s text:c="3"/><text:tab/> <text:s text:c="7"/></text:span></text:span></text:p>
      <text:p text:style-name="P21"/>
      <text:p text:style-name="Normal"><text:span text:style-name="Lien_20_hypertexte"><text:span text:style-name="T47">Au final, en fonction de son rôle, un utilisateur aura le droit ou non d’accéder à une ressource.</text:span></text:span></text:p>
      <text:p text:style-name="P32"/>
      <text:h text:style-name="Heading_20_3" text:outline-level="3">4.2.3 La gestion des accès aux pages du site</text:h>
      <text:p text:style-name="P21"><text:tab/></text:p>
      <text:p text:style-name="Normal"><text:span text:style-name="Police_20_par_20_défaut"><text:span text:style-name="T34"><text:tab/>La gestion de l’authentification et des autorisations s’effectue via le module Spring Security sur le serveur d’application en </text:span></text:span><text:a xlink:type="simple" xlink:href="http://localhost:8080/" office:target-frame-name="_top" xlink:show="replace" text:style-name="Internet_20_link" text:visited-style-name="Visited_20_Internet_20_Link"><text:span text:style-name="Lien_20_hypertexte"><text:span text:style-name="T34">http://localhost:8080</text:span></text:span></text:a><text:span text:style-name="Police_20_par_20_défaut"><text:span text:style-name="T34"> . Côté serveur de présentation en </text:span></text:span><text:a xlink:type="simple" xlink:href="http://localhost:4200/" office:target-frame-name="_top" xlink:show="replace" text:style-name="Internet_20_link" text:visited-style-name="Visited_20_Internet_20_Link"><text:span text:style-name="Lien_20_hypertexte"><text:span text:style-name="T34">http://localhost:4200</text:span></text:span></text:a><text:span text:style-name="Police_20_par_20_défaut"><text:span text:style-name="T34">, nous implémentons un </text:span></text:span><text:span text:style-name="Police_20_par_20_défaut"><text:span text:style-name="T35">autre niveau de</text:span></text:span><text:span text:style-name="Police_20_par_20_défaut"><text:span text:style-name="T34"> couche de sécurité basée sur les guards. </text:span></text:span><text:span text:style-name="Police_20_par_20_défaut"><text:span text:style-name="T36">Un guard est un service qui s’exécute lorsqu’un utilisateur essaye </text:span></text:span><text:span text:style-name="Police_20_par_20_défaut"><text:span text:style-name="T37">de naviguer vers une page du site. Il retourne une valeur booléenne indiquant si l’utilisateur est autorisé ou non à visualiser la page sur laquelle est appliquée le guard.</text:span></text:span></text:p>
      <text:p text:style-name="P93"><text:span text:style-name="Police_20_par_20_défaut"><text:span text:style-name="T37">Pour mon projet, j’ai mis en œuvre quatre guard correspondant au rôle de l’utilisateur :</text:span></text:span></text:p>
      <text:p text:style-name="P93"><text:span text:style-name="Police_20_par_20_défaut"><text:span text:style-name="T37">- CUSTOMER</text:span></text:span></text:p>
      <text:p text:style-name="P93"><text:span text:style-name="Police_20_par_20_défaut"><text:span text:style-name="T37">- MANAGER</text:span></text:span></text:p>
      <text:p text:style-name="P93"><text:span text:style-name="Police_20_par_20_défaut"><text:span text:style-name="T37">- ADMIN</text:span></text:span></text:p>
      <text:p text:style-name="P93"><text:span text:style-name="Police_20_par_20_défaut"><text:span text:style-name="T37">+ un guard spécifique pour éviter </text:span></text:span><text:span text:style-name="Police_20_par_20_défaut"><text:span text:style-name="T38">à </text:span></text:span><text:span text:style-name="Police_20_par_20_défaut"><text:span text:style-name="T37">tout utilisateur ayant payé une commande de revenir en arrière </text:span></text:span><text:span text:style-name="Police_20_par_20_défaut"><text:span text:style-name="T38">lorsque son paiement a été validé.</text:span></text:span></text:p>
      <text:p text:style-name="P93"><text:span text:style-name="Police_20_par_20_défaut"><text:span text:style-name="T38"/></text:span></text:p>
      <text:p text:style-name="P94"><text:span text:style-name="Police_20_par_20_défaut"><text:span text:style-name="T38">Ci-dessous, un extrait de l’implémentation du guard relatif à un utilisateur <text:s/>de profil admin</text:span></text:span></text:p>
      <text:p text:style-name="P80"><text:span text:style-name="Police_20_par_20_défaut"><text:span text:style-name="T93">export</text:span></text:span><text:span text:style-name="Police_20_par_20_défaut"><text:span text:style-name="T91"> </text:span></text:span><text:span text:style-name="Police_20_par_20_défaut"><text:span text:style-name="T95">class</text:span></text:span><text:span text:style-name="Police_20_par_20_défaut"><text:span text:style-name="T91"> </text:span></text:span><text:span text:style-name="Police_20_par_20_défaut"><text:span text:style-name="T97">AuthGuardAdminService</text:span></text:span><text:span text:style-name="Police_20_par_20_défaut"><text:span text:style-name="T91"> </text:span></text:span><text:span text:style-name="Police_20_par_20_défaut"><text:span text:style-name="T95">implements</text:span></text:span><text:span text:style-name="Police_20_par_20_défaut"><text:span text:style-name="T91"> </text:span></text:span><text:span text:style-name="Police_20_par_20_défaut"><text:span text:style-name="T97">CanActivate</text:span></text:span><text:span text:style-name="Police_20_par_20_défaut"><text:span text:style-name="T91"> {</text:span></text:span></text:p>
      <text:p text:style-name="P84"/>
      <text:p text:style-name="P83"><text:span text:style-name="T94">constructor</text:span>(<text:span text:style-name="T94">private</text:span> <text:span text:style-name="T98">loginService</text:span>: <text:span text:style-name="T96">LoginService</text:span>,</text:p>
      <text:p text:style-name="P83"><text:span text:style-name="T94">private</text:span> <text:span text:style-name="T98">router</text:span>: <text:span text:style-name="T96">Router</text:span>) {}</text:p>
      <text:p text:style-name="P84"/>
      <text:p text:style-name="P83"><text:span text:style-name="T99">canActivate</text:span>(</text:p>
      <text:p text:style-name="P83"><text:span text:style-name="T98">route</text:span>: <text:span text:style-name="T96">ActivatedRouteSnapshot</text:span>,</text:p>
      <text:p text:style-name="P83"><text:span text:style-name="T98">state</text:span>: <text:span text:style-name="T96">RouterStateSnapshot</text:span>): <text:span text:style-name="T96">Observable</text:span>&lt;<text:span text:style-name="T96">boolean</text:span>&gt; | <text:span text:style-name="T96">Promise</text:span>&lt;<text:span text:style-name="T96">boolean</text:span>&gt; | <text:span text:style-name="T96">boolean</text:span> {</text:p>
      <text:p text:style-name="P83"><text:span text:style-name="T92">if</text:span>(<text:span text:style-name="T94">this</text:span>.<text:span text:style-name="T98">loginService</text:span>.<text:span text:style-name="T98">isAuth</text:span> &amp;&amp;<text:span text:style-name="T94">this</text:span>.<text:span text:style-name="T98">loginService</text:span>.<text:span text:style-name="T98">authority</text:span> == <text:span text:style-name="T100">'ROLE_ADMIN'</text:span>) {</text:p>
      <text:p text:style-name="P83"><text:span text:style-name="T92">return</text:span> <text:span text:style-name="T94">true</text:span>;</text:p>
      <text:p text:style-name="P83">} <text:span text:style-name="T92">else</text:span> {</text:p>
      <text:p text:style-name="P83"><text:span text:style-name="T94">this</text:span>.<text:span text:style-name="T98">router</text:span>.<text:span text:style-name="T99">navigate</text:span>([<text:span text:style-name="T100">'/login'</text:span>]);</text:p>
      <text:p text:style-name="P83">}</text:p>
      <text:p text:style-name="P83">}</text:p>
      <text:p text:style-name="P83">}</text:p>
      <text:p text:style-name="P94"><text:span text:style-name="Police_20_par_20_défaut"><text:span text:style-name="T38"/></text:span></text:p>
      <text:p text:style-name="P94"><text:span text:style-name="Police_20_par_20_défaut"><text:span text:style-name="T38"/></text:span></text:p>
      <text:p text:style-name="P104"><text:span text:style-name="Police_20_par_20_défaut"><text:span text:style-name="T38"/></text:span></text:p>
      <text:p text:style-name="Normal"><text:span text:style-name="Police_20_par_20_défaut"><text:span text:style-name="T34"/></text:span></text:p>
      <text:p text:style-name="P21"/>
      <text:p text:style-name="P7"/>
      <text:p text:style-name="P32"/>
      <text:p text:style-name="P41">Le présent projet sera construit autour d’une architecture n-tiers. Il sera développé avec le framework <text:span text:style-name="Police_20_par_20_défaut"><text:span text:style-name="T22">spring boot</text:span></text:span> tournant sur Apache Tomcat pour le serveur d’application côté backend et s’appuiera sur l’ORM (Object Relationnel Mapping) JPA (Java Persistance API) pour assurer la persistance des données dans une base de données MySql. Côté frontend, un serveur d’application <text:span text:style-name="Police_20_par_20_défaut"><text:span text:style-name="T22">node.js</text:span></text:span> 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 </text:p>
      <text:p text:style-name="P41"><text:s/></text:p>
      <text:p text:style-name="P41">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p text:style-name="P103">ANNEXES</text:p>
      <text:p text:style-name="P7">Annexe 1 – Script SQL (Modèle physique de données)</text:p>
      <text:p text:style-name="P7"><draw:frame draw:style-name="fr26" draw:name="Image 340" text:anchor-type="paragraph" svg:y="0.88cm" svg:width="17.956cm" style:rel-width="scale" svg:height="19.764cm" style:rel-height="scale" draw:z-index="371"><draw:image xlink:href="Pictures/10000000000002BC0000030281B074CA7D94DFA8.png" xlink:type="simple" xlink:show="embed" xlink:actuate="onLoad" loext:mime-type="image/png"/><draw:contour-polygon svg:width="18.179cm" svg:height="20.159cm" svg:viewBox="0 0 18179 20159" draw:points="661,52 661,79 661,105 687,132 52,158 52,185 52,211 661,238 661,264 661,291 899,317 899,343 1772,476 1772,502 661,529 661,555 52,582 52,608 52,634 661,661 661,687 661,714 661,899 661,925 661,952 687,978 52,1005 52,1031 52,1058 661,1084 661,1111 661,1137 661,1322 661,1349 661,1375 687,1402 52,1428 52,1455 52,1481 661,1507 661,1534 661,1560 899,1587 899,1613 952,2142 79,2169 52,2195 52,2222 52,2248 52,2275 79,2301 52,2328 52,2354 52,2380 52,2407 926,2433 1719,2460 1719,2486 1719,2513 952,2566 79,2592 52,2619 52,2645 52,2671 52,2698 79,2724 52,2751 52,2777 52,2804 52,2830 926,2857 1719,2883 1719,2910 1719,2936 952,2989 79,3015 52,3042 52,3068 52,3095 52,3121 79,3148 52,3174 52,3201 52,3227 52,3253 926,3280 1719,3306 1719,3333 1719,3359 52,3968 52,3994 52,4021 714,4285 714,4312 687,4338 687,4365 52,4391 52,4417 52,4444 687,4470 687,4497 687,4523 2566,4576 2566,4603 2566,4629 52,4814 52,4841 52,4867 3307,5105 687,5132 687,5158 687,5185 687,5211 52,5238 52,5264 52,5290 687,5317 687,5343 687,5370 6800,5396 6800,5423 26,5555 26,5581 26,5608 52,5634 52,5661 52,5687 52,5714 26,5740 26,5767 26,5793 7515,5820 5318,5846 5318,5872 5318,5899 52,6507 52,6534 52,6560 714,6825 714,6851 687,6878 687,6904 52,6931 52,6957 52,6984 687,7010 687,7036 687,7063 2566,7116 2566,7142 2566,7169 52,7354 52,7380 52,7407 3307,7645 687,7671 687,7698 687,7724 687,7751 52,7777 52,7804 52,7830 687,7857 687,7883 687,7909 6800,7936 6800,7962 52,8200 52,8227 52,8253 105,8518 52,8544 52,8571 26,8597 26,8624 26,8650 26,8677 52,8703 52,8730 105,8756 18099,8782 6588,8809 6588,8835 6588,8862 26,8941 26,8968 26,8994 52,9021 52,9047 52,9073 52,9100 52,9126 52,9153 79,9179 3704,9206 1508,9232 1508,9259 1508,9285 52,9894 52,9920 52,9946 687,10211 661,10237 661,10264 687,10290 52,10317 52,10343 52,10370 714,10396 714,10423 714,10449 2566,10502 2566,10528 2566,10555 52,10740 52,10767 52,10793 105,11058 52,11084 52,11110 26,11137 26,11163 26,11190 26,11216 52,11243 52,11269 105,11296 10928,11322 6377,11349 6377,11375 6377,11401 529,11481 529,11507 529,11534 555,11560 687,11587 687,11613 687,11640 687,11666 687,11692 714,11719 5636,11745 1719,11772 1719,11798 1719,11825 529,11904 529,11931 529,11957 555,11983 687,12010 661,12036 661,12063 687,12089 687,12116 714,12142 5847,12169 5874,12195 529,12327 529,12354 529,12380 555,12407 687,12433 661,12460 661,12486 687,12513 687,12539 714,12565 2566,12592 2566,12618 529,12751 529,12777 529,12804 555,12830 687,12856 661,12883 661,12909 687,12936 687,12962 714,12989 3016,13015 3016,13042 529,13174 529,13200 529,13227 555,13253 687,13280 661,13306 661,13333 687,13359 687,13386 714,13412 3651,13438 3651,13465 529,13597 529,13624 529,13650 555,13677 687,13703 661,13729 661,13756 687,13782 687,13809 714,13835 2169,13862 2169,13888 529,14020 529,14047 529,14073 555,14100 687,14126 661,14153 661,14179 687,14206 687,14232 714,14259 2169,14285 2169,14311 529,14444 529,14470 529,14497 555,14523 687,14550 661,14576 661,14602 687,14629 687,14655 714,14682 2169,14708 2169,14735 529,14867 529,14893 529,14920 555,14946 687,14973 661,14999 661,15026 687,15052 687,15079 714,15105 2169,15132 2169,15158 529,15290 529,15317 529,15343 555,15370 687,15396 661,15423 661,15449 687,15475 687,15502 714,15528 3439,15555 3439,15581 476,15714 476,15740 476,15766 502,15793 502,15819 502,15846 502,15872 476,15899 476,15925 476,15952 3095,15978 3122,16005 4471,16031 4471,16057 52,16137 26,16163 52,16190 52,16216 52,16243 52,16269 52,16296 52,16322 26,16348 52,16375 3281,16401 52,17512 52,17539 52,17565 687,17830 661,17856 661,17883 687,17909 52,17936 52,17962 52,17989 714,18015 714,18042 714,18068 2566,18121 2566,18147 2566,18174 52,18359 52,18385 52,18412 105,18676 52,18703 52,18729 26,18756 26,18782 26,18809 26,18835 52,18862 52,18888 105,18915 10293,18941 6377,18967 6377,18994 6377,19020 529,19100 529,19126 529,19153 555,19179 687,19206 687,19232 687,19258 687,19285 687,19311 714,19338 5636,19364 1719,19391 1719,19417 1719,19444 476,19523 476,19549 476,19576 502,19602 502,19629 502,19655 502,19682 476,19708 476,19735 476,19761 3095,19788 3122,19814 4471,19840 4471,19867 52,19946 26,19973 52,19999 52,20026 52,20052 52,20079 52,20105 52,20131 26,20158 52,20184 3281,20211 3334,20211 3334,20184 3360,20158 3360,20131 3360,20105 3387,20079 3387,20052 3387,20026 3387,19999 3201,19973 3175,19946 4710,19867 4710,19840 6906,19814 6932,19788 6932,19761 6959,19735 6959,19708 6959,19682 6959,19655 6959,19629 6959,19602 6932,19576 6932,19549 6906,19523 1958,19444 1958,19417 8414,19391 8414,19364 8441,19338 8441,19311 8441,19285 8441,19258 8203,19232 8203,19206 8203,19179 8203,19153 8203,19126 8203,19100 6615,19020 6615,18994 10372,18967 10399,18941 10399,18915 10372,18888 10372,18862 10346,18835 10346,18809 10372,18782 10372,18756 10399,18729 10399,18703 10372,18676 11881,18412 11881,18385 11881,18359 2804,18174 2804,18147 2804,18121 5953,18068 5953,18042 5953,18015 5874,17989 5874,17962 5953,17936 6112,17909 6112,17883 6112,17856 6086,17830 11881,17565 11881,17539 11881,17512 3334,16401 3334,16375 3360,16348 3360,16322 3360,16296 3387,16269 3387,16243 3387,16216 3387,16190 3201,16163 3175,16137 4710,16057 4710,16031 6906,16005 6932,15978 6932,15952 6959,15925 6959,15899 6959,15872 6959,15846 6959,15819 6959,15793 6932,15766 6932,15740 6906,15714 6086,15581 6086,15555 6112,15528 6112,15502 6112,15475 6112,15449 5874,15423 5874,15396 5874,15370 5874,15343 5874,15317 5874,15290 8626,15158 8626,15132 8652,15105 8652,15079 8652,15052 8652,15026 8414,14999 8414,14973 8414,14946 8414,14920 8414,14893 8414,14867 7991,14735 7991,14708 8017,14682 8017,14655 8017,14629 8017,14602 7779,14576 7779,14550 7779,14523 7779,14497 7779,14470 7779,14444 7567,14311 7567,14285 7594,14259 7594,14232 7594,14206 7594,14179 7356,14153 7356,14126 7356,14100 7356,14073 7356,14047 7356,14020 8838,13888 8838,13862 8864,13835 8864,13809 8864,13782 8864,13756 8626,13729 8626,13703 8626,13677 8626,13650 8626,13624 8626,13597 8626,13465 8626,13438 8652,13412 8652,13386 8652,13359 8652,13333 8414,13306 8414,13280 8414,13253 8414,13227 8414,13200 8414,13174 7991,13042 7991,13015 8017,12989 8017,12962 8017,12936 8017,12909 7779,12883 7779,12856 7779,12830 7779,12804 7779,12777 7779,12751 7567,12618 7567,12592 7594,12565 7594,12539 7594,12513 7594,12486 7356,12460 7356,12433 7356,12407 7356,12380 7356,12354 7356,12327 8838,12195 8838,12169 8864,12142 8864,12116 8864,12089 8864,12063 8626,12036 8626,12010 8626,11983 8626,11957 8626,11931 8626,11904 1958,11825 1958,11798 8414,11772 8414,11745 8441,11719 8441,11692 8441,11666 8441,11640 8203,11613 8203,11587 8203,11560 8203,11534 8203,11507 8203,11481 6615,11401 6615,11375 11007,11349 11034,11322 11034,11296 11007,11269 11007,11243 10981,11216 10981,11190 11007,11163 11007,11137 11034,11110 11034,11084 11007,11058 11881,10793 11881,10767 11881,10740 2804,10555 2804,10528 2804,10502 6562,10449 6588,10423 6562,10396 6509,10370 6535,10343 6588,10317 6747,10290 6747,10264 6747,10237 6721,10211 11881,9946 11881,9920 11881,9894 1746,9285 1746,9259 1746,9232 3757,9206 3757,9179 3783,9153 3783,9126 3783,9100 3810,9073 3810,9047 3810,9021 3810,8994 3360,8968 3334,8941 17199,8862 17199,8835 17199,8809 18152,8782 18152,8756 18179,8730 18179,8703 18179,8677 18205,8650 18205,8624 18205,8597 18205,8571 17543,8544 17543,8518 11881,8253 11881,8227 11881,8200 9499,7962 9526,7936 12939,7909 12939,7883 12939,7857 12939,7830 12939,7804 12939,7777 12939,7751 12913,7724 11616,7698 11616,7671 3360,7645 449,7407 449,7380 449,7354 2804,7169 2804,7142 2804,7116 4233,7063 4260,7036 4260,7010 4260,6984 4260,6957 4260,6931 4260,6904 4260,6878 3307,6851 3148,6825 11881,6560 11881,6534 11881,6507 5556,5899 5556,5872 5556,5846 7567,5820 7567,5793 7594,5767 7594,5740 7594,5714 7620,5687 7620,5661 7620,5634 7620,5608 7171,5581 7144,5555 9499,5423 9526,5396 12939,5370 12939,5343 12939,5317 12939,5290 12939,5264 12939,5238 12939,5211 12913,5185 11616,5158 11616,5132 3360,5105 11881,4867 11881,4841 11881,4814 2804,4629 2804,4603 2804,4576 4233,4523 4260,4497 4260,4470 4260,4444 4260,4417 4260,4391 4260,4365 4260,4338 3307,4312 3148,4285 11881,4021 11881,3994 11881,3968 14024,3359 14024,3333 14024,3306 15400,3280 15400,3253 15427,3227 15427,3201 15427,3174 15453,3148 15453,3121 15453,3095 15453,3068 15215,3042 15215,3015 4233,2989 13177,2936 13177,2910 13177,2883 14977,2857 14977,2830 15003,2804 15003,2777 15003,2751 15030,2724 15030,2698 15030,2671 15030,2645 14818,2619 14791,2592 6350,2566 10002,2513 10002,2486 10002,2460 11801,2433 11801,2407 11828,2380 11828,2354 11828,2328 11854,2301 11854,2275 11854,2248 11854,2222 11643,2195 11616,2169 5292,2142 8044,1613 8070,1587 8070,1560 8070,1534 8070,1507 8070,1481 8070,1455 8097,1428 8097,1402 8097,1375 7594,1349 7594,1322 7409,1137 7409,1111 7435,1084 7435,1058 7435,1031 7435,1005 7435,978 7435,952 7409,925 7409,899 7409,714 7409,687 7409,661 7382,634 7382,608 7382,582 7435,555 7462,529 7462,502 7435,476 6535,343 7012,317 9367,291 9367,264 9367,238 9340,211 9340,185 9340,158 9340,132 9314,105 9235,79 9208,52" draw:recreate-on-edit="true"/></draw:frame><text:span text:style-name="Police_20_par_20_défaut"><text:span text:style-name="T3"/></text:span></text:p>
      <text:p text:style-name="P7"/>
      <text:p text:style-name="P7"/>
      <text:p text:style-name="P7"><draw:frame draw:style-name="fr29" draw:name="Image 342" text:anchor-type="paragraph" svg:y="0.771cm" svg:width="18.628cm" style:rel-width="scale" svg:height="19.553cm" style:rel-height="scale" draw:z-index="363"><draw:image xlink:href="Pictures/10000000000002FE000003245440CEE04A37A4D1.png" xlink:type="simple" xlink:show="embed" xlink:actuate="onLoad" loext:mime-type="image/png"/><draw:contour-polygon svg:width="19.841cm" svg:height="20.481cm" svg:viewBox="0 0 19841 20481" draw:points="26,291 26,317 26,343 661,608 634,635 634,661 661,687 26,714 26,740 26,767 687,793 687,820 687,846 2539,899 2539,926 2539,952 26,1137 26,1164 26,1190 79,1455 26,1481 26,1508 26,1534 26,1561 26,1587 26,1614 26,1640 26,1667 79,1693 10264,1719 6349,1746 6349,1772 6349,1799 502,1878 502,1905 502,1931 529,1958 634,1984 661,2011 661,2037 661,2063 661,2090 687,2116 4338,2143 4364,2169 502,2302 502,2328 502,2355 529,2381 687,2407 714,2434 714,2460 661,2487 661,2513 661,2540 4946,2566 4946,2593 502,2725 502,2751 502,2778 529,2804 661,2831 687,2857 687,2884 661,2910 661,2937 661,2963 4338,2990 4364,3016 502,3148 502,3175 502,3201 529,3228 661,3254 661,3281 661,3307 661,3334 661,3360 687,3387 3703,3413 3730,3439 502,3572 502,3598 502,3625 529,3651 634,3678 661,3704 661,3731 661,3757 661,3783 634,3810 634,3836 634,3863 502,3995 502,4022 502,4048 529,4075 661,4101 687,4127 687,4154 687,4180 687,4207 714,4233 3280,4260 3306,4286 502,4419 502,4445 502,4471 529,4498 661,4524 634,4551 634,4577 661,4604 661,4630 687,4657 2380,4683 2380,4710 502,4842 502,4868 502,4895 529,4921 634,4948 634,4974 634,5001 661,5027 661,5054 687,5080 7513,5107 2327,5133 2327,5159 2327,5186 502,5265 502,5292 502,5318 529,5345 661,5371 687,5398 661,5424 661,5451 661,5477 661,5503 6878,5530 1693,5556 1693,5583 1693,5609 449,5689 449,5715 449,5742 476,5768 476,5795 476,5821 476,5847 449,5874 449,5900 449,5927 3068,5953 3095,5980 502,6112 449,6139 449,6165 423,6191 423,6218 423,6244 423,6271 449,6297 449,6324 502,6350 3386,6403 3386,6430 3386,6456 872,6535 872,6562 872,6588 872,6615 872,6641 872,6668 872,6694 872,6721 872,6747 872,6774 3491,6800 3518,6827 5502,6853 5502,6879 846,6959 846,6985 846,7012 872,7038 872,7065 872,7091 872,7118 846,7144 846,7171 846,7197 8359,7223 3809,7250 3809,7276 3809,7303 899,7382 872,7409 872,7435 846,7462 846,7488 846,7515 846,7541 872,7567 872,7594 899,7620 899,7806 872,7832 872,7859 846,7885 846,7911 846,7938 846,7964 872,7991 872,8017 899,8044 4946,8070 4946,8097 502,8229 449,8255 449,8282 423,8308 423,8335 423,8361 423,8388 449,8414 449,8441 502,8467 3386,8520 3386,8547 3386,8573 872,8652 872,8679 872,8705 872,8732 872,8758 872,8785 872,8811 872,8838 872,8864 872,8891 3491,8917 3518,8943 4867,8970 4867,8996 846,9076 846,9102 846,9129 872,9155 872,9182 872,9208 872,9235 846,9261 846,9287 846,9314 7724,9340 3809,9367 3809,9393 3809,9420 899,9499 872,9526 872,9552 846,9579 846,9605 846,9631 846,9658 872,9684 872,9711 899,9737 899,9923 872,9949 872,9975 846,10002 846,10028 846,10055 846,10081 872,10108 872,10134 899,10161 4920,10187 4920,10214 26,10346 26,10372 26,10399 26,10425 26,10452 26,10478 26,10505 26,10531 26,10558 26,10584 3253,10611 79,11193 26,11219 26,11246 26,11272 26,11299 26,11325 26,11351 26,11378 26,11404 79,11431 2169,11457 2169,11484 5502,11510 5502,11537 79,12039 26,12066 26,12092 26,12119 26,12145 26,12172 26,12198 26,12225 26,12251 79,12278 2169,12304 2169,12331 5714,12357 5714,12383 79,12886 26,12913 26,12939 26,12966 26,12992 26,13019 26,13045 26,13071 26,13098 79,13124 13227,13151 3386,13177 3386,13204 3386,13230 79,13733 26,13759 26,13786 26,13812 26,13839 26,13865 26,13892 26,13918 26,13945 79,13971 12592,13998 3386,14024 3386,14051 3386,14077 26,15109 26,15135 26,15162 661,15427 634,15453 634,15479 661,15506 26,15532 26,15559 26,15585 687,15612 687,15638 687,15665 2539,15718 2539,15744 2539,15771 26,15956 26,15982 26,16009 79,16273 26,16300 26,16326 26,16353 26,16379 26,16406 26,16432 26,16459 26,16485 79,16511 11534,16538 6349,16564 6349,16591 6349,16617 502,16697 502,16723 502,16750 529,16776 661,16803 661,16829 661,16855 661,16882 661,16908 687,16935 5608,16961 1693,16988 1693,17014 1693,17041 502,17120 502,17147 502,17173 529,17199 687,17226 661,17252 661,17279 661,17305 661,17332 661,17358 2354,17385 2354,17411 10158,17438 10158,17464 502,17543 502,17570 502,17596 529,17623 634,17649 661,17676 661,17702 661,17729 661,17755 687,17782 4338,17808 4364,17835 449,17967 449,17993 449,18020 476,18046 476,18073 476,18099 476,18126 449,18152 449,18179 449,18205 3068,18231 3095,18258 4444,18284 4444,18311 502,18390 449,18417 449,18443 423,18470 423,18496 423,18523 423,18549 449,18575 449,18602 502,18628 3386,18681 3386,18708 3386,18734 872,18814 872,18840 872,18867 872,18893 872,18919 872,18946 872,18972 872,18999 872,19025 872,19052 3491,19078 3518,19105 4867,19131 4867,19158 846,19237 846,19263 846,19290 872,19316 872,19343 872,19369 872,19396 846,19422 846,19449 846,19475 7724,19502 3809,19528 3809,19555 3809,19581 899,19660 872,19687 872,19713 846,19740 846,19766 846,19793 846,19819 872,19846 872,19872 899,19899 899,20084 872,20110 872,20137 846,20163 846,20190 846,20216 846,20243 872,20269 872,20295 899,20322 4920,20348 4920,20375 26,20507 26,20534 26,20560 26,20587 26,20613 26,20639 26,20666 26,20692 26,20719 26,20745 3253,20772 3306,20772 3306,20745 3333,20719 3333,20692 3333,20666 3359,20639 3359,20613 3359,20587 3359,20560 3174,20534 3148,20507 4973,20375 4999,20348 4999,20322 5026,20295 5026,20269 5026,20243 5026,20216 5026,20190 5026,20163 4999,20137 4999,20110 4973,20084 4867,19899 4867,19872 4867,19846 4867,19819 4867,19793 4867,19766 4867,19740 4894,19713 4894,19687 4894,19660 4047,19581 4047,19555 10052,19528 10079,19502 10079,19475 10105,19449 10105,19422 10105,19396 10105,19369 10105,19343 10105,19316 10079,19290 10079,19263 10052,19237 5105,19158 5105,19131 7089,19105 7116,19078 7116,19052 7142,19025 7142,18999 7142,18972 7142,18946 7142,18919 7142,18893 7116,18867 7116,18840 7089,18814 6163,18734 6163,18708 6163,18681 7407,18628 7407,18602 7407,18575 7354,18549 7354,18523 7354,18496 7565,18470 7565,18443 7565,18417 7539,18390 4682,18311 4682,18284 6904,18258 6904,18231 6931,18205 6931,18179 6931,18152 6931,18126 6719,18099 6719,18073 6719,18046 6692,18020 6692,17993 6666,17967 7116,17835 7116,17808 7142,17782 7142,17755 7142,17729 7142,17702 6904,17676 6904,17649 6904,17623 6904,17596 6904,17570 6904,17543 10396,17464 10396,17438 12618,17411 12618,17385 12645,17358 12645,17332 12645,17305 12645,17279 12407,17252 12433,17226 12433,17199 12433,17173 12433,17147 12433,17120 1931,17041 1931,17014 8386,16988 8386,16961 8412,16935 8412,16908 8412,16882 8412,16855 8174,16829 8174,16803 8174,16776 8174,16750 8174,16723 8174,16697 6587,16617 6587,16591 11613,16564 11639,16538 11639,16511 11613,16485 11613,16459 11586,16432 11586,16406 11613,16379 11613,16353 11639,16326 11639,16300 11613,16273 11851,16009 11851,15982 11851,15956 2777,15771 2777,15744 2777,15718 7169,15665 7195,15638 7195,15612 7195,15585 7195,15559 7195,15532 7354,15506 7354,15479 7354,15453 7327,15427 11851,15162 11851,15135 11851,15109 15475,14077 15475,14051 18306,14024 18544,13998 18544,13971 18570,13945 18570,13918 18570,13892 18597,13865 18597,13839 18597,13812 18597,13786 18332,13759 18306,13733 16745,13230 16745,13204 19576,13177 19814,13151 19814,13124 19840,13098 19840,13071 19840,13045 19867,13019 19867,12992 19867,12966 19867,12939 19602,12913 19576,12886 9126,12383 9126,12357 15555,12331 15793,12304 15793,12278 15819,12251 15819,12225 15819,12198 15846,12172 15846,12145 15846,12119 15846,12092 15581,12066 15555,12039 8915,11537 8915,11510 15131,11484 15369,11457 15369,11431 15396,11404 15396,11378 15396,11351 15422,11325 15422,11299 15422,11272 15422,11246 15158,11219 15131,11193 3306,10611 3306,10584 3333,10558 3333,10531 3333,10505 3359,10478 3359,10452 3359,10425 3359,10399 3174,10372 3148,10346 4973,10214 4999,10187 4999,10161 5026,10134 5026,10108 5026,10081 5026,10055 5026,10028 5026,10002 4999,9975 4999,9949 4973,9923 4867,9737 4867,9711 4867,9684 4867,9658 4867,9631 4867,9605 4867,9579 4894,9552 4894,9526 4894,9499 9338,9420 9338,9393 11322,9367 11348,9340 11348,9314 11375,9287 11375,9261 11375,9235 11375,9208 11375,9182 11375,9155 11348,9129 11348,9102 11322,9076 6375,8996 6375,8970 8359,8943 8386,8917 8386,8891 8412,8864 8412,8838 8412,8811 8412,8785 8412,8758 8412,8732 8386,8705 8386,8679 8359,8652 4894,8573 4894,8547 4894,8520 6137,8467 6137,8441 6137,8414 6084,8388 6084,8361 6084,8335 6296,8308 6296,8282 6296,8255 6269,8229 4999,8097 4999,8070 5026,8044 5026,8017 5026,7991 5026,7964 4867,7938 4867,7911 4867,7885 4894,7859 4894,7832 4894,7806 4867,7620 4867,7594 4867,7567 4867,7541 4867,7515 4867,7488 4867,7462 4894,7435 4894,7409 4894,7382 9973,7303 9973,7276 11957,7250 11983,7223 11983,7197 12010,7171 12010,7144 12010,7118 12010,7091 12010,7065 12010,7038 11983,7012 11983,6985 11957,6959 7010,6879 7010,6853 8994,6827 9020,6800 9020,6774 9047,6747 9047,6721 9047,6694 9047,6668 9047,6641 9047,6615 9020,6588 9020,6562 8994,6535 4894,6456 4894,6430 4894,6403 6772,6350 6772,6324 6772,6297 6719,6271 6719,6244 6719,6218 6931,6191 6931,6165 6931,6139 6904,6112 5634,5980 5634,5953 5661,5927 5661,5900 5661,5874 5661,5847 5449,5821 5449,5795 5449,5768 5423,5742 5423,5715 5396,5689 3200,5609 3200,5583 8809,5556 8809,5530 8835,5503 8835,5477 8835,5451 8835,5424 8597,5398 8597,5371 8597,5345 8597,5318 8597,5292 8597,5265 3835,5186 3835,5159 9444,5133 9444,5107 9470,5080 9470,5054 9470,5027 9470,5001 9232,4974 9232,4948 9232,4921 9232,4895 9232,4868 9232,4842 7751,4710 7751,4683 7777,4657 7777,4630 7777,4604 7777,4577 7539,4551 7539,4524 7539,4498 7539,4471 7539,4445 7539,4419 5211,4286 5211,4260 5237,4233 5237,4207 5237,4180 5237,4154 4999,4127 4999,4101 4999,4075 4999,4048 4999,4022 4999,3995 7116,3863 7116,3836 7142,3810 7142,3783 7142,3757 7142,3731 6904,3704 6904,3678 6904,3651 6904,3625 6904,3598 6904,3572 6481,3439 6481,3413 6507,3387 6507,3360 6507,3334 6507,3307 6269,3281 6269,3254 6269,3228 6269,3201 6269,3175 6269,3148 7116,3016 7116,2990 7142,2963 7142,2937 7142,2910 7142,2884 6904,2857 6904,2831 6904,2804 6904,2778 6904,2751 6904,2725 4999,2593 4999,2566 5026,2540 5026,2513 5026,2487 5026,2460 4788,2434 4788,2407 4788,2381 4788,2355 4788,2328 4788,2302 7116,2169 7116,2143 7142,2116 7142,2090 7142,2063 7142,2037 6904,2011 6904,1984 6904,1958 6904,1931 6904,1905 6904,1878 6587,1799 6587,1772 10343,1746 10370,1719 10370,1693 10343,1667 10343,1640 10317,1614 10317,1587 10343,1561 10343,1534 10370,1508 10370,1481 10343,1455 11851,1190 11851,1164 11851,1137 2777,952 2777,926 2777,899 5899,846 5925,820 5925,793 5925,767 5925,740 5925,714 6084,687 6084,661 6084,635 6058,608 11851,343 11851,317 11851,291" draw:recreate-on-edit="true"/></draw:frame><text:span text:style-name="Police_20_par_20_défaut"><text:span text:style-name="T3"/></text:span></text:p>
      <text:p text:style-name="P7"/>
      <text:p text:style-name="P7"/>
      <text:p text:style-name="P7"/>
      <text:p text:style-name="P7"/>
      <text:p text:style-name="P7"/>
      <text:p text:style-name="P7"><draw:frame draw:style-name="fr29" draw:name="Image 348" text:anchor-type="paragraph" svg:y="0cm" svg:width="18.189cm" style:rel-width="scale" svg:height="21.908cm" style:rel-height="scale" draw:z-index="364"><draw:image xlink:href="Pictures/10000000000002C100000351E3D0F38327CF48D1.png" xlink:type="simple" xlink:show="embed" xlink:actuate="onLoad" loext:mime-type="image/png"/><draw:contour-polygon svg:width="18.333cm" svg:height="22.169cm" svg:viewBox="0 0 18333 22169" draw:points="26,158 26,185 26,211 661,476 634,502 634,529 661,555 26,582 26,608 26,634 687,661 687,687 687,714 6348,740 2539,767 2539,793 2539,820 26,1005 26,1031 26,1058 79,1322 26,1349 26,1375 26,1402 26,1428 26,1455 26,1481 26,1507 26,1534 79,1560 10158,1587 6348,1613 6348,1640 6348,1666 502,1746 502,1772 502,1798 529,1825 687,1851 714,1878 714,1904 661,1931 661,1957 661,1984 2539,2010 2539,2037 502,2169 502,2195 502,2222 529,2248 634,2275 661,2301 661,2328 634,2354 634,2380 634,2407 2962,2433 2962,2460 502,2592 502,2619 502,2645 529,2671 634,2698 661,2724 661,2751 634,2777 634,2804 634,2830 4946,2857 4946,2883 502,3015 502,3042 502,3068 529,3095 661,3121 687,3148 687,3174 687,3201 687,3227 714,3253 872,3280 872,3306 502,3439 502,3465 502,3492 529,3518 634,3544 661,3571 661,3597 661,3624 661,3650 634,3677 634,3703 634,3730 449,3862 449,3888 449,3915 476,3941 476,3968 476,3994 476,4021 449,4047 449,4074 449,4100 3068,4126 3095,4153 26,4285 26,4312 26,4338 26,4365 26,4391 26,4417 26,4444 26,4470 26,4497 26,4523 3253,4550 26,5661 26,5687 26,5714 661,5978 634,6005 634,6031 661,6058 26,6084 26,6111 26,6137 687,6163 687,6190 687,6216 6348,6243 2539,6269 2539,6296 2539,6322 26,6507 26,6534 26,6560 79,6825 26,6851 26,6878 26,6904 26,6931 26,6957 26,6984 26,7010 26,7036 79,7063 10158,7089 6348,7116 6348,7142 6348,7169 502,7248 502,7275 502,7301 529,7327 687,7354 714,7380 714,7407 661,7433 661,7460 661,7486 2539,7513 2539,7539 502,7671 502,7698 502,7724 529,7751 634,7777 634,7804 634,7830 661,7857 661,7883 687,7909 7512,7936 2327,7962 2327,7989 2327,8015 502,8095 502,8121 502,8148 529,8174 661,8200 687,8227 661,8253 661,8280 661,8306 661,8333 2116,8359 2116,8386 4867,8412 4867,8439 502,8518 502,8544 502,8571 529,8597 661,8624 634,8650 634,8677 661,8703 661,8730 687,8756 4444,8782 4444,8809 502,8941 502,8968 502,8994 529,9021 661,9047 634,9073 634,9100 661,9126 661,9153 687,9179 4020,9206 4020,9232 449,9364 449,9391 449,9417 476,9444 476,9470 476,9497 476,9523 449,9550 449,9576 449,9603 3068,9629 3095,9655 502,9788 449,9814 449,9841 423,9867 423,9894 423,9920 423,9946 449,9973 449,9999 502,10026 5079,10052 3386,10079 3386,10105 3386,10132 872,10211 872,10237 872,10264 872,10290 872,10317 872,10343 872,10370 872,10396 872,10423 872,10449 3491,10476 3518,10502 5502,10528 5502,10555 846,10634 846,10661 846,10687 872,10714 872,10740 872,10767 872,10793 846,10819 846,10846 846,10872 8359,10899 3809,10925 3809,10952 3809,10978 899,11058 872,11084 872,11110 846,11137 846,11163 846,11190 846,11216 872,11243 872,11269 899,11296 899,11481 872,11507 872,11534 846,11560 846,11587 846,11613 846,11640 872,11666 872,11692 899,11719 4946,11745 4946,11772 502,11904 449,11931 449,11957 423,11983 423,12010 423,12036 423,12063 449,12089 449,12116 502,12142 5079,12169 3386,12195 3386,12222 3386,12248 872,12327 872,12354 872,12380 872,12407 872,12433 872,12460 872,12486 872,12513 872,12539 872,12565 3491,12592 3518,12618 8041,12645 8041,12671 846,12751 846,12777 846,12804 872,12830 872,12856 872,12883 872,12909 846,12936 846,12962 846,12989 7618,13015 3809,13042 3809,13068 3809,13095 899,13174 872,13200 872,13227 846,13253 846,13280 846,13306 846,13333 872,13359 872,13386 899,13412 899,13597 872,13624 872,13650 846,13677 846,13703 846,13729 846,13756 872,13782 872,13809 899,13835 4920,13862 4920,13888 26,14020 26,14047 26,14073 26,14100 26,14126 26,14153 26,14179 26,14206 26,14232 26,14259 3253,14285 79,14867 26,14893 26,14920 26,14946 26,14973 26,14999 26,15026 26,15052 26,15079 79,15105 5079,15132 3386,15158 3386,15184 3386,15211 132,15290 105,15317 105,15343 105,15370 79,15396 79,15423 79,15449 79,15475 105,15502 105,15528 105,15555 132,15581 2116,15608 2116,15634 79,16137 26,16163 26,16190 26,16216 26,16243 26,16269 26,16296 26,16322 26,16348 79,16375 5079,16401 3386,16428 3386,16454 3386,16481 132,16560 105,16587 105,16613 105,16639 79,16666 79,16692 79,16719 79,16745 105,16772 105,16798 105,16825 132,16851 4655,16878 4655,16904 26,17936 26,17962 26,17989 661,18253 634,18280 634,18306 661,18333 26,18359 26,18385 26,18412 687,18438 687,18465 687,18491 6825,18518 2539,18544 2539,18571 2539,18597 26,18782 26,18809 26,18835 79,19100 26,19126 26,19153 26,19179 26,19206 26,19232 26,19258 26,19285 26,19311 79,19338 10634,19364 6348,19391 6348,19417 6348,19444 502,19523 502,19549 502,19576 529,19602 687,19629 714,19655 714,19682 661,19708 661,19735 661,19761 3015,19788 3015,19814 502,19946 502,19973 502,19999 529,20026 634,20052 661,20079 661,20105 634,20131 634,20158 634,20184 4550,20211 4576,20237 502,20370 502,20396 502,20422 529,20449 634,20475 661,20502 661,20528 661,20555 661,20581 634,20608 634,20634 634,20661 502,20793 502,20819 502,20846 529,20872 661,20899 634,20925 634,20952 661,20978 661,21004 687,21031 1904,21057 1904,21084 502,21216 502,21243 502,21269 529,21295 687,21322 714,21348 714,21375 661,21401 661,21428 661,21454 1322,21481 1322,21507 449,21639 449,21666 449,21692 476,21719 476,21745 476,21772 476,21798 449,21825 449,21851 449,21877 3068,21904 3095,21930 26,22063 26,22089 26,22116 26,22142 26,22168 26,22195 26,22221 26,22248 26,22274 26,22301 3253,22327 3306,22327 3306,22301 3333,22274 3333,22248 3333,22221 3359,22195 3359,22168 3359,22142 3359,22116 3174,22089 3148,22063 7089,21930 7116,21904 7116,21877 7142,21851 7142,21825 7142,21798 7142,21772 7142,21745 7142,21719 7116,21692 7116,21666 7089,21639 6692,21507 6692,21481 6719,21454 6719,21428 6719,21401 6719,21375 6481,21348 6481,21322 6481,21295 6481,21269 6481,21243 6481,21216 8174,21084 8174,21057 8200,21031 8200,21004 8200,20978 8200,20952 7962,20925 7962,20899 7962,20872 7962,20846 7962,20819 7962,20793 6269,20661 6269,20634 6296,20608 6296,20581 6296,20555 6296,20528 6057,20502 6057,20475 6057,20449 6057,20422 6057,20396 6057,20370 7327,20237 7327,20211 7354,20184 7354,20158 7354,20131 7354,20105 7116,20079 7116,20052 7116,20026 7116,19999 7116,19973 7116,19946 6904,19814 6904,19788 6930,19761 6930,19735 6930,19708 6930,19682 6692,19655 6692,19629 6692,19602 6692,19576 6692,19549 6692,19523 6587,19444 6587,19417 12036,19391 12062,19364 12062,19338 12036,19311 12036,19285 12010,19258 12010,19232 12036,19206 12036,19179 12062,19153 12062,19126 12036,19100 11851,18835 11851,18809 11851,18782 2777,18597 2777,18571 7565,18544 7565,18518 7565,18491 7592,18465 7592,18438 7618,18412 7618,18385 7645,18359 7777,18333 7777,18306 7777,18280 7750,18253 11851,17989 11851,17962 11851,17936 4893,16904 4893,16878 10687,16851 10925,16825 10925,16798 10951,16772 10951,16745 10951,16719 10978,16692 10978,16666 10978,16639 10978,16613 10713,16587 10687,16560 13570,16481 13570,16454 17274,16428 17274,16401 18226,16375 18226,16348 18226,16322 18200,16296 18200,16269 18200,16243 18359,16216 18359,16190 18359,16163 18332,16137 3624,15634 3624,15608 6454,15581 6692,15555 6692,15528 6719,15502 6719,15475 6719,15449 6745,15423 6745,15396 6745,15370 6745,15343 6481,15317 6454,15290 11031,15211 11031,15184 14734,15158 14734,15132 15687,15105 15687,15079 15687,15052 15660,15026 15660,14999 15660,14973 15819,14946 15819,14920 15819,14893 15792,14867 3306,14285 3306,14259 3333,14232 3333,14206 3333,14179 3359,14153 3359,14126 3359,14100 3359,14073 3174,14047 3148,14020 4973,13888 4999,13862 4999,13835 5026,13809 5026,13782 5026,13756 5026,13729 5026,13703 5026,13677 4999,13650 4999,13624 4973,13597 4867,13412 4867,13386 4867,13359 4867,13333 4867,13306 4867,13280 4867,13253 4893,13227 4893,13200 4893,13174 4047,13095 4047,13068 16189,13042 16216,13015 16216,12989 16242,12962 16242,12936 16242,12909 16242,12883 16242,12856 16242,12830 16216,12804 16216,12777 16189,12751 8280,12671 8280,12645 13226,12618 13253,12592 13253,12565 13279,12539 13279,12513 13279,12486 13279,12460 13279,12433 13279,12407 13253,12380 13253,12354 13226,12327 6375,12248 6375,12222 10528,12195 10528,12169 10793,12142 10793,12116 10793,12089 10740,12063 10740,12036 10740,12010 10951,11983 10951,11957 10951,11931 10925,11904 4999,11772 4999,11745 5026,11719 5026,11692 5026,11666 5026,11640 4867,11613 4867,11587 4867,11560 4893,11534 4893,11507 4893,11481 4867,11296 4867,11269 4867,11243 4867,11216 4867,11190 4867,11163 4867,11137 4893,11110 4893,11084 4893,11058 9973,10978 9973,10952 11957,10925 11983,10899 11983,10872 12010,10846 12010,10819 12010,10793 12010,10767 12010,10740 12010,10714 11983,10687 11983,10661 11957,10634 7010,10555 7010,10528 8994,10502 9020,10476 9020,10449 9047,10423 9047,10396 9047,10370 9047,10343 9047,10317 9047,10290 9020,10264 9020,10237 8994,10211 6375,10132 6375,10105 6375,10079 5211,10052 8253,10026 8253,9999 8253,9973 8200,9946 8200,9920 8200,9894 8412,9867 8412,9841 8412,9814 8385,9788 7750,9655 7750,9629 7777,9603 7777,9576 7777,9550 7777,9523 7565,9497 7565,9470 7565,9444 7539,9417 7539,9391 7512,9364 7539,9232 7539,9206 7565,9179 7565,9153 7565,9126 7565,9100 7327,9073 7327,9047 7327,9021 7327,8994 7327,8968 7327,8941 7962,8809 7962,8782 7989,8756 7989,8730 7989,8703 7989,8677 7750,8650 7750,8624 7750,8597 7750,8571 7750,8544 7750,8518 5105,8439 5105,8412 12830,8386 12830,8359 12856,8333 12856,8306 12856,8280 12856,8253 12618,8227 12618,8200 12618,8174 12618,8148 12618,8121 12618,8095 3835,8015 3835,7989 10290,7962 10290,7936 10317,7909 10317,7883 10317,7857 10317,7830 10078,7804 10078,7777 10078,7751 10078,7724 10078,7698 10078,7671 7539,7539 7539,7513 7565,7486 7565,7460 7565,7433 7565,7407 7327,7380 7327,7354 7327,7327 7327,7301 7327,7275 7327,7248 6587,7169 6587,7142 11824,7116 11851,7089 11851,7063 11824,7036 11824,7010 11798,6984 11798,6957 11824,6931 11824,6904 11851,6878 11851,6851 11824,6825 11851,6560 11851,6534 11851,6507 2777,6322 2777,6296 6481,6269 6481,6243 7433,6216 7433,6190 7433,6163 7407,6137 7407,6111 7407,6084 7565,6058 7565,6031 7565,6005 7539,5978 11851,5714 11851,5687 11851,5661 3306,4550 3306,4523 3333,4497 3333,4470 3333,4444 3359,4417 3359,4391 3359,4365 3359,4338 3174,4312 3148,4285 8571,4153 8597,4126 8597,4100 8623,4074 8623,4047 8623,4021 8623,3994 8623,3968 8623,3941 8597,3915 8597,3888 8571,3862 7750,3730 7750,3703 7777,3677 7777,3650 7777,3624 7777,3597 7539,3571 7539,3544 7539,3518 7539,3492 7539,3465 7539,3439 6269,3306 6269,3280 6296,3253 6296,3227 6296,3201 6296,3174 6057,3148 6057,3121 6057,3095 6057,3068 6057,3042 6057,3015 4999,2883 4999,2857 5026,2830 5026,2804 5026,2777 5026,2751 4788,2724 4788,2698 4788,2671 4788,2645 4788,2619 4788,2592 8809,2460 8809,2433 8835,2407 8835,2380 8835,2354 8835,2328 8597,2301 8597,2275 8597,2248 8597,2222 8597,2195 8597,2169 8385,2037 8385,2010 8412,1984 8412,1957 8412,1931 8412,1904 8174,1878 8174,1851 8174,1825 8174,1798 8174,1772 8174,1746 6587,1666 6587,1640 13517,1613 13544,1587 13544,1560 13517,1534 13517,1507 13491,1481 13491,1455 13517,1428 13517,1402 13544,1375 13544,1349 13517,1322 11851,1058 11851,1031 11851,1005 2777,820 2777,793 9047,767 9047,740 9047,714 9073,687 9073,661 9100,634 9100,608 9126,582 9258,555 9258,529 9258,502 9232,476 11851,211 11851,185 11851,158" draw:recreate-on-edit="true"/></draw:frame><text:span text:style-name="Police_20_par_20_défaut"><text:span text:style-name="T3"/></text:span></text:p>
      <text:p text:style-name="P7"/>
      <text:p text:style-name="P7"/>
      <text:p text:style-name="P7"><draw:frame draw:style-name="fr29" draw:name="Image 349" text:anchor-type="paragraph" svg:y="0.012cm" svg:width="16.708cm" style:rel-width="scale" svg:height="21.84cm" style:rel-height="scale" draw:z-index="365"><draw:image xlink:href="Pictures/100000000000024A000002FE0D80C88644622728.png" xlink:type="simple" xlink:show="embed" xlink:actuate="onLoad" loext:mime-type="image/png"/><draw:contour-polygon svg:width="14.792cm" svg:height="19.762cm" svg:viewBox="0 0 14792 19762" draw:points="26,105 26,132 26,158 26,185 26,211 26,238 26,264 26,290 26,317 26,343 26,370 26,396 26,423 714,555 687,581 687,608 714,634 79,661 79,687 79,714 740,740 740,767 740,793 2593,846 2593,872 2593,899 26,1084 26,1111 26,1137 26,1375 26,1402 26,1428 26,1454 26,1481 26,1507 26,1534 26,1560 26,1587 26,1613 26,1640 26,1666 26,1693 6403,1719 6403,1745 555,1825 555,1851 555,1878 582,1904 740,1931 767,1957 767,1984 714,2010 714,2036 714,2063 8388,2089 6191,2116 6191,2142 6191,2169 555,2248 555,2275 555,2301 582,2327 687,2354 687,2380 687,2407 714,2433 714,2460 740,2486 7567,2513 2381,2539 2381,2566 2381,2592 555,2671 555,2698 555,2724 582,2751 714,2777 714,2804 714,2830 714,2857 714,2883 714,2909 2646,2936 2646,2962 3439,2989 3439,3015 502,3095 502,3121 502,3148 529,3174 529,3200 529,3227 529,3253 502,3280 502,3306 502,3333 3122,3359 3148,3386 555,3518 502,3544 502,3571 476,3597 476,3624 476,3650 476,3677 502,3703 502,3730 555,3756 3439,3809 3439,3835 3439,3862 926,3941 926,3968 926,3994 926,4021 926,4047 926,4073 926,4100 926,4126 926,4153 926,4179 3545,4206 3572,4232 5556,4259 5556,4285 899,4364 899,4391 899,4417 926,4444 926,4470 926,4497 926,4523 899,4550 899,4576 899,4603 8414,4629 3863,4655 3863,4682 3863,4708 952,4788 926,4814 926,4841 899,4867 899,4894 899,4920 899,4946 926,4973 926,4999 952,5026 952,5211 926,5237 926,5264 899,5290 899,5317 899,5343 899,5370 926,5396 926,5423 952,5449 5001,5476 5001,5502 555,5634 502,5661 502,5687 476,5714 476,5740 476,5767 476,5793 502,5819 502,5846 555,5872 6879,5899 3439,5925 3439,5952 3439,5978 926,6058 926,6084 926,6110 926,6137 926,6163 926,6190 926,6216 926,6243 926,6269 926,6296 3545,6322 3572,6349 6615,6375 6615,6401 899,6481 899,6507 899,6534 926,6560 926,6587 926,6613 926,6640 899,6666 899,6692 899,6719 8149,6745 3863,6772 3863,6798 3863,6825 952,6904 926,6931 926,6957 899,6983 899,7010 899,7036 899,7063 926,7089 926,7116 952,7142 952,7327 926,7354 926,7380 899,7407 26,7433 26,7460 26,7486 926,7513 926,7539 952,7565 4974,7592 4974,7618 79,7751 52,7777 79,7804 79,7830 79,7856 79,7883 79,7909 79,7936 52,7962 79,7989 3307,8015 132,8597 79,8624 79,8650 52,8677 52,8703 52,8729 52,8756 79,8782 79,8809 132,8835 3439,8888 3439,8915 3439,8941 185,9020 158,9047 158,9073 158,9100 132,9126 132,9153 132,9179 132,9206 158,9232 158,9259 158,9285 185,9311 2169,9338 2169,9364 132,9867 79,9893 79,9920 52,9946 52,9973 52,9999 52,10026 79,10052 79,10079 132,10105 6879,10132 3439,10158 3439,10184 3439,10211 185,10290 158,10317 158,10343 158,10370 132,10396 132,10422 132,10449 132,10475 158,10502 158,10528 158,10555 185,10581 3228,10608 3228,10634 26,11534 26,11560 26,11586 26,11613 26,11639 26,11666 26,11692 26,11719 26,11745 26,11772 26,11798 26,11825 26,11851 714,11983 687,12010 687,12036 714,12063 79,12089 79,12116 79,12142 740,12168 740,12195 740,12221 2593,12274 2593,12301 2593,12327 26,12512 26,12539 26,12565 26,12803 26,12830 26,12856 26,12883 26,12909 26,12936 26,12962 26,12989 26,13015 26,13041 26,13068 26,13094 26,13121 6403,13147 6403,13174 555,13253 555,13280 555,13306 582,13332 740,13359 767,13385 767,13412 714,13438 714,13465 714,13491 5001,13518 5001,13544 555,13676 555,13703 555,13729 582,13756 714,13782 714,13809 714,13835 714,13862 714,13888 740,13914 1111,13941 1111,13967 555,14100 555,14126 555,14153 582,14179 687,14205 714,14232 714,14258 687,14285 687,14311 687,14338 4392,14364 4418,14391 502,14523 502,14549 502,14576 529,14602 26,14629 26,14655 26,14682 502,14708 502,14735 502,14761 3122,14787 3148,14814 79,14946 52,14973 79,14999 79,15026 79,15052 79,15078 79,15105 79,15131 52,15158 79,15184 3307,15211 26,16190 26,16216 26,16242 26,16269 26,16295 26,16322 26,16348 26,16375 26,16401 26,16428 26,16454 26,16481 26,16507 714,16639 687,16666 687,16692 714,16719 79,16745 79,16772 79,16798 740,16824 740,16851 740,16877 6429,16904 2593,16930 2593,16957 2593,16983 26,17168 26,17195 26,17221 26,17459 26,17486 26,17512 26,17539 26,17565 26,17592 26,17618 26,17645 26,17671 26,17697 26,17724 26,17750 26,17777 6403,17803 6403,17830 555,17909 555,17936 555,17962 582,17988 740,18015 767,18041 767,18068 714,18094 714,18121 714,18147 2619,18174 2619,18200 555,18332 555,18359 555,18385 582,18412 687,18438 714,18465 714,18491 687,18518 687,18544 687,18570 3042,18597 3042,18623 555,18756 555,18782 555,18809 582,18835 714,18861 714,18888 714,18914 714,18941 714,18967 740,18994 793,19020 793,19047 502,19179 502,19205 502,19232 529,19258 26,19285 26,19311 26,19338 502,19364 502,19391 502,19417 3122,19443 3148,19470 79,19602 52,19629 79,19655 79,19682 79,19708 79,19734 79,19761 79,19787 52,19814 79,19840 3307,19867 3360,19867 3360,19840 3386,19814 3386,19787 3386,19761 3413,19734 3413,19708 3413,19682 3413,19655 3228,19629 3201,19602 7779,19470 7805,19443 7805,19417 7832,19391 7832,19364 7832,19338 7832,19311 7832,19285 7832,19258 7805,19232 7805,19205 7779,19179 8864,19047 8864,19020 8890,18994 8890,18967 8890,18941 8890,18914 8652,18888 8652,18861 8652,18835 8652,18809 8652,18782 8652,18756 9499,18623 9499,18597 9525,18570 9525,18544 9525,18518 9525,18491 9287,18465 9287,18438 9287,18412 9287,18385 9287,18359 9287,18332 7594,18200 7594,18174 7620,18147 7620,18121 7620,18094 7620,18068 7382,18041 7382,18015 7382,17988 7382,17962 7382,17936 7382,17909 6641,17830 6641,17803 12727,17777 12754,17750 12754,17724 12727,17697 12727,17671 12701,17645 12701,17618 12727,17592 12727,17565 12754,17539 12754,17512 12727,17486 26,17459 11907,17221 11907,17195 11907,17168 2831,16983 2831,16957 8255,16930 8255,16904 8255,16877 8282,16851 8282,16824 8308,16798 8308,16772 8335,16745 8467,16719 8467,16692 8467,16666 8440,16639 26,16507 26,16481 26,16454 26,16428 26,16401 11907,16375 11907,16348 11907,16322 26,16295 26,16269 26,16242 26,16216 26,16190 3360,15211 3360,15184 3386,15158 3386,15131 3386,15105 3413,15078 3413,15052 3413,15026 3413,14999 3228,14973 3201,14946 5239,14814 5265,14787 5265,14761 5292,14735 5292,14708 5292,14682 5292,14655 5292,14629 5292,14602 5265,14576 5265,14549 5239,14523 7170,14391 7170,14364 7197,14338 7197,14311 7197,14285 7197,14258 6959,14232 6959,14205 6959,14179 6959,14153 6959,14126 6959,14100 6324,13967 6324,13941 6350,13914 6350,13888 6350,13862 6350,13835 6112,13809 6112,13782 6112,13756 6112,13729 6112,13703 6112,13676 5054,13544 5054,13518 5080,13491 5080,13465 5080,13438 5080,13412 4842,13385 4842,13359 4842,13332 4842,13306 4842,13280 4842,13253 6641,13174 6641,13147 10187,13121 10213,13094 10213,13068 10187,13041 10187,13015 10160,12989 10160,12962 10187,12936 10187,12909 10213,12883 10213,12856 10187,12830 26,12803 11907,12565 11907,12539 11907,12512 2831,12327 2831,12301 2831,12274 5794,12221 5821,12195 5794,12168 5794,12142 5794,12116 5794,12089 5927,12063 5927,12036 5927,12010 5900,11983 26,11851 26,11825 26,11798 26,11772 26,11745 11907,11719 11907,11692 11907,11666 26,11639 26,11613 26,11586 26,11560 26,11534 3466,10634 3466,10608 7779,10581 8017,10555 8017,10528 8044,10502 8044,10475 8044,10449 8070,10422 8070,10396 8070,10370 8070,10343 7805,10317 7779,10290 10663,10211 10663,10184 10663,10158 7620,10132 13838,10105 13838,10079 13838,10052 13812,10026 13812,9999 13812,9973 13971,9946 13971,9920 13971,9893 13944,9867 3678,9364 3678,9338 6509,9311 6747,9285 6747,9259 6773,9232 6773,9206 6773,9179 6800,9153 6800,9126 6800,9100 6800,9073 6535,9047 6509,9020 11510,8941 11510,8915 11510,8888 14685,8835 14685,8809 14685,8782 14659,8756 14659,8729 14659,8703 14818,8677 14818,8650 14818,8624 14791,8597 3360,8015 3360,7989 3386,7962 3386,7936 3386,7909 3413,7883 3413,7856 3413,7830 3413,7804 3228,7777 3201,7751 5027,7618 5054,7592 5054,7565 5080,7539 5080,7513 5080,7486 5080,7460 5080,7433 5080,7407 5054,7380 5054,7354 5027,7327 4921,7142 4921,7116 4921,7089 4921,7063 4921,7036 4921,7010 4921,6983 4948,6957 4948,6931 4948,6904 4101,6825 4101,6798 13283,6772 13309,6745 13309,6719 13336,6692 13336,6666 13336,6640 13336,6613 13336,6587 13336,6560 13309,6534 13309,6507 13283,6481 6853,6401 6853,6375 10319,6349 10346,6322 10346,6296 10372,6269 10372,6243 10372,6216 10372,6190 10372,6163 10372,6137 10346,6110 10346,6084 10319,6058 4948,5978 4948,5952 7620,5925 7620,5899 7885,5872 7885,5846 7885,5819 7832,5793 7832,5767 7832,5740 8044,5714 8044,5687 8044,5661 8017,5634 5054,5502 5054,5476 5080,5449 5080,5423 5080,5396 5080,5370 4921,5343 4921,5317 4921,5290 4948,5264 4948,5237 4948,5211 4921,5026 4921,4999 4921,4973 4921,4946 4921,4920 4921,4894 4921,4867 4948,4841 4948,4814 4948,4788 10028,4708 10028,4682 12013,4655 12039,4629 12039,4603 12066,4576 12066,4550 12066,4523 12066,4497 12066,4470 12066,4444 12039,4417 12039,4391 12013,4364 7065,4285 7065,4259 9049,4232 9076,4206 9076,4179 9102,4153 9102,4126 9102,4100 9102,4073 9102,4047 9102,4021 9076,3994 9076,3968 9049,3941 6853,3862 6853,3835 6853,3809 8732,3756 8732,3730 8732,3703 8679,3677 8679,3650 8679,3624 8890,3597 8890,3571 8890,3544 8864,3518 5477,3386 5477,3359 5503,3333 5503,3306 5503,3280 5503,3253 5292,3227 5292,3200 5292,3174 5265,3148 5265,3121 5239,3095 3678,3015 3678,2989 9922,2962 9922,2936 9949,2909 9949,2883 9949,2857 9949,2830 9711,2804 9711,2777 9711,2751 9711,2724 9711,2698 9711,2671 3889,2592 3889,2566 10346,2539 10346,2513 10372,2486 10372,2460 10372,2433 10372,2407 10134,2380 10134,2354 10134,2327 10134,2301 10134,2275 10134,2248 6429,2169 6429,2142 8440,2116 8440,2089 8467,2063 8467,2036 8467,2010 8467,1984 8255,1957 8255,1931 8308,1904 8335,1878 8335,1851 8308,1825 6641,1745 6641,1719 10399,1693 10425,1666 10425,1640 10399,1613 10399,1587 10372,1560 10372,1534 10399,1507 10399,1481 10425,1454 10425,1428 10399,1402 26,1375 11907,1137 11907,1111 11907,1084 2831,899 2831,872 2831,846 6006,793 6006,767 6006,740 5980,714 5980,687 5980,661 6138,634 6138,608 6138,581 6112,555 26,423 26,396 26,370 26,343 26,317 11907,290 11907,264 11907,238 26,211 26,185 26,158 26,132" draw:recreate-on-edit="true"/></draw:frame><text:span text:style-name="Police_20_par_20_défaut"><text:span text:style-name="T3"/></text:span></text:p>
      <text:p text:style-name="P7"/>
      <text:p text:style-name="P7"/>
      <text:p text:style-name="P7"/>
      <text:p text:style-name="P7"><draw:frame draw:style-name="fr30" draw:name="Image 350" text:anchor-type="paragraph" svg:y="0.011cm" svg:width="17.082cm" style:rel-width="scale" svg:height="23.204cm" style:rel-height="scale" draw:z-index="366"><draw:image xlink:href="Pictures/100000000000026600000342DCB40102CAA360C0.png" xlink:type="simple" xlink:show="embed" xlink:actuate="onLoad" loext:mime-type="image/png"/><draw:contour-polygon svg:width="15.793cm" svg:height="21.746cm" svg:viewBox="0 0 15793 21746" draw:points="26,105 26,132 26,158 661,423 634,449 634,476 661,502 26,529 26,555 26,581 687,608 687,634 687,661 6375,687 2539,714 2539,740 2539,767 26,952 26,978 26,1005 79,1269 26,1296 26,1322 26,1349 26,1375 26,1402 26,1428 26,1454 26,1481 79,1507 10184,1534 6349,1560 6349,1587 6349,1613 502,1693 502,1719 502,1745 529,1772 687,1798 714,1825 714,1851 661,1878 661,1904 661,1931 2566,1957 2566,1984 502,2116 502,2142 502,2169 529,2195 634,2222 661,2248 661,2275 634,2301 634,2327 634,2354 2989,2380 2989,2407 502,2539 502,2566 502,2592 529,2618 634,2645 661,2671 661,2698 661,2724 661,2751 634,2777 634,2804 634,2830 502,2962 502,2989 502,3015 529,3042 634,3068 661,3095 661,3121 661,3148 661,3174 634,3200 634,3227 634,3253 502,3386 502,3412 502,3439 529,3465 661,3491 634,3518 634,3544 661,3571 661,3597 687,3624 6005,3650 6005,3677 502,3809 502,3835 502,3862 529,3888 661,3915 661,3941 661,3968 661,3994 661,4021 661,4047 6005,4073 1481,4100 1481,4126 1481,4153 502,4232 502,4259 502,4285 529,4312 661,4338 634,4364 634,4391 661,4417 661,4444 687,4470 1904,4497 1904,4523 502,4655 502,4682 502,4708 529,4735 687,4761 714,4788 714,4814 661,4841 661,4867 661,4894 1322,4920 1322,4946 502,5079 502,5105 502,5132 529,5158 687,5185 687,5211 687,5237 661,5264 661,5290 661,5317 2142,5343 2142,5370 4021,5396 4021,5423 449,5502 449,5528 449,5555 476,5581 476,5608 476,5634 476,5661 449,5687 449,5714 449,5740 3068,5767 3095,5793 502,5925 449,5952 449,5978 423,6005 423,6031 423,6058 423,6084 449,6110 449,6137 502,6163 3915,6190 3386,6216 3386,6243 3386,6269 872,6349 872,6375 872,6401 872,6428 872,6454 872,6481 872,6507 872,6534 872,6560 872,6587 3491,6613 3518,6640 4655,6666 4655,6692 846,6772 846,6798 846,6825 872,6851 872,6878 872,6904 872,6931 846,6957 846,6983 846,7010 7513,7036 3809,7063 3809,7089 3809,7116 899,7195 872,7222 872,7248 846,7274 846,7301 846,7327 846,7354 872,7380 872,7407 899,7433 899,7618 872,7645 872,7671 846,7698 846,7724 846,7751 846,7777 872,7804 872,7830 899,7856 4946,7883 4946,7909 502,8042 449,8068 449,8095 423,8121 423,8147 423,8174 423,8200 449,8227 449,8253 502,8280 5105,8306 3386,8333 3386,8359 3386,8386 872,8465 872,8491 872,8518 872,8544 872,8571 872,8597 872,8624 872,8650 872,8677 872,8703 3491,8729 3518,8756 7195,8782 7195,8809 846,8888 846,8915 846,8941 872,8968 872,8994 872,9020 872,9047 846,9073 846,9100 846,9126 7645,9153 3809,9179 3809,9206 3809,9232 899,9311 872,9338 872,9364 846,9391 846,9417 846,9444 846,9470 872,9497 872,9523 899,9550 899,9735 872,9761 872,9788 846,9814 846,9841 846,9867 846,9893 872,9920 872,9946 899,9973 4920,9999 4920,10026 26,10158 26,10184 26,10211 26,10237 26,10264 26,10290 26,10317 26,10343 26,10370 26,10396 3253,10423 79,11005 26,11031 26,11057 26,11084 26,11110 26,11137 26,11163 26,11190 26,11216 79,11243 3915,11269 3386,11296 3386,11322 3386,11348 132,11428 105,11454 105,11481 105,11507 79,11534 79,11560 79,11587 79,11613 105,11639 105,11666 105,11692 132,11719 1269,11745 1269,11772 79,12274 26,12301 26,12327 26,12354 26,12380 26,12407 26,12433 26,12460 26,12486 79,12512 2169,12539 2169,12565 6983,12592 6983,12618 132,12698 105,12724 105,12751 105,12777 79,12803 79,12830 79,12856 79,12883 105,12909 105,12936 105,12962 132,12989 79,13544 26,13571 26,13597 26,13624 26,13650 26,13676 26,13703 26,13729 26,13756 79,13782 5105,13809 3386,13835 3386,13862 3386,13888 132,13967 105,13994 105,14020 105,14047 79,14073 79,14100 79,14126 79,14153 105,14179 105,14206 105,14232 132,14258 3809,14285 3809,14311 26,15343 26,15370 26,15396 661,15661 634,15687 634,15713 661,15740 26,15766 26,15793 26,15819 687,15846 687,15872 687,15899 2539,15952 2539,15978 2539,16004 26,16190 26,16216 26,16243 79,16507 26,16534 26,16560 26,16586 26,16613 26,16639 26,16666 26,16692 26,16719 79,16745 10475,16772 6349,16798 6349,16825 6349,16851 502,16930 502,16957 502,16983 529,17010 687,17036 714,17063 714,17089 661,17116 661,17142 661,17168 5370,17195 5370,17221 502,17354 502,17380 502,17407 529,17433 634,17459 634,17486 634,17512 661,17539 661,17565 687,17592 7513,17618 2327,17645 2327,17671 2327,17698 502,17777 502,17803 502,17830 529,17856 661,17883 661,17909 661,17936 661,17962 661,17989 661,18015 7486,18041 7486,18068 502,18200 502,18227 502,18253 529,18280 661,18306 634,18332 634,18359 661,18385 661,18412 687,18438 6428,18465 6428,18491 502,18623 502,18650 502,18676 529,18703 634,18729 661,18756 661,18782 634,18809 634,18835 634,18862 2751,18888 2751,18914 449,19047 449,19073 449,19100 476,19126 476,19153 476,19179 476,19205 449,19232 449,19258 449,19285 3068,19311 3095,19338 502,19470 449,19496 449,19523 423,19549 423,19576 423,19602 423,19629 449,19655 449,19682 502,19708 3386,19761 3386,19787 3386,19814 872,19893 872,19920 872,19946 872,19973 872,19999 872,20026 872,20052 872,20078 872,20105 872,20131 3491,20158 3518,20184 5502,20211 5502,20237 846,20317 846,20343 846,20369 872,20396 872,20422 872,20449 872,20475 846,20502 846,20528 846,20555 8359,20581 3809,20608 3809,20634 3809,20660 899,20740 872,20766 872,20793 846,20819 846,20846 846,20872 846,20899 872,20925 872,20951 899,20978 899,21163 872,21190 872,21216 846,21242 846,21269 846,21295 846,21322 872,21348 872,21375 899,21401 4920,21428 4920,21454 26,21586 26,21613 26,21639 26,21666 26,21692 26,21719 26,21745 26,21772 26,21798 26,21824 3253,21851 3306,21851 3306,21824 3333,21798 3333,21772 3333,21745 3359,21719 3359,21692 3359,21666 3359,21639 3174,21613 3148,21586 4973,21454 4999,21428 4999,21401 5026,21375 5026,21348 5026,21322 5026,21295 5026,21269 5026,21242 4999,21216 4999,21190 4973,21163 4867,20978 4867,20951 4867,20925 4867,20899 4867,20872 4867,20846 4867,20819 4894,20793 4894,20766 4894,20740 9973,20660 9973,20634 11957,20608 11983,20581 11983,20555 12010,20528 12010,20502 12010,20475 12010,20449 12010,20422 12010,20396 11983,20369 11983,20343 11957,20317 7010,20237 7010,20211 8994,20184 9020,20158 9020,20131 9047,20105 9047,20078 9047,20052 9047,20026 9047,19999 9047,19973 9020,19946 9020,19920 8994,19893 5105,19814 5105,19787 5105,19761 6983,19708 6983,19682 6983,19655 6931,19629 6931,19602 6931,19576 7142,19549 7142,19523 7142,19496 7116,19470 5634,19338 5634,19311 5661,19285 5661,19258 5661,19232 5661,19205 5449,19179 5449,19153 5449,19126 5423,19100 5423,19073 5396,19047 5211,18914 5211,18888 5237,18862 5237,18835 5237,18809 5237,18782 4999,18756 4999,18729 4999,18703 4999,18676 4999,18650 4999,18623 6481,18491 6481,18465 6507,18438 6507,18412 6507,18385 6507,18359 6269,18332 6269,18306 6269,18280 6269,18253 6269,18227 6269,18200 7539,18068 7539,18041 7565,18015 7565,17989 7565,17962 7565,17936 7407,17909 7407,17883 7407,17856 7380,17830 7380,17803 7354,17777 3835,17698 3835,17671 10290,17645 10290,17618 10317,17592 10317,17565 10317,17539 10317,17512 10079,17486 10079,17459 10079,17433 10079,17407 10079,17380 10079,17354 5423,17221 5423,17195 5449,17168 5449,17142 5449,17116 5449,17089 5211,17063 5211,17036 5211,17010 5211,16983 5211,16957 5211,16930 6587,16851 6587,16825 10555,16798 10581,16772 10581,16745 10555,16719 10555,16692 10528,16666 10528,16639 10555,16613 10555,16586 10581,16560 10581,16534 10555,16507 11851,16243 11851,16216 11851,16190 2777,16004 2777,15978 2777,15952 6137,15899 6137,15872 6137,15846 6137,15819 6137,15793 6137,15766 6296,15740 6296,15713 6296,15687 6269,15661 11851,15396 11851,15370 11851,15343 4047,14311 4047,14285 8994,14258 9232,14232 9232,14206 9259,14179 9259,14153 9259,14126 9285,14100 9285,14073 9285,14047 9285,14020 9020,13994 8994,13967 11878,13888 11878,13862 15608,13835 15608,13809 15608,13782 15634,13756 15634,13729 15661,13703 15661,13676 15687,13650 15819,13624 15819,13597 15819,13571 15793,13544 4126,12989 4364,12962 4364,12936 4391,12909 4391,12883 4391,12856 4417,12830 4417,12803 4417,12777 4417,12751 4153,12724 4126,12698 10396,12618 10396,12592 14126,12565 14126,12539 14126,12512 14153,12486 14153,12460 14179,12433 14179,12407 14206,12380 14338,12354 14338,12327 14338,12301 14311,12274 1507,11772 1507,11745 3915,11719 4153,11692 4153,11666 4179,11639 4179,11613 4179,11587 4206,11560 4206,11534 4206,11507 4206,11481 3941,11454 3915,11428 9761,11348 9761,11322 13491,11296 13491,11269 13491,11243 13518,11216 13518,11190 13544,11163 13544,11137 13571,11110 13703,11084 13703,11057 13703,11031 13676,11005 3306,10423 3306,10396 3333,10370 3333,10343 3333,10317 3359,10290 3359,10264 3359,10237 3359,10211 3174,10184 3148,10158 4973,10026 4999,9999 4999,9973 5026,9946 5026,9920 5026,9893 5026,9867 5026,9841 5026,9814 4999,9788 4999,9761 4973,9735 4867,9550 4867,9523 4867,9497 4867,9470 4867,9444 4867,9417 4867,9391 4894,9364 4894,9338 4894,9311 4047,9232 4047,9206 14497,9179 14523,9153 14523,9126 14549,9100 14549,9073 14549,9047 14549,9020 14549,8994 14549,8968 14523,8941 14523,8915 14497,8888 7433,8809 7433,8782 11534,8756 11560,8729 11560,8703 11587,8677 11587,8650 11587,8624 11587,8597 11587,8571 11587,8544 11560,8518 11560,8491 11534,8465 5528,8386 5528,8359 8835,8333 8835,8306 9100,8280 9100,8253 9100,8227 9047,8200 9047,8174 9047,8147 9259,8121 9259,8095 9259,8068 9232,8042 4999,7909 4999,7883 5026,7856 5026,7830 5026,7804 5026,7777 4867,7751 4867,7724 4867,7698 4894,7671 4894,7645 4894,7618 4867,7433 4867,7407 4867,7380 4867,7354 4867,7327 4867,7301 4867,7274 4894,7248 4894,7222 4894,7195 4047,7116 4047,7089 9417,7063 9444,7036 9444,7010 9470,6983 9470,6957 9470,6931 9470,6904 9470,6878 9470,6851 9444,6825 9444,6798 9417,6772 4894,6692 4894,6666 6454,6640 6481,6613 6481,6587 6507,6560 6507,6534 6507,6507 6507,6481 6507,6454 6507,6428 6481,6401 6481,6375 6454,6349 5952,6269 5952,6243 5952,6216 4576,6190 6983,6163 6983,6137 6983,6110 6931,6084 6931,6058 6931,6031 7142,6005 7142,5978 7142,5952 7116,5925 6058,5793 6058,5767 6084,5740 6084,5714 6084,5687 6084,5661 5872,5634 5872,5608 5872,5581 5846,5555 5846,5528 5819,5502 4259,5423 4259,5396 11137,5370 11137,5343 11163,5317 11163,5290 11163,5264 11163,5237 10925,5211 10925,5185 10925,5158 10925,5132 10925,5105 10925,5079 7327,4946 7327,4920 7354,4894 7354,4867 7354,4841 7354,4814 7116,4788 7116,4761 7116,4735 7116,4708 7116,4682 7116,4655 9444,4523 9444,4497 9470,4470 9470,4444 9470,4417 9470,4391 9232,4364 9232,4338 9232,4312 9232,4285 9232,4259 9232,4232 1719,4153 1719,4126 6058,4100 6058,4073 6084,4047 6084,4021 6084,3994 6084,3968 5846,3941 5846,3915 5846,3888 5846,3862 5846,3835 5846,3809 6058,3677 6058,3650 6084,3624 6084,3597 6084,3571 6084,3544 5846,3518 5846,3491 5846,3465 5846,3439 5846,3412 5846,3386 6058,3253 6058,3227 6084,3200 6084,3174 6084,3148 6084,3121 5846,3095 5846,3068 5846,3042 5846,3015 5846,2989 5846,2962 8597,2830 8597,2804 8624,2777 8624,2751 8624,2724 8624,2698 8465,2671 8465,2645 8465,2618 8438,2592 8438,2566 8412,2539 7962,2407 7962,2380 7989,2354 7989,2327 7989,2301 7989,2275 7751,2248 7751,2222 7751,2195 7751,2169 7751,2142 7751,2116 5846,1984 5846,1957 5872,1931 5872,1904 5872,1878 5872,1851 5634,1825 5634,1798 5634,1772 5634,1745 5634,1719 5634,1693 6587,1613 6587,1587 10978,1560 11005,1534 11005,1507 10978,1481 10978,1454 10952,1428 10952,1402 10978,1375 10978,1349 11005,1322 11005,1296 10978,1269 11851,1005 11851,978 11851,952 2777,767 2777,740 6507,714 6507,687 6507,661 6534,634 6534,608 6560,581 6560,555 6587,529 6719,502 6719,476 6719,449 6692,423 11851,158 11851,132 11851,105" draw:recreate-on-edit="true"/></draw:frame><text:span text:style-name="Police_20_par_20_défaut"><text:span text:style-name="T3"/></text:span></text:p>
      <text:p text:style-name="P7"/>
      <text:p text:style-name="P7"><draw:frame draw:style-name="fr29" draw:name="Image 355" text:anchor-type="paragraph" svg:y="0.725cm" svg:width="18.23cm" style:rel-width="scale" svg:height="19.473cm" style:rel-height="scale" draw:z-index="367"><draw:image xlink:href="Pictures/100000000000024B00000273A6D2653F669C1D63.png" xlink:type="simple" xlink:show="embed" xlink:actuate="onLoad" loext:mime-type="image/png"/><draw:contour-polygon svg:width="14.947cm" svg:height="15.899cm" svg:viewBox="0 0 14947 15899" draw:points="26,291 26,317 26,343 661,608 634,634 634,661 661,687 26,714 26,740 26,767 687,793 687,820 687,846 2539,899 2539,925 2539,952 26,1137 26,1164 26,1190 79,1455 26,1481 26,1507 26,1534 26,1560 26,1587 26,1613 26,1640 26,1666 79,1693 10052,1719 6349,1746 6349,1772 6349,1798 502,1878 502,1904 502,1931 529,1957 687,1984 714,2010 714,2037 661,2063 661,2089 661,2116 4947,2142 4947,2169 502,2301 502,2328 502,2354 529,2380 661,2407 687,2433 687,2460 687,2486 687,2513 714,2539 873,2566 873,2592 502,2724 502,2751 502,2777 529,2804 634,2830 661,2857 661,2883 661,2910 661,2936 634,2962 634,2989 634,3015 502,3148 502,3174 502,3201 529,3227 661,3253 687,3280 661,3306 661,3333 661,3359 661,3386 2116,3412 2116,3439 3174,3465 3174,3492 502,3571 502,3597 502,3624 529,3650 634,3677 634,3703 634,3730 661,3756 661,3783 687,3809 9391,3835 3597,3862 3597,3888 3597,3915 502,3994 502,4021 502,4047 529,4074 661,4100 687,4126 661,4153 661,4179 661,4206 661,4232 6005,4259 1904,4285 1904,4312 1904,4338 502,4417 502,4444 502,4470 529,4497 661,4523 687,4550 661,4576 661,4603 661,4629 661,4656 3650,4682 3650,4708 3809,4735 3809,4761 502,4841 502,4867 502,4894 529,4920 687,4947 687,4973 687,4999 661,5026 661,5052 661,5079 3439,5105 3439,5132 4232,5158 4232,5185 449,5264 449,5290 449,5317 476,5343 476,5370 476,5396 476,5423 449,5449 449,5476 449,5502 3068,5529 3095,5555 502,5687 449,5714 449,5740 423,5767 423,5793 423,5820 423,5846 449,5872 449,5899 502,5925 7407,5952 3386,5978 3386,6005 3386,6031 873,6111 873,6137 873,6163 873,6190 873,6216 873,6243 873,6269 873,6296 873,6322 873,6349 3492,6375 3518,6402 6349,6428 6349,6454 846,6534 846,6560 846,6587 873,6613 873,6640 873,6666 873,6693 846,6719 846,6745 846,6772 7618,6798 3809,6825 3809,6851 3809,6878 899,6957 873,6984 873,7010 846,7036 846,7063 846,7089 846,7116 873,7142 873,7169 899,7195 899,7380 873,7407 873,7433 846,7460 846,7486 846,7513 846,7539 873,7566 873,7592 899,7618 4947,7645 4947,7671 502,7804 449,7830 449,7857 423,7883 423,7909 423,7936 423,7962 449,7989 449,8015 502,8042 3386,8095 3386,8121 3386,8148 873,8227 873,8253 873,8280 873,8306 873,8333 873,8359 873,8386 873,8412 873,8439 873,8465 3492,8491 3518,8518 6772,8544 6772,8571 846,8650 846,8677 846,8703 873,8730 873,8756 873,8782 873,8809 846,8835 846,8862 846,8888 7724,8915 3809,8941 3809,8968 3809,8994 899,9073 873,9100 873,9126 846,9153 846,9179 846,9206 846,9232 873,9259 873,9285 899,9312 899,9497 873,9523 873,9550 846,9576 846,9603 846,9629 846,9655 873,9682 873,9708 899,9735 4947,9761 4947,9788 502,9920 449,9946 449,9973 423,9999 423,10026 423,10052 423,10079 449,10105 449,10132 502,10158 3386,10211 3386,10237 3386,10264 873,10343 873,10370 873,10396 873,10423 873,10449 873,10476 873,10502 873,10528 873,10555 873,10581 3492,10608 3518,10634 5079,10661 5079,10687 846,10767 846,10793 846,10819 873,10846 873,10872 873,10899 873,10925 846,10952 846,10978 846,11005 7936,11031 3809,11058 3809,11084 3809,11110 899,11190 873,11216 873,11243 846,11269 846,11296 846,11322 846,11349 873,11375 873,11401 899,11428 899,11613 873,11640 873,11666 846,11692 846,11719 846,11745 846,11772 873,11798 873,11825 899,11851 4920,11878 4920,11904 26,12036 26,12063 26,12089 26,12116 26,12142 26,12169 26,12195 26,12222 26,12248 26,12274 3253,12301 79,12883 26,12909 26,12936 26,12962 26,12989 26,13015 26,13042 26,13068 26,13095 79,13121 7407,13147 3386,13174 3386,13200 3386,13227 132,13306 105,13333 105,13359 105,13386 79,13412 79,13438 79,13465 79,13491 105,13518 105,13544 105,13571 132,13597 2962,13624 2962,13650 79,14153 26,14179 26,14206 26,14232 26,14259 26,14285 26,14311 26,14338 26,14364 79,14391 3386,14444 3386,14470 3386,14497 132,14576 105,14602 105,14629 105,14655 79,14682 79,14708 79,14735 79,14761 105,14788 105,14814 105,14841 132,14867 3386,14893 3386,14920 79,15423 26,15449 26,15475 26,15502 26,15528 26,15555 26,15581 26,15608 26,15634 79,15661 3386,15714 3386,15740 3386,15766 132,15846 105,15872 105,15899 105,15925 79,15952 79,15978 79,16005 79,16031 105,16057 105,16084 105,16110 132,16137 1693,16163 1693,16190 1931,16190 1931,16163 4761,16137 4999,16110 4999,16084 5026,16057 5026,16031 5026,16005 5052,15978 5052,15952 5052,15925 5052,15899 4788,15872 4761,15846 9761,15766 9761,15740 9761,15714 12724,15661 12751,15634 12724,15608 12724,15581 12724,15555 12724,15528 12857,15502 12857,15475 12857,15449 12830,15423 3624,14920 3624,14893 8148,14867 8386,14841 8386,14814 8412,14788 8412,14761 8412,14735 8439,14708 8439,14682 8439,14655 8439,14629 8174,14602 8148,14576 11878,14497 11878,14470 11878,14444 14841,14391 14867,14364 14841,14338 14841,14311 14841,14285 14841,14259 14973,14232 14973,14206 14973,14179 14946,14153 3201,13650 3201,13624 8148,13597 8386,13571 8386,13544 8412,13518 8412,13491 8412,13465 8439,13438 8439,13412 8439,13386 8439,13359 8174,13333 8148,13306 11454,13227 11454,13200 11454,13174 7539,13147 14417,13121 14444,13095 14417,13068 14417,13042 14417,13015 14417,12989 14550,12962 14550,12936 14550,12909 14523,12883 3306,12301 3306,12274 3333,12248 3333,12222 3333,12195 3359,12169 3359,12142 3359,12116 3359,12089 3174,12063 3148,12036 4973,11904 4999,11878 4999,11851 5026,11825 5026,11798 5026,11772 5026,11745 5026,11719 5026,11692 4999,11666 4999,11640 4973,11613 4867,11428 4867,11401 4867,11375 4867,11349 4867,11322 4867,11296 4867,11269 4894,11243 4894,11216 4894,11190 4047,11110 4047,11084 10264,11058 10290,11031 10290,11005 10317,10978 10317,10952 10317,10925 10317,10899 10317,10872 10317,10846 10290,10819 10290,10793 10264,10767 5317,10687 5317,10661 7301,10634 7327,10608 7327,10581 7354,10555 7354,10528 7354,10502 7354,10476 7354,10449 7354,10423 7327,10396 7327,10370 7301,10343 5529,10264 5529,10237 5529,10211 6984,10158 6984,10132 6984,10105 6931,10079 6931,10052 6931,10026 7142,9999 7142,9973 7142,9946 7116,9920 4999,9788 4999,9761 5026,9735 5026,9708 5026,9682 5026,9655 4867,9629 4867,9603 4867,9576 4894,9550 4894,9523 4894,9497 4867,9312 4867,9285 4867,9259 4867,9232 4867,9206 4867,9179 4867,9153 4894,9126 4894,9100 4894,9073 4047,8994 4047,8968 9841,8941 9867,8915 9867,8888 9894,8862 9894,8835 9894,8809 9894,8782 9894,8756 9894,8730 9867,8703 9867,8677 9841,8650 7010,8571 7010,8544 10687,8518 10714,8491 10714,8465 10740,8439 10740,8412 10740,8386 10740,8359 10740,8333 10740,8306 10714,8280 10714,8253 10687,8227 5952,8148 5952,8121 5952,8095 9100,8042 9100,8015 9100,7989 9047,7962 9047,7936 9047,7909 9259,7883 9259,7857 9259,7830 9232,7804 4999,7671 4999,7645 5026,7618 5026,7592 5026,7566 5026,7539 4867,7513 4867,7486 4867,7460 4894,7433 4894,7407 4894,7380 4867,7195 4867,7169 4867,7142 4867,7116 4867,7089 4867,7063 4867,7036 4894,7010 4894,6984 4894,6957 4047,6878 4047,6851 13650,6825 13677,6798 13677,6772 13703,6745 13703,6719 13703,6693 13703,6666 13703,6640 13703,6613 13677,6587 13677,6560 13650,6534 6587,6454 6587,6428 10687,6402 10714,6375 10714,6349 10740,6322 10740,6296 10740,6269 10740,6243 10740,6216 10740,6190 10714,6163 10714,6137 10687,6111 5952,6031 5952,6005 7539,5978 7539,5952 8677,5925 8677,5899 8677,5872 8624,5846 8624,5820 8624,5793 8835,5767 8835,5740 8835,5714 8809,5687 5211,5555 5211,5529 5238,5502 5238,5476 5238,5449 5238,5423 5026,5396 5026,5370 5026,5343 4999,5317 4999,5290 4973,5264 4470,5185 4470,5158 11560,5132 11560,5105 11587,5079 11587,5052 11587,5026 11587,4999 11349,4973 11349,4947 11349,4920 11349,4894 11349,4867 11349,4841 4047,4761 4047,4735 9867,4708 9867,4682 9894,4656 9894,4629 9894,4603 9894,4576 9656,4550 9656,4523 9656,4497 9656,4470 9656,4444 9656,4417 2142,4338 2142,4312 6058,4285 6058,4259 6084,4232 6084,4206 6084,4179 6084,4153 5846,4126 5846,4100 5846,4074 5846,4047 5846,4021 5846,3994 3835,3915 3835,3888 9444,3862 9444,3835 9470,3809 9470,3783 9470,3756 9470,3730 9232,3703 9232,3677 9232,3650 9232,3624 9232,3597 9232,3571 3412,3492 3412,3465 9444,3439 9444,3412 9470,3386 9470,3359 9470,3333 9470,3306 9232,3280 9232,3253 9232,3227 9232,3201 9232,3174 9232,3148 4365,3015 4365,2989 4391,2962 4391,2936 4391,2910 4391,2883 4153,2857 4153,2830 4153,2804 4153,2777 4153,2751 4153,2724 6269,2592 6269,2566 6296,2539 6296,2513 6296,2486 6296,2460 6058,2433 6058,2407 6058,2380 6058,2354 6058,2328 6058,2301 4999,2169 4999,2142 5026,2116 5026,2089 5026,2063 5026,2037 4788,2010 4788,1984 4788,1957 4788,1931 4788,1904 4788,1878 6587,1798 6587,1772 10132,1746 10158,1719 10158,1693 10132,1666 10132,1640 10105,1613 10105,1587 10132,1560 10132,1534 10158,1507 10158,1481 10132,1455 11851,1190 11851,1164 11851,1137 2777,952 2777,925 2777,899 5740,846 5767,820 5740,793 5740,767 5740,740 5740,714 5872,687 5872,661 5872,634 5846,608 11851,343 11851,317 11851,291" draw:recreate-on-edit="true"/></draw:frame><text:span text:style-name="Police_20_par_20_défaut"><text:span text:style-name="T3"/></text:span></text:p>
      <text:p text:style-name="P7"/>
      <text:p text:style-name="P7"/>
      <text:p text:style-name="P7"/>
      <text:p text:style-name="P7"/>
      <text:p text:style-name="P7"/>
      <text:p text:style-name="P7"/>
      <text:p text:style-name="P7"><draw:frame draw:style-name="fr21" draw:name="Image 357" text:anchor-type="paragraph" svg:x="0.002cm" svg:y="0.012cm" svg:width="17.018cm" style:rel-width="scale" svg:height="23.622cm" style:rel-height="scale" draw:z-index="368"><draw:image xlink:href="Pictures/10000000000002840000037A79ADB170D1F19049.png" xlink:type="simple" xlink:show="embed" xlink:actuate="onLoad" loext:mime-type="image/png"/><draw:contour-polygon svg:width="16.905cm" svg:height="23.439cm" svg:viewBox="0 0 16905 23439" draw:points="52,52 52,79 52,105 687,370 661,396 661,423 687,449 52,476 52,502 52,529 714,555 714,581 714,608 2566,661 2566,687 2566,714 52,899 52,925 52,952 105,1216 52,1243 52,1269 26,1296 26,1322 26,1349 26,1375 52,1402 52,1428 105,1454 10714,1481 6375,1507 6375,1534 6375,1560 529,1640 529,1666 529,1693 555,1719 714,1745 740,1772 740,1798 687,1825 687,1851 687,1878 5608,1904 5608,1931 529,2063 529,2089 529,2116 555,2142 687,2169 661,2195 661,2222 687,2248 687,2275 714,2301 7513,2327 7513,2354 529,2486 529,2513 529,2539 555,2566 687,2592 714,2618 714,2645 714,2671 714,2698 740,2724 6243,2751 6243,2777 529,2909 529,2936 529,2962 555,2989 687,3015 687,3042 687,3068 687,3095 687,3121 687,3148 8571,3174 8571,3200 529,3333 529,3359 529,3386 555,3412 661,3439 661,3465 661,3491 687,3518 687,3544 714,3571 7539,3597 2354,3624 2354,3650 2354,3677 476,3756 476,3782 476,3809 502,3835 502,3862 502,3888 502,3915 476,3941 476,3968 476,3994 3095,4020 3121,4047 529,4179 476,4206 476,4232 449,4259 449,4285 449,4311 449,4338 476,4364 476,4391 529,4417 3412,4470 3412,4497 3412,4523 899,4602 899,4629 899,4655 899,4682 899,4708 899,4735 899,4761 899,4788 899,4814 899,4841 3518,4867 3544,4893 5529,4920 5529,4946 873,5026 873,5052 873,5079 899,5105 899,5132 899,5158 899,5184 873,5211 873,5237 873,5264 8386,5290 3835,5317 3835,5343 3835,5370 925,5449 899,5475 899,5502 873,5528 873,5555 873,5581 873,5608 899,5634 899,5661 925,5687 925,5872 899,5899 899,5925 873,5952 873,5978 873,6005 873,6031 899,6057 899,6084 925,6110 4947,6137 4947,6163 52,6296 26,6322 52,6348 52,6375 52,6401 52,6428 52,6454 52,6481 26,6507 52,6534 3280,6560 105,7142 52,7169 52,7195 26,7221 26,7248 26,7274 26,7301 52,7327 52,7354 105,7380 3412,7433 3412,7460 3412,7486 158,7565 132,7592 132,7618 132,7645 105,7671 105,7698 105,7724 105,7751 132,7777 132,7803 132,7830 158,7856 2142,7883 2142,7909 52,8941 52,8967 52,8994 687,9258 661,9285 661,9311 687,9338 52,9364 52,9391 52,9417 714,9444 714,9470 714,9496 6587,9523 2566,9549 2566,9576 2566,9602 52,9787 52,9814 52,9840 105,10105 52,10131 52,10158 26,10184 26,10211 26,10237 26,10264 52,10290 52,10317 105,10343 10396,10369 6375,10396 6375,10422 6375,10449 529,10528 529,10555 529,10581 555,10608 714,10634 740,10660 740,10687 687,10713 687,10740 687,10766 2777,10793 2777,10819 8703,10846 8703,10872 529,10951 529,10978 529,11004 555,11031 687,11057 661,11084 661,11110 687,11137 687,11163 714,11190 3624,11216 3624,11242 529,11375 529,11401 529,11428 555,11454 714,11481 714,11507 714,11533 687,11560 687,11586 687,11613 2169,11639 2169,11666 2354,11692 2354,11719 529,11798 529,11824 529,11851 555,11877 687,11904 714,11930 687,11957 687,11983 687,12010 687,12036 6878,12062 1931,12089 1931,12115 1931,12142 529,12221 529,12248 529,12274 555,12301 714,12327 714,12353 714,12380 687,12406 687,12433 687,12459 2169,12486 2169,12512 4047,12539 4047,12565 476,12644 476,12671 476,12697 502,12724 502,12750 502,12777 502,12803 476,12830 476,12856 476,12883 3095,12909 3121,12935 529,13068 476,13094 476,13121 449,13147 449,13174 449,13200 449,13226 476,13253 476,13279 529,13306 5317,13332 3412,13359 3412,13385 3412,13412 899,13491 899,13517 899,13544 899,13570 899,13597 899,13623 899,13650 899,13676 899,13703 899,13729 3518,13756 3544,13782 5529,13808 5529,13835 873,13914 873,13941 873,13967 899,13994 899,14020 899,14047 899,14073 873,14099 873,14126 873,14152 7671,14179 3835,14205 3835,14232 3835,14258 925,14338 899,14364 899,14390 873,14417 873,14443 873,14470 873,14496 899,14523 899,14549 925,14576 925,14761 899,14787 899,14814 873,14840 873,14867 873,14893 873,14920 899,14946 899,14972 925,14999 4973,15025 4973,15052 529,15184 476,15211 476,15237 449,15263 449,15290 449,15316 449,15343 476,15369 476,15396 529,15422 5317,15449 3412,15475 3412,15502 3412,15528 899,15607 899,15634 899,15660 899,15687 899,15713 899,15740 899,15766 899,15792 899,15819 899,15845 3518,15872 3544,15898 5105,15925 5105,15951 873,16031 873,16057 873,16083 899,16110 899,16136 899,16163 899,16189 873,16216 873,16242 873,16269 7962,16295 3835,16322 3835,16348 3835,16374 925,16454 899,16480 899,16507 873,16533 873,16560 873,16586 873,16613 899,16639 899,16665 925,16692 925,16877 899,16904 899,16930 873,16956 873,16983 873,17009 873,17036 899,17062 899,17089 925,17115 4973,17142 4973,17168 529,17300 476,17327 476,17353 449,17380 449,17406 449,17433 449,17459 476,17486 476,17512 529,17538 5317,17565 3412,17591 3412,17618 3412,17644 899,17724 899,17750 899,17777 899,17803 899,17829 899,17856 899,17882 899,17909 899,17935 899,17962 3518,17988 3544,18015 7222,18041 7222,18068 873,18147 873,18173 873,18200 899,18226 899,18253 899,18279 899,18306 873,18332 873,18359 873,18385 7671,18411 3835,18438 3835,18464 3835,18491 925,18570 899,18597 899,18623 873,18650 873,18676 873,18702 873,18729 899,18755 899,18782 925,18808 925,18993 899,19020 899,19046 873,19073 873,19099 873,19126 873,19152 899,19179 899,19205 925,19232 4947,19258 4947,19284 52,19417 26,19443 52,19470 52,19496 52,19523 52,19549 52,19575 52,19602 26,19628 52,19655 3280,19681 105,20263 52,20290 52,20316 26,20343 26,20369 26,20395 26,20422 52,20448 52,20475 105,20501 5317,20528 3412,20554 3412,20581 3412,20607 105,20686 105,20713 105,20739 132,20766 264,20792 238,20819 238,20845 264,20872 264,20898 291,20925 4682,20951 661,20977 661,21004 661,21030 105,21533 52,21559 52,21586 26,21612 26,21639 26,21665 26,21692 52,21718 52,21745 105,21771 5317,21798 3412,21824 3412,21850 3412,21877 105,21956 105,21983 105,22009 132,22036 264,22062 238,22089 238,22115 264,22141 264,22168 291,22194 4682,22221 661,22247 661,22274 661,22300 105,22803 52,22829 52,22856 26,22882 26,22909 26,22935 26,22962 52,22988 52,23014 105,23041 5317,23067 3412,23094 3412,23120 3412,23147 79,23226 52,23253 52,23279 26,23305 26,23332 26,23358 26,23385 52,23411 52,23438 79,23464 5317,23491 16878,23491 16878,23464 16904,23438 16904,23411 16904,23385 16931,23358 16931,23332 16931,23305 16931,23279 16666,23253 16640,23226 11269,23147 11269,23120 11269,23094 10767,23067 11904,23041 11904,23014 11904,22988 11878,22962 11851,22935 11878,22909 12037,22882 12037,22856 12037,22829 12010,22803 8941,22300 8941,22274 11772,22247 12010,22221 12010,22194 12037,22168 12037,22141 12037,22115 12063,22089 12063,22062 12063,22036 12063,22009 11798,21983 11772,21956 9153,21877 9153,21850 9153,21824 7169,21798 10608,21771 10608,21745 10608,21718 10608,21692 10608,21665 10608,21639 10608,21612 10634,21586 10634,21559 10634,21533 9365,21030 9365,21004 12619,20977 12857,20951 12857,20925 12883,20898 12883,20872 12883,20845 12910,20819 12910,20792 12910,20766 12910,20739 12645,20713 12619,20686 9576,20607 9576,20581 9576,20554 9074,20528 11031,20501 11031,20475 11031,20448 11031,20422 11031,20395 11031,20369 11031,20343 11058,20316 11058,20290 11058,20263 3333,19681 3333,19655 3359,19628 3359,19602 3359,19575 3386,19549 3386,19523 3386,19496 3386,19470 3201,19443 3174,19417 4999,19284 5026,19258 5026,19232 5052,19205 5052,19179 5052,19152 5052,19126 5052,19099 5052,19073 5026,19046 5026,19020 4999,18993 4894,18808 4894,18782 4894,18755 4894,18729 4894,18702 4894,18676 4894,18650 4920,18623 4920,18597 4920,18570 4074,18491 4074,18464 14523,18438 14550,18411 14550,18385 14576,18359 14576,18332 14576,18306 14576,18279 14576,18253 14576,18226 14550,18200 14550,18173 14523,18147 7460,18068 7460,18041 11560,18015 11587,17988 11587,17962 11613,17935 11613,17909 11613,17882 11613,17856 11613,17829 11613,17803 11587,17777 11587,17750 11560,17724 7460,17644 7460,17618 10767,17591 10767,17565 11031,17538 11031,17512 11031,17486 10978,17459 10978,17433 10978,17406 11190,17380 11190,17353 11190,17327 11163,17300 5026,17168 5026,17142 5052,17115 5052,17089 5052,17062 5052,17036 4894,17009 4894,16983 4894,16956 4920,16930 4920,16904 4920,16877 4894,16692 4894,16665 4894,16639 4894,16613 4894,16586 4894,16560 4894,16533 4920,16507 4920,16480 4920,16454 4074,16374 4074,16348 10290,16322 10317,16295 10317,16269 10343,16242 10343,16216 10343,16189 10343,16163 10343,16136 10343,16110 10317,16083 10317,16057 10290,16031 5343,15951 5343,15925 7328,15898 7354,15872 7354,15845 7380,15819 7380,15792 7380,15766 7380,15740 7380,15713 7380,15687 7354,15660 7354,15634 7328,15607 7460,15528 7460,15502 7460,15475 7169,15449 8915,15422 8915,15396 8915,15369 8862,15343 8862,15316 8862,15290 9074,15263 9074,15237 9074,15211 9047,15184 5026,15052 5026,15025 5052,14999 5052,14972 5052,14946 5052,14920 4894,14893 4894,14867 4894,14840 4920,14814 4920,14787 4920,14761 4894,14576 4894,14549 4894,14523 4894,14496 4894,14470 4894,14443 4894,14417 4920,14390 4920,14364 4920,14338 4074,14258 4074,14232 11137,14205 11163,14179 11163,14152 11190,14126 11190,14099 11190,14073 11190,14047 11190,14020 11190,13994 11163,13967 11163,13941 11137,13914 5767,13835 5767,13808 8174,13782 8201,13756 8201,13729 8227,13703 8227,13676 8227,13650 8227,13623 8227,13597 8227,13570 8201,13544 8201,13517 8174,13491 7460,13412 7460,13385 9074,13359 9074,13332 9338,13306 9338,13279 9338,13253 9285,13226 9285,13200 9285,13174 9497,13147 9497,13121 9497,13094 9470,13068 7989,12935 7989,12909 8015,12883 8015,12856 8015,12830 8015,12803 7804,12777 7804,12750 7804,12724 7777,12697 7777,12671 7751,12644 4285,12565 4285,12539 11163,12512 11163,12486 11190,12459 11190,12433 11190,12406 11190,12380 10952,12353 10952,12327 10952,12301 10952,12274 10952,12248 10952,12221 2169,12142 2169,12115 6931,12089 6931,12062 6957,12036 6957,12010 6957,11983 6957,11957 6719,11930 6719,11904 6719,11877 6719,11851 6719,11824 6719,11798 2592,11719 2592,11692 7777,11666 7777,11639 7804,11613 7804,11586 7804,11560 7804,11533 7566,11507 7566,11481 7566,11454 7566,11428 7566,11401 7566,11375 7989,11242 7989,11216 8015,11190 8015,11163 8015,11137 8015,11110 7777,11084 7777,11057 7777,11031 7777,11004 7777,10978 7777,10951 8941,10872 8941,10846 10952,10819 10952,10793 10978,10766 10978,10740 10978,10713 10978,10687 10767,10660 10767,10634 10820,10608 10846,10581 10846,10555 10820,10528 6613,10449 6613,10422 12910,10396 12936,10369 12936,10343 12910,10317 12910,10290 12883,10264 12883,10237 12910,10211 12910,10184 12936,10158 12936,10131 12910,10105 11878,9840 11878,9814 11878,9787 2804,9602 2804,9576 8439,9549 8439,9523 8439,9496 8465,9470 8465,9444 8492,9417 8492,9391 8518,9364 8650,9338 8650,9311 8650,9285 8624,9258 11878,8994 11878,8967 11878,8941 3650,7909 3650,7883 6481,7856 6719,7830 6719,7803 6746,7777 6746,7751 6746,7724 6772,7698 6772,7671 6772,7645 6772,7618 6507,7592 6481,7565 9999,7486 9999,7460 9999,7433 13597,7380 13597,7354 13597,7327 13571,7301 13571,7274 13571,7248 13730,7221 13730,7195 13730,7169 13703,7142 3333,6560 3333,6534 3359,6507 3359,6481 3359,6454 3386,6428 3386,6401 3386,6375 3386,6348 3201,6322 3174,6296 4999,6163 5026,6137 5026,6110 5052,6084 5052,6057 5052,6031 5052,6005 5052,5978 5052,5952 5026,5925 5026,5899 4999,5872 4894,5687 4894,5661 4894,5634 4894,5608 4894,5581 4894,5555 4894,5528 4920,5502 4920,5475 4920,5449 9999,5370 9999,5343 11984,5317 12010,5290 12010,5264 12037,5237 12037,5211 12037,5184 12037,5158 12037,5132 12037,5105 12010,5079 12010,5052 11984,5026 7037,4946 7037,4920 9021,4893 9047,4867 9047,4841 9074,4814 9074,4788 9074,4761 9074,4735 9074,4708 9074,4682 9047,4655 9047,4629 9021,4602 5343,4523 5343,4497 5343,4470 7222,4417 7222,4391 7222,4364 7169,4338 7169,4311 7169,4285 7380,4259 7380,4232 7380,4206 7354,4179 5873,4047 5873,4020 5899,3994 5899,3968 5899,3941 5899,3915 5687,3888 5687,3862 5687,3835 5661,3809 5661,3782 5634,3756 3862,3677 3862,3650 10317,3624 10317,3597 10343,3571 10343,3544 10343,3518 10343,3491 10105,3465 10105,3439 10105,3412 10105,3386 10105,3359 10105,3333 8624,3200 8624,3174 8650,3148 8650,3121 8650,3095 8650,3068 8492,3042 8492,3015 8492,2989 8465,2962 8465,2936 8439,2909 6296,2777 6296,2751 6322,2724 6322,2698 6322,2671 6322,2645 6084,2618 6084,2592 6084,2566 6084,2539 6084,2513 6084,2486 7566,2354 7566,2327 7592,2301 7592,2275 7592,2248 7592,2222 7354,2195 7354,2169 7354,2142 7354,2116 7354,2089 7354,2063 5661,1931 5661,1904 5687,1878 5687,1851 5687,1825 5687,1798 5449,1772 5449,1745 5449,1719 5449,1693 5449,1666 5449,1640 6613,1560 6613,1534 10793,1507 10820,1481 10820,1454 10793,1428 10793,1402 10767,1375 10767,1349 10793,1322 10793,1296 10820,1269 10820,1243 10793,1216 11878,952 11878,925 11878,899 2804,714 2804,687 2804,661 6402,608 6402,581 6402,555 6375,529 6375,502 6375,476 6534,449 6534,423 6534,396 6507,370 11878,105 11878,79 11878,52" draw:recreate-on-edit="true"/></draw:frame><text:span text:style-name="Police_20_par_20_défaut"><text:span text:style-name="T3"/></text:span></text:p>
      <text:p text:style-name="P7"/>
      <text:p text:style-name="P7"><text:soft-page-break/></text:p>
      <text:p text:style-name="P7"><draw:frame draw:style-name="fr22" draw:name="Image 362" text:anchor-type="paragraph" svg:x="-0.397cm" svg:y="0.885cm" svg:width="18.262cm" style:rel-width="scale" svg:height="16.51cm" style:rel-height="scale" draw:z-index="369"><draw:image xlink:href="Pictures/100000000000029B0000025B0E10E02FEEBF86AD.png" xlink:type="simple" xlink:show="embed" xlink:actuate="onLoad" loext:mime-type="image/png"/><draw:contour-polygon svg:width="17.306cm" svg:height="15.397cm" svg:viewBox="0 0 17306 15397" draw:points="52,158 52,185 52,211 688,476 661,502 661,529 688,555 52,581 52,608 52,634 714,661 714,687 714,714 2566,767 2566,793 2566,820 52,1005 52,1031 52,1058 105,1322 52,1349 52,1375 26,1402 26,1428 26,1454 26,1481 52,1507 52,1534 105,1560 12622,1587 6377,1613 6377,1640 6377,1666 529,1745 529,1772 529,1798 555,1825 661,1851 661,1878 661,1904 688,1931 688,1957 714,1984 7303,2010 2143,2036 2143,2063 2143,2089 529,2169 529,2195 529,2222 555,2248 740,2275 740,2301 740,2327 688,2354 688,2380 688,2407 6033,2433 1508,2460 1508,2486 1508,2513 476,2592 476,2618 476,2645 502,2671 502,2698 502,2724 502,2751 476,2777 476,2804 476,2830 3096,2857 3122,2883 4895,2909 4895,2936 529,3015 476,3042 476,3068 449,3095 449,3121 449,3148 449,3174 476,3200 476,3227 529,3253 3413,3306 3413,3333 3413,3359 899,3439 899,3465 899,3491 899,3518 899,3544 899,3571 899,3597 899,3624 899,3650 899,3677 3519,3703 3545,3730 5318,3756 5318,3782 873,3862 873,3888 873,3915 899,3941 899,3968 899,3994 899,4021 873,4047 873,4073 873,4100 8176,4126 3836,4153 3836,4179 3836,4206 926,4285 899,4312 899,4338 873,4364 873,4391 873,4417 873,4444 899,4470 899,4497 926,4523 926,4708 899,4735 899,4761 873,4788 873,4814 873,4841 873,4867 899,4894 899,4920 926,4946 4974,4973 4974,4999 529,5132 476,5158 476,5185 449,5211 449,5237 449,5264 449,5290 476,5317 476,5343 529,5370 3413,5423 3413,5449 3413,5476 899,5555 899,5581 899,5608 899,5634 899,5661 899,5687 899,5714 899,5740 899,5767 899,5793 3519,5819 3545,5846 4683,5872 4683,5899 873,5978 873,6005 873,6031 899,6058 899,6084 899,6110 899,6137 873,6163 873,6190 873,6216 7541,6243 3836,6269 3836,6296 3836,6322 926,6401 899,6428 899,6454 873,6481 873,6507 873,6534 873,6560 899,6587 899,6613 926,6640 926,6825 899,6851 899,6878 873,6904 873,6931 873,6957 873,6983 899,7010 899,7036 926,7063 4948,7089 4948,7116 52,7248 26,7274 52,7301 52,7327 52,7354 52,7380 52,7407 52,7433 26,7460 52,7486 3281,7513 105,8095 52,8121 52,8147 26,8174 26,8200 26,8227 26,8253 52,8280 52,8306 105,8333 3413,8386 3413,8412 3413,8438 158,8518 132,8544 132,8571 132,8597 105,8624 105,8650 105,8677 105,8703 132,8729 132,8756 132,8782 158,8809 1296,8835 1296,8862 105,9364 52,9391 52,9417 26,9444 26,9470 26,9497 26,9523 52,9550 52,9576 105,9602 3413,9655 3413,9682 3413,9708 158,9788 132,9814 132,9841 132,9867 105,9893 105,9920 105,9946 105,9973 132,9999 132,10026 132,10052 158,10079 1931,10105 1931,10132 52,11163 52,11190 52,11216 688,11481 661,11507 661,11534 688,11560 52,11587 52,11613 52,11639 714,11666 714,11692 714,11719 7435,11745 2566,11772 2566,11798 2566,11825 52,12010 52,12036 52,12063 105,12327 52,12354 52,12380 26,12407 26,12433 26,12460 26,12486 52,12512 52,12539 105,12565 11246,12592 6377,12618 6377,12645 6377,12671 529,12751 529,12777 529,12803 555,12830 714,12856 740,12883 740,12909 688,12936 688,12962 688,12989 3625,13015 3625,13042 9341,13068 9341,13094 529,13174 529,13200 529,13227 555,13253 688,13280 661,13306 661,13333 688,13359 688,13385 714,13412 7726,13438 7726,13465 529,13597 529,13624 529,13650 555,13676 688,13703 714,13729 714,13756 714,13782 714,13809 740,13835 899,13862 899,13888 529,14020 529,14047 529,14073 555,14100 688,14126 688,14153 688,14179 688,14206 688,14232 688,14258 6483,14285 6509,14311 529,14444 529,14470 529,14497 555,14523 688,14549 688,14576 688,14602 688,14629 688,14655 714,14682 7091,14708 7091,14735 476,14867 476,14893 476,14920 502,14946 502,14973 502,14999 502,15026 476,15052 476,15079 476,15105 3096,15131 3122,15158 52,15290 26,15317 52,15343 52,15370 52,15396 52,15422 52,15449 52,15475 26,15502 52,15528 3281,15555 3334,15555 3334,15528 3360,15502 3360,15475 3360,15449 3387,15422 3387,15396 3387,15370 3387,15343 3201,15317 3175,15290 8600,15158 8626,15131 8626,15105 8652,15079 8652,15052 8652,15026 8652,14999 8652,14973 8652,14946 8626,14920 8626,14893 8600,14867 7144,14735 7144,14708 7171,14682 7171,14655 7171,14629 7171,14602 6932,14576 6932,14549 6932,14523 6932,14497 6932,14470 6932,14444 8626,14311 8626,14285 8652,14258 8652,14232 8652,14206 8652,14179 8414,14153 8414,14126 8414,14100 8414,14073 8414,14047 8414,14020 8414,13888 8414,13862 8441,13835 8441,13809 8441,13782 8441,13756 8203,13729 8203,13703 8203,13676 8203,13650 8203,13624 8203,13597 7779,13465 7779,13438 7806,13412 7806,13385 7806,13359 7806,13333 7568,13306 7568,13280 7568,13253 7568,13227 7568,13200 7568,13174 9579,13094 9579,13068 11590,13042 11590,13015 11616,12989 11616,12962 11616,12936 11616,12909 11405,12883 11405,12856 11457,12830 11484,12803 11484,12777 11457,12751 6615,12671 6615,12645 13548,12618 13574,12592 13574,12565 13548,12539 13548,12512 13521,12486 13521,12460 13548,12433 13548,12407 13574,12380 13574,12354 13548,12327 11881,12063 11881,12036 11881,12010 2804,11825 2804,11798 7568,11772 7568,11745 9155,11719 9155,11692 9155,11666 9129,11639 9129,11613 9129,11587 9288,11560 9288,11534 9288,11507 9261,11481 11881,11216 11881,11190 11881,11163 2169,10132 2169,10105 5212,10079 5451,10052 5451,10026 5477,9999 5477,9973 5477,9946 5504,9920 5504,9893 5504,9867 5504,9841 5239,9814 5212,9788 16353,9708 16353,9682 16353,9655 17200,9602 17226,9576 17200,9550 17200,9523 17200,9497 17200,9470 17332,9444 17332,9417 17332,9391 17305,9364 1534,8862 1534,8835 3942,8809 4180,8782 4180,8756 4207,8729 4207,8703 4207,8677 4233,8650 4233,8624 4233,8597 4233,8571 3969,8544 3942,8518 15718,8438 15718,8412 15718,8386 16565,8333 16591,8306 16565,8280 16565,8253 16565,8227 16565,8200 16697,8174 16697,8147 16697,8121 16670,8095 3334,7513 3334,7486 3360,7460 3360,7433 3360,7407 3387,7380 3387,7354 3387,7327 3387,7301 3201,7274 3175,7248 5001,7116 5027,7089 5027,7063 5054,7036 5054,7010 5054,6983 5054,6957 5054,6931 5054,6904 5027,6878 5027,6851 5001,6825 4895,6640 4895,6613 4895,6587 4895,6560 4895,6534 4895,6507 4895,6481 4921,6454 4921,6428 4921,6401 4075,6322 4075,6296 9446,6269 9473,6243 9473,6216 9499,6190 9499,6163 9499,6137 9499,6110 9499,6084 9499,6058 9473,6031 9473,6005 9446,5978 4921,5899 4921,5872 6483,5846 6509,5819 6509,5793 6536,5767 6536,5740 6536,5714 6536,5687 6536,5661 6536,5634 6509,5608 6509,5581 6483,5555 7250,5476 7250,5449 7250,5423 8282,5370 8282,5343 8282,5317 8229,5290 8229,5264 8229,5237 8441,5211 8441,5185 8441,5158 8414,5132 5027,4999 5027,4973 5054,4946 5054,4920 5054,4894 5054,4867 4895,4841 4895,4814 4895,4788 4921,4761 4921,4735 4921,4708 4895,4523 4895,4497 4895,4470 4895,4444 4895,4417 4895,4391 4895,4364 4921,4338 4921,4312 4921,4285 4075,4206 4075,4179 10717,4153 10743,4126 10743,4100 10769,4073 10769,4047 10769,4021 10769,3994 10769,3968 10769,3941 10743,3915 10743,3888 10717,3862 5556,3782 5556,3756 7753,3730 7779,3703 7779,3677 7806,3650 7806,3624 7806,3597 7806,3571 7806,3544 7806,3518 7779,3491 7779,3465 7753,3439 7250,3359 7250,3333 7250,3306 8917,3253 8917,3227 8917,3200 8864,3174 8864,3148 8864,3121 9076,3095 9076,3068 9076,3042 9049,3015 8944,2936 8944,2909 10743,2883 10743,2857 10769,2830 10769,2804 10769,2777 10769,2751 10558,2724 10558,2698 10558,2671 10531,2645 10531,2618 10505,2592 1746,2513 1746,2486 6086,2460 6086,2433 6112,2407 6112,2380 6112,2354 6112,2327 5874,2301 5874,2275 5874,2248 5874,2222 5874,2195 5874,2169 2381,2089 2381,2063 7356,2036 7356,2010 7382,1984 7382,1957 7382,1931 7382,1904 7144,1878 7144,1851 7144,1825 7144,1798 7144,1772 7144,1745 11272,1666 11272,1640 12701,1613 12728,1587 12728,1560 12701,1534 12701,1507 12675,1481 12675,1454 12701,1428 12701,1402 12728,1375 12728,1349 12701,1322 11881,1058 11881,1031 11881,1005 7462,820 7462,793 7462,767 8308,714 8335,687 8308,661 8308,634 8308,608 8308,581 8441,555 8441,529 8441,502 8414,476 11881,211 11881,185 11881,158" draw:recreate-on-edit="true"/></draw:frame><text:span text:style-name="Police_20_par_20_défaut"><text:span text:style-name="T3"/></text:span></text:p>
      <text:p text:style-name="P7"/>
      <text:p text:style-name="P7"/>
      <text:p text:style-name="P7"/>
      <text:p text:style-name="P7"/>
      <text:p text:style-name="P7"/>
      <text:p text:style-name="P7"/>
      <text:p text:style-name="P7"/>
      <text:p text:style-name="P7"><draw:frame draw:style-name="fr22" draw:name="Image 363" text:anchor-type="paragraph" svg:x="0.404cm" svg:y="0.582cm" svg:width="17.092cm" style:rel-width="scale" svg:height="11.827cm" style:rel-height="scale" draw:z-index="370"><draw:image xlink:href="Pictures/10000000000002AF000001DC24F177A3A15801CA.png" xlink:type="simple" xlink:show="embed" xlink:actuate="onLoad" loext:mime-type="image/png"/><draw:contour-polygon svg:width="17.936cm" svg:height="12.487cm" svg:viewBox="0 0 17936 12487" draw:points="52,52 52,79 52,105 687,370 661,396 661,423 687,449 52,476 52,502 52,529 714,555 714,581 714,608 6401,634 2566,661 2566,687 2566,714 52,899 52,925 52,952 105,1216 52,1243 52,1269 26,1296 26,1322 26,1349 26,1375 52,1402 52,1428 105,1454 10211,1481 6375,1507 6375,1534 6375,1560 529,1640 529,1666 529,1693 555,1719 714,1745 714,1772 714,1798 687,1825 687,1851 687,1878 2169,1904 2169,1931 2354,1957 2354,1984 529,2063 529,2089 529,2116 555,2142 661,2169 661,2195 661,2222 661,2248 661,2275 661,2301 3200,2327 3200,2354 4894,2380 4894,2407 476,2486 476,2513 476,2539 502,2566 502,2592 502,2618 502,2645 476,2671 476,2698 476,2724 3095,2751 3121,2777 5105,2804 5105,2830 529,2909 476,2936 476,2962 449,2989 449,3015 449,3042 449,3068 476,3095 476,3121 529,3148 5132,3174 3412,3200 3412,3227 3412,3253 899,3333 899,3359 899,3386 899,3412 899,3438 899,3465 899,3491 899,3518 899,3544 899,3571 3518,3597 3544,3624 5528,3650 5528,3677 872,3756 872,3782 872,3809 899,3835 899,3862 899,3888 899,3915 872,3941 872,3968 872,3994 7671,4020 3835,4047 3835,4073 3835,4100 925,4179 899,4206 899,4232 872,4259 872,4285 872,4311 872,4338 899,4364 899,4391 925,4417 925,4602 899,4629 899,4655 872,4682 872,4708 872,4735 872,4761 899,4788 899,4814 925,4841 4973,4867 4973,4893 529,5026 476,5052 476,5079 449,5105 449,5132 449,5158 449,5184 476,5211 476,5237 529,5264 5132,5290 3412,5317 3412,5343 3412,5370 899,5449 899,5475 899,5502 899,5528 899,5555 899,5581 899,5608 899,5634 899,5661 899,5687 3518,5714 3544,5740 8068,5766 8068,5793 872,5872 872,5899 872,5925 899,5952 899,5978 899,6005 899,6031 872,6057 872,6084 872,6110 8703,6137 3835,6163 3835,6190 3835,6216 925,6296 899,6322 899,6348 872,6375 872,6401 872,6428 872,6454 899,6481 899,6507 925,6534 925,6719 899,6745 899,6772 872,6798 872,6825 872,6851 872,6877 899,6904 899,6930 925,6957 4946,6983 4946,7010 52,7142 26,7168 52,7195 52,7221 52,7248 52,7274 52,7301 52,7327 26,7354 52,7380 3280,7407 105,7989 52,8015 52,8041 26,8068 26,8094 26,8121 26,8147 52,8174 52,8200 105,8227 5132,8253 3412,8280 3412,8306 3412,8332 79,8412 52,8438 52,8465 26,8491 26,8518 26,8544 26,8571 52,8597 52,8623 79,8650 5132,8676 1296,8703 1296,8729 1296,8756 158,8835 132,8862 132,8888 132,8914 105,8941 105,8967 105,8994 105,9020 132,9047 132,9073 132,9100 158,9126 4682,9153 4682,9179 105,9682 52,9708 52,9734 26,9761 26,9787 26,9814 26,9840 52,9867 52,9893 105,9920 5132,9946 3412,9973 3412,9999 3412,10025 79,10105 52,10131 26,10158 26,10184 26,10211 26,10237 26,10264 26,10290 52,10316 79,10343 5132,10369 1296,10396 1296,10422 1296,10449 2857,11348 79,11375 52,11401 52,11428 52,11454 52,11480 79,11507 52,11533 52,11560 52,11586 52,11613 1137,11639 1507,11666 1507,11692 1507,11719 4973,11771 79,11798 52,11824 52,11851 52,11877 52,11904 79,11930 52,11957 52,11983 52,12010 52,12036 4946,12062 2354,12089 2354,12115 2354,12142 3915,12195 79,12221 52,12248 52,12274 52,12301 52,12327 79,12353 52,12380 52,12406 52,12433 52,12459 1560,12486 2142,12512 2142,12539 6401,12539 6401,12512 7777,12486 7777,12459 7803,12433 7803,12406 7803,12380 7830,12353 7830,12327 7830,12301 7830,12274 7645,12248 7645,12221 4021,12195 8518,12142 8518,12115 8518,12089 9893,12062 9893,12036 9920,12010 9920,11983 9920,11957 9946,11930 9946,11904 9946,11877 9946,11851 9761,11824 9761,11798 5079,11771 4708,11719 4708,11692 4708,11666 5661,11639 5661,11613 5687,11586 5687,11560 5687,11533 5714,11507 5714,11480 5714,11454 5714,11428 5528,11401 5528,11375 2962,11348 13385,10449 13385,10422 16639,10396 16877,10369 16877,10343 16904,10316 16904,10290 16904,10264 16930,10237 16930,10211 16930,10184 16930,10158 16666,10131 16639,10105 12962,10025 12962,9999 12962,9973 12459,9946 13597,9920 13597,9893 13597,9867 13570,9840 13544,9814 13570,9787 13729,9761 13729,9734 13729,9708 13703,9682 4920,9179 4920,9153 10713,9126 10952,9100 10952,9073 10978,9047 10978,9020 10978,8994 11004,8967 11004,8941 11004,8914 11004,8888 10740,8862 10713,8835 6401,8756 6401,8729 9047,8703 9047,8676 10634,8650 10634,8623 10634,8597 10608,8571 10608,8544 10608,8518 10766,8491 10766,8465 10766,8438 10740,8412 15502,8332 15502,8306 15502,8280 13491,8253 16137,8227 16137,8200 16137,8174 16110,8147 16084,8121 16110,8094 16269,8068 16269,8041 16269,8015 16242,7989 3333,7407 3333,7380 3359,7354 3359,7327 3359,7301 3386,7274 3386,7248 3386,7221 3386,7195 3200,7168 3174,7142 4999,7010 5026,6983 5026,6957 5052,6930 5052,6904 5052,6877 5052,6851 5052,6825 5052,6798 5026,6772 5026,6745 4999,6719 4894,6534 4894,6507 4894,6481 4894,6454 4894,6428 4894,6401 4894,6375 4920,6348 4920,6322 4920,6296 4073,6216 4073,6190 16216,6163 16242,6137 16242,6110 16269,6084 16269,6057 16269,6031 16269,6005 16269,5978 16269,5952 16242,5925 16242,5899 16216,5872 8306,5793 8306,5766 13253,5740 13279,5714 13279,5687 13306,5661 13306,5634 13306,5608 13306,5581 13306,5555 13306,5528 13279,5502 13279,5475 13253,5449 10846,5370 10846,5343 13491,5317 13491,5290 15264,5264 15264,5237 15264,5211 15211,5184 15211,5158 15211,5132 15422,5105 15422,5079 15422,5052 15396,5026 5026,4893 5026,4867 5052,4841 5052,4814 5052,4788 5052,4761 4894,4735 4894,4708 4894,4682 4920,4655 4920,4629 4920,4602 4894,4417 4894,4391 4894,4364 4894,4338 4894,4311 4894,4285 4894,4259 4920,4232 4920,4206 4920,4179 4073,4100 4073,4073 11137,4047 11163,4020 11163,3994 11190,3968 11190,3941 11190,3915 11190,3888 11190,3862 11190,3835 11163,3809 11163,3782 11137,3756 5767,3677 5767,3650 8174,3624 8200,3597 8200,3571 8227,3544 8227,3518 8227,3491 8227,3465 8227,3438 8227,3412 8200,3386 8200,3359 8174,3333 10846,3253 10846,3227 12459,3200 12459,3174 12724,3148 12724,3121 12724,3095 12671,3068 12671,3042 12671,3015 12883,2989 12883,2962 12883,2936 12856,2909 12750,2830 12750,2804 17935,2777 17935,2751 17962,2724 17962,2698 17962,2671 17962,2645 17750,2618 17750,2592 17750,2566 17724,2539 17724,2513 17697,2486 5132,2407 5132,2380 12856,2354 12856,2327 12883,2301 12883,2275 12883,2248 12883,2222 12645,2195 12645,2169 12645,2142 12645,2116 12645,2089 12645,2063 2592,1984 2592,1957 7777,1931 7777,1904 7803,1878 7803,1851 7803,1825 7803,1798 7565,1772 7565,1745 7565,1719 7565,1693 7565,1666 7565,1640 11481,1560 11481,1534 16295,1507 16322,1481 16322,1454 16295,1428 16295,1402 16269,1375 16269,1349 16295,1322 16295,1296 16322,1269 16322,1243 16295,1216 11877,952 11877,925 11877,899 7671,714 7671,687 10317,661 10317,634 11904,608 11904,581 11904,555 11877,529 11877,502 11877,476 12036,449 12036,423 12036,396 12010,370 11877,105 11877,79 11877,52" draw:recreate-on-edit="true"/></draw:frame><text:span text:style-name="Police_20_par_20_défaut"><text:span text:style-name="T3"/></text:span></text:p>
      <text:p text:style-name="P7"/>
      <text:p text:style-name="P7"/>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inherit1" svg:font-family="inherit"/>
    <style:font-face style:name="Open Sans" svg:font-family="'Open Sans'" style:font-family-generic="roman"/>
    <style:font-face style:name="Arial1" svg:font-family="Arial, 'Helvetica Neue', Helvet" style:font-family-generic="system"/>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111" svg:viewBox="0 0 20 30" svg:d="M10 0l-10 30h20z"/>
    <draw:marker draw:name="a138" svg:viewBox="0 0 20 30" svg:d="M10 0l-10 30h20z"/>
    <draw:marker draw:name="a147" svg:viewBox="0 0 20 30" svg:d="M10 0l-10 30h20z"/>
    <draw:marker draw:name="a154" svg:viewBox="0 0 20 30" svg:d="M10 0l-10 30h20z"/>
    <draw:marker draw:name="a178" svg:viewBox="0 0 20 30" svg:d="M10 0l-10 30h20z"/>
    <draw:marker draw:name="a208" svg:viewBox="0 0 20 30" svg:d="M10 0l-10 30h20z"/>
    <draw:marker draw:name="a212" svg:viewBox="0 0 20 30" svg:d="M10 0l-10 30h20z"/>
    <draw:marker draw:name="a214" svg:viewBox="0 0 20 30" svg:d="M10 0l-10 30h20z"/>
    <draw:marker draw:name="a221" svg:viewBox="0 0 20 30" svg:d="M10 0l-10 30h20z"/>
    <draw:marker draw:name="a223" svg:viewBox="0 0 20 30" svg:d="M10 0l-10 30h20z"/>
    <draw:marker draw:name="a228" svg:viewBox="0 0 20 30" svg:d="M10 0l-10 30h20z"/>
    <draw:marker draw:name="a230" svg:viewBox="0 0 20 30" svg:d="M10 0l-10 30h20z"/>
    <draw:marker draw:name="a234" svg:viewBox="0 0 20 30" svg:d="M10 0l-10 30h20z"/>
    <draw:marker draw:name="a237" svg:viewBox="0 0 20 30" svg:d="M10 0l-10 30h20z"/>
    <draw:marker draw:name="a247" svg:viewBox="0 0 20 30" svg:d="M10 0l-10 30h20z"/>
    <draw:marker draw:name="a251" svg:viewBox="0 0 20 30" svg:d="M10 0l-10 30h20z"/>
    <draw:marker draw:name="a255" svg:viewBox="0 0 20 30" svg:d="M10 0l-10 30h20z"/>
    <draw:marker draw:name="a264" svg:viewBox="0 0 20 30" svg:d="M10 0l-10 30h20z"/>
    <draw:marker draw:name="a268" svg:viewBox="0 0 20 30" svg:d="M10 0l-10 30h20z"/>
    <draw:marker draw:name="a271" svg:viewBox="0 0 20 30" svg:d="M10 0l-10 30h20z"/>
    <draw:marker draw:name="a273" svg:viewBox="0 0 20 30" svg:d="M10 0l-10 30h20z"/>
    <draw:marker draw:name="a322" svg:viewBox="0 0 20 30" svg:d="M10 0l-10 30h20z"/>
    <draw:marker draw:name="a381" svg:viewBox="0 0 20 30" svg:d="M10 0l-10 30h20z"/>
    <draw:marker draw:name="a383" svg:viewBox="0 0 20 30" svg:d="M10 0l-10 30h20z"/>
    <draw:marker draw:name="a387" svg:viewBox="0 0 20 30" svg:d="M10 0l-10 30h20z"/>
    <draw:marker draw:name="a441" svg:viewBox="0 0 20 30" svg:d="M10 0l-10 30h20z"/>
    <draw:marker draw:name="a443" svg:viewBox="0 0 20 30" svg:d="M10 0l-10 30h20z"/>
    <draw:marker draw:name="a446" svg:viewBox="0 0 20 30" svg:d="M10 0l-10 30h20z"/>
    <draw:marker draw:name="a462" svg:viewBox="0 0 20 30" svg:d="M10 0l-10 30h20z"/>
    <draw:marker draw:name="a473" svg:viewBox="0 0 20 30" svg:d="M10 0l-10 30h20z"/>
    <draw:marker draw:name="a482" svg:viewBox="0 0 20 30" svg:d="M10 0l-10 30h20z"/>
    <draw:marker draw:name="a484" svg:viewBox="0 0 20 30" svg:d="M10 0l-10 30h20z"/>
    <draw:marker draw:name="a485" svg:viewBox="0 0 20 30" svg:d="M10 0l-10 30h20z"/>
    <draw:marker draw:name="a487" svg:viewBox="0 0 20 30" svg:d="M10 0l-10 30h20z"/>
    <draw:marker draw:name="a492" svg:viewBox="0 0 20 30" svg:d="M10 0l-10 30h20z"/>
    <draw:marker draw:name="a493" svg:viewBox="0 0 20 30" svg:d="M10 0l-10 30h20z"/>
    <draw:marker draw:name="a501" svg:viewBox="0 0 20 30" svg:d="M10 0l-10 30h20z"/>
    <draw:marker draw:name="a503" svg:viewBox="0 0 20 30" svg:d="M10 0l-10 30h20z"/>
    <draw:marker draw:name="a504" svg:viewBox="0 0 20 30" svg:d="M10 0l-10 30h20z"/>
    <draw:marker draw:name="a508" svg:viewBox="0 0 20 30" svg:d="M10 0l-10 30h20z"/>
    <draw:marker draw:name="a63" svg:viewBox="0 0 20 30" svg:d="M10 0l-10 30h20z"/>
    <draw:marker draw:name="a74" svg:viewBox="0 0 20 30" svg:d="M10 0l-10 30h20z"/>
    <draw:marker draw:name="a76" svg:viewBox="0 0 20 30" svg:d="M10 0l-10 30h20z"/>
    <draw:marker draw:name="a89" svg:viewBox="0 0 20 30" svg:d="M10 0l-10 30h20z"/>
    <draw:marker draw:name="a91" svg:viewBox="0 0 20 30" svg:d="M10 0l-10 30h20z"/>
    <draw:marker draw:name="a95" svg:viewBox="0 0 20 30" svg:d="M10 0l-10 30h20z"/>
    <draw:marker draw:name="a98" svg:viewBox="0 0 20 30" svg:d="M10 0l-10 30h20z"/>
    <draw:stroke-dash draw:name="Dashed_20__28_var_29_" draw:display-name="Dashed (var)" draw:style="rect" draw:dots1="1" draw:dots1-length="0.079cm" draw:distance="0.079cm"/>
    <draw:stroke-dash draw:name="a62" draw:style="rect" draw:dots1="1" draw:dots1-length="0.053cm" draw:distance="0.053cm"/>
    <draw:stroke-dash draw:name="a73" draw:style="rect" draw:dots1="1" draw:dots1-length="0.053cm" draw:distance="0.053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hyphenation-ladder-count="no-limi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Sans_20_interligne" style:display-name="Sans interligne" style:family="paragraph">
      <style:paragraph-properties fo:margin-top="0cm" fo:margin-bottom="0cm" loext:contextual-spacing="false" fo:line-height="100%" fo:hyphenation-ladder-count="no-limit" style:vertical-align="baseline"/>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cimal_20_Aligned" style:display-name="Decimal Aligned" style:family="paragraph" style:parent-style-name="Normal">
      <style:paragraph-properties fo:margin-top="0cm" fo:margin-bottom="0.353cm" loext:contextual-spacing="false" fo:line-height="115%" fo:hyphenation-ladder-count="no-limit" style:vertical-align="auto">
        <style:tab-stops>
          <style:tab-stop style:position="0.635cm" style:type="char" style:char=","/>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Preformatted_20_Text" style:display-name="Preformatted Text" style:family="paragraph" style:parent-style-name="Standard" style:class="html">
      <style:paragraph-properties fo:margin-top="0cm" fo:margin-bottom="0cm" loext:contextual-spacing="false" fo:line-height="103%"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itre_20_du_20_livre" style:display-name="Titre du livre" style:family="text" style:parent-style-name="Police_20_par_20_défaut">
      <style:text-properties fo:letter-spacing="0.009cm"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Accentuation_20_légère" style:display-name="Accentuation légère" style:family="text" style:parent-style-name="Police_20_par_20_défaut">
      <style:text-properties fo:font-style="italic" style:font-style-asian="italic" style:font-style-complex="italic"/>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Mention_20_non_20_résolue" style:display-name="Mention non résolue" style:family="text" style:parent-style-name="Police_20_par_20_défaut">
      <style:text-properties fo:color="#605e5c" fo:background-color="#e1dfdd"/>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Élevé" style:family="text" style:parent-style-name="Police_20_par_20_défau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Symbol" fo:font-family="Symbol" style:font-family-generic="roman" style:font-pitch="variable" style:font-charset="x-symbol" fo:font-size="10pt" style:font-size-asian="10pt"/>
    </style:style>
    <style:style style:name="WW_5f_CharLFO29LVL3" style:display-name="WW_CharLFO29LVL3" style:family="text">
      <style:text-properties style:font-name="Symbol" fo:font-family="Symbol" style:font-family-generic="roman" style:font-pitch="variable" style:font-charset="x-symbol" fo:font-size="10pt" style:font-size-asian="10pt"/>
    </style:style>
    <style:style style:name="WW_5f_CharLFO29LVL4" style:display-name="WW_CharLFO29LVL4" style:family="text">
      <style:text-properties style:font-name="Symbol" fo:font-family="Symbol" style:font-family-generic="roman" style:font-pitch="variable" style:font-charset="x-symbol" fo:font-size="10pt" style:font-size-asian="10pt"/>
    </style:style>
    <style:style style:name="WW_5f_CharLFO29LVL5" style:display-name="WW_CharLFO29LVL5" style:family="text">
      <style:text-properties style:font-name="Symbol" fo:font-family="Symbol" style:font-family-generic="roman" style:font-pitch="variable" style:font-charset="x-symbol" fo:font-size="10pt" style:font-size-asian="10pt"/>
    </style:style>
    <style:style style:name="WW_5f_CharLFO29LVL6" style:display-name="WW_CharLFO29LVL6" style:family="text">
      <style:text-properties style:font-name="Symbol" fo:font-family="Symbol" style:font-family-generic="roman" style:font-pitch="variable" style:font-charset="x-symbol" fo:font-size="10pt" style:font-size-asian="10pt"/>
    </style:style>
    <style:style style:name="WW_5f_CharLFO29LVL7" style:display-name="WW_CharLFO29LVL7" style:family="text">
      <style:text-properties style:font-name="Symbol" fo:font-family="Symbol" style:font-family-generic="roman" style:font-pitch="variable" style:font-charset="x-symbol" fo:font-size="10pt" style:font-size-asian="10pt"/>
    </style:style>
    <style:style style:name="WW_5f_CharLFO29LVL8" style:display-name="WW_CharLFO29LVL8" style:family="text">
      <style:text-properties style:font-name="Symbol" fo:font-family="Symbol" style:font-family-generic="roman" style:font-pitch="variable" style:font-charset="x-symbol" fo:font-size="10pt" style:font-size-asian="10pt"/>
    </style:style>
    <style:style style:name="WW_5f_CharLFO29LVL9" style:display-name="WW_CharLFO29LVL9" style:family="text">
      <style:text-properties style:font-name="Symbol" fo:font-family="Symbol" style:font-family-generic="roman"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Symbol" fo:font-family="Symbol" style:font-family-generic="roman" style:font-pitch="variable" style:font-charset="x-symbol" fo:font-size="10pt" style:font-size-asian="10pt"/>
    </style:style>
    <style:style style:name="WW_5f_CharLFO30LVL3" style:display-name="WW_CharLFO30LVL3" style:family="text">
      <style:text-properties style:font-name="Symbol" fo:font-family="Symbol" style:font-family-generic="roman" style:font-pitch="variable" style:font-charset="x-symbol" fo:font-size="10pt" style:font-size-asian="10pt"/>
    </style:style>
    <style:style style:name="WW_5f_CharLFO30LVL4" style:display-name="WW_CharLFO30LVL4" style:family="text">
      <style:text-properties style:font-name="Symbol" fo:font-family="Symbol" style:font-family-generic="roman" style:font-pitch="variable" style:font-charset="x-symbol" fo:font-size="10pt" style:font-size-asian="10pt"/>
    </style:style>
    <style:style style:name="WW_5f_CharLFO30LVL5" style:display-name="WW_CharLFO30LVL5" style:family="text">
      <style:text-properties style:font-name="Symbol" fo:font-family="Symbol" style:font-family-generic="roman" style:font-pitch="variable" style:font-charset="x-symbol" fo:font-size="10pt" style:font-size-asian="10pt"/>
    </style:style>
    <style:style style:name="WW_5f_CharLFO30LVL6" style:display-name="WW_CharLFO30LVL6" style:family="text">
      <style:text-properties style:font-name="Symbol" fo:font-family="Symbol" style:font-family-generic="roman" style:font-pitch="variable" style:font-charset="x-symbol" fo:font-size="10pt" style:font-size-asian="10pt"/>
    </style:style>
    <style:style style:name="WW_5f_CharLFO30LVL7" style:display-name="WW_CharLFO30LVL7" style:family="text">
      <style:text-properties style:font-name="Symbol" fo:font-family="Symbol" style:font-family-generic="roman" style:font-pitch="variable" style:font-charset="x-symbol" fo:font-size="10pt" style:font-size-asian="10pt"/>
    </style:style>
    <style:style style:name="WW_5f_CharLFO30LVL8" style:display-name="WW_CharLFO30LVL8" style:family="text">
      <style:text-properties style:font-name="Symbol" fo:font-family="Symbol" style:font-family-generic="roman" style:font-pitch="variable" style:font-charset="x-symbol" fo:font-size="10pt" style:font-size-asian="10pt"/>
    </style:style>
    <style:style style:name="WW_5f_CharLFO30LVL9" style:display-name="WW_CharLFO30LVL9" style:family="text">
      <style:text-properties style:font-name="Symbol" fo:font-family="Symbol" style:font-family-generic="roman" style:font-pitch="variable" style:font-charset="x-symbol" fo:font-size="10pt" style:font-size-asian="10pt"/>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931cm"/>
        </style:tab-stops>
      </style:paragraph-properties>
    </style:style>
    <style:style style:name="MP3" style:family="paragraph" style:parent-style-name="Footer">
      <style:paragraph-properties>
        <style:tab-stops>
          <style:tab-stop style:position="2.752cm"/>
        </style:tab-stops>
      </style:paragraph-properties>
    </style:style>
    <style:style style:name="MP4" style:family="paragraph" style:parent-style-name="Footer">
      <style:paragraph-properties>
        <style:tab-stops>
          <style:tab-stop style:position="8.55cm" style:type="center"/>
        </style:tab-stops>
      </style:paragraph-properties>
    </style:style>
    <style:style style:name="MT1" style:family="text">
      <style:text-properties fo:font-weight="bold" style:font-weight-asian="bold" style:font-weight-complex="bold"/>
    </style:style>
    <style:style style:name="MT2" style:family="text">
      <style:text-properties style:language-asian="fr" style:country-asian="FR"/>
    </style:style>
    <style:style style:name="M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4">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8">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9">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10">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11">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12">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Image 600" text:anchor-type="paragraph" svg:x="-1.376cm" svg:y="0.023cm" svg:width="13.626cm" style:rel-width="scale" svg:height="1.598cm" style:rel-height="scale" draw:z-index="79"><draw:image xlink:href="Pictures/100000000000024C00000045511BF61DF4493B66.png" xlink:type="simple" xlink:show="embed" xlink:actuate="onLoad" loext:mime-type="image/png"/></draw:frame>Page <text:span text:style-name="Police_20_par_20_défaut"><text:span text:style-name="MT1"><text:page-number text:select-page="current">14</text:page-number></text:span></text:span><text:s/>sur <text:span text:style-name="Police_20_par_20_défaut"><text:span text:style-name="MT1"><text:page-count>47</text:page-count></text:span></text:span></text:p>
        <text:p text:style-name="Footer"><draw:frame draw:style-name="Mfr2" draw:name="Image 259" text:anchor-type="paragraph" svg:x="4.353cm" svg:y="13.007cm" svg:width="13.811cm" style:rel-width="scale" svg:height="1.547cm" style:rel-height="scale" draw:z-index="14"><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0" style:page-layout-name="Mpm2" style:next-style-name="MP0">
      <style:footer>
        <text:p text:style-name="MP1">Page <text:span text:style-name="Police_20_par_20_défaut"><text:span text:style-name="MT1"><text:page-number text:select-page="current">1</text:page-number></text:span></text:span><text:s/>sur <text:span text:style-name="Police_20_par_20_défaut"><text:span text:style-name="MT1"><text:page-count>47</text:page-count></text:span></text:span></text:p>
        <text:p text:style-name="MP2"><text:tab/></text:p>
      </style:footer>
    </style:master-page>
    <style:master-page style:name="MP17" style:page-layout-name="Mpm3">
      <style:footer>
        <text:p text:style-name="MP1"><draw:frame draw:style-name="Mfr1" draw:name="Image1" text:anchor-type="paragraph" svg:x="-1.376cm" svg:y="0.023cm" svg:width="13.626cm" style:rel-width="scale" svg:height="1.598cm" style:rel-height="scale" draw:z-index="66"><draw:image xlink:href="Pictures/100000000000024C00000045511BF61DF4493B66.png" xlink:type="simple" xlink:show="embed" xlink:actuate="onLoad" loext:mime-type="image/png"/></draw:frame>Page <text:span text:style-name="Police_20_par_20_défaut"><text:span text:style-name="MT1"><text:page-number text:select-page="current">20</text:page-number></text:span></text:span><text:s/>sur <text:span text:style-name="Police_20_par_20_défaut"><text:span text:style-name="MT1"><text:page-count>47</text:page-count></text:span></text:span></text:p>
        <text:p text:style-name="Footer"><draw:frame draw:style-name="Mfr2" draw:name="Image2" text:anchor-type="paragraph" svg:x="4.353cm" svg:y="13.007cm" svg:width="13.811cm" style:rel-width="scale" svg:height="1.547cm" style:rel-height="scale" draw:z-index="19"><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17" style:page-layout-name="Mpm3" style:next-style-name="MP17">
      <style:footer>
        <text:p text:style-name="MP1"><draw:frame draw:style-name="Mfr1" draw:name="Image 431" text:anchor-type="paragraph" svg:x="-1.085cm" svg:y="0.131cm" svg:width="13.626cm" style:rel-width="scale" svg:height="1.598cm" style:rel-height="scale" draw:z-index="61"><draw:image xlink:href="Pictures/100000000000024C00000045511BF61DF4493B66.png" xlink:type="simple" xlink:show="embed" xlink:actuate="onLoad" loext:mime-type="image/png"/></draw:frame>Page <text:span text:style-name="Police_20_par_20_défaut"><text:span text:style-name="MT1"><text:page-number text:select-page="current">15</text:page-number></text:span></text:span><text:s/>sur <text:span text:style-name="Police_20_par_20_défaut"><text:span text:style-name="MT1"><text:page-count>47</text:page-count></text:span></text:span></text:p>
        <text:p text:style-name="MP3"><text:tab/></text:p>
      </style:footer>
    </style:master-page>
    <style:master-page style:name="MP21" style:page-layout-name="Mpm4">
      <style:footer>
        <text:p text:style-name="MP1"><draw:frame draw:style-name="Mfr3" draw:name="Image 486"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7</text:page-count></text:span></text:span></text:p>
        <text:p text:style-name="MP4"><draw:frame draw:style-name="Mfr2" draw:name="Image 26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1" style:page-layout-name="Mpm5" style:next-style-name="MP21">
      <style:header>
        <text:p text:style-name="Header"><text:tab/></text:p>
      </style:header>
      <style:footer>
        <text:p text:style-name="MP1"><draw:frame draw:style-name="Mfr1" draw:name="Image3" text:anchor-type="paragraph" svg:x="-1.085cm" svg:y="0.131cm" svg:width="13.626cm" style:rel-width="scale" svg:height="1.598cm" style:rel-height="scale" draw:z-index="59"><draw:image xlink:href="Pictures/100000000000024C00000045511BF61DF4493B66.png" xlink:type="simple" xlink:show="embed" xlink:actuate="onLoad" loext:mime-type="image/png"/></draw:frame>Page <text:span text:style-name="Police_20_par_20_défaut"><text:span text:style-name="MT1"><text:page-number text:select-page="current">21</text:page-number></text:span></text:span><text:s/>sur <text:span text:style-name="Police_20_par_20_défaut"><text:span text:style-name="MT1"><text:page-count>47</text:page-count></text:span></text:span></text:p>
        <text:p text:style-name="MP3"><text:tab/></text:p>
      </style:footer>
    </style:master-page>
    <style:master-page style:name="MP22" style:page-layout-name="Mpm3">
      <style:footer>
        <text:p text:style-name="MP1"><draw:frame draw:style-name="Mfr3" draw:name="Image4" text:anchor-type="paragraph" svg:x="1.588cm" svg:y="0.236cm" svg:width="13.679cm" style:rel-width="scale" svg:height="1.464cm" style:rel-height="scale" draw:z-index="53"><draw:image xlink:href="Pictures/100000000000025600000040A58C331C1B0F48DA.png" xlink:type="simple" xlink:show="embed" xlink:actuate="onLoad" loext:mime-type="image/png"/></draw:frame>Page <text:span text:style-name="Police_20_par_20_défaut"><text:span text:style-name="MT1"><text:page-number text:select-page="current">24</text:page-number></text:span></text:span><text:s/>sur <text:span text:style-name="Police_20_par_20_défaut"><text:span text:style-name="MT1"><text:page-count>47</text:page-count></text:span></text:span></text:p>
        <text:p text:style-name="MP4"><draw:frame draw:style-name="Mfr2" draw:name="Image5" text:anchor-type="paragraph" svg:x="4.353cm" svg:y="13.007cm" svg:width="13.811cm" style:rel-width="scale" svg:height="1.547cm" style:rel-height="scale" draw:z-index="30"><draw:image xlink:href="Pictures/100000000000023B00000040753E14E0E9D97700.png" xlink:type="simple" xlink:show="embed" xlink:actuate="onLoad" loext:mime-type="image/png"/></draw:frame><text:tab/></text:p>
      </style:footer>
    </style:master-page>
    <style:master-page style:name="MPF22" style:page-layout-name="Mpm6" style:next-style-name="MP22">
      <style:header>
        <text:p text:style-name="Header"><text:tab/></text:p>
      </style:header>
      <style:footer>
        <text:p text:style-name="MP1"><draw:frame draw:style-name="Mfr1" draw:name="Image6" text:anchor-type="paragraph" svg:x="-1.085cm" svg:y="0.131cm" svg:width="13.626cm" style:rel-width="scale" svg:height="1.598cm" style:rel-height="scale" draw:z-index="58"><draw:image xlink:href="Pictures/100000000000024C00000045511BF61DF4493B66.png" xlink:type="simple" xlink:show="embed" xlink:actuate="onLoad" loext:mime-type="image/png"/></draw:frame>Page <text:span text:style-name="Police_20_par_20_défaut"><text:span text:style-name="MT1"><text:page-number text:select-page="current">22</text:page-number></text:span></text:span><text:s/>sur <text:span text:style-name="Police_20_par_20_défaut"><text:span text:style-name="MT1"><text:page-count>47</text:page-count></text:span></text:span></text:p>
        <text:p text:style-name="MP3"><text:tab/></text:p>
      </style:footer>
    </style:master-page>
    <style:master-page style:name="MP23" style:page-layout-name="Mpm7">
      <style:footer>
        <text:p text:style-name="MP1"><draw:frame draw:style-name="Mfr3" draw:name="Image7"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7</text:page-count></text:span></text:span></text:p>
        <text:p text:style-name="MP4"><draw:frame draw:style-name="Mfr2" draw:name="Image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3" style:page-layout-name="Mpm8" style:next-style-name="MP23">
      <style:header>
        <text:p text:style-name="Header"><text:tab/></text:p>
      </style:header>
      <style:footer>
        <text:p text:style-name="MP1"><draw:frame draw:style-name="Mfr1" draw:name="Image9" text:anchor-type="paragraph" svg:x="-1.085cm" svg:y="0.131cm" svg:width="13.626cm" style:rel-width="scale" svg:height="1.598cm" style:rel-height="scale" draw:z-index="60"><draw:image xlink:href="Pictures/100000000000024C00000045511BF61DF4493B66.png" xlink:type="simple" xlink:show="embed" xlink:actuate="onLoad" loext:mime-type="image/png"/></draw:frame>Page <text:span text:style-name="Police_20_par_20_défaut"><text:span text:style-name="MT1"><text:page-number text:select-page="current">25</text:page-number></text:span></text:span><text:s/>sur <text:span text:style-name="Police_20_par_20_défaut"><text:span text:style-name="MT1"><text:page-count>47</text:page-count></text:span></text:span></text:p>
        <text:p text:style-name="MP3"><text:tab/></text:p>
      </style:footer>
    </style:master-page>
    <style:master-page style:name="MP24" style:page-layout-name="Mpm9">
      <style:footer>
        <text:p text:style-name="MP1"><draw:frame draw:style-name="Mfr3" draw:name="Image10" text:anchor-type="paragraph" svg:x="1.588cm" svg:y="0.236cm" svg:width="13.679cm" style:rel-width="scale" svg:height="1.464cm" style:rel-height="scale" draw:z-index="54"><draw:image xlink:href="Pictures/100000000000025600000040A58C331C1B0F48DA.png" xlink:type="simple" xlink:show="embed" xlink:actuate="onLoad" loext:mime-type="image/png"/></draw:frame>Page <text:span text:style-name="Police_20_par_20_défaut"><text:span text:style-name="MT1"><text:page-number text:select-page="current">27</text:page-number></text:span></text:span><text:s/>sur <text:span text:style-name="Police_20_par_20_défaut"><text:span text:style-name="MT1"><text:page-count>47</text:page-count></text:span></text:span></text:p>
        <text:p text:style-name="MP4"><draw:frame draw:style-name="Mfr2" draw:name="Image11" text:anchor-type="paragraph" svg:x="4.353cm" svg:y="13.007cm" svg:width="13.811cm" style:rel-width="scale" svg:height="1.547cm" style:rel-height="scale" draw:z-index="35"><draw:image xlink:href="Pictures/100000000000023B00000040753E14E0E9D97700.png" xlink:type="simple" xlink:show="embed" xlink:actuate="onLoad" loext:mime-type="image/png"/></draw:frame><text:tab/></text:p>
      </style:footer>
    </style:master-page>
    <style:master-page style:name="MPF24" style:page-layout-name="Mpm10" style:next-style-name="MP24">
      <style:header>
        <text:p text:style-name="Header"><text:tab/></text:p>
      </style:header>
      <style:footer>
        <text:p text:style-name="MP1"><draw:frame draw:style-name="Mfr1" draw:name="Image 509" text:anchor-type="paragraph" svg:x="-0.45cm" svg:y="0.019cm" svg:width="13.732cm" style:rel-width="scale" svg:height="1.633cm" style:rel-height="scale" draw:z-index="37"><draw:image xlink:href="Pictures/100000000000024C0000004629258554BBEA88FC.png" xlink:type="simple" xlink:show="embed" xlink:actuate="onLoad" loext:mime-type="image/png"/></draw:frame>Page <text:span text:style-name="Police_20_par_20_défaut"><text:span text:style-name="MT1"><text:page-number text:select-page="current">26</text:page-number></text:span></text:span><text:s/>sur <text:span text:style-name="Police_20_par_20_défaut"><text:span text:style-name="MT1"><text:page-count>47</text:page-count></text:span></text:span></text:p>
        <text:p text:style-name="Footer"/>
      </style:footer>
    </style:master-page>
    <style:master-page style:name="MP25" style:page-layout-name="Mpm11">
      <style:footer>
        <text:p text:style-name="MP1"><draw:frame draw:style-name="Mfr3" draw:name="Image12" text:anchor-type="paragraph" svg:x="1.588cm" svg:y="0.236cm" svg:width="13.679cm" style:rel-width="scale" svg:height="1.464cm" style:rel-height="scale" draw:z-index="57"><draw:image xlink:href="Pictures/100000000000025600000040A58C331C1B0F48DA.png" xlink:type="simple" xlink:show="embed" xlink:actuate="onLoad" loext:mime-type="image/png"/></draw:frame>Page <text:span text:style-name="Police_20_par_20_défaut"><text:span text:style-name="MT1"><text:page-number text:select-page="current">31</text:page-number></text:span></text:span><text:s/>sur <text:span text:style-name="Police_20_par_20_défaut"><text:span text:style-name="MT1"><text:page-count>47</text:page-count></text:span></text:span></text:p>
        <text:p text:style-name="MP4"><draw:frame draw:style-name="Mfr2" draw:name="Image13" text:anchor-type="paragraph" svg:x="4.353cm" svg:y="13.007cm" svg:width="13.811cm" style:rel-width="scale" svg:height="1.547cm" style:rel-height="scale" draw:z-index="34"><draw:image xlink:href="Pictures/100000000000023B00000040753E14E0E9D97700.png" xlink:type="simple" xlink:show="embed" xlink:actuate="onLoad" loext:mime-type="image/png"/></draw:frame><text:tab/></text:p>
      </style:footer>
    </style:master-page>
    <style:master-page style:name="MPF25" style:page-layout-name="Mpm12" style:next-style-name="MP25">
      <style:header>
        <text:p text:style-name="Header"><text:tab/></text:p>
      </style:header>
      <style:footer>
        <text:p text:style-name="MP1"><draw:frame draw:style-name="Mfr1" draw:name="Image14" text:anchor-type="paragraph" svg:x="-0.45cm" svg:y="0.019cm" svg:width="13.732cm" style:rel-width="scale" svg:height="1.633cm" style:rel-height="scale" draw:z-index="38"><draw:image xlink:href="Pictures/100000000000024C0000004629258554BBEA88FC.png" xlink:type="simple" xlink:show="embed" xlink:actuate="onLoad" loext:mime-type="image/png"/></draw:frame>Page <text:span text:style-name="Police_20_par_20_défaut"><text:span text:style-name="MT1"><text:page-number text:select-page="current">28</text:page-number></text:span></text:span><text:s/>sur <text:span text:style-name="Police_20_par_20_défaut"><text:span text:style-name="MT1"><text:page-count>47</text:page-count></text:span></text:span></text:p>
        <text:p text:style-name="Footer"/>
      </style:footer>
    </style:master-page>
    <style:master-page style:name="MP29" style:page-layout-name="Mpm11">
      <style:footer>
        <text:p text:style-name="MP1"><draw:frame draw:style-name="Mfr3" draw:name="Image15"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7</text:page-count></text:span></text:span></text:p>
        <text:p text:style-name="MP4"><draw:frame draw:style-name="Mfr2" draw:name="Image1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9" style:page-layout-name="Mpm12" style:next-style-name="MP29">
      <style:header>
        <text:p text:style-name="Header"><text:tab/></text:p>
      </style:header>
      <style:footer>
        <text:p text:style-name="MP1"><draw:frame draw:style-name="Mfr1" draw:name="Image17" text:anchor-type="paragraph" svg:x="-0.45cm" svg:y="0.019cm" svg:width="13.732cm" style:rel-width="scale" svg:height="1.633cm" style:rel-height="scale" draw:z-index="40"><draw:image xlink:href="Pictures/100000000000024C0000004629258554BBEA88FC.png" xlink:type="simple" xlink:show="embed" xlink:actuate="onLoad" loext:mime-type="image/png"/></draw:frame>Page <text:span text:style-name="Police_20_par_20_défaut"><text:span text:style-name="MT1"><text:page-number text:select-page="current">32</text:page-number></text:span></text:span><text:s/>sur <text:span text:style-name="Police_20_par_20_défaut"><text:span text:style-name="MT1"><text:page-count>47</text:page-count></text:span></text:span></text:p>
        <text:p text:style-name="Footer"/>
      </style:footer>
    </style:master-page>
    <style:master-page style:name="MP31" style:page-layout-name="Mpm11">
      <style:footer>
        <text:p text:style-name="MP1"><draw:frame draw:style-name="Mfr3" draw:name="Image18" text:anchor-type="paragraph" svg:x="1.588cm" svg:y="0.236cm" svg:width="13.679cm" style:rel-width="scale" svg:height="1.464cm" style:rel-height="scale" draw:z-index="1"><draw:image xlink:href="Pictures/100000000000025600000040A58C331C1B0F48DA.png" xlink:type="simple" xlink:show="embed" xlink:actuate="onLoad" loext:mime-type="image/png"/></draw:frame>Page <text:span text:style-name="Police_20_par_20_défaut"><text:span text:style-name="MT1"><text:page-number text:select-page="current">34</text:page-number></text:span></text:span><text:s/>sur <text:span text:style-name="Police_20_par_20_défaut"><text:span text:style-name="MT1"><text:page-count>47</text:page-count></text:span></text:span></text:p>
        <text:p text:style-name="MP4"><draw:frame draw:style-name="Mfr2" draw:name="Image19"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1" style:page-layout-name="Mpm12" style:next-style-name="MP31">
      <style:header>
        <text:p text:style-name="Header"><text:tab/></text:p>
      </style:header>
      <style:footer>
        <text:p text:style-name="MP1"><draw:frame draw:style-name="Mfr1" draw:name="Image20" text:anchor-type="paragraph" svg:x="-0.45cm" svg:y="0.019cm" svg:width="13.732cm" style:rel-width="scale" svg:height="1.633cm" style:rel-height="scale" draw:z-index="42"><draw:image xlink:href="Pictures/100000000000024C0000004629258554BBEA88FC.png" xlink:type="simple" xlink:show="embed" xlink:actuate="onLoad" loext:mime-type="image/png"/></draw:frame>Page <text:span text:style-name="Police_20_par_20_défaut"><text:span text:style-name="MT1"><text:page-number text:select-page="current">33</text:page-number></text:span></text:span><text:s/>sur <text:span text:style-name="Police_20_par_20_défaut"><text:span text:style-name="MT1"><text:page-count>47</text:page-count></text:span></text:span></text:p>
        <text:p text:style-name="Footer"/>
      </style:footer>
    </style:master-page>
    <style:master-page style:name="MP32" style:page-layout-name="Mpm11">
      <style:footer>
        <text:p text:style-name="MP1"><draw:frame draw:style-name="Mfr3" draw:name="Image21"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7</text:page-count></text:span></text:span></text:p>
        <text:p text:style-name="MP4"><draw:frame draw:style-name="Mfr2" draw:name="Image22"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2" style:page-layout-name="Mpm12" style:next-style-name="MP32">
      <style:header>
        <text:p text:style-name="Header"><text:tab/></text:p>
      </style:header>
      <style:footer>
        <text:p text:style-name="MP1"><draw:frame draw:style-name="Mfr1" draw:name="Image23" text:anchor-type="paragraph" svg:x="-0.45cm" svg:y="0.019cm" svg:width="13.732cm" style:rel-width="scale" svg:height="1.633cm" style:rel-height="scale" draw:z-index="41"><draw:image xlink:href="Pictures/100000000000024C0000004629258554BBEA88FC.png" xlink:type="simple" xlink:show="embed" xlink:actuate="onLoad" loext:mime-type="image/png"/></draw:frame>Page <text:span text:style-name="Police_20_par_20_défaut"><text:span text:style-name="MT1"><text:page-number text:select-page="current">35</text:page-number></text:span></text:span><text:s/>sur <text:span text:style-name="Police_20_par_20_défaut"><text:span text:style-name="MT1"><text:page-count>47</text:page-count></text:span></text:span></text:p>
        <text:p text:style-name="Footer"/>
      </style:footer>
    </style:master-page>
    <style:master-page style:name="MP33" style:page-layout-name="Mpm11">
      <style:footer>
        <text:p text:style-name="MP1"><draw:frame draw:style-name="Mfr3" draw:name="Image24" text:anchor-type="paragraph" svg:x="1.588cm" svg:y="0.236cm" svg:width="13.679cm" style:rel-width="scale" svg:height="1.464cm" style:rel-height="scale" draw:z-index="51"><draw:image xlink:href="Pictures/100000000000025600000040A58C331C1B0F48DA.png" xlink:type="simple" xlink:show="embed" xlink:actuate="onLoad" loext:mime-type="image/png"/></draw:frame>Page <text:span text:style-name="Police_20_par_20_défaut"><text:span text:style-name="MT1"><text:page-number text:select-page="current">40</text:page-number></text:span></text:span><text:s/>sur <text:span text:style-name="Police_20_par_20_défaut"><text:span text:style-name="MT1"><text:page-count>47</text:page-count></text:span></text:span></text:p>
        <text:p text:style-name="MP4"><draw:frame draw:style-name="Mfr2" draw:name="Image25" text:anchor-type="paragraph" svg:x="4.353cm" svg:y="13.007cm" svg:width="13.811cm" style:rel-width="scale" svg:height="1.547cm" style:rel-height="scale" draw:z-index="28"><draw:image xlink:href="Pictures/100000000000023B00000040753E14E0E9D97700.png" xlink:type="simple" xlink:show="embed" xlink:actuate="onLoad" loext:mime-type="image/png"/></draw:frame><text:tab/></text:p>
      </style:footer>
    </style:master-page>
    <style:master-page style:name="MPF33" style:page-layout-name="Mpm12" style:next-style-name="MP33">
      <style:header>
        <text:p text:style-name="Header"><text:tab/></text:p>
      </style:header>
      <style:footer>
        <text:p text:style-name="MP1"><draw:frame draw:style-name="Mfr1" draw:name="Image26" text:anchor-type="paragraph" svg:x="-0.45cm" svg:y="0.019cm" svg:width="13.732cm" style:rel-width="scale" svg:height="1.633cm" style:rel-height="scale" draw:z-index="39"><draw:image xlink:href="Pictures/100000000000024C0000004629258554BBEA88FC.png" xlink:type="simple" xlink:show="embed" xlink:actuate="onLoad" loext:mime-type="image/png"/></draw:frame>Page <text:span text:style-name="Police_20_par_20_défaut"><text:span text:style-name="MT1"><text:page-number text:select-page="current">36</text:page-number></text:span></text:span><text:s/>sur <text:span text:style-name="Police_20_par_20_défaut"><text:span text:style-name="MT1"><text:page-count>47</text:page-count></text:span></text:span></text:p>
        <text:p text:style-name="Footer"/>
      </style:footer>
    </style:master-page>
    <style:master-page style:name="MP37" style:page-layout-name="Mpm9">
      <style:footer>
        <text:p text:style-name="MP1"><draw:frame draw:style-name="Mfr3" draw:name="Image27" text:anchor-type="paragraph" svg:x="1.588cm" svg:y="0.236cm" svg:width="13.679cm" style:rel-width="scale" svg:height="1.464cm" style:rel-height="scale" draw:z-index="47"><draw:image xlink:href="Pictures/100000000000025600000040A58C331C1B0F48DA.png" xlink:type="simple" xlink:show="embed" xlink:actuate="onLoad" loext:mime-type="image/png"/></draw:frame>Page <text:span text:style-name="Police_20_par_20_défaut"><text:span text:style-name="MT1"><text:page-number text:select-page="current">45</text:page-number></text:span></text:span><text:s/>sur <text:span text:style-name="Police_20_par_20_défaut"><text:span text:style-name="MT1"><text:page-count>47</text:page-count></text:span></text:span></text:p>
        <text:p text:style-name="MP4"><draw:frame draw:style-name="Mfr2" draw:name="Image28" text:anchor-type="paragraph" svg:x="4.353cm" svg:y="13.007cm" svg:width="13.811cm" style:rel-width="scale" svg:height="1.547cm" style:rel-height="scale" draw:z-index="24"><draw:image xlink:href="Pictures/100000000000023B00000040753E14E0E9D97700.png" xlink:type="simple" xlink:show="embed" xlink:actuate="onLoad" loext:mime-type="image/png"/></draw:frame><text:tab/></text:p>
      </style:footer>
    </style:master-page>
    <style:master-page style:name="MPF37" style:page-layout-name="Mpm10" style:next-style-name="MP37">
      <style:header>
        <text:p text:style-name="Header"><text:tab/></text:p>
        <text:p text:style-name="Normal"/>
      </style:header>
      <style:footer>
        <text:p text:style-name="MP1"><draw:frame draw:style-name="Mfr1" draw:name="Image 331" text:anchor-type="paragraph" svg:x="-0.399cm" svg:y="-0.009cm" svg:width="14.526cm" style:rel-width="scale" svg:height="1.55cm" style:rel-height="scale" draw:z-index="36"><draw:image xlink:href="Pictures/100000000000024E0000003FF691C105D53754E6.png" xlink:type="simple" xlink:show="embed" xlink:actuate="onLoad" loext:mime-type="image/png"/></draw:frame>Page <text:span text:style-name="Police_20_par_20_défaut"><text:span text:style-name="MT1"><text:page-number text:select-page="current">41</text:page-number></text:span></text:span><text:s/>sur <text:span text:style-name="Police_20_par_20_défaut"><text:span text:style-name="MT1"><text:page-count>47</text:page-count></text:span></text:span></text:p>
        <text:p text:style-name="Footer"/>
      </style:footer>
    </style:master-page>
    <style:master-page style:name="MP38" style:page-layout-name="Mpm11">
      <style:footer>
        <text:p text:style-name="MP1"><draw:frame draw:style-name="Mfr3" draw:name="Image29" text:anchor-type="paragraph" svg:x="1.588cm" svg:y="0.236cm" svg:width="13.679cm" style:rel-width="scale" svg:height="1.464cm" style:rel-height="scale" draw:z-index="43"><draw:image xlink:href="Pictures/100000000000025600000040A58C331C1B0F48DA.png" xlink:type="simple" xlink:show="embed" xlink:actuate="onLoad" loext:mime-type="image/png"/></draw:frame>Page <text:span text:style-name="Police_20_par_20_défaut"><text:span text:style-name="MT1"><text:page-number text:select-page="current">47</text:page-number></text:span></text:span><text:s/>sur <text:span text:style-name="Police_20_par_20_défaut"><text:span text:style-name="MT1"><text:page-count>47</text:page-count></text:span></text:span></text:p>
        <text:p text:style-name="MP4"><draw:frame draw:style-name="Mfr2" draw:name="Image30" text:anchor-type="paragraph" svg:x="4.353cm" svg:y="13.007cm" svg:width="13.811cm" style:rel-width="scale" svg:height="1.547cm" style:rel-height="scale" draw:z-index="20"><draw:image xlink:href="Pictures/100000000000023B00000040753E14E0E9D97700.png" xlink:type="simple" xlink:show="embed" xlink:actuate="onLoad" loext:mime-type="image/png"/></draw:frame><text:tab/></text:p>
      </style:footer>
    </style:master-page>
    <style:master-page style:name="MPF38" style:page-layout-name="Mpm12" style:next-style-name="MP38">
      <style:header>
        <text:p text:style-name="Header"><text:tab/></text:p>
        <text:p text:style-name="Normal"/>
      </style:header>
      <style:footer>
        <text:p text:style-name="MP1"><draw:frame draw:style-name="Mfr1" draw:name="Image31" text:anchor-type="paragraph" svg:x="-0.399cm" svg:y="-0.009cm" svg:width="14.526cm" style:rel-width="scale" svg:height="1.55cm" style:rel-height="scale" draw:z-index="33"><draw:image xlink:href="Pictures/100000000000024E0000003FF691C105D53754E6.png" xlink:type="simple" xlink:show="embed" xlink:actuate="onLoad" loext:mime-type="image/png"/></draw:frame>Page <text:span text:style-name="Police_20_par_20_défaut"><text:span text:style-name="MT1"><text:page-number text:select-page="current">46</text:page-number></text:span></text:span><text:s/>sur <text:span text:style-name="Police_20_par_20_défaut"><text:span text:style-name="MT1"><text:page-count>47</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aurent</meta:initial-creator>
    <meta:creation-date>2019-05-09T20:58:00Z</meta:creation-date>
    <dc:date>2019-05-10T14:31:15.596087358</dc:date>
    <meta:print-date>2019-05-09T20:57:00Z</meta:print-date>
    <meta:editing-cycles>5</meta:editing-cycles>
    <meta:editing-duration>PT13M38S</meta:editing-duration>
    <meta:document-statistic meta:table-count="2" meta:image-count="81" meta:object-count="0" meta:page-count="47" meta:paragraph-count="642" meta:word-count="7135" meta:character-count="48497" meta:non-whitespace-character-count="41321"/>
    <meta:template xlink:type="simple" xlink:actuate="onRequest" xlink:title="" xlink:href="Normal.dotm"/>
  </office:meta>
</office:document-meta>
</file>